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Wingdings" svg:font-family="Wingdings" style:font-family-generic="system" style:font-pitch="variable" style:font-charset="x-symbol"/>
    <style:font-face style:name="Symbola1" svg:font-family="Symbola"/>
    <style:font-face style:name="Symbola2" svg:font-family="Symbola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Symbola" svg:font-family="Symbola" style:font-family-generic="roman" style:font-pitch="variable"/>
    <style:font-face style:name="Symbola:aalt" svg:font-family="Symbola:aalt" style:font-family-generic="roman" style:font-pitch="variable"/>
    <style:font-face style:name="Symbola:aalt=2" svg:font-family="Symbola:aalt=2" style:font-family-generic="roman" style:font-pitch="variable"/>
    <style:font-face style:name="Symbola:aalt=3" svg:font-family="Symbola:aalt=3" style:font-family-generic="roman" style:font-pitch="variable"/>
    <style:font-face style:name="Symbola:aalt=4" svg:font-family="Symbola:aalt=4" style:font-family-generic="roman" style:font-pitch="variable"/>
    <style:font-face style:name="Symbola:c2sc" svg:font-family="Symbola:c2sc" style:font-family-generic="roman" style:font-pitch="variable"/>
    <style:font-face style:name="Symbola:c2sc&amp;dlig" svg:font-family="Symbola:c2sc&amp;dlig" style:font-family-generic="roman" style:font-pitch="variable"/>
    <style:font-face style:name="Symbola:cv01" svg:font-family="Symbola:cv01" style:font-family-generic="roman" style:font-pitch="variable"/>
    <style:font-face style:name="Symbola:cv01&amp;ital" svg:font-family="Symbola:cv01&amp;ital" style:font-family-generic="roman" style:font-pitch="variable"/>
    <style:font-face style:name="Symbola:dlig" svg:font-family="Symbola:dlig" style:font-family-generic="roman" style:font-pitch="variable"/>
    <style:font-face style:name="Symbola:dlig&amp;c2sc" svg:font-family="Symbola:dlig&amp;c2sc" style:font-family-generic="roman" style:font-pitch="variable"/>
    <style:font-face style:name="Symbola:dnom" svg:font-family="Symbola:dnom" style:font-family-generic="roman" style:font-pitch="variable"/>
    <style:font-face style:name="Symbola:dnom&amp;cv01" svg:font-family="Symbola:dnom&amp;cv01" style:font-family-generic="roman" style:font-pitch="variable"/>
    <style:font-face style:name="Symbola:dtls" svg:font-family="Symbola:dtls" style:font-family-generic="roman" style:font-pitch="variable"/>
    <style:font-face style:name="Symbola:frac" svg:font-family="Symbola:frac" style:font-family-generic="roman" style:font-pitch="variable"/>
    <style:font-face style:name="Symbola:frac=0" svg:font-family="Symbola:frac=0" style:font-family-generic="roman" style:font-pitch="variable"/>
    <style:font-face style:name="Symbola:hlig" svg:font-family="Symbola:hlig" style:font-family-generic="roman" style:font-pitch="variable"/>
    <style:font-face style:name="Symbola:ital" svg:font-family="Symbola:ital" style:font-family-generic="roman" style:font-pitch="variable"/>
    <style:font-face style:name="Symbola:ital&amp;cv01" svg:font-family="Symbola:ital&amp;cv01" style:font-family-generic="roman" style:font-pitch="variable"/>
    <style:font-face style:name="Symbola:liga=0" svg:font-family="Symbola:liga=0" style:font-family-generic="roman" style:font-pitch="variable"/>
    <style:font-face style:name="Symbola:numr" svg:font-family="Symbola:numr" style:font-family-generic="roman" style:font-pitch="variable"/>
    <style:font-face style:name="Symbola:numr&amp;cv01" svg:font-family="Symbola:numr&amp;cv01" style:font-family-generic="roman" style:font-pitch="variable"/>
    <style:font-face style:name="Symbola:onum" svg:font-family="Symbola:onum" style:font-family-generic="roman" style:font-pitch="variable"/>
    <style:font-face style:name="Symbola:onum&amp;cv01" svg:font-family="Symbola:onum&amp;cv01" style:font-family-generic="roman" style:font-pitch="variable"/>
    <style:font-face style:name="Symbola:onum&amp;cv01&amp;ital" svg:font-family="Symbola:onum&amp;cv01&amp;ital" style:font-family-generic="roman" style:font-pitch="variable"/>
    <style:font-face style:name="Symbola:onum&amp;ital" svg:font-family="Symbola:onum&amp;ital" style:font-family-generic="roman" style:font-pitch="variable"/>
    <style:font-face style:name="Symbola:onum&amp;ital&amp;cv01" svg:font-family="Symbola:onum&amp;ital&amp;cv01" style:font-family-generic="roman" style:font-pitch="variable"/>
    <style:font-face style:name="Symbola:ordn" svg:font-family="Symbola:ordn" style:font-family-generic="roman" style:font-pitch="variable"/>
    <style:font-face style:name="Symbola:smcp" svg:font-family="Symbola:smcp" style:font-family-generic="roman" style:font-pitch="variable"/>
    <style:font-face style:name="Symbola:ss08" svg:font-family="Symbola:ss08" style:font-family-generic="roman" style:font-pitch="variable"/>
    <style:font-face style:name="Symbola:ss09" svg:font-family="Symbola:ss09" style:font-family-generic="roman" style:font-pitch="variable"/>
    <style:font-face style:name="Symbola:subs" svg:font-family="Symbola:subs" style:font-family-generic="roman" style:font-pitch="variable"/>
    <style:font-face style:name="Symbola:subs&amp;cv01" svg:font-family="Symbola:subs&amp;cv01" style:font-family-generic="roman" style:font-pitch="variable"/>
    <style:font-face style:name="Symbola:sups" svg:font-family="Symbola:sups" style:font-family-generic="roman" style:font-pitch="variable"/>
    <style:font-face style:name="Symbola:sups&amp;cv01" svg:font-family="Symbola:sups&amp;cv01" style:font-family-generic="roman" style:font-pitch="variable"/>
    <style:font-face style:name="Symbola:swsh" svg:font-family="Symbola:swsh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:onum" svg:font-family="Calibri:onum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Symbola3" svg:font-family="Symbola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Πίνακας1" style:family="table">
      <style:table-properties style:width="6.44cm" table:align="center"/>
    </style:style>
    <style:style style:name="Πίνακας1.A" style:family="table-column">
      <style:table-column-properties style:column-width="6.44cm"/>
    </style:style>
    <style:style style:name="Πίνακας1.A1" style:family="table-cell">
      <style:table-cell-properties style:vertical-align="middle" fo:padding="0cm" fo:border="0.05pt solid #000000"/>
    </style:style>
    <style:style style:name="P1" style:family="paragraph" style:parent-style-name="Βασικό">
      <style:paragraph-properties fo:margin-top="0cm" fo:margin-bottom="0cm" loext:contextual-spacing="false" fo:line-height="100%" fo:text-align="center" style:justify-single-word="false"/>
      <style:text-properties style:font-name="Symbola" fo:font-size="12pt" fo:language="en" fo:country="US" officeooo:paragraph-rsid="003aca61" style:font-size-asian="12pt" style:font-name-complex="Symbola" style:font-size-complex="12pt"/>
    </style:style>
    <style:style style:name="P2" style:family="paragraph" style:parent-style-name="Βασικό">
      <style:paragraph-properties fo:margin-top="0cm" fo:margin-bottom="0cm" loext:contextual-spacing="false" fo:line-height="100%" fo:text-align="center" style:justify-single-word="false"/>
      <style:text-properties style:font-name="Symbola" fo:font-size="12pt" fo:language="en" fo:country="US" officeooo:paragraph-rsid="00fcb89f" style:font-size-asian="12pt" style:font-name-complex="Symbola" style:font-size-complex="12pt"/>
    </style:style>
    <style:style style:name="P3" style:family="paragraph" style:parent-style-name="Βασικό">
      <style:paragraph-properties fo:margin-top="0cm" fo:margin-bottom="0cm" loext:contextual-spacing="false" fo:line-height="100%" fo:text-align="start" style:justify-single-word="false"/>
      <style:text-properties style:font-name="Symbola" fo:font-size="12pt" fo:language="en" fo:country="US" officeooo:paragraph-rsid="003aca61" style:font-size-asian="12pt" style:font-name-complex="Symbola" style:font-size-complex="12pt"/>
    </style:style>
    <style:style style:name="P4" style:family="paragraph" style:parent-style-name="Βασικό">
      <style:paragraph-properties fo:margin-top="0cm" fo:margin-bottom="0cm" loext:contextual-spacing="false" fo:line-height="100%" fo:text-align="center" style:justify-single-word="false"/>
      <style:text-properties style:font-name="Symbola" fo:font-size="12pt" fo:language="en" fo:country="US" officeooo:rsid="00fcb89f" officeooo:paragraph-rsid="00fcb89f" style:font-size-asian="12pt" style:font-name-complex="Symbola" style:font-size-complex="12pt"/>
    </style:style>
    <style:style style:name="P5" style:family="paragraph" style:parent-style-name="Βασικό">
      <style:paragraph-properties fo:margin-top="0cm" fo:margin-bottom="0cm" loext:contextual-spacing="false" fo:line-height="100%" fo:text-align="start" style:justify-single-word="false"/>
      <style:text-properties style:use-window-font-color="true" style:font-name="Symbola" fo:font-size="6pt" fo:language="en" fo:country="US" officeooo:paragraph-rsid="00658470" style:font-size-asian="5.25pt" style:font-name-complex="Symbola" style:font-size-complex="6pt"/>
    </style:style>
    <style:style style:name="P6" style:family="paragraph" style:parent-style-name="Βασικό">
      <style:paragraph-properties fo:margin-top="0cm" fo:margin-bottom="0cm" loext:contextual-spacing="false" fo:line-height="100%" fo:text-align="start" style:justify-single-word="false">
        <style:tab-stops>
          <style:tab-stop style:position="2.501cm"/>
        </style:tab-stops>
      </style:paragraph-properties>
      <style:text-properties style:use-window-font-color="true" style:font-name="Symbola" fo:font-size="6pt" fo:language="en" fo:country="US" officeooo:paragraph-rsid="010181a8" style:font-size-asian="5.25pt" style:font-name-complex="Symbola" style:font-size-complex="6pt"/>
    </style:style>
    <style:style style:name="P7" style:family="paragraph" style:parent-style-name="Βασικό">
      <style:paragraph-properties fo:margin-top="0cm" fo:margin-bottom="0cm" loext:contextual-spacing="false" fo:line-height="100%" fo:text-align="center" style:justify-single-word="false"/>
      <style:text-properties style:font-name="Symbola:ital" fo:font-size="14pt" fo:language="en" fo:country="US" officeooo:rsid="00fcb89f" officeooo:paragraph-rsid="00fcb89f" style:font-size-asian="14pt" style:font-name-complex="Symbola" style:font-size-complex="14pt"/>
    </style:style>
    <style:style style:name="P8" style:family="paragraph" style:parent-style-name="Βασικό">
      <style:paragraph-properties fo:margin-top="0cm" fo:margin-bottom="0cm" loext:contextual-spacing="false" fo:line-height="100%" fo:text-align="center" style:justify-single-word="false"/>
      <style:text-properties officeooo:paragraph-rsid="012790f9"/>
    </style:style>
    <style:style style:name="P9" style:family="paragraph" style:parent-style-name="Βασικό">
      <style:paragraph-properties fo:margin-top="0cm" fo:margin-bottom="0cm" loext:contextual-spacing="false" fo:line-height="100%" fo:text-align="center" style:justify-single-word="false"/>
      <style:text-properties fo:color="#0000cd" style:font-name="Symbola" fo:font-size="44pt" fo:language="en" fo:country="US" officeooo:rsid="012790f9" officeooo:paragraph-rsid="012790f9" style:font-name-asian="Symbola1" style:font-size-asian="44pt" style:font-name-complex="Symbola1" style:font-size-complex="44pt"/>
    </style:style>
    <style:style style:name="P10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Symbola:aalt" fo:font-size="18pt" officeooo:paragraph-rsid="010e7253" style:font-size-asian="18pt" style:font-size-complex="18pt"/>
    </style:style>
    <style:style style:name="P1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Symbola:aalt" fo:font-size="18pt" fo:language="en" fo:country="US" officeooo:rsid="00197277" officeooo:paragraph-rsid="010e7253" style:font-size-asian="18pt" style:font-size-complex="18pt"/>
    </style:style>
    <style:style style:name="P12" style:family="paragraph" style:parent-style-name="Βασικό">
      <style:paragraph-properties fo:margin-top="0cm" fo:margin-bottom="0cm" loext:contextual-spacing="false" fo:text-align="start" style:justify-single-word="false" fo:break-before="page"/>
      <style:text-properties fo:color="#0f089a" style:font-name="Symbola:ital" fo:font-size="20pt" fo:language="en" fo:country="US" officeooo:paragraph-rsid="00a0ffae" style:font-name-asian="Symbola" style:font-size-asian="20pt" style:font-name-complex="Symbola" style:font-size-complex="20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Symbola" fo:font-size="12pt" fo:language="en" fo:country="US" officeooo:paragraph-rsid="010e7253" style:font-size-asian="12pt" style:font-name-complex="Symbola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Symbola" fo:font-size="12pt" fo:language="en" fo:country="US" officeooo:paragraph-rsid="010057df" style:font-size-asian="12pt" style:font-name-complex="Symbola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use-window-font-color="true" style:font-name="Symbola" fo:font-size="13.5pt" fo:language="en" fo:country="US" officeooo:paragraph-rsid="010e7253" style:font-name-asian="Symbola" style:font-size-asian="13.5pt" style:font-name-complex="Symbola" style:font-size-complex="13.5pt"/>
    </style:style>
    <style:style style:name="P16" style:family="paragraph" style:parent-style-name="Βασικό">
      <style:paragraph-properties fo:margin-left="1.251cm" fo:margin-right="0cm" fo:margin-top="0.101cm" fo:margin-bottom="0.101cm" loext:contextual-spacing="false" fo:line-height="115%" fo:text-indent="-0.75cm" style:auto-text-indent="false">
        <style:tab-stops>
          <style:tab-stop style:position="1cm"/>
        </style:tab-stops>
      </style:paragraph-properties>
      <style:text-properties officeooo:paragraph-rsid="00395978"/>
    </style:style>
    <style:style style:name="P17" style:family="paragraph" style:parent-style-name="Βασικό">
      <style:paragraph-properties fo:margin-left="1.251cm" fo:margin-right="0cm" fo:margin-top="0.101cm" fo:margin-bottom="0.101cm" loext:contextual-spacing="false" fo:line-height="115%" fo:text-indent="-0.75cm" style:auto-text-indent="false">
        <style:tab-stops>
          <style:tab-stop style:position="1cm"/>
        </style:tab-stops>
      </style:paragraph-properties>
      <style:text-properties officeooo:paragraph-rsid="0082c6b5"/>
    </style:style>
    <style:style style:name="P18" style:family="paragraph" style:parent-style-name="Βασικό">
      <style:paragraph-properties fo:margin-left="1.251cm" fo:margin-right="0cm" fo:margin-top="0.101cm" fo:margin-bottom="0.101cm" loext:contextual-spacing="false" fo:line-height="115%" fo:text-indent="-0.75cm" style:auto-text-indent="false">
        <style:tab-stops>
          <style:tab-stop style:position="1cm"/>
        </style:tab-stops>
      </style:paragraph-properties>
      <style:text-properties officeooo:paragraph-rsid="00d3e986"/>
    </style:style>
    <style:style style:name="P19" style:family="paragraph" style:parent-style-name="Βασικό">
      <style:paragraph-properties fo:margin-left="1.251cm" fo:margin-right="0cm" fo:margin-top="0.101cm" fo:margin-bottom="0.101cm" loext:contextual-spacing="false" fo:line-height="115%" fo:text-indent="-0.75cm" style:auto-text-indent="false">
        <style:tab-stops>
          <style:tab-stop style:position="1cm"/>
        </style:tab-stops>
      </style:paragraph-properties>
      <style:text-properties officeooo:paragraph-rsid="00e8b06f"/>
    </style:style>
    <style:style style:name="P20" style:family="paragraph" style:parent-style-name="Βασικό">
      <style:paragraph-properties fo:margin-left="1.251cm" fo:margin-right="0cm" fo:margin-top="0.101cm" fo:margin-bottom="0.101cm" loext:contextual-spacing="false" fo:line-height="115%" fo:text-indent="-0.75cm" style:auto-text-indent="false">
        <style:tab-stops>
          <style:tab-stop style:position="1cm"/>
        </style:tab-stops>
      </style:paragraph-properties>
      <style:text-properties officeooo:paragraph-rsid="00eab8ce"/>
    </style:style>
    <style:style style:name="P21" style:family="paragraph" style:parent-style-name="Βασικό">
      <style:paragraph-properties fo:margin-left="1.251cm" fo:margin-right="0cm" fo:margin-top="0.101cm" fo:margin-bottom="0.101cm" loext:contextual-spacing="false" fo:line-height="115%" fo:text-indent="-0.75cm" style:auto-text-indent="false">
        <style:tab-stops>
          <style:tab-stop style:position="1cm"/>
        </style:tab-stops>
      </style:paragraph-properties>
      <style:text-properties officeooo:paragraph-rsid="008742d4"/>
    </style:style>
    <style:style style:name="P22" style:family="paragraph" style:parent-style-name="Βασικό">
      <style:paragraph-properties fo:margin-left="1.251cm" fo:margin-right="0cm" fo:margin-top="0.101cm" fo:margin-bottom="0.101cm" loext:contextual-spacing="false" fo:line-height="115%" fo:text-indent="-0.75cm" style:auto-text-indent="false">
        <style:tab-stops>
          <style:tab-stop style:position="1cm"/>
        </style:tab-stops>
      </style:paragraph-properties>
      <style:text-properties officeooo:paragraph-rsid="008f7257"/>
    </style:style>
    <style:style style:name="P23" style:family="paragraph" style:parent-style-name="Βασικό">
      <style:paragraph-properties fo:margin-left="1.251cm" fo:margin-right="0cm" fo:margin-top="0.101cm" fo:margin-bottom="0.101cm" loext:contextual-spacing="false" fo:line-height="115%" fo:text-indent="-0.75cm" style:auto-text-indent="false">
        <style:tab-stops>
          <style:tab-stop style:position="1cm"/>
        </style:tab-stops>
      </style:paragraph-properties>
      <style:text-properties officeooo:paragraph-rsid="00b314f3"/>
    </style:style>
    <style:style style:name="P24" style:family="paragraph" style:parent-style-name="Βασικό">
      <style:paragraph-properties fo:margin-left="1.251cm" fo:margin-right="0cm" fo:margin-top="0.101cm" fo:margin-bottom="0.101cm" loext:contextual-spacing="false" fo:line-height="115%" fo:text-indent="-0.75cm" style:auto-text-indent="false">
        <style:tab-stops>
          <style:tab-stop style:position="1cm"/>
        </style:tab-stops>
      </style:paragraph-properties>
      <style:text-properties officeooo:paragraph-rsid="010daa12"/>
    </style:style>
    <style:style style:name="P25" style:family="paragraph" style:parent-style-name="Βασικό">
      <style:paragraph-properties fo:margin-left="1.251cm" fo:margin-right="0cm" fo:margin-top="0.101cm" fo:margin-bottom="0.101cm" loext:contextual-spacing="false" fo:line-height="115%" fo:text-indent="-0.75cm" style:auto-text-indent="false">
        <style:tab-stops>
          <style:tab-stop style:position="1cm"/>
          <style:tab-stop style:position="2.596cm"/>
          <style:tab-stop style:position="4.306cm"/>
          <style:tab-stop style:position="13.607cm"/>
        </style:tab-stops>
      </style:paragraph-properties>
      <style:text-properties officeooo:paragraph-rsid="00eab8ce"/>
    </style:style>
    <style:style style:name="P26" style:family="paragraph" style:parent-style-name="Βασικό" style:master-page-name="">
      <style:paragraph-properties fo:margin-left="1.251cm" fo:margin-right="0cm" fo:margin-top="0.101cm" fo:margin-bottom="0.101cm" loext:contextual-spacing="false" fo:line-height="115%" fo:text-indent="-0.75cm" style:auto-text-indent="false" style:page-number="auto">
        <style:tab-stops>
          <style:tab-stop style:position="1cm"/>
        </style:tab-stops>
      </style:paragraph-properties>
      <style:text-properties officeooo:paragraph-rsid="01126a8a"/>
    </style:style>
    <style:style style:name="P27" style:family="paragraph" style:parent-style-name="Βασικό">
      <style:paragraph-properties fo:margin-top="0.101cm" fo:margin-bottom="0.101cm" loext:contextual-spacing="false" fo:line-height="115%"/>
      <style:text-properties fo:color="#0f089a" style:font-name="Symbola:ital" fo:font-size="16pt" fo:language="en" fo:country="US" officeooo:rsid="004ce21b" officeooo:paragraph-rsid="010057df" style:font-size-asian="16pt" style:font-name-complex="Symbola" style:font-size-complex="16pt"/>
    </style:style>
    <style:style style:name="P28" style:family="paragraph" style:parent-style-name="Standard">
      <loext:graphic-properties draw:fill="none"/>
      <style:paragraph-properties fo:margin-left="1.9cm" fo:margin-right="0cm" fo:margin-top="0cm" fo:margin-bottom="0cm" loext:contextual-spacing="false" fo:line-height="100%" fo:text-align="start" style:justify-single-word="false" fo:orphans="2" fo:widows="2" fo:text-indent="-1.9cm" style:auto-text-indent="false" fo:background-color="transparent" style:writing-mode="lr-tb"/>
      <style:text-properties style:font-name="Calibri:onum" officeooo:paragraph-rsid="010bbded" style:font-name-asian="Symbola" style:font-name-complex="Symbola"/>
    </style:style>
    <style:style style:name="P29" style:family="paragraph" style:parent-style-name="Standard">
      <loext:graphic-properties draw:fill="none"/>
      <style:paragraph-properties fo:margin-left="1.9cm" fo:margin-right="0cm" fo:margin-top="0cm" fo:margin-bottom="0cm" loext:contextual-spacing="false" fo:line-height="100%" fo:text-align="start" style:justify-single-word="false" fo:orphans="2" fo:widows="2" fo:text-indent="-1.9cm" style:auto-text-indent="false" fo:background-color="transparent" style:writing-mode="lr-tb"/>
      <style:text-properties style:font-name="Calibri:onum" officeooo:paragraph-rsid="01131e9b" style:font-name-asian="Symbola" style:font-name-complex="Symbola"/>
    </style:style>
    <style:style style:name="P30" style:family="paragraph" style:parent-style-name="Standard">
      <loext:graphic-properties draw:fill="none"/>
      <style:paragraph-properties fo:margin-left="1.9cm" fo:margin-right="0cm" fo:margin-top="0cm" fo:margin-bottom="0cm" loext:contextual-spacing="false" fo:line-height="100%" fo:text-align="start" style:justify-single-word="false" fo:orphans="2" fo:widows="2" fo:text-indent="-1.9cm" style:auto-text-indent="false" fo:background-color="transparent" style:writing-mode="lr-tb"/>
      <style:text-properties style:font-name="Calibri:onum" officeooo:paragraph-rsid="01171856" style:font-name-asian="Symbola" style:font-name-complex="Symbola"/>
    </style:style>
    <style:style style:name="P31" style:family="paragraph" style:parent-style-name="Standard">
      <loext:graphic-properties draw:fill="none"/>
      <style:paragraph-properties fo:margin-left="1.9cm" fo:margin-right="0cm" fo:margin-top="0cm" fo:margin-bottom="0cm" loext:contextual-spacing="false" fo:line-height="100%" fo:text-align="start" style:justify-single-word="false" fo:orphans="2" fo:widows="2" fo:text-indent="-1.9cm" style:auto-text-indent="false" fo:background-color="transparent" style:writing-mode="lr-tb"/>
      <style:text-properties style:font-name="Calibri:onum" officeooo:paragraph-rsid="010bbded" style:font-name-complex="Symbola"/>
    </style:style>
    <style:style style:name="P32" style:family="paragraph" style:parent-style-name="Standard">
      <loext:graphic-properties draw:fill="none"/>
      <style:paragraph-properties fo:margin-left="1.9cm" fo:margin-right="0cm" fo:margin-top="0cm" fo:margin-bottom="0cm" loext:contextual-spacing="false" fo:line-height="100%" fo:text-align="start" style:justify-single-word="false" fo:orphans="2" fo:widows="2" fo:text-indent="-1.9cm" style:auto-text-indent="false" fo:background-color="transparent" style:writing-mode="lr-tb"/>
      <style:text-properties style:font-name="Symbola" fo:font-size="9pt" fo:language="en" fo:country="US" officeooo:paragraph-rsid="01171856" style:font-name-asian="Symbola" style:font-size-asian="9pt" style:font-name-complex="Symbola" style:font-size-complex="9pt"/>
    </style:style>
    <style:style style:name="P33" style:family="paragraph" style:parent-style-name="Standard">
      <loext:graphic-properties draw:fill="none"/>
      <style:paragraph-properties fo:margin-left="1.9cm" fo:margin-right="0cm" fo:margin-top="0cm" fo:margin-bottom="0cm" loext:contextual-spacing="false" fo:line-height="100%" fo:text-align="start" style:justify-single-word="false" fo:orphans="2" fo:widows="2" fo:text-indent="-1.9cm" style:auto-text-indent="false" fo:background-color="transparent" style:writing-mode="lr-tb"/>
      <style:text-properties style:font-name="Symbola" fo:font-size="9pt" fo:language="en" fo:country="US" officeooo:paragraph-rsid="010bbded" style:font-name-asian="Symbola" style:font-size-asian="10pt" style:font-name-complex="Symbola" style:font-size-complex="10pt"/>
    </style:style>
    <style:style style:name="P34" style:family="paragraph" style:parent-style-name="Standard">
      <loext:graphic-properties draw:fill="none"/>
      <style:paragraph-properties fo:margin-left="1.9cm" fo:margin-right="0cm" fo:margin-top="0cm" fo:margin-bottom="0cm" loext:contextual-spacing="false" fo:line-height="100%" fo:text-align="start" style:justify-single-word="false" fo:orphans="2" fo:widows="2" fo:text-indent="-1.9cm" style:auto-text-indent="false" fo:background-color="transparent" style:writing-mode="lr-tb"/>
      <style:text-properties style:font-name="Symbola" fo:font-size="9pt" fo:language="en" fo:country="US" officeooo:paragraph-rsid="01131e9b" style:font-name-asian="Symbola" style:font-size-asian="10pt" style:font-name-complex="Symbola" style:font-size-complex="10pt"/>
    </style:style>
    <style:style style:name="P35" style:family="paragraph" style:parent-style-name="Standard">
      <loext:graphic-properties draw:fill="none"/>
      <style:paragraph-properties fo:margin-left="1.9cm" fo:margin-right="0cm" fo:margin-top="0cm" fo:margin-bottom="0cm" loext:contextual-spacing="false" fo:line-height="100%" fo:text-align="start" style:justify-single-word="false" fo:orphans="2" fo:widows="2" fo:text-indent="-1.9cm" style:auto-text-indent="false" fo:break-before="page" fo:background-color="transparent" style:writing-mode="lr-tb"/>
      <style:text-properties style:font-name="Calibri:onum" officeooo:paragraph-rsid="0131a00c" style:font-name-asian="Symbola" style:font-name-complex="Symbola"/>
    </style:style>
    <style:style style:name="P36" style:family="paragraph" style:parent-style-name="Βασικό" style:master-page-name="">
      <loext:graphic-properties draw:fill="none"/>
      <style:paragraph-properties fo:margin-left="0cm" fo:margin-right="0cm" fo:margin-top="0.101cm" fo:margin-bottom="0.101cm" loext:contextual-spacing="false" fo:line-height="115%" fo:hyphenation-ladder-count="no-limit" fo:text-indent="0cm" style:auto-text-indent="false" style:page-number="auto" fo:background-color="transparent">
        <style:tab-stops/>
      </style:paragraph-properties>
      <style:text-properties style:font-name="Symbola" fo:font-size="9pt" fo:language="en" fo:country="US" officeooo:paragraph-rsid="010fc2d1" style:font-size-asian="9pt" style:font-name-complex="Symbola" style:font-size-complex="9pt" fo:hyphenate="false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4.995cm"/>
        </style:tab-stops>
      </style:paragraph-properties>
      <style:text-properties officeooo:paragraph-rsid="011a07a9"/>
    </style:style>
    <style:style style:name="P38" style:family="paragraph" style:parent-style-name="Standard" style:master-page-name="">
      <loext:graphic-properties draw:fill="none"/>
      <style:paragraph-properties fo:margin-left="0.6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.9cm"/>
        </style:tab-stops>
      </style:paragraph-properties>
      <style:text-properties style:font-name="Calibri:onum" fo:font-size="12pt" officeooo:paragraph-rsid="01131e9b" style:font-size-asian="12pt" style:font-name-complex="Symbola" style:font-size-complex="12pt"/>
    </style:style>
    <style:style style:name="P39" style:family="paragraph" style:parent-style-name="Standard" style:master-page-name="">
      <loext:graphic-properties draw:fill="none"/>
      <style:paragraph-properties fo:margin-left="1.9cm" fo:margin-right="0cm" fo:margin-top="0cm" fo:margin-bottom="0cm" loext:contextual-spacing="false" fo:line-height="100%" fo:text-align="start" style:justify-single-word="false" fo:orphans="2" fo:widows="2" fo:text-indent="-1.401cm" style:auto-text-indent="false" style:page-number="auto" fo:background-color="transparent" style:writing-mode="lr-tb">
        <style:tab-stops/>
      </style:paragraph-properties>
      <style:text-properties style:font-name="Calibri Light" fo:font-size="12pt" officeooo:paragraph-rsid="010bbded" style:font-size-asian="12pt" style:font-name-complex="Symbola" style:font-size-complex="12pt"/>
    </style:style>
    <style:style style:name="P40" style:family="paragraph" style:parent-style-name="Standard">
      <loext:graphic-properties draw:fill="none"/>
      <style:paragraph-properties fo:margin-left="1.9cm" fo:margin-right="0cm" fo:margin-top="0cm" fo:margin-bottom="0cm" loext:contextual-spacing="false" fo:line-height="100%" fo:text-align="start" style:justify-single-word="false" fo:orphans="2" fo:widows="2" fo:text-indent="-1.401cm" style:auto-text-indent="false" fo:background-color="transparent" style:writing-mode="lr-tb">
        <style:tab-stops/>
      </style:paragraph-properties>
      <style:text-properties style:font-name="Calibri Light" fo:font-size="10pt" officeooo:paragraph-rsid="010bbded" style:font-size-asian="10pt" style:font-name-complex="Symbola" style:font-size-complex="10pt"/>
    </style:style>
    <style:style style:name="P41" style:family="paragraph" style:parent-style-name="Standard">
      <loext:graphic-properties draw:fill="none"/>
      <style:paragraph-properties fo:margin-left="1.9cm" fo:margin-right="0cm" fo:margin-top="0cm" fo:margin-bottom="0cm" loext:contextual-spacing="false" fo:line-height="100%" fo:text-align="start" style:justify-single-word="false" fo:orphans="2" fo:widows="2" fo:text-indent="-1.401cm" style:auto-text-indent="false" fo:background-color="transparent" style:writing-mode="lr-tb">
        <style:tab-stops/>
      </style:paragraph-properties>
      <style:text-properties style:font-name="Calibri Light" fo:font-size="10pt" officeooo:paragraph-rsid="010bbded" style:font-name-asian="Symbola" style:font-size-asian="10pt" style:font-name-complex="Symbola" style:font-size-complex="10pt"/>
    </style:style>
    <style:style style:name="P42" style:family="paragraph" style:parent-style-name="Standard">
      <loext:graphic-properties draw:fill="none"/>
      <style:paragraph-properties fo:margin-left="1.9cm" fo:margin-right="0cm" fo:margin-top="0cm" fo:margin-bottom="0cm" loext:contextual-spacing="false" fo:line-height="100%" fo:text-align="start" style:justify-single-word="false" fo:orphans="2" fo:widows="2" fo:text-indent="-1.401cm" style:auto-text-indent="false" fo:background-color="transparent" style:writing-mode="lr-tb">
        <style:tab-stops/>
      </style:paragraph-properties>
      <style:text-properties style:font-name="Calibri Light" fo:font-size="10pt" officeooo:paragraph-rsid="0131a00c" style:font-name-asian="Symbola" style:font-size-asian="10pt" style:font-name-complex="Symbola" style:font-size-complex="10pt"/>
    </style:style>
    <style:style style:name="P43" style:family="paragraph" style:parent-style-name="Standard">
      <loext:graphic-properties draw:fill="none"/>
      <style:paragraph-properties fo:margin-left="1.9cm" fo:margin-right="0cm" fo:margin-top="0cm" fo:margin-bottom="0cm" loext:contextual-spacing="false" fo:line-height="100%" fo:text-align="start" style:justify-single-word="false" fo:orphans="2" fo:widows="2" fo:text-indent="-1.401cm" style:auto-text-indent="false" fo:background-color="transparent" style:writing-mode="lr-tb">
        <style:tab-stops/>
      </style:paragraph-properties>
      <style:text-properties style:font-name="Symbola" fo:font-size="9pt" fo:language="cu" fo:country="RU" officeooo:paragraph-rsid="010bbded" style:font-name-asian="Symbola" style:font-size-asian="10pt" style:font-name-complex="Symbola" style:font-size-complex="10pt"/>
    </style:style>
    <style:style style:name="P44" style:family="paragraph" style:parent-style-name="Standard" style:master-page-name="">
      <loext:graphic-properties draw:fill="none"/>
      <style:paragraph-properties fo:margin-left="1.9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4.701cm"/>
        </style:tab-stops>
      </style:paragraph-properties>
      <style:text-properties style:font-name="Symbola" fo:font-size="12pt" officeooo:paragraph-rsid="0113ecd7" style:font-name-asian="Symbola" style:font-size-asian="12pt" style:font-name-complex="Symbola" style:font-size-complex="12pt"/>
    </style:style>
    <style:style style:name="P45" style:family="paragraph" style:parent-style-name="Standard" style:master-page-name="">
      <loext:graphic-properties draw:fill="none"/>
      <style:paragraph-properties fo:margin-left="1.9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font-name="Symbola" fo:font-size="12pt" officeooo:paragraph-rsid="010bbded" style:font-size-asian="12pt" style:font-name-complex="Symbola" style:font-size-complex="12pt"/>
    </style:style>
    <style:style style:name="P46" style:family="paragraph" style:parent-style-name="Standard" style:master-page-name="">
      <loext:graphic-properties draw:fill="none"/>
      <style:paragraph-properties fo:margin-left="1.9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font-name="Symbola" fo:font-size="9pt" officeooo:paragraph-rsid="010bbded" style:font-name-asian="Symbola" style:font-size-asian="10pt" style:font-name-complex="Symbola" style:font-size-complex="10pt"/>
    </style:style>
    <style:style style:name="P47" style:family="paragraph" style:parent-style-name="Standard" style:master-page-name="">
      <loext:graphic-properties draw:fill="none"/>
      <style:paragraph-properties fo:margin-left="1.9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font-name="Calibri:onum" fo:font-size="12pt" officeooo:paragraph-rsid="010bbded" style:font-size-asian="12pt" style:font-name-complex="Symbola" style:font-size-complex="12pt"/>
    </style:style>
    <style:style style:name="P48" style:family="paragraph" style:parent-style-name="Standard" style:master-page-name="">
      <loext:graphic-properties draw:fill="none"/>
      <style:paragraph-properties fo:margin-left="1.9cm" fo:margin-right="0cm" fo:margin-top="0cm" fo:margin-bottom="0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font-name="Calibri Light" fo:font-size="10pt" officeooo:paragraph-rsid="010bbded" style:font-name-asian="Symbola" style:font-size-asian="10pt" style:font-name-complex="Symbola" style:font-size-complex="10pt"/>
    </style:style>
    <style:style style:name="P49" style:family="paragraph" style:parent-style-name="Standard">
      <loext:graphic-properties draw:fill="none"/>
      <style:paragraph-properties fo:margin-left="1.9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Calibri Light" fo:font-size="10pt" officeooo:paragraph-rsid="010bbded" style:font-name-asian="Symbola" style:font-size-asian="10pt" style:font-name-complex="Symbola" style:font-size-complex="10pt"/>
    </style:style>
    <style:style style:name="P50" style:family="paragraph" style:parent-style-name="Standard">
      <style:paragraph-properties fo:line-height="100%" fo:text-align="center" style:justify-single-word="false"/>
      <style:text-properties style:font-name="Symbola" fo:font-size="12pt" fo:language="en" fo:country="US" officeooo:paragraph-rsid="010057df" style:font-size-asian="12pt" style:font-name-complex="Symbola" style:font-size-complex="12pt"/>
    </style:style>
    <style:style style:name="P51" style:family="paragraph" style:parent-style-name="Standard" style:master-page-name="">
      <loext:graphic-properties draw:fill="none"/>
      <style:paragraph-properties fo:margin-left="2cm" fo:margin-right="0cm" fo:margin-top="0cm" fo:margin-bottom="0cm" loext:contextual-spacing="false" fo:line-height="100%" fo:text-align="start" style:justify-single-word="false" fo:orphans="2" fo:widows="2" fo:text-indent="-1.401cm" style:auto-text-indent="false" style:page-number="auto" fo:background-color="transparent" style:writing-mode="lr-tb">
        <style:tab-stops/>
      </style:paragraph-properties>
      <style:text-properties style:font-name="Symbola" fo:font-size="9pt" fo:language="en" fo:country="US" officeooo:rsid="00177050" officeooo:paragraph-rsid="010bbded" style:font-name-asian="Symbola" style:font-size-asian="10pt" style:font-name-complex="Symbola" style:font-size-complex="10pt"/>
    </style:style>
    <style:style style:name="P52" style:family="paragraph" style:parent-style-name="Βασικό" style:master-page-name="MP0">
      <style:paragraph-properties fo:margin-top="0cm" fo:margin-bottom="0cm" loext:contextual-spacing="false" fo:line-height="100%" fo:text-align="start" style:justify-single-word="false" style:page-number="auto" fo:break-before="page"/>
      <style:text-properties style:font-name="Symbola" fo:font-size="12pt" fo:language="en" fo:country="US" officeooo:paragraph-rsid="003aca61" style:font-size-asian="12pt" style:font-name-complex="Symbola" style:font-size-complex="12pt"/>
    </style:style>
    <style:style style:name="T1" style:family="text">
      <style:text-properties style:font-name="Symbola"/>
    </style:style>
    <style:style style:name="T2" style:family="text">
      <style:text-properties style:font-name="Symbola" fo:font-size="9pt" fo:language="en" fo:country="US" style:font-size-asian="9pt" style:font-name-complex="Symbola" style:font-size-complex="9pt"/>
    </style:style>
    <style:style style:name="T3" style:family="text">
      <style:text-properties style:font-name="Symbola" fo:font-size="9pt" fo:language="en" fo:country="US" officeooo:rsid="0029313b" style:font-size-asian="9pt" style:font-name-complex="Symbola" style:font-size-complex="9pt"/>
    </style:style>
    <style:style style:name="T4" style:family="text">
      <style:text-properties style:font-name="Symbola" fo:font-size="9pt" fo:language="en" fo:country="US" officeooo:rsid="006e095d" style:font-size-asian="9pt" style:font-name-complex="Symbola" style:font-size-complex="9pt"/>
    </style:style>
    <style:style style:name="T5" style:family="text">
      <style:text-properties style:font-name="Symbola" fo:font-size="9pt" fo:language="en" fo:country="US" officeooo:rsid="008e9902" style:font-size-asian="9pt" style:font-name-complex="Symbola" style:font-size-complex="9pt"/>
    </style:style>
    <style:style style:name="T6" style:family="text">
      <style:text-properties style:font-name="Symbola" fo:font-size="9pt" fo:language="en" fo:country="US" officeooo:rsid="00c422a0" style:font-size-asian="9pt" style:font-name-complex="Symbola" style:font-size-complex="9pt"/>
    </style:style>
    <style:style style:name="T7" style:family="text">
      <style:text-properties style:font-name="Symbola" fo:font-size="9pt" fo:language="en" fo:country="US" officeooo:rsid="01034334" style:font-size-asian="9pt" style:font-name-complex="Symbola" style:font-size-complex="9pt"/>
    </style:style>
    <style:style style:name="T8" style:family="text">
      <style:text-properties style:font-name="Symbola" fo:font-size="9pt" fo:language="en" fo:country="US" officeooo:rsid="012e8ab7" style:font-size-asian="9pt" style:font-name-complex="Symbola" style:font-size-complex="9pt"/>
    </style:style>
    <style:style style:name="T9" style:family="text">
      <style:text-properties style:font-name="Symbola" fo:font-size="9pt" fo:language="en" fo:country="US" style:font-size-asian="9pt" style:font-size-complex="9pt"/>
    </style:style>
    <style:style style:name="T10" style:family="text">
      <style:text-properties style:font-name="Symbola" fo:font-size="9pt" fo:language="en" fo:country="US" officeooo:rsid="011b7aed" style:font-size-asian="9pt" style:font-size-complex="9pt"/>
    </style:style>
    <style:style style:name="T11" style:family="text">
      <style:text-properties style:font-name="Symbola" fo:font-size="9pt" fo:language="en" fo:country="US" officeooo:rsid="011a07a9" style:font-size-asian="9pt" style:font-size-complex="9pt"/>
    </style:style>
    <style:style style:name="T12" style:family="text">
      <style:text-properties style:font-name="Symbola" fo:font-size="9pt" fo:language="en" fo:country="US" officeooo:rsid="012e8ab7" style:font-size-asian="9pt" style:font-size-complex="9pt"/>
    </style:style>
    <style:style style:name="T13" style:family="text">
      <style:text-properties style:font-name="Symbola" fo:font-size="9pt" fo:language="en" fo:country="US" style:font-name-asian="Symbola" style:font-size-asian="9pt" style:font-size-complex="9pt"/>
    </style:style>
    <style:style style:name="T14" style:family="text">
      <style:text-properties style:font-name="Symbola" fo:font-size="9pt" fo:language="en" fo:country="US" style:font-name-asian="Symbola" style:font-size-asian="9pt" style:font-name-complex="Symbola" style:font-size-complex="9pt"/>
    </style:style>
    <style:style style:name="T15" style:family="text">
      <style:text-properties style:font-name="Symbola" fo:font-size="9pt" fo:language="en" fo:country="US" officeooo:rsid="011a07a9" style:font-name-asian="Symbola" style:font-size-asian="9pt" style:font-name-complex="Symbola" style:font-size-complex="9pt"/>
    </style:style>
    <style:style style:name="T16" style:family="text">
      <style:text-properties style:font-name="Symbola" fo:font-size="9pt" fo:language="en" fo:country="US" officeooo:rsid="011b7aed" style:font-name-asian="Symbola" style:font-size-asian="9pt" style:font-name-complex="Symbola" style:font-size-complex="9pt"/>
    </style:style>
    <style:style style:name="T17" style:family="text">
      <style:text-properties style:font-name="Symbola" fo:font-size="9pt" fo:language="en" fo:country="US" officeooo:rsid="011eda2f" style:font-name-asian="Symbola" style:font-size-asian="9pt" style:font-name-complex="Symbola" style:font-size-complex="9pt"/>
    </style:style>
    <style:style style:name="T18" style:family="text">
      <style:text-properties style:font-name="Symbola" fo:font-size="9pt" fo:language="en" fo:country="US" officeooo:rsid="00212747" style:font-name-asian="Symbola" style:font-size-asian="10pt" style:font-size-complex="10pt"/>
    </style:style>
    <style:style style:name="T19" style:family="text">
      <style:text-properties style:font-name="Symbola" fo:font-size="9pt" fo:language="en" fo:country="US" officeooo:rsid="00177050" style:font-name-asian="Symbola" style:font-size-asian="10pt" style:font-size-complex="10pt"/>
    </style:style>
    <style:style style:name="T20" style:family="text">
      <style:text-properties style:font-name="Symbola" fo:font-size="9pt" fo:language="en" fo:country="US" style:font-size-asian="10pt" style:font-size-complex="10pt"/>
    </style:style>
    <style:style style:name="T21" style:family="text">
      <style:text-properties style:font-name="Symbola" fo:font-size="9pt" fo:language="en" fo:country="US" officeooo:rsid="00091b8d" style:font-size-asian="10pt" style:font-size-complex="10pt"/>
    </style:style>
    <style:style style:name="T22" style:family="text">
      <style:text-properties style:font-name="Symbola" fo:font-size="9pt" fo:language="en" fo:country="US" style:font-name-asian="Symbola3" style:font-size-asian="10pt" style:font-name-complex="Symbola3" style:font-size-complex="10pt"/>
    </style:style>
    <style:style style:name="T23" style:family="text">
      <style:text-properties style:font-name="Symbola" fo:font-size="9pt" fo:language="en" fo:country="US" officeooo:rsid="00177050"/>
    </style:style>
    <style:style style:name="T24" style:family="text">
      <style:text-properties style:font-name="Symbola" fo:font-size="9pt" style:font-size-asian="9pt" style:font-name-complex="Symbola" style:font-size-complex="9pt"/>
    </style:style>
    <style:style style:name="T25" style:family="text">
      <style:text-properties style:font-name="Symbola" fo:language="en" fo:country="US" officeooo:rsid="0018c59f"/>
    </style:style>
    <style:style style:name="T26" style:family="text">
      <style:text-properties style:font-name="Symbola" fo:language="en" fo:country="US" officeooo:rsid="01131e9b" style:font-name-asian="Symbola"/>
    </style:style>
    <style:style style:name="T27" style:family="text">
      <style:text-properties style:font-name="Symbola" fo:font-size="12pt" fo:language="en" fo:country="US" style:font-size-asian="12pt" style:font-size-complex="12pt"/>
    </style:style>
    <style:style style:name="T28" style:family="text">
      <style:text-properties style:font-name="Symbola" fo:font-size="12pt" fo:language="en" fo:country="US" style:font-size-asian="12pt" style:font-size-complex="12pt" style:language-complex="fa" style:country-complex="IR"/>
    </style:style>
    <style:style style:name="T29" style:family="text">
      <style:text-properties style:font-name="Symbola" fo:font-size="12pt" fo:language="en" fo:country="US" officeooo:rsid="000724e8" style:font-size-asian="12pt" style:font-size-complex="12pt"/>
    </style:style>
    <style:style style:name="T30" style:family="text">
      <style:text-properties style:font-name="Symbola" fo:font-size="12pt" fo:language="en" fo:country="US" officeooo:rsid="0131a00c" style:font-size-asian="12pt" style:font-size-complex="12pt"/>
    </style:style>
    <style:style style:name="T31" style:family="text">
      <style:text-properties style:font-name="Symbola" fo:font-size="12pt" fo:language="en" fo:country="US" officeooo:rsid="00090bec" style:font-size-asian="12pt" style:language-asian="zxx" style:country-asian="none" style:font-name-complex="Symbola" style:font-size-complex="12pt" style:language-complex="zxx" style:country-complex="none"/>
    </style:style>
    <style:style style:name="T32" style:family="text">
      <style:text-properties style:font-name="Symbola" fo:font-size="12pt" fo:language="en" fo:country="US" officeooo:rsid="000a07b7" style:font-size-asian="12pt" style:language-asian="zxx" style:country-asian="none" style:font-name-complex="Symbola" style:font-size-complex="12pt" style:language-complex="zxx" style:country-complex="none"/>
    </style:style>
    <style:style style:name="T33" style:family="text">
      <style:text-properties style:font-name="Symbola" fo:font-size="12pt" fo:language="en" fo:country="US" officeooo:rsid="000afa47" style:font-size-asian="12pt" style:language-asian="zxx" style:country-asian="none" style:font-name-complex="Symbola" style:font-size-complex="12pt" style:language-complex="zxx" style:country-complex="none"/>
    </style:style>
    <style:style style:name="T34" style:family="text">
      <style:text-properties style:font-name="Symbola" fo:font-size="12pt" fo:language="en" fo:country="US" officeooo:rsid="01171856" style:font-size-asian="12pt" style:language-asian="zxx" style:country-asian="none" style:font-name-complex="Symbola" style:font-size-complex="12pt" style:language-complex="zxx" style:country-complex="none"/>
    </style:style>
    <style:style style:name="T35" style:family="text">
      <style:text-properties style:font-name="Symbola" fo:font-size="12pt" fo:language="en" fo:country="US" style:font-name-asian="Symbola" style:font-size-asian="12pt" style:font-size-complex="12pt"/>
    </style:style>
    <style:style style:name="T36" style:family="text">
      <style:text-properties style:font-name="Symbola" fo:font-size="12pt" fo:language="en" fo:country="US" officeooo:rsid="001abe38" style:font-name-asian="Symbola" style:font-size-asian="12pt" style:font-size-complex="12pt"/>
    </style:style>
    <style:style style:name="T37" style:family="text">
      <style:text-properties style:font-name="Symbola" fo:font-size="12pt" fo:language="en" fo:country="US" officeooo:rsid="0004aa9b" style:font-name-asian="Symbola" style:font-size-asian="12pt" style:font-size-complex="12pt"/>
    </style:style>
    <style:style style:name="T38" style:family="text">
      <style:text-properties style:font-name="Symbola" fo:font-size="12pt" fo:language="en" fo:country="US" officeooo:rsid="011a07a9" style:font-name-asian="Symbola" style:font-size-asian="12pt" style:font-name-complex="Symbola" style:font-size-complex="12pt"/>
    </style:style>
    <style:style style:name="T39" style:family="text">
      <style:text-properties style:font-name="Symbola" fo:font-size="12pt" fo:language="en" fo:country="US" fo:font-weight="normal" style:letter-kerning="true" style:font-size-asian="12pt" style:font-weight-asian="normal" style:font-size-complex="12pt" style:font-weight-complex="normal"/>
    </style:style>
    <style:style style:name="T40" style:family="text">
      <style:text-properties style:font-name="Symbola" fo:font-size="12pt" fo:language="en" fo:country="US" fo:font-weight="normal" officeooo:rsid="00ee331c" style:letter-kerning="true" style:font-size-asian="12pt" style:font-weight-asian="normal" style:font-size-complex="12pt" style:font-weight-complex="normal"/>
    </style:style>
    <style:style style:name="T41" style:family="text">
      <style:text-properties style:font-name="Symbola" fo:font-size="12pt" fo:language="en" fo:country="US" fo:font-weight="normal" officeooo:rsid="012790f9" style:letter-kerning="true" style:font-size-asian="12pt" style:font-weight-asian="normal" style:font-size-complex="12pt" style:font-weight-complex="normal"/>
    </style:style>
    <style:style style:name="T42" style:family="text">
      <style:text-properties style:font-name="Symbola" fo:font-size="12pt" fo:language="en" fo:country="US" fo:font-weight="normal" officeooo:rsid="0073b80a" style:letter-kerning="true" style:font-size-asian="12pt" style:font-weight-asian="normal" style:font-size-complex="12pt" style:font-weight-complex="normal"/>
    </style:style>
    <style:style style:name="T43" style:family="text">
      <style:text-properties style:font-name="Symbola" fo:font-size="12pt" fo:language="zxx" fo:country="none" officeooo:rsid="00090bec" style:font-size-asian="12pt" style:language-asian="zxx" style:country-asian="none" style:font-name-complex="Symbola" style:font-size-complex="12pt" style:language-complex="zxx" style:country-complex="none"/>
    </style:style>
    <style:style style:name="T44" style:family="text">
      <style:text-properties style:font-name="Symbola" style:font-name-asian="Symbola"/>
    </style:style>
    <style:style style:name="T45" style:family="text">
      <style:text-properties style:font-name="Symbola" fo:language="cu" fo:country="RU" style:font-name-asian="Symbola"/>
    </style:style>
    <style:style style:name="T46" style:family="text">
      <style:text-properties fo:color="#000000" style:font-name="Symbola" fo:font-size="9pt" style:font-name-asian="Times New Roman" style:font-size-asian="9pt" style:language-asian="el" style:country-asian="GR" style:font-name-complex="Times New Roman" style:font-size-complex="9pt"/>
    </style:style>
    <style:style style:name="T47" style:family="text">
      <style:text-properties fo:color="#000000" style:font-name="Symbola" fo:font-size="9pt" officeooo:rsid="002bd6c5" style:font-name-asian="Times New Roman" style:font-size-asian="9pt" style:language-asian="el" style:country-asian="GR" style:font-name-complex="Times New Roman" style:font-size-complex="9pt"/>
    </style:style>
    <style:style style:name="T48" style:family="text">
      <style:text-properties fo:color="#000000" style:font-name="Symbola" fo:font-size="9pt" style:font-name-asian="Times New Roman" style:font-size-asian="9pt" style:font-name-complex="Times New Roman" style:font-size-complex="9pt"/>
    </style:style>
    <style:style style:name="T49" style:family="text">
      <style:text-properties fo:color="#000000" style:font-name="Symbola" fo:font-size="9pt" fo:language="en" fo:country="US" style:font-name-asian="Times New Roman" style:font-size-asian="9pt" style:language-asian="el" style:country-asian="GR" style:font-name-complex="Times New Roman" style:font-size-complex="9pt"/>
    </style:style>
    <style:style style:name="T50" style:family="text">
      <style:text-properties fo:color="#000000" style:font-name="Symbola" fo:font-size="9pt" fo:language="en" fo:country="US" officeooo:rsid="001ce392" style:font-name-asian="Times New Roman" style:font-size-asian="9pt" style:language-asian="el" style:country-asian="GR" style:font-name-complex="Times New Roman" style:font-size-complex="9pt"/>
    </style:style>
    <style:style style:name="T51" style:family="text">
      <style:text-properties fo:color="#000000" style:font-name="Symbola" fo:font-size="9pt" fo:language="en" fo:country="US" officeooo:rsid="001e0527" style:font-name-asian="Times New Roman" style:font-size-asian="9pt" style:language-asian="el" style:country-asian="GR" style:font-name-complex="Times New Roman" style:font-size-complex="9pt"/>
    </style:style>
    <style:style style:name="T52" style:family="text">
      <style:text-properties fo:color="#000000" style:font-name="Symbola" fo:font-size="9pt" fo:language="en" fo:country="US" officeooo:rsid="002022a6" style:font-name-asian="Times New Roman" style:font-size-asian="9pt" style:language-asian="el" style:country-asian="GR" style:font-name-complex="Times New Roman" style:font-size-complex="9pt"/>
    </style:style>
    <style:style style:name="T53" style:family="text">
      <style:text-properties fo:color="#000000" style:font-name="Symbola" fo:font-size="9pt" fo:language="en" fo:country="US" officeooo:rsid="0022110f" style:font-name-asian="Times New Roman" style:font-size-asian="9pt" style:language-asian="el" style:country-asian="GR" style:font-name-complex="Times New Roman" style:font-size-complex="9pt"/>
    </style:style>
    <style:style style:name="T54" style:family="text">
      <style:text-properties fo:color="#000000" style:font-name="Symbola" fo:font-size="9pt" fo:language="en" fo:country="US" officeooo:rsid="002363a8" style:font-name-asian="Times New Roman" style:font-size-asian="9pt" style:language-asian="el" style:country-asian="GR" style:font-name-complex="Times New Roman" style:font-size-complex="9pt"/>
    </style:style>
    <style:style style:name="T55" style:family="text">
      <style:text-properties fo:color="#000000" style:font-name="Symbola" fo:font-size="9pt" fo:language="en" fo:country="US" officeooo:rsid="002bd6c5" style:font-name-asian="Times New Roman" style:font-size-asian="9pt" style:language-asian="el" style:country-asian="GR" style:font-name-complex="Times New Roman" style:font-size-complex="9pt"/>
    </style:style>
    <style:style style:name="T56" style:family="text">
      <style:text-properties fo:color="#000000" style:font-name="Symbola" fo:font-size="9pt" fo:language="en" fo:country="US" officeooo:rsid="00338a05" style:font-name-asian="Times New Roman" style:font-size-asian="9pt" style:language-asian="el" style:country-asian="GR" style:font-name-complex="Times New Roman" style:font-size-complex="9pt"/>
    </style:style>
    <style:style style:name="T57" style:family="text">
      <style:text-properties fo:color="#000000" style:font-name="Symbola" fo:font-size="9pt" fo:language="en" fo:country="US" officeooo:rsid="0036e6fd" style:font-name-asian="Times New Roman" style:font-size-asian="9pt" style:language-asian="el" style:country-asian="GR" style:font-name-complex="Times New Roman" style:font-size-complex="9pt"/>
    </style:style>
    <style:style style:name="T58" style:family="text">
      <style:text-properties fo:color="#000000" style:font-name="Symbola" fo:font-size="9pt" fo:language="en" fo:country="US" officeooo:rsid="00395978" style:font-name-asian="Times New Roman" style:font-size-asian="9pt" style:language-asian="el" style:country-asian="GR" style:font-name-complex="Times New Roman" style:font-size-complex="9pt"/>
    </style:style>
    <style:style style:name="T59" style:family="text">
      <style:text-properties fo:color="#000000" style:font-name="Symbola" fo:font-size="9pt" fo:language="en" fo:country="US" officeooo:rsid="003ba6bc" style:font-name-asian="Times New Roman" style:font-size-asian="9pt" style:language-asian="el" style:country-asian="GR" style:font-name-complex="Times New Roman" style:font-size-complex="9pt"/>
    </style:style>
    <style:style style:name="T60" style:family="text">
      <style:text-properties fo:color="#000000" style:font-name="Symbola" fo:font-size="9pt" fo:language="en" fo:country="US" officeooo:rsid="003f19de" style:font-name-asian="Times New Roman" style:font-size-asian="9pt" style:language-asian="el" style:country-asian="GR" style:font-name-complex="Times New Roman" style:font-size-complex="9pt"/>
    </style:style>
    <style:style style:name="T61" style:family="text">
      <style:text-properties fo:color="#000000" style:font-name="Symbola" fo:font-size="9pt" fo:language="en" fo:country="US" officeooo:rsid="0041bac5" style:font-name-asian="Times New Roman" style:font-size-asian="9pt" style:language-asian="el" style:country-asian="GR" style:font-name-complex="Times New Roman" style:font-size-complex="9pt"/>
    </style:style>
    <style:style style:name="T62" style:family="text">
      <style:text-properties fo:color="#000000" style:font-name="Symbola" fo:font-size="9pt" fo:language="en" fo:country="US" officeooo:rsid="0044df36" style:font-name-asian="Times New Roman" style:font-size-asian="9pt" style:language-asian="el" style:country-asian="GR" style:font-name-complex="Times New Roman" style:font-size-complex="9pt"/>
    </style:style>
    <style:style style:name="T63" style:family="text">
      <style:text-properties fo:color="#000000" style:font-name="Symbola" fo:font-size="9pt" fo:language="en" fo:country="US" officeooo:rsid="002e4caf" style:font-name-asian="Times New Roman" style:font-size-asian="9pt" style:language-asian="el" style:country-asian="GR" style:font-name-complex="Times New Roman" style:font-size-complex="9pt"/>
    </style:style>
    <style:style style:name="T64" style:family="text">
      <style:text-properties fo:color="#000000" style:font-name="Symbola" fo:font-size="9pt" fo:language="en" fo:country="US" officeooo:rsid="00721f30" style:font-name-asian="Times New Roman" style:font-size-asian="9pt" style:language-asian="el" style:country-asian="GR" style:font-name-complex="Times New Roman" style:font-size-complex="9pt"/>
    </style:style>
    <style:style style:name="T65" style:family="text">
      <style:text-properties fo:color="#000000" style:font-name="Symbola" fo:font-size="9pt" fo:language="en" fo:country="US" officeooo:rsid="007b3e96" style:font-name-asian="Times New Roman" style:font-size-asian="9pt" style:language-asian="el" style:country-asian="GR" style:font-name-complex="Times New Roman" style:font-size-complex="9pt"/>
    </style:style>
    <style:style style:name="T66" style:family="text">
      <style:text-properties fo:color="#000000" style:font-name="Symbola" fo:font-size="9pt" fo:language="en" fo:country="US" officeooo:rsid="0082c6b5" style:font-name-asian="Times New Roman" style:font-size-asian="9pt" style:language-asian="el" style:country-asian="GR" style:font-name-complex="Times New Roman" style:font-size-complex="9pt"/>
    </style:style>
    <style:style style:name="T67" style:family="text">
      <style:text-properties fo:color="#000000" style:font-name="Symbola" fo:font-size="9pt" fo:language="en" fo:country="US" officeooo:rsid="0084b7d6" style:font-name-asian="Times New Roman" style:font-size-asian="9pt" style:language-asian="el" style:country-asian="GR" style:font-name-complex="Times New Roman" style:font-size-complex="9pt"/>
    </style:style>
    <style:style style:name="T68" style:family="text">
      <style:text-properties fo:color="#000000" style:font-name="Symbola" fo:font-size="9pt" fo:language="en" fo:country="US" officeooo:rsid="008204b4" style:font-name-asian="Times New Roman" style:font-size-asian="9pt" style:language-asian="el" style:country-asian="GR" style:font-name-complex="Times New Roman" style:font-size-complex="9pt"/>
    </style:style>
    <style:style style:name="T69" style:family="text">
      <style:text-properties fo:color="#000000" style:font-name="Symbola" fo:font-size="9pt" fo:language="en" fo:country="US" officeooo:rsid="008e9902" style:font-name-asian="Times New Roman" style:font-size-asian="9pt" style:language-asian="el" style:country-asian="GR" style:font-name-complex="Times New Roman" style:font-size-complex="9pt"/>
    </style:style>
    <style:style style:name="T70" style:family="text">
      <style:text-properties fo:color="#000000" style:font-name="Symbola" fo:font-size="9pt" fo:language="en" fo:country="US" officeooo:rsid="008f7257" style:font-name-asian="Times New Roman" style:font-size-asian="9pt" style:language-asian="el" style:country-asian="GR" style:font-name-complex="Times New Roman" style:font-size-complex="9pt"/>
    </style:style>
    <style:style style:name="T71" style:family="text">
      <style:text-properties fo:color="#000000" style:font-name="Symbola" fo:font-size="9pt" fo:language="en" fo:country="US" officeooo:rsid="00a28787" style:font-name-asian="Times New Roman" style:font-size-asian="9pt" style:language-asian="el" style:country-asian="GR" style:font-name-complex="Times New Roman" style:font-size-complex="9pt"/>
    </style:style>
    <style:style style:name="T72" style:family="text">
      <style:text-properties fo:color="#000000" style:font-name="Symbola" fo:font-size="9pt" fo:language="en" fo:country="US" officeooo:rsid="00b4fe53" style:font-name-asian="Times New Roman" style:font-size-asian="9pt" style:language-asian="el" style:country-asian="GR" style:font-name-complex="Times New Roman" style:font-size-complex="9pt"/>
    </style:style>
    <style:style style:name="T73" style:family="text">
      <style:text-properties fo:color="#000000" style:font-name="Symbola" fo:font-size="9pt" fo:language="en" fo:country="US" officeooo:rsid="0070ba9d" style:font-name-asian="Times New Roman" style:font-size-asian="9pt" style:language-asian="el" style:country-asian="GR" style:font-name-complex="Times New Roman" style:font-size-complex="9pt"/>
    </style:style>
    <style:style style:name="T74" style:family="text">
      <style:text-properties fo:color="#000000" style:font-name="Symbola" fo:font-size="9pt" fo:language="en" fo:country="US" officeooo:rsid="00c2b2d8" style:font-name-asian="Times New Roman" style:font-size-asian="9pt" style:language-asian="el" style:country-asian="GR" style:font-name-complex="Times New Roman" style:font-size-complex="9pt"/>
    </style:style>
    <style:style style:name="T75" style:family="text">
      <style:text-properties fo:color="#000000" style:font-name="Symbola" fo:font-size="9pt" fo:language="en" fo:country="US" officeooo:rsid="00c422a0" style:font-name-asian="Times New Roman" style:font-size-asian="9pt" style:language-asian="el" style:country-asian="GR" style:font-name-complex="Times New Roman" style:font-size-complex="9pt"/>
    </style:style>
    <style:style style:name="T76" style:family="text">
      <style:text-properties fo:color="#000000" style:font-name="Symbola" fo:font-size="9pt" fo:language="en" fo:country="US" officeooo:rsid="00e8b06f" style:font-name-asian="Times New Roman" style:font-size-asian="9pt" style:language-asian="el" style:country-asian="GR" style:font-name-complex="Times New Roman" style:font-size-complex="9pt"/>
    </style:style>
    <style:style style:name="T77" style:family="text">
      <style:text-properties fo:color="#000000" style:font-name="Symbola" fo:font-size="9pt" fo:language="en" fo:country="US" officeooo:rsid="011c21b0" style:font-name-asian="Times New Roman" style:font-size-asian="9pt" style:language-asian="el" style:country-asian="GR" style:font-name-complex="Times New Roman" style:font-size-complex="9pt"/>
    </style:style>
    <style:style style:name="T78" style:family="text">
      <style:text-properties fo:color="#000000" style:font-name="Symbola" fo:font-size="9pt" fo:language="en" fo:country="US" style:font-name-asian="Times New Roman" style:font-size-asian="9pt" style:language-asian="el" style:country-asian="GR" style:font-name-complex="Symbola" style:font-size-complex="9pt"/>
    </style:style>
    <style:style style:name="T79" style:family="text">
      <style:text-properties fo:color="#000000" style:font-name="Symbola" fo:font-size="9pt" fo:language="en" fo:country="US" officeooo:rsid="00246d38" style:font-name-asian="Times New Roman" style:font-size-asian="9pt" style:language-asian="el" style:country-asian="GR" style:font-name-complex="Symbola" style:font-size-complex="9pt"/>
    </style:style>
    <style:style style:name="T80" style:family="text">
      <style:text-properties fo:color="#000000" style:font-name="Symbola" fo:font-size="9pt" fo:language="en" fo:country="US" officeooo:rsid="002bd6c5" style:font-name-asian="Times New Roman" style:font-size-asian="9pt" style:language-asian="el" style:country-asian="GR" style:font-name-complex="Symbola" style:font-size-complex="9pt"/>
    </style:style>
    <style:style style:name="T81" style:family="text">
      <style:text-properties fo:color="#000000" style:font-name="Symbola" fo:font-size="9pt" fo:language="en" fo:country="US" officeooo:rsid="001e0527" style:font-name-asian="Times New Roman" style:font-size-asian="9pt" style:language-asian="el" style:country-asian="GR" style:font-name-complex="Symbola" style:font-size-complex="9pt"/>
    </style:style>
    <style:style style:name="T82" style:family="text">
      <style:text-properties fo:color="#000000" style:font-name="Symbola" fo:font-size="9pt" fo:language="en" fo:country="US" officeooo:rsid="003ff80d" style:font-name-asian="Times New Roman" style:font-size-asian="9pt" style:language-asian="el" style:country-asian="GR" style:font-name-complex="Symbola" style:font-size-complex="9pt"/>
    </style:style>
    <style:style style:name="T83" style:family="text">
      <style:text-properties fo:color="#000000" style:font-name="Symbola" fo:font-size="9pt" fo:language="en" fo:country="US" officeooo:rsid="0044df36" style:font-name-asian="Times New Roman" style:font-size-asian="9pt" style:language-asian="el" style:country-asian="GR" style:font-name-complex="Symbola" style:font-size-complex="9pt"/>
    </style:style>
    <style:style style:name="T84" style:family="text">
      <style:text-properties fo:color="#000000" style:font-name="Symbola" fo:font-size="9pt" fo:language="en" fo:country="US" officeooo:rsid="002e4caf" style:font-name-asian="Times New Roman" style:font-size-asian="9pt" style:language-asian="el" style:country-asian="GR" style:font-name-complex="Symbola" style:font-size-complex="9pt"/>
    </style:style>
    <style:style style:name="T85" style:family="text">
      <style:text-properties fo:color="#000000" style:font-name="Symbola" fo:font-size="9pt" fo:language="en" fo:country="US" officeooo:rsid="0082c6b5" style:font-name-asian="Times New Roman" style:font-size-asian="9pt" style:language-asian="el" style:country-asian="GR" style:font-name-complex="Symbola" style:font-size-complex="9pt"/>
    </style:style>
    <style:style style:name="T86" style:family="text">
      <style:text-properties fo:color="#000000" style:font-name="Symbola" fo:font-size="9pt" fo:language="en" fo:country="US" officeooo:rsid="008204b4" style:font-name-asian="Times New Roman" style:font-size-asian="9pt" style:language-asian="el" style:country-asian="GR" style:font-name-complex="Symbola" style:font-size-complex="9pt"/>
    </style:style>
    <style:style style:name="T87" style:family="text">
      <style:text-properties fo:color="#000000" style:font-name="Symbola" fo:font-size="9pt" fo:language="en" fo:country="US" officeooo:rsid="00856be5" style:font-name-asian="Times New Roman" style:font-size-asian="9pt" style:language-asian="el" style:country-asian="GR" style:font-name-complex="Symbola" style:font-size-complex="9pt"/>
    </style:style>
    <style:style style:name="T88" style:family="text">
      <style:text-properties fo:color="#000000" style:font-name="Symbola" fo:font-size="9pt" fo:language="en" fo:country="US" officeooo:rsid="0007090d" style:font-name-asian="Times New Roman" style:font-size-asian="9pt" style:language-asian="el" style:country-asian="GR" style:font-name-complex="Symbola" style:font-size-complex="9pt"/>
    </style:style>
    <style:style style:name="T89" style:family="text">
      <style:text-properties fo:color="#000000" style:font-name="Symbola" fo:font-size="9pt" fo:language="en" fo:country="US" officeooo:rsid="001208b7" style:font-name-asian="Times New Roman" style:font-size-asian="9pt" style:language-asian="el" style:country-asian="GR" style:font-name-complex="Symbola" style:font-size-complex="9pt"/>
    </style:style>
    <style:style style:name="T90" style:family="text">
      <style:text-properties fo:color="#000000" style:font-name="Symbola" fo:font-size="9pt" fo:language="en" fo:country="US" officeooo:rsid="0008840c" style:font-name-asian="Times New Roman" style:font-size-asian="9pt" style:language-asian="el" style:country-asian="GR" style:font-name-complex="Symbola" style:font-size-complex="9pt"/>
    </style:style>
    <style:style style:name="T91" style:family="text">
      <style:text-properties fo:color="#000000" style:font-name="Symbola" fo:font-size="9pt" fo:language="en" fo:country="US" officeooo:rsid="008a9ebb" style:font-name-asian="Times New Roman" style:font-size-asian="9pt" style:language-asian="el" style:country-asian="GR" style:font-name-complex="Symbola" style:font-size-complex="9pt"/>
    </style:style>
    <style:style style:name="T92" style:family="text">
      <style:text-properties fo:color="#000000" style:font-name="Symbola" fo:font-size="9pt" fo:language="en" fo:country="US" officeooo:rsid="00bb5a77" style:font-name-asian="Times New Roman" style:font-size-asian="9pt" style:language-asian="el" style:country-asian="GR" style:font-name-complex="Symbola" style:font-size-complex="9pt"/>
    </style:style>
    <style:style style:name="T93" style:family="text">
      <style:text-properties fo:color="#000000" style:font-name="Symbola" fo:font-size="9pt" fo:language="en" fo:country="US" officeooo:rsid="0084b7d6" style:font-name-asian="Times New Roman" style:font-size-asian="9pt" style:language-asian="el" style:country-asian="GR" style:font-name-complex="Symbola" style:font-size-complex="9pt"/>
    </style:style>
    <style:style style:name="T94" style:family="text">
      <style:text-properties fo:color="#000000" style:font-name="Symbola" fo:font-size="9pt" fo:language="en" fo:country="US" officeooo:rsid="008742d4" style:font-name-asian="Times New Roman" style:font-size-asian="9pt" style:language-asian="el" style:country-asian="GR" style:font-name-complex="Symbola" style:font-size-complex="9pt"/>
    </style:style>
    <style:style style:name="T95" style:family="text">
      <style:text-properties fo:color="#000000" style:font-name="Symbola" fo:font-size="9pt" fo:language="en" fo:country="US" officeooo:rsid="008f7257" style:font-name-asian="Times New Roman" style:font-size-asian="9pt" style:language-asian="el" style:country-asian="GR" style:font-name-complex="Symbola" style:font-size-complex="9pt"/>
    </style:style>
    <style:style style:name="T96" style:family="text">
      <style:text-properties fo:color="#000000" style:font-name="Symbola" fo:font-size="9pt" fo:language="en" fo:country="US" officeooo:rsid="007b3e96" style:font-name-asian="Times New Roman" style:font-size-asian="9pt" style:language-asian="el" style:country-asian="GR" style:font-name-complex="Symbola" style:font-size-complex="9pt"/>
    </style:style>
    <style:style style:name="T97" style:family="text">
      <style:text-properties fo:color="#000000" style:font-name="Symbola" fo:font-size="9pt" fo:language="en" fo:country="US" officeooo:rsid="002363a8" style:font-name-asian="Times New Roman" style:font-size-asian="9pt" style:language-asian="el" style:country-asian="GR" style:font-name-complex="Courier New" style:font-size-complex="9pt"/>
    </style:style>
    <style:style style:name="T98" style:family="text">
      <style:text-properties fo:color="#000000" style:font-name="Symbola" fo:font-size="9pt" fo:language="en" fo:country="US" officeooo:rsid="001cf533" style:font-name-asian="Times New Roman" style:font-size-asian="9pt" style:language-asian="el" style:country-asian="GR" style:font-name-complex="Courier New" style:font-size-complex="9pt"/>
    </style:style>
    <style:style style:name="T99" style:family="text">
      <style:text-properties fo:color="#000000" style:font-name="Symbola" fo:font-size="9pt" fo:language="en" fo:country="US" officeooo:rsid="00a28787" style:font-name-asian="Times New Roman" style:font-size-asian="9pt" style:language-asian="el" style:country-asian="GR" style:font-name-complex="Courier New" style:font-size-complex="9pt"/>
    </style:style>
    <style:style style:name="T100" style:family="text">
      <style:text-properties fo:color="#000000" style:font-name="Symbola" fo:font-size="9pt" fo:language="en" fo:country="US" officeooo:rsid="0082c6b5" style:font-name-asian="Times New Roman" style:font-size-asian="9pt" style:language-asian="el" style:country-asian="GR" style:font-name-complex="Symbola:dlig" style:font-size-complex="9pt"/>
    </style:style>
    <style:style style:name="T101" style:family="text">
      <style:text-properties fo:color="#000000" style:font-name="Symbola" fo:font-size="9pt" fo:language="en" fo:country="US" officeooo:rsid="008204b4" style:font-name-asian="Times New Roman" style:font-size-asian="9pt" style:language-asian="el" style:country-asian="GR" style:font-name-complex="Symbola:dlig" style:font-size-complex="9pt"/>
    </style:style>
    <style:style style:name="T102" style:family="text">
      <style:text-properties fo:color="#000000" style:font-name="Symbola" fo:font-size="9pt" fo:language="en" fo:country="US" officeooo:rsid="0084b7d6" style:font-name-asian="Times New Roman" style:font-size-asian="9pt" style:language-asian="el" style:country-asian="GR" style:font-name-complex="Symbola:dlig" style:font-size-complex="9pt"/>
    </style:style>
    <style:style style:name="T103" style:family="text">
      <style:text-properties fo:color="#000000" style:font-name="Symbola" fo:font-size="9pt" fo:language="en" fo:country="US" officeooo:rsid="010fc2d1" style:font-name-asian="Times New Roman" style:font-size-asian="9pt" style:language-asian="el" style:country-asian="GR" style:font-name-complex="Symbola:dlig" style:font-size-complex="9pt"/>
    </style:style>
    <style:style style:name="T104" style:family="text">
      <style:text-properties fo:color="#000000" style:font-name="Symbola" fo:font-size="9pt" fo:language="en" fo:country="US" officeooo:rsid="0084b7d6" style:font-name-asian="Times New Roman" style:font-size-asian="9pt" style:language-asian="el" style:country-asian="GR" style:font-name-complex="Symbola:aalt" style:font-size-complex="9pt"/>
    </style:style>
    <style:style style:name="T105" style:family="text">
      <style:text-properties fo:color="#000000" style:font-name="Symbola" fo:font-size="9pt" fo:language="en" fo:country="US" officeooo:rsid="00170dab" style:font-name-asian="Symbola1" style:font-size-asian="9pt" style:language-asian="el" style:country-asian="GR" style:font-name-complex="Symbola" style:font-size-complex="9pt"/>
    </style:style>
    <style:style style:name="T106" style:family="text">
      <style:text-properties fo:color="#000000" style:font-name="Symbola" fo:font-size="9pt" fo:language="en" fo:country="US" officeooo:rsid="00246d38" style:font-name-asian="Symbola1" style:font-size-asian="9pt" style:language-asian="el" style:country-asian="GR" style:font-name-complex="Symbola" style:font-size-complex="9pt"/>
    </style:style>
    <style:style style:name="T107" style:family="text">
      <style:text-properties fo:color="#000000" style:font-name="Symbola" fo:font-size="9pt" fo:language="en" fo:country="US" officeooo:rsid="00c2b2d8" style:font-name-asian="Symbola1" style:font-size-asian="9pt" style:language-asian="el" style:country-asian="GR" style:font-name-complex="Symbola" style:font-size-complex="9pt"/>
    </style:style>
    <style:style style:name="T108" style:family="text">
      <style:text-properties fo:color="#000000" style:font-name="Symbola" fo:font-size="9pt" fo:language="en" fo:country="US" officeooo:rsid="00c422a0" style:font-name-asian="Symbola1" style:font-size-asian="9pt" style:language-asian="el" style:country-asian="GR" style:font-name-complex="Symbola" style:font-size-complex="9pt"/>
    </style:style>
    <style:style style:name="T109" style:family="text">
      <style:text-properties fo:color="#000000" style:font-name="Symbola" fo:font-size="9pt" fo:language="en" fo:country="US" officeooo:rsid="012bc25c" style:font-name-asian="Symbola1" style:font-size-asian="9pt" style:language-asian="el" style:country-asian="GR" style:font-name-complex="Symbola" style:font-size-complex="9pt"/>
    </style:style>
    <style:style style:name="T110" style:family="text">
      <style:text-properties fo:color="#000000" style:font-name="Symbola" fo:font-size="9pt" fo:language="en" fo:country="US" officeooo:rsid="001c26c6" style:font-name-asian="Symbola1" style:font-size-asian="9pt" style:font-name-complex="Symbola1" style:font-size-complex="9pt"/>
    </style:style>
    <style:style style:name="T111" style:family="text">
      <style:text-properties fo:color="#000000" style:font-name="Symbola" fo:font-size="9pt" fo:language="en" fo:country="US" officeooo:rsid="00a74f5a" style:font-name-asian="Symbola1" style:font-size-asian="9pt" style:font-name-complex="Symbola1" style:font-size-complex="9pt"/>
    </style:style>
    <style:style style:name="T112" style:family="text">
      <style:text-properties fo:color="#000000" style:font-name="Symbola" fo:font-size="9pt" fo:language="en" fo:country="US" style:text-underline-style="none" officeooo:rsid="00eebc61" style:font-name-asian="Times New Roman" style:font-size-asian="9pt" style:language-asian="el" style:country-asian="GR" style:font-name-complex="Times New Roman" style:font-size-complex="9pt"/>
    </style:style>
    <style:style style:name="T113" style:family="text">
      <style:text-properties fo:color="#000000" style:font-name="Symbola" fo:font-size="9pt" fo:language="en" fo:country="US" style:text-underline-style="none" officeooo:rsid="00e44f44" style:font-name-asian="Times New Roman" style:font-size-asian="9pt" style:language-asian="el" style:country-asian="GR" style:font-name-complex="Times New Roman" style:font-size-complex="9pt"/>
    </style:style>
    <style:style style:name="T114" style:family="text">
      <style:text-properties fo:color="#000000" style:font-name="Symbola" fo:font-size="9pt" fo:language="en" fo:country="US" style:text-underline-style="none" officeooo:rsid="00246d38" style:font-name-asian="Times New Roman" style:font-size-asian="9pt" style:language-asian="el" style:country-asian="GR" style:font-name-complex="Times New Roman" style:font-size-complex="9pt"/>
    </style:style>
    <style:style style:name="T115" style:family="text">
      <style:text-properties fo:color="#000000" style:font-name="Symbola" fo:font-size="9pt" fo:language="en" fo:country="US" style:text-underline-style="none" officeooo:rsid="00856be5" style:font-name-asian="Times New Roman" style:font-size-asian="9pt" style:language-asian="el" style:country-asian="GR" style:font-name-complex="Times New Roman" style:font-size-complex="9pt"/>
    </style:style>
    <style:style style:name="T116" style:family="text">
      <style:text-properties fo:color="#000000" style:font-name="Symbola" fo:font-size="9pt" fo:language="en" fo:country="US" fo:font-style="normal" officeooo:rsid="00856be5" style:font-name-asian="Times New Roman" style:font-size-asian="9pt" style:language-asian="el" style:country-asian="GR" style:font-style-asian="normal" style:font-name-complex="Symbola" style:font-size-complex="9pt" style:font-style-complex="normal"/>
    </style:style>
    <style:style style:name="T117" style:family="text">
      <style:text-properties fo:color="#000000" style:font-name="Symbola" fo:font-size="9pt" fo:language="en" fo:country="US" fo:font-style="normal" officeooo:rsid="008742d4" style:font-name-asian="Times New Roman" style:font-size-asian="9pt" style:language-asian="el" style:country-asian="GR" style:font-style-asian="normal" style:font-name-complex="Symbola" style:font-size-complex="9pt" style:font-style-complex="normal"/>
    </style:style>
    <style:style style:name="T118" style:family="text">
      <style:text-properties fo:color="#000000" style:font-name="Symbola" fo:font-size="9pt" fo:language="cu" fo:country="RU" officeooo:rsid="0031306a" style:font-name-asian="Times New Roman" style:font-size-asian="9pt" style:language-asian="el" style:country-asian="GR" style:font-name-complex="Times New Roman" style:font-size-complex="9pt"/>
    </style:style>
    <style:style style:name="T119" style:family="text">
      <style:text-properties fo:color="#000000" style:font-name="Symbola" fo:font-size="9pt" fo:language="cu" fo:country="RU" officeooo:rsid="00338a05" style:font-name-asian="Times New Roman" style:font-size-asian="9pt" style:language-asian="el" style:country-asian="GR" style:font-name-complex="Times New Roman" style:font-size-complex="9pt"/>
    </style:style>
    <style:style style:name="T120" style:family="text">
      <style:text-properties fo:color="#000000" style:font-name="Symbola" fo:font-size="9pt" fo:language="cu" fo:country="RU" officeooo:rsid="008f7257" style:font-name-asian="Times New Roman" style:font-size-asian="9pt" style:language-asian="el" style:country-asian="GR" style:font-name-complex="Times New Roman" style:font-size-complex="9pt"/>
    </style:style>
    <style:style style:name="T121" style:family="text">
      <style:text-properties fo:color="#000000" style:font-name="Symbola" fo:font-size="9pt" fo:language="cu" fo:country="RU" officeooo:rsid="011c21b0" style:font-name-asian="Times New Roman" style:font-size-asian="9pt" style:language-asian="el" style:country-asian="GR" style:font-name-complex="Times New Roman" style:font-size-complex="9pt"/>
    </style:style>
    <style:style style:name="T122" style:family="text">
      <style:text-properties fo:color="#000000" style:font-name="Symbola" fo:font-size="9pt" fo:language="nl" fo:country="NL" officeooo:rsid="008f7257" style:font-name-asian="Times New Roman" style:font-size-asian="9pt" style:language-asian="el" style:country-asian="GR" style:font-name-complex="Times New Roman" style:font-size-complex="9pt"/>
    </style:style>
    <style:style style:name="T123" style:family="text">
      <style:text-properties fo:color="#000000" style:font-name="Symbola" fo:font-size="9pt" fo:language="fr" fo:country="FR" officeooo:rsid="008f7257" style:font-name-asian="Times New Roman" style:font-size-asian="9pt" style:language-asian="el" style:country-asian="GR" style:font-name-complex="Times New Roman" style:font-size-complex="9pt"/>
    </style:style>
    <style:style style:name="T124" style:family="text">
      <style:text-properties fo:color="#000000" style:font-name="Symbola" fo:font-size="9pt" fo:language="ru" fo:country="RU" style:font-name-asian="Times New Roman" style:font-size-asian="9pt" style:language-asian="el" style:country-asian="GR" style:font-name-complex="Times New Roman" style:font-size-complex="9pt"/>
    </style:style>
    <style:style style:name="T125" style:family="text">
      <style:text-properties fo:color="#000000" style:font-name="Symbola" fo:font-size="9pt" fo:language="ru" fo:country="RU" officeooo:rsid="00c2b2d8" style:font-name-asian="Times New Roman" style:font-size-asian="9pt" style:language-asian="el" style:country-asian="GR" style:font-name-complex="Times New Roman" style:font-size-complex="9pt"/>
    </style:style>
    <style:style style:name="T126" style:family="text">
      <style:text-properties fo:color="#000000" style:font-name="Symbola" fo:font-size="9pt" fo:language="zxx" fo:country="none" officeooo:rsid="001ce392" style:font-name-asian="Times New Roman" style:font-size-asian="9pt" style:language-asian="zxx" style:country-asian="none" style:font-name-complex="Times New Roman" style:font-size-complex="9pt" style:language-complex="zxx" style:country-complex="none"/>
    </style:style>
    <style:style style:name="T127" style:family="text">
      <style:text-properties fo:color="#000000" style:font-name="Symbola" fo:font-size="9pt" fo:language="zxx" fo:country="none" officeooo:rsid="002363a8" style:font-name-asian="Times New Roman" style:font-size-asian="9pt" style:language-asian="zxx" style:country-asian="none" style:font-name-complex="Times New Roman" style:font-size-complex="9pt" style:language-complex="zxx" style:country-complex="none"/>
    </style:style>
    <style:style style:name="T128" style:family="text">
      <style:text-properties fo:color="#000000" style:font-name="Symbola" fo:font-size="9pt" fo:language="el" fo:country="GR" officeooo:rsid="002bd6c5" style:font-name-asian="Times New Roman" style:font-size-asian="9pt" style:language-asian="el" style:country-asian="GR" style:font-name-complex="Times New Roman" style:font-size-complex="9pt"/>
    </style:style>
    <style:style style:name="T129" style:family="text">
      <style:text-properties fo:color="#000000" style:font-name="Symbola" fo:font-size="9pt" fo:language="el" fo:country="GR" officeooo:rsid="002e4caf" style:font-name-asian="Times New Roman" style:font-size-asian="9pt" style:language-asian="el" style:country-asian="GR" style:font-name-complex="Times New Roman" style:font-size-complex="9pt"/>
    </style:style>
    <style:style style:name="T130" style:family="text">
      <style:text-properties fo:color="#000000" style:font-name="Symbola" fo:font-size="9pt" fo:language="el" fo:country="GR" officeooo:rsid="00e8b06f" style:font-name-asian="Times New Roman" style:font-size-asian="9pt" style:language-asian="el" style:country-asian="GR" style:font-name-complex="Symbola" style:font-size-complex="9pt"/>
    </style:style>
    <style:style style:name="T131" style:family="text">
      <style:text-properties fo:color="#000000" style:font-name="Symbola" fo:font-size="9pt" officeooo:rsid="001c26c6" style:font-name-asian="Symbola1" style:font-size-asian="9pt" style:font-name-complex="Symbola1" style:font-size-complex="9pt"/>
    </style:style>
    <style:style style:name="T132" style:family="text">
      <style:text-properties fo:color="#000000" style:font-name="Symbola" fo:font-size="9pt" fo:language="la" fo:country="VA" officeooo:rsid="0031306a" style:font-name-asian="Times New Roman" style:font-size-asian="9pt" style:language-asian="el" style:country-asian="GR" style:font-name-complex="Times New Roman" style:font-size-complex="9pt"/>
    </style:style>
    <style:style style:name="T133" style:family="text">
      <style:text-properties fo:color="#000000" style:font-name="Symbola" fo:font-size="9pt" fo:language="la" fo:country="VA" officeooo:rsid="00e8e455" style:font-name-asian="Times New Roman" style:font-size-asian="9pt" style:language-asian="el" style:country-asian="GR" style:font-name-complex="Times New Roman" style:font-size-complex="9pt"/>
    </style:style>
    <style:style style:name="T134" style:family="text">
      <style:text-properties fo:color="#000000" style:font-name="Symbola:smcp" fo:font-size="9pt" fo:language="en" fo:country="US" officeooo:rsid="002bd6c5" style:font-name-asian="Times New Roman" style:font-size-asian="9pt" style:language-asian="el" style:country-asian="GR" style:font-name-complex="Symbola" style:font-size-complex="9pt"/>
    </style:style>
    <style:style style:name="T135" style:family="text">
      <style:text-properties fo:color="#000000" style:font-name="Symbola:smcp" fo:font-size="9pt" fo:language="en" fo:country="US" officeooo:rsid="002bd6c5" style:font-name-asian="Times New Roman" style:font-size-asian="9pt" style:language-asian="el" style:country-asian="GR" style:font-name-complex="Times New Roman" style:font-size-complex="9pt"/>
    </style:style>
    <style:style style:name="T136" style:family="text">
      <style:text-properties fo:color="#000000" style:font-name="Symbola:smcp" fo:font-size="9pt" fo:language="en" fo:country="US" officeooo:rsid="00338a05" style:font-name-asian="Times New Roman" style:font-size-asian="9pt" style:language-asian="el" style:country-asian="GR" style:font-name-complex="Times New Roman" style:font-size-complex="9pt"/>
    </style:style>
    <style:style style:name="T137" style:family="text">
      <style:text-properties fo:color="#000000" style:font-name="Symbola:smcp" fo:font-size="9pt" fo:language="el" fo:country="GR" officeooo:rsid="002bd6c5" style:font-name-asian="Times New Roman" style:font-size-asian="9pt" style:language-asian="el" style:country-asian="GR" style:font-name-complex="Times New Roman" style:font-size-complex="9pt"/>
    </style:style>
    <style:style style:name="T138" style:family="text">
      <style:text-properties fo:color="#000000" style:font-name="Symbola:smcp" fo:font-size="9pt" fo:language="cu" fo:country="RU" officeooo:rsid="00338a05" style:font-name-asian="Times New Roman" style:font-size-asian="9pt" style:language-asian="el" style:country-asian="GR" style:font-name-complex="Times New Roman" style:font-size-complex="9pt"/>
    </style:style>
    <style:style style:name="T139" style:family="text">
      <style:text-properties fo:color="#000000" style:font-name="Symbola:c2sc" fo:font-size="9pt" fo:language="en" fo:country="US" style:font-name-asian="Times New Roman" style:font-size-asian="9pt" style:language-asian="el" style:country-asian="GR" style:font-name-complex="Times New Roman" style:font-size-complex="9pt"/>
    </style:style>
    <style:style style:name="T140" style:family="text">
      <style:text-properties fo:color="#000000" style:font-name="Symbola:c2sc" fo:font-size="9pt" fo:language="en" fo:country="US" officeooo:rsid="001ce392" style:font-name-asian="Times New Roman" style:font-size-asian="9pt" style:language-asian="el" style:country-asian="GR" style:font-name-complex="Times New Roman" style:font-size-complex="9pt"/>
    </style:style>
    <style:style style:name="T141" style:family="text">
      <style:text-properties fo:color="#000000" style:font-name="Symbola:c2sc" fo:font-size="9pt" fo:language="en" fo:country="US" officeooo:rsid="002bd6c5" style:font-name-asian="Times New Roman" style:font-size-asian="9pt" style:language-asian="el" style:country-asian="GR" style:font-name-complex="Times New Roman" style:font-size-complex="9pt"/>
    </style:style>
    <style:style style:name="T142" style:family="text">
      <style:text-properties fo:color="#000000" style:font-name="Symbola:c2sc" fo:font-size="9pt" fo:language="en" fo:country="US" officeooo:rsid="008e9902" style:font-name-asian="Times New Roman" style:font-size-asian="9pt" style:language-asian="el" style:country-asian="GR" style:font-name-complex="Times New Roman" style:font-size-complex="9pt"/>
    </style:style>
    <style:style style:name="T143" style:family="text">
      <style:text-properties fo:color="#000000" style:font-name="Symbola:c2sc" fo:font-size="9pt" fo:language="en" fo:country="US" officeooo:rsid="008f7257" style:font-name-asian="Times New Roman" style:font-size-asian="9pt" style:language-asian="el" style:country-asian="GR" style:font-name-complex="Times New Roman" style:font-size-complex="9pt"/>
    </style:style>
    <style:style style:name="T144" style:family="text">
      <style:text-properties fo:color="#000000" style:font-name="Symbola:c2sc" fo:font-size="9pt" fo:language="en" fo:country="US" officeooo:rsid="002e4caf" style:font-name-asian="Times New Roman" style:font-size-asian="9pt" style:language-asian="el" style:country-asian="GR" style:font-name-complex="Times New Roman" style:font-size-complex="9pt"/>
    </style:style>
    <style:style style:name="T145" style:family="text">
      <style:text-properties fo:color="#000000" style:font-name="Symbola:c2sc" fo:font-size="9pt" fo:language="en" fo:country="US" officeooo:rsid="010fc2d1" style:font-name-asian="Times New Roman" style:font-size-asian="9pt" style:language-asian="el" style:country-asian="GR" style:font-name-complex="Times New Roman" style:font-size-complex="9pt"/>
    </style:style>
    <style:style style:name="T146" style:family="text">
      <style:text-properties fo:color="#000000" style:font-name="Symbola:c2sc" fo:font-size="9pt" fo:language="el" fo:country="GR" officeooo:rsid="002bd6c5" style:font-name-asian="Times New Roman" style:font-size-asian="9pt" style:language-asian="el" style:country-asian="GR" style:font-name-complex="Times New Roman" style:font-size-complex="9pt"/>
    </style:style>
    <style:style style:name="T147" style:family="text">
      <style:text-properties fo:color="#000000" style:font-name="Symbola:c2sc" fo:font-size="9pt" fo:language="el" fo:country="GR" officeooo:rsid="002e4caf" style:font-name-asian="Times New Roman" style:font-size-asian="9pt" style:language-asian="el" style:country-asian="GR" style:font-name-complex="Times New Roman" style:font-size-complex="9pt"/>
    </style:style>
    <style:style style:name="T148" style:family="text">
      <style:text-properties fo:color="#000000" style:font-name="Symbola:subs" fo:font-size="9pt" fo:language="en" fo:country="US" officeooo:rsid="002bd6c5" style:font-name-asian="Times New Roman" style:font-size-asian="9pt" style:language-asian="el" style:country-asian="GR" style:font-name-complex="Symbola" style:font-size-complex="9pt"/>
    </style:style>
    <style:style style:name="T149" style:family="text">
      <style:text-properties fo:color="#000000" style:font-name="Symbola:subs" fo:font-size="9pt" fo:language="en" fo:country="US" officeooo:rsid="002bd6c5" style:font-name-asian="Times New Roman" style:font-size-asian="9pt" style:language-asian="el" style:country-asian="GR" style:font-name-complex="Times New Roman" style:font-size-complex="9pt"/>
    </style:style>
    <style:style style:name="T150" style:family="text">
      <style:text-properties fo:color="#000000" style:font-name="Symbola:subs" fo:font-size="9pt" fo:language="el" fo:country="GR" officeooo:rsid="002bd6c5" style:font-name-asian="Times New Roman" style:font-size-asian="9pt" style:language-asian="el" style:country-asian="GR" style:font-name-complex="Times New Roman" style:font-size-complex="9pt"/>
    </style:style>
    <style:style style:name="T151" style:family="text">
      <style:text-properties fo:color="#000000" style:font-name="Symbola:sups" fo:font-size="9pt" fo:language="en" fo:country="US" officeooo:rsid="002bd6c5" style:font-name-asian="Times New Roman" style:font-size-asian="9pt" style:language-asian="el" style:country-asian="GR" style:font-name-complex="Symbola" style:font-size-complex="9pt"/>
    </style:style>
    <style:style style:name="T152" style:family="text">
      <style:text-properties fo:color="#000000" style:font-name="Symbola:sups" fo:font-size="9pt" fo:language="en" fo:country="US" officeooo:rsid="002e4caf" style:font-name-asian="Times New Roman" style:font-size-asian="9pt" style:language-asian="el" style:country-asian="GR" style:font-name-complex="Symbola" style:font-size-complex="9pt"/>
    </style:style>
    <style:style style:name="T153" style:family="text">
      <style:text-properties fo:color="#000000" style:font-name="Symbola:sups" fo:font-size="9pt" fo:language="en" fo:country="US" officeooo:rsid="002bd6c5" style:font-name-asian="Times New Roman" style:font-size-asian="9pt" style:language-asian="el" style:country-asian="GR" style:font-name-complex="Times New Roman" style:font-size-complex="9pt"/>
    </style:style>
    <style:style style:name="T154" style:family="text">
      <style:text-properties fo:color="#000000" style:font-name="Symbola:sups" fo:font-size="9pt" fo:language="el" fo:country="GR" officeooo:rsid="002bd6c5" style:font-name-asian="Times New Roman" style:font-size-asian="9pt" style:language-asian="el" style:country-asian="GR" style:font-name-complex="Times New Roman" style:font-size-complex="9pt"/>
    </style:style>
    <style:style style:name="T155" style:family="text">
      <style:text-properties fo:color="#000000" style:font-name="Symbola:sups" fo:font-size="9pt" fo:language="cu" fo:country="RU" officeooo:rsid="0072c0ad" style:font-name-asian="Times New Roman" style:font-size-asian="9pt" style:language-asian="el" style:country-asian="GR" style:font-name-complex="Times New Roman" style:font-size-complex="9pt"/>
    </style:style>
    <style:style style:name="T156" style:family="text">
      <style:text-properties fo:color="#000000" style:font-name="Symbola:onum" fo:font-size="9pt" fo:language="en" fo:country="US" officeooo:rsid="001ce392" style:font-name-asian="Times New Roman" style:font-size-asian="9pt" style:language-asian="el" style:country-asian="GR" style:font-name-complex="Times New Roman" style:font-size-complex="9pt"/>
    </style:style>
    <style:style style:name="T157" style:family="text">
      <style:text-properties fo:color="#000000" style:font-name="Symbola:dnom" fo:font-size="9pt" fo:language="en" fo:country="US" officeooo:rsid="001ce392" style:font-name-asian="Times New Roman" style:font-size-asian="9pt" style:language-asian="el" style:country-asian="GR" style:font-name-complex="Times New Roman" style:font-size-complex="9pt"/>
    </style:style>
    <style:style style:name="T158" style:family="text">
      <style:text-properties fo:color="#000000" style:font-name="Symbola:numr" fo:font-size="9pt" fo:language="en" fo:country="US" officeooo:rsid="001ce392" style:font-name-asian="Times New Roman" style:font-size-asian="9pt" style:language-asian="el" style:country-asian="GR" style:font-name-complex="Times New Roman" style:font-size-complex="9pt"/>
    </style:style>
    <style:style style:name="T159" style:family="text">
      <style:text-properties fo:color="#000000" style:font-name="Symbola:numr" fo:font-size="9pt" fo:language="en" fo:country="US" officeooo:rsid="010fc2d1" style:font-name-asian="Times New Roman" style:font-size-asian="9pt" style:language-asian="el" style:country-asian="GR" style:font-name-complex="Times New Roman" style:font-size-complex="9pt"/>
    </style:style>
    <style:style style:name="T160" style:family="text">
      <style:text-properties fo:color="#000000" style:font-name="Symbola1" fo:font-size="9pt" fo:language="en" fo:country="US" officeooo:rsid="001e0527" style:font-name-asian="Symbola1" style:font-size-asian="9pt" style:language-asian="el" style:country-asian="GR" style:font-name-complex="Symbola1" style:font-size-complex="9pt"/>
    </style:style>
    <style:style style:name="T161" style:family="text">
      <style:text-properties fo:color="#000000" style:font-name="Symbola1" fo:font-size="9pt" fo:language="en" fo:country="US" officeooo:rsid="002d02fc" style:font-name-asian="Symbola1" style:font-size-asian="9pt" style:language-asian="el" style:country-asian="GR" style:font-name-complex="Symbola1" style:font-size-complex="9pt"/>
    </style:style>
    <style:style style:name="T162" style:family="text">
      <style:text-properties fo:color="#000000" style:font-name="Symbola1" fo:font-size="9pt" fo:language="en" fo:country="US" officeooo:rsid="003f48e5" style:font-name-asian="Symbola1" style:font-size-asian="9pt" style:language-asian="el" style:country-asian="GR" style:font-name-complex="Symbola1" style:font-size-complex="9pt"/>
    </style:style>
    <style:style style:name="T163" style:family="text">
      <style:text-properties fo:color="#000000" style:font-name="Symbola1" fo:font-size="9pt" fo:language="en" fo:country="US" officeooo:rsid="0082c6b5" style:font-name-asian="Symbola1" style:font-size-asian="9pt" style:language-asian="el" style:country-asian="GR" style:font-name-complex="Symbola1" style:font-size-complex="9pt"/>
    </style:style>
    <style:style style:name="T164" style:family="text">
      <style:text-properties fo:color="#000000" style:font-name="Symbola1" fo:font-size="9pt" fo:language="en" fo:country="US" officeooo:rsid="0084b7d6" style:font-name-asian="Symbola1" style:font-size-asian="9pt" style:language-asian="el" style:country-asian="GR" style:font-name-complex="Symbola1" style:font-size-complex="9pt"/>
    </style:style>
    <style:style style:name="T165" style:family="text">
      <style:text-properties fo:color="#000000" style:font-name="Symbola1" fo:font-size="9pt" fo:language="en" fo:country="US" officeooo:rsid="008e9902" style:font-name-asian="Times New Roman" style:font-size-asian="9pt" style:language-asian="el" style:country-asian="GR" style:font-name-complex="Times New Roman" style:font-size-complex="9pt"/>
    </style:style>
    <style:style style:name="T166" style:family="text">
      <style:text-properties fo:color="#000000" style:font-name="Symbola1" fo:font-size="9pt" fo:language="en" fo:country="US" officeooo:rsid="008f7257" style:font-name-asian="Times New Roman" style:font-size-asian="9pt" style:language-asian="el" style:country-asian="GR" style:font-name-complex="Times New Roman" style:font-size-complex="9pt"/>
    </style:style>
    <style:style style:name="T167" style:family="text">
      <style:text-properties fo:color="#000000" style:font-name="Symbola1" fo:font-size="9pt" officeooo:rsid="0022110f" style:font-name-asian="Times New Roman" style:font-size-asian="9pt" style:language-asian="el" style:country-asian="GR" style:font-name-complex="Times New Roman" style:font-size-complex="9pt"/>
    </style:style>
    <style:style style:name="T168" style:family="text">
      <style:text-properties fo:color="#000000" style:font-name="Symbola1" fo:font-size="9pt" fo:language="ru" fo:country="RU" officeooo:rsid="00170dab" style:font-name-asian="Symbola1" style:font-size-asian="9pt" style:language-asian="el" style:country-asian="GR" style:font-name-complex="Symbola1" style:font-size-complex="9pt"/>
    </style:style>
    <style:style style:name="T169" style:family="text">
      <style:text-properties fo:color="#000000" style:font-name="Symbola1" fo:font-size="9pt" fo:language="el" fo:country="GR" officeooo:rsid="002e4caf" style:font-name-asian="Times New Roman" style:font-size-asian="9pt" style:language-asian="el" style:country-asian="GR" style:font-name-complex="Times New Roman" style:font-size-complex="9pt"/>
    </style:style>
    <style:style style:name="T170" style:family="text">
      <style:text-properties fo:color="#000000" style:font-name="Symbola:dlig" fo:font-size="9pt" fo:language="da" fo:country="DK" officeooo:rsid="008f7257" style:font-name-asian="Times New Roman" style:font-size-asian="9pt" style:language-asian="el" style:country-asian="GR" style:font-name-complex="Times New Roman" style:font-size-complex="9pt"/>
    </style:style>
    <style:style style:name="T171" style:family="text">
      <style:text-properties fo:color="#000000" style:font-name="Symbola:dlig" fo:font-size="9pt" fo:language="en" fo:country="US" officeooo:rsid="002022a6" style:font-name-asian="Times New Roman" style:font-size-asian="9pt" style:language-asian="el" style:country-asian="GR" style:font-name-complex="Times New Roman" style:font-size-complex="9pt"/>
    </style:style>
    <style:style style:name="T172" style:family="text">
      <style:text-properties fo:color="#000000" style:font-name="Symbola:dlig" fo:font-size="9pt" fo:language="en" fo:country="US" officeooo:rsid="003ba6bc" style:font-name-asian="Times New Roman" style:font-size-asian="9pt" style:language-asian="el" style:country-asian="GR" style:font-name-complex="Times New Roman" style:font-size-complex="9pt"/>
    </style:style>
    <style:style style:name="T173" style:family="text">
      <style:text-properties fo:color="#000000" style:font-name="Symbola:dlig" fo:font-size="9pt" fo:language="en" fo:country="US" officeooo:rsid="008204b4" style:font-name-asian="Times New Roman" style:font-size-asian="9pt" style:language-asian="el" style:country-asian="GR" style:font-name-complex="Times New Roman" style:font-size-complex="9pt"/>
    </style:style>
    <style:style style:name="T174" style:family="text">
      <style:text-properties fo:color="#000000" style:font-name="Symbola:dlig" fo:font-size="9pt" fo:language="en" fo:country="US" officeooo:rsid="008f7257" style:font-name-asian="Times New Roman" style:font-size-asian="9pt" style:language-asian="el" style:country-asian="GR" style:font-name-complex="Times New Roman" style:font-size-complex="9pt"/>
    </style:style>
    <style:style style:name="T175" style:family="text">
      <style:text-properties fo:color="#000000" style:font-name="Symbola:hlig" fo:font-size="9pt" fo:language="en" fo:country="US" officeooo:rsid="0022110f" style:font-name-asian="Times New Roman" style:font-size-asian="9pt" style:language-asian="el" style:country-asian="GR" style:font-name-complex="Times New Roman" style:font-size-complex="9pt"/>
    </style:style>
    <style:style style:name="T176" style:family="text">
      <style:text-properties fo:color="#000000" style:font-name="Symbola:dtls" fo:font-size="9pt" fo:language="zxx" fo:country="none" officeooo:rsid="002363a8" style:font-name-asian="Times New Roman" style:font-size-asian="9pt" style:language-asian="el" style:country-asian="GR" style:font-name-complex="Times New Roman" style:font-size-complex="9pt" style:language-complex="zxx" style:country-complex="none"/>
    </style:style>
    <style:style style:name="T177" style:family="text">
      <style:text-properties fo:color="#000000" style:font-name="Symbola:frac=0" fo:font-size="9pt" style:font-name-asian="Times New Roman" style:font-size-asian="9pt" style:language-asian="el" style:country-asian="GR" style:font-name-complex="Times New Roman" style:font-size-complex="9pt"/>
    </style:style>
    <style:style style:name="T178" style:family="text">
      <style:text-properties fo:color="#000000" style:font-name="Symbola:frac" fo:font-size="9pt" fo:language="en" fo:country="US" officeooo:rsid="0036e6fd" style:font-name-asian="Times New Roman" style:font-size-asian="9pt" style:language-asian="el" style:country-asian="GR" style:font-name-complex="Times New Roman" style:font-size-complex="9pt"/>
    </style:style>
    <style:style style:name="T179" style:family="text">
      <style:text-properties fo:color="#000000" style:font-name="Symbola:frac" fo:font-size="9pt" fo:language="en" fo:country="US" officeooo:rsid="001ce392" style:font-name-asian="Times New Roman" style:font-size-asian="9pt" style:language-asian="el" style:country-asian="GR" style:font-name-complex="Times New Roman" style:font-size-complex="9pt"/>
    </style:style>
    <style:style style:name="T180" style:family="text">
      <style:text-properties fo:color="#000000" style:font-name="Symbola:frac" fo:font-size="9pt" fo:language="en" fo:country="US" officeooo:rsid="00395978" style:font-name-asian="Times New Roman" style:font-size-asian="9pt" style:language-asian="el" style:country-asian="GR" style:font-name-complex="Times New Roman" style:font-size-complex="9pt"/>
    </style:style>
    <style:style style:name="T181" style:family="text">
      <style:text-properties fo:color="#000000" style:font-name="Symbola:frac" fo:font-size="9pt" fo:language="en" fo:country="US" officeooo:rsid="00721f30" style:font-name-asian="Times New Roman" style:font-size-asian="9pt" style:language-asian="el" style:country-asian="GR" style:font-name-complex="Times New Roman" style:font-size-complex="9pt"/>
    </style:style>
    <style:style style:name="T182" style:family="text">
      <style:text-properties fo:color="#000000" style:font-name="Symbola:liga=0" fo:font-size="9pt" fo:language="en" fo:country="US" officeooo:rsid="003fa3b3" style:font-name-asian="Times New Roman" style:font-size-asian="9pt" style:language-asian="el" style:country-asian="GR" style:font-name-complex="Symbola" style:font-size-complex="9pt"/>
    </style:style>
    <style:style style:name="T183" style:family="text">
      <style:text-properties fo:color="#000000" style:font-name="Symbola:liga=0" fo:font-size="9pt" fo:language="en" fo:country="US" officeooo:rsid="007b3e96" style:font-name-asian="Times New Roman" style:font-size-asian="9pt" style:language-asian="el" style:country-asian="GR" style:font-name-complex="Symbola" style:font-size-complex="9pt"/>
    </style:style>
    <style:style style:name="T184" style:family="text">
      <style:text-properties fo:color="#000000" style:font-name="Symbola:cv01" fo:font-size="9pt" officeooo:rsid="001c26c6" style:font-name-asian="Symbola1" style:font-size-asian="9pt" style:font-name-complex="Symbola1" style:font-size-complex="9pt"/>
    </style:style>
    <style:style style:name="T185" style:family="text">
      <style:text-properties fo:color="#000000" style:font-name="Symbola:cv01" fo:font-size="9pt" fo:language="en" fo:country="US" officeooo:rsid="011c21b0" style:font-name-asian="Symbola1" style:font-size-asian="9pt" style:font-name-complex="Symbola1" style:font-size-complex="9pt"/>
    </style:style>
    <style:style style:name="T186" style:family="text">
      <style:text-properties fo:color="#000000" style:font-name="Symbola:swsh" fo:font-size="9pt" fo:language="en" fo:country="US" officeooo:rsid="0041bac5" style:font-name-asian="Times New Roman" style:font-size-asian="9pt" style:language-asian="el" style:country-asian="GR" style:font-name-complex="Times New Roman" style:font-size-complex="9pt"/>
    </style:style>
    <style:style style:name="T187" style:family="text">
      <style:text-properties fo:color="#000000" style:font-name="Symbola:swsh" fo:font-size="9pt" fo:language="en" fo:country="US" officeooo:rsid="0044df36" style:font-name-asian="Times New Roman" style:font-size-asian="9pt" style:language-asian="el" style:country-asian="GR" style:font-name-complex="Times New Roman" style:font-size-complex="9pt"/>
    </style:style>
    <style:style style:name="T188" style:family="text">
      <style:text-properties fo:color="#000000" style:font-name="Symbola:swsh" fo:font-size="9pt" fo:language="en" fo:country="US" officeooo:rsid="00b4fe53" style:font-name-asian="Times New Roman" style:font-size-asian="9pt" style:language-asian="el" style:country-asian="GR" style:font-name-complex="Times New Roman" style:font-size-complex="9pt"/>
    </style:style>
    <style:style style:name="T189" style:family="text">
      <style:text-properties fo:color="#000000" style:font-name="Symbola:ital" fo:font-size="9pt" fo:language="en" fo:country="US" officeooo:rsid="0041bac5" style:font-name-asian="Times New Roman" style:font-size-asian="9pt" style:language-asian="el" style:country-asian="GR" style:font-name-complex="Times New Roman" style:font-size-complex="9pt"/>
    </style:style>
    <style:style style:name="T190" style:family="text">
      <style:text-properties fo:color="#000000" style:font-name="Symbola:ital" fo:font-size="9pt" fo:language="en" fo:country="US" officeooo:rsid="0070ba9d" style:font-name-asian="Times New Roman" style:font-size-asian="9pt" style:language-asian="el" style:country-asian="GR" style:font-name-complex="Times New Roman" style:font-size-complex="9pt"/>
    </style:style>
    <style:style style:name="T191" style:family="text">
      <style:text-properties fo:color="#000000" style:font-name="Symbola:ital" fo:font-size="9pt" fo:language="en" fo:country="US" officeooo:rsid="011c21b0" style:font-name-asian="Times New Roman" style:font-size-asian="9pt" style:language-asian="el" style:country-asian="GR" style:font-name-complex="Times New Roman" style:font-size-complex="9pt"/>
    </style:style>
    <style:style style:name="T192" style:family="text">
      <style:text-properties fo:color="#000000" style:font-name="Symbola:dlig&amp;c2sc" fo:font-size="9pt" fo:language="en" fo:country="US" officeooo:rsid="008f7257" style:font-name-asian="Times New Roman" style:font-size-asian="9pt" style:language-asian="el" style:country-asian="GR" style:font-name-complex="Times New Roman" style:font-size-complex="9pt"/>
    </style:style>
    <style:style style:name="T193" style:family="text">
      <style:text-properties fo:color="#000000" style:font-name="Symbola:ordn" fo:font-size="9pt" fo:language="el" fo:country="GR" officeooo:rsid="002bd6c5" style:font-name-asian="Times New Roman" style:font-size-asian="9pt" style:language-asian="el" style:country-asian="GR" style:font-name-complex="Times New Roman" style:font-size-complex="9pt"/>
    </style:style>
    <style:style style:name="T194" style:family="text">
      <style:text-properties fo:color="#000000" style:font-name="Symbola:ordn" fo:font-size="9pt" fo:language="el" fo:country="GR" officeooo:rsid="00e8b06f" style:font-name-asian="Times New Roman" style:font-size-asian="9pt" style:language-asian="el" style:country-asian="GR" style:font-name-complex="Times New Roman" style:font-size-complex="9pt"/>
    </style:style>
    <style:style style:name="T195" style:family="text">
      <style:text-properties fo:color="#000000" style:font-name="Symbola:ordn" fo:font-size="9pt" fo:language="en" fo:country="US" officeooo:rsid="002bd6c5" style:font-name-asian="Times New Roman" style:font-size-asian="9pt" style:language-asian="el" style:country-asian="GR" style:font-name-complex="Times New Roman" style:font-size-complex="9pt"/>
    </style:style>
    <style:style style:name="T196" style:family="text">
      <style:text-properties fo:color="#bfbfbf" style:font-name="Symbola" fo:font-size="9pt" fo:language="en" fo:country="US" style:font-name-asian="Times New Roman" style:font-size-asian="9pt" style:language-asian="el" style:country-asian="GR" style:font-name-complex="Symbola" style:font-size-complex="9pt"/>
    </style:style>
    <style:style style:name="T197" style:family="text">
      <style:text-properties fo:color="#0f089a" style:font-name="Symbola" fo:font-size="9pt" fo:language="en" fo:country="US" style:font-name-asian="Times New Roman" style:font-size-asian="9pt" style:language-asian="el" style:country-asian="GR" style:font-name-complex="Symbola" style:font-size-complex="9pt"/>
    </style:style>
    <style:style style:name="T198" style:family="text">
      <style:text-properties fo:color="#0f089a" style:font-name="Symbola" fo:font-size="9pt" fo:language="en" fo:country="US" officeooo:rsid="00170dab" style:font-name-asian="Times New Roman" style:font-size-asian="9pt" style:language-asian="el" style:country-asian="GR" style:font-name-complex="Symbola" style:font-size-complex="9pt"/>
    </style:style>
    <style:style style:name="T199" style:family="text">
      <style:text-properties fo:color="#0f089a" style:font-name="Symbola" fo:font-size="9pt" fo:language="en" fo:country="US" style:text-underline-style="none" style:font-name-asian="Times New Roman" style:font-size-asian="9pt" style:language-asian="el" style:country-asian="GR" style:font-name-complex="Times New Roman" style:font-size-complex="9pt"/>
    </style:style>
    <style:style style:name="T200" style:family="text">
      <style:text-properties fo:color="#0f089a" style:font-name="Symbola" fo:font-size="9pt" fo:language="en" fo:country="US" style:text-underline-style="none" officeooo:rsid="003f19de" style:font-name-asian="Times New Roman" style:font-size-asian="9pt" style:language-asian="el" style:country-asian="GR" style:font-name-complex="Times New Roman" style:font-size-complex="9pt"/>
    </style:style>
    <style:style style:name="T201" style:family="text">
      <style:text-properties fo:color="#0f089a" style:font-name="Symbola" fo:font-size="9pt" fo:language="en" fo:country="US" style:text-underline-style="none" officeooo:rsid="0041bac5" style:font-name-asian="Times New Roman" style:font-size-asian="9pt" style:language-asian="el" style:country-asian="GR" style:font-name-complex="Times New Roman" style:font-size-complex="9pt"/>
    </style:style>
    <style:style style:name="T202" style:family="text">
      <style:text-properties fo:color="#0f089a" style:font-name="Symbola" fo:font-size="9pt" fo:language="en" fo:country="US" style:text-underline-style="none" officeooo:rsid="00eebc61" style:font-name-asian="Times New Roman" style:font-size-asian="9pt" style:language-asian="el" style:country-asian="GR" style:font-name-complex="Times New Roman" style:font-size-complex="9pt"/>
    </style:style>
    <style:style style:name="T203" style:family="text">
      <style:text-properties fo:color="#0f089a" style:font-name="Symbola" fo:font-size="9pt" fo:language="en" fo:country="US" style:text-underline-style="none" officeooo:rsid="0022110f" style:font-name-asian="Times New Roman" style:font-size-asian="9pt" style:language-asian="el" style:country-asian="GR" style:font-name-complex="Times New Roman" style:font-size-complex="9pt"/>
    </style:style>
    <style:style style:name="T204" style:family="text">
      <style:text-properties fo:color="#0f089a" style:font-name="Symbola" fo:font-size="9pt" fo:language="en" fo:country="US" style:text-underline-style="none" officeooo:rsid="008f7257" style:font-name-asian="Times New Roman" style:font-size-asian="9pt" style:language-asian="el" style:country-asian="GR" style:font-name-complex="Times New Roman" style:font-size-complex="9pt"/>
    </style:style>
    <style:style style:name="T205" style:family="text">
      <style:text-properties fo:color="#0f089a" style:font-name="Symbola" fo:font-size="9pt" fo:language="en" fo:country="US" style:text-underline-style="none" officeooo:rsid="0084b7d6" style:font-name-asian="Times New Roman" style:font-size-asian="9pt" style:language-asian="el" style:country-asian="GR" style:font-name-complex="Symbola" style:font-size-complex="9pt"/>
    </style:style>
    <style:style style:name="T206" style:family="text">
      <style:text-properties fo:color="#0f089a" style:font-name="Symbola" fo:font-size="9pt" style:text-underline-style="none" style:font-name-asian="Times New Roman" style:font-size-asian="9pt" style:language-asian="el" style:country-asian="GR" style:font-name-complex="Times New Roman" style:font-size-complex="9pt"/>
    </style:style>
    <style:style style:name="T207" style:family="text">
      <style:text-properties fo:color="#0f089a" style:font-name="Symbola" fo:font-size="9pt" fo:language="el" fo:country="GR" style:text-underline-style="none" officeooo:rsid="002e4caf" style:font-name-asian="Times New Roman" style:font-size-asian="9pt" style:language-asian="el" style:country-asian="GR" style:font-name-complex="Times New Roman" style:font-size-complex="9pt"/>
    </style:style>
    <style:style style:name="T208" style:family="text">
      <style:text-properties fo:color="#0f089a" style:font-name="Symbola" fo:font-size="9pt" fo:language="el" fo:country="GR" style:text-underline-style="none" officeooo:rsid="00e8b06f" style:font-name-asian="Times New Roman" style:font-size-asian="9pt" style:language-asian="el" style:country-asian="GR" style:font-name-complex="Times New Roman" style:font-size-complex="9pt"/>
    </style:style>
    <style:style style:name="T209" style:family="text">
      <style:text-properties style:use-window-font-color="true" style:font-name="Symbola" fo:font-size="9pt" fo:language="en" fo:country="US" style:font-name-asian="Times New Roman" style:font-size-asian="9pt" style:language-asian="el" style:country-asian="GR" style:font-name-complex="Symbola" style:font-size-complex="9pt"/>
    </style:style>
    <style:style style:name="T210" style:family="text">
      <style:text-properties style:use-window-font-color="true" style:font-name="Symbola" fo:font-size="9pt" fo:language="en" fo:country="US" officeooo:rsid="00246d38" style:font-name-asian="Times New Roman" style:font-size-asian="9pt" style:language-asian="el" style:country-asian="GR" style:font-name-complex="Symbola" style:font-size-complex="9pt"/>
    </style:style>
    <style:style style:name="T211" style:family="text">
      <style:text-properties style:use-window-font-color="true" style:font-name="Symbola" fo:font-size="9pt" fo:language="en" fo:country="US" officeooo:rsid="00a28787" style:font-name-asian="Times New Roman" style:font-size-asian="9pt" style:language-asian="el" style:country-asian="GR" style:font-name-complex="Times New Roman" style:font-size-complex="9pt"/>
    </style:style>
    <style:style style:name="T212" style:family="text">
      <style:text-properties style:use-window-font-color="true" style:font-name="Symbola" fo:font-size="9pt" fo:language="en" fo:country="US" officeooo:rsid="0079c048" style:font-name-asian="Times New Roman" style:font-size-asian="9pt" style:language-asian="el" style:country-asian="GR" style:font-name-complex="Times New Roman" style:font-size-complex="9pt"/>
    </style:style>
    <style:style style:name="T213" style:family="text">
      <style:text-properties style:use-window-font-color="true" style:font-name="Symbola" fo:font-size="9pt" fo:language="en" fo:country="US" officeooo:rsid="00a589e4" style:font-name-asian="Times New Roman" style:font-size-asian="9pt" style:font-name-complex="Symbola" style:font-size-complex="9pt"/>
    </style:style>
    <style:style style:name="T214" style:family="text">
      <style:text-properties style:use-window-font-color="true" style:font-name="Symbola" fo:font-size="9pt" fo:language="en" fo:country="US" officeooo:rsid="00a589e4" style:font-name-asian="Times New Roman" style:font-size-asian="9pt" style:language-asian="zxx" style:country-asian="none" style:font-name-complex="Symbola" style:font-size-complex="9pt" style:language-complex="zxx" style:country-complex="none"/>
    </style:style>
    <style:style style:name="T215" style:family="text">
      <style:text-properties style:use-window-font-color="true" style:font-name="Symbola" fo:font-size="9pt" fo:language="en" fo:country="US" style:text-underline-style="none" officeooo:rsid="009da877" style:font-name-asian="Times New Roman" style:font-size-asian="9pt" style:language-asian="el" style:country-asian="GR" style:font-name-complex="Symbola" style:font-size-complex="9pt"/>
    </style:style>
    <style:style style:name="T216" style:family="text">
      <style:text-properties style:use-window-font-color="true" style:font-name="Symbola" fo:font-size="9pt" fo:language="en" fo:country="US" style:text-underline-style="none" officeooo:rsid="00361d88" style:font-name-asian="Times New Roman" style:font-size-asian="9pt" style:language-asian="el" style:country-asian="GR" style:font-name-complex="Symbola" style:font-size-complex="9pt"/>
    </style:style>
    <style:style style:name="T217" style:family="text">
      <style:text-properties style:use-window-font-color="true" style:font-name="Symbola" fo:font-size="9pt" fo:language="en" fo:country="US" style:text-underline-style="none" officeooo:rsid="010fc2d1" style:font-name-asian="Times New Roman" style:font-size-asian="9pt" style:language-asian="el" style:country-asian="GR" style:font-name-complex="Symbola" style:font-size-complex="9pt"/>
    </style:style>
    <style:style style:name="T218" style:family="text">
      <style:text-properties style:use-window-font-color="true" style:font-name="Symbola" fo:font-size="9pt" fo:language="en" fo:country="US" officeooo:rsid="00b9e67d" style:font-name-asian="Symbola" style:font-size-asian="9pt" style:language-asian="el" style:country-asian="GR" style:font-name-complex="Symbola:aalt" style:font-size-complex="9pt"/>
    </style:style>
    <style:style style:name="T219" style:family="text">
      <style:text-properties style:use-window-font-color="true" style:font-name="Symbola" fo:font-size="9pt" fo:language="en" fo:country="US" officeooo:rsid="00b9e67d" style:font-name-asian="Symbola" style:font-size-asian="10pt" style:font-size-complex="10pt"/>
    </style:style>
    <style:style style:name="T220" style:family="text">
      <style:text-properties style:use-window-font-color="true" style:font-name="Symbola" fo:font-size="9pt" fo:language="en" fo:country="US" officeooo:rsid="00177050" style:font-name-asian="Symbola" style:font-size-asian="10pt" style:font-size-complex="10pt"/>
    </style:style>
    <style:style style:name="T221" style:family="text">
      <style:text-properties style:use-window-font-color="true" style:font-name="Symbola" fo:font-size="9pt" fo:language="en" fo:country="US" officeooo:rsid="00177050" style:font-name-asian="Symbola" style:language-asian="zxx" style:country-asian="none" style:language-complex="zxx" style:country-complex="none"/>
    </style:style>
    <style:style style:name="T222" style:family="text">
      <style:text-properties style:use-window-font-color="true" style:font-name="Symbola" fo:font-size="9pt" fo:language="en" fo:country="US" officeooo:rsid="0017c1eb" style:font-name-asian="Symbola" style:language-asian="zxx" style:country-asian="none" style:language-complex="zxx" style:country-complex="none"/>
    </style:style>
    <style:style style:name="T223" style:family="text">
      <style:text-properties style:use-window-font-color="true" style:font-name="Symbola" fo:font-size="9pt" fo:language="en" fo:country="US" officeooo:rsid="00212747" style:font-name-asian="Symbola" style:language-asian="zxx" style:country-asian="none" style:language-complex="zxx" style:country-complex="none"/>
    </style:style>
    <style:style style:name="T224" style:family="text">
      <style:text-properties style:use-window-font-color="true" style:font-name="Symbola" fo:font-size="9pt" fo:language="en" fo:country="US" fo:font-weight="normal" officeooo:rsid="010c69f5" style:letter-kerning="true" style:font-size-asian="9pt" style:font-weight-asian="normal" style:font-size-complex="9pt" style:font-weight-complex="normal"/>
    </style:style>
    <style:style style:name="T225" style:family="text">
      <style:text-properties style:use-window-font-color="true" style:font-name="Symbola" fo:font-size="9pt" fo:language="en" fo:country="US" fo:font-weight="normal" officeooo:rsid="0018d778" style:letter-kerning="true" style:font-size-asian="9pt" style:font-weight-asian="normal" style:font-size-complex="9pt" style:font-weight-complex="normal"/>
    </style:style>
    <style:style style:name="T226" style:family="text">
      <style:text-properties style:use-window-font-color="true" style:font-name="Symbola" fo:font-size="9pt" fo:language="en" fo:country="US" fo:font-weight="normal" officeooo:rsid="00557358" style:letter-kerning="true" style:font-size-asian="9pt" style:font-weight-asian="normal" style:font-size-complex="9pt" style:font-weight-complex="normal"/>
    </style:style>
    <style:style style:name="T227" style:family="text">
      <style:text-properties style:use-window-font-color="true" style:font-name="Symbola" fo:font-size="9pt" fo:language="en" fo:country="US" fo:font-weight="normal" officeooo:rsid="0032469a" style:letter-kerning="true" style:font-size-asian="9pt" style:font-weight-asian="normal" style:font-size-complex="9pt" style:font-weight-complex="normal"/>
    </style:style>
    <style:style style:name="T228" style:family="text">
      <style:text-properties style:use-window-font-color="true" style:font-name="Symbola" fo:font-size="9pt" fo:language="en" fo:country="US" style:font-size-asian="10pt" style:font-size-complex="10pt"/>
    </style:style>
    <style:style style:name="T229" style:family="text">
      <style:text-properties style:use-window-font-color="true" style:font-name="Symbola" fo:font-size="9pt" fo:language="en" fo:country="US" officeooo:rsid="0017c1eb" style:language-asian="zxx" style:country-asian="none" style:language-complex="zxx" style:country-complex="none"/>
    </style:style>
    <style:style style:name="T230" style:family="text">
      <style:text-properties style:use-window-font-color="true" style:font-name="Symbola" fo:font-size="9pt" fo:language="zxx" fo:country="none" officeooo:rsid="00a589e4" style:font-name-asian="Symbola" style:font-size-asian="9pt" style:language-asian="zxx" style:country-asian="none" style:font-name-complex="Symbola" style:font-size-complex="9pt" style:language-complex="zxx" style:country-complex="none"/>
    </style:style>
    <style:style style:name="T231" style:family="text">
      <style:text-properties style:use-window-font-color="true" style:font-name="Symbola" fo:font-size="9pt" fo:language="el" fo:country="GR" officeooo:rsid="00a28787" style:font-name-asian="Times New Roman" style:font-size-asian="9pt" style:language-asian="el" style:country-asian="GR" style:font-name-complex="Times New Roman" style:font-size-complex="9pt"/>
    </style:style>
    <style:style style:name="T232" style:family="text">
      <style:text-properties style:use-window-font-color="true" style:font-name="Symbola" fo:font-size="9pt" fo:language="el" fo:country="GR" officeooo:rsid="00150098" style:font-name-asian="Times New Roman" style:font-size-asian="9pt" style:language-asian="el" style:country-asian="GR" style:font-name-complex="Times New Roman" style:font-size-complex="9pt"/>
    </style:style>
    <style:style style:name="T233" style:family="text">
      <style:text-properties style:use-window-font-color="true" style:font-name="Symbola" fo:font-size="9pt" fo:language="el" fo:country="GR" officeooo:rsid="00155d6f" style:font-name-asian="Times New Roman" style:font-size-asian="9pt" style:language-asian="el" style:country-asian="GR" style:font-name-complex="Times New Roman" style:font-size-complex="9pt"/>
    </style:style>
    <style:style style:name="T234" style:family="text">
      <style:text-properties style:use-window-font-color="true" style:font-name="Symbola" fo:font-size="9pt" fo:language="el" fo:country="GR" officeooo:rsid="0079c048" style:font-name-asian="Times New Roman" style:font-size-asian="9pt" style:language-asian="el" style:country-asian="GR" style:font-name-complex="Times New Roman" style:font-size-complex="9pt"/>
    </style:style>
    <style:style style:name="T235" style:family="text">
      <style:text-properties style:use-window-font-color="true" style:font-name="Symbola" fo:font-size="9pt" fo:language="fr" fo:country="FR" style:text-underline-style="none" fo:font-weight="normal" officeooo:rsid="00557358" style:letter-kerning="true" style:font-size-asian="9pt" style:font-weight-asian="normal" style:font-size-complex="9pt" style:font-weight-complex="normal"/>
    </style:style>
    <style:style style:name="T236" style:family="text">
      <style:text-properties style:use-window-font-color="true" style:font-name="Symbola" fo:font-size="6pt" officeooo:rsid="00b9e67d" style:font-name-asian="Symbola" style:font-size-asian="5.25pt" style:font-size-complex="6pt"/>
    </style:style>
    <style:style style:name="T237" style:family="text">
      <style:text-properties style:use-window-font-color="true" style:font-name="Symbola" fo:font-size="12pt" fo:language="en" fo:country="US" style:font-size-asian="12pt" style:font-size-complex="12pt"/>
    </style:style>
    <style:style style:name="T238" style:family="text">
      <style:text-properties style:use-window-font-color="true" style:font-name="Symbola" fo:font-size="12pt" fo:language="en" fo:country="US" officeooo:rsid="001abe38" style:font-size-asian="12pt" style:language-asian="zxx" style:country-asian="none" style:font-size-complex="12pt" style:language-complex="zxx" style:country-complex="none"/>
    </style:style>
    <style:style style:name="T239" style:family="text">
      <style:text-properties style:use-window-font-color="true" style:font-name="Symbola" fo:font-size="12pt" fo:language="en" fo:country="US" officeooo:rsid="001abe38" style:font-name-asian="Symbola" style:font-size-asian="12pt" style:language-asian="zxx" style:country-asian="none" style:font-size-complex="12pt" style:language-complex="zxx" style:country-complex="none"/>
    </style:style>
    <style:style style:name="T240" style:family="text">
      <style:text-properties style:use-window-font-color="true" style:font-name="Symbola" fo:font-size="12pt" fo:language="en" fo:country="US" officeooo:rsid="0012a57d" style:font-name-asian="Symbola" style:font-size-asian="12pt" style:font-size-complex="12pt"/>
    </style:style>
    <style:style style:name="T241" style:family="text">
      <style:text-properties style:use-window-font-color="true" style:font-name="Symbola" fo:font-size="12pt" officeooo:rsid="0012a57d" style:font-name-asian="Symbola" style:font-size-asian="12pt" style:font-size-complex="12pt"/>
    </style:style>
    <style:style style:name="T242" style:family="text">
      <style:text-properties style:use-window-font-color="true" style:font-name="Symbola" fo:language="cu" fo:country="RU" officeooo:rsid="000af575" style:font-name-asian="Symbola" style:language-complex="he" style:country-complex="IL"/>
    </style:style>
    <style:style style:name="T243" style:family="text">
      <style:text-properties style:use-window-font-color="true" style:font-name="Symbola" fo:language="en" fo:country="US" officeooo:rsid="0016d2f1" style:font-name-asian="Symbola" style:language-complex="he" style:country-complex="IL"/>
    </style:style>
    <style:style style:name="T244" style:family="text">
      <style:text-properties style:use-window-font-color="true" style:font-name="Symbola" fo:language="en" fo:country="US" officeooo:rsid="000af575" style:font-name-asian="Symbola" style:language-complex="he" style:country-complex="IL"/>
    </style:style>
    <style:style style:name="T245" style:family="text">
      <style:text-properties style:use-window-font-color="true" style:font-name="Symbola" fo:font-size="8pt" fo:language="fr" fo:country="FR" style:text-underline-style="none" fo:font-weight="normal" officeooo:rsid="00557358" style:letter-kerning="true" style:font-size-asian="8pt" style:font-weight-asian="normal" style:font-size-complex="8pt" style:font-weight-complex="normal"/>
    </style:style>
    <style:style style:name="T246" style:family="text">
      <style:text-properties style:use-window-font-color="true" style:font-name="Symbola" fo:font-size="10pt" fo:language="en" fo:country="US" officeooo:rsid="0017c1eb" style:font-name-asian="Symbola" style:font-size-asian="10pt" style:language-asian="zxx" style:country-asian="none" style:font-size-complex="10pt" style:language-complex="zxx" style:country-complex="none"/>
    </style:style>
    <style:style style:name="T247" style:family="text">
      <style:text-properties style:use-window-font-color="true" style:font-name="Symbola" fo:font-size="10pt" fo:language="en" fo:country="US" officeooo:rsid="00177050" style:font-name-asian="Symbola" style:font-size-asian="10pt" style:language-asian="zxx" style:country-asian="none" style:font-size-complex="10pt" style:language-complex="zxx" style:country-complex="none"/>
    </style:style>
    <style:style style:name="T248" style:family="text">
      <style:text-properties style:use-window-font-color="true" style:font-name="Symbola" fo:font-size="10pt" fo:language="en" fo:country="US" officeooo:rsid="00177050" style:font-name-asian="Symbola" style:font-size-asian="10pt" style:language-asian="zxx" style:country-asian="none" style:font-name-complex="Symbola" style:font-size-complex="10pt" style:language-complex="zxx" style:country-complex="none"/>
    </style:style>
    <style:style style:name="T249" style:family="text">
      <style:text-properties style:use-window-font-color="true" style:font-name="Symbola:ital" fo:font-size="9pt" fo:language="en" fo:country="US" officeooo:rsid="00a589e4" style:font-name-asian="Times New Roman" style:font-size-asian="9pt" style:font-name-complex="Symbola" style:font-size-complex="9pt"/>
    </style:style>
    <style:style style:name="T250" style:family="text">
      <style:text-properties style:use-window-font-color="true" style:font-name="Symbola:ital" fo:font-size="9pt" fo:language="en" fo:country="US" officeooo:rsid="002363a8" style:font-name-asian="Times New Roman" style:font-size-asian="9pt" style:language-asian="el" style:country-asian="GR" style:font-name-complex="Courier New" style:font-size-complex="9pt"/>
    </style:style>
    <style:style style:name="T251" style:family="text">
      <style:text-properties style:use-window-font-color="true" style:font-name="Symbola:ital" fo:font-size="9pt" fo:language="el" fo:country="GR" officeooo:rsid="002363a8" style:font-name-asian="Times New Roman" style:font-size-asian="9pt" style:language-asian="el" style:country-asian="GR" style:font-name-complex="Courier New" style:font-size-complex="9pt"/>
    </style:style>
    <style:style style:name="T252" style:family="text">
      <style:text-properties style:use-window-font-color="true" style:font-name="Symbola:ital" fo:font-size="9pt" fo:language="el" fo:country="GR" officeooo:rsid="00150098" style:font-name-asian="Times New Roman" style:font-size-asian="9pt" style:language-asian="el" style:country-asian="GR" style:font-name-complex="Courier New" style:font-size-complex="9pt"/>
    </style:style>
    <style:style style:name="T253" style:family="text">
      <style:text-properties style:use-window-font-color="true" style:font-name="Symbola:ital" fo:font-size="9pt" fo:language="el" fo:country="GR" officeooo:rsid="00155d6f" style:font-name-asian="Times New Roman" style:font-size-asian="9pt" style:language-asian="el" style:country-asian="GR" style:font-name-complex="Courier New" style:font-size-complex="9pt"/>
    </style:style>
    <style:style style:name="T254" style:family="text">
      <style:text-properties style:use-window-font-color="true" style:font-name="Symbola:onum" fo:font-size="9pt" fo:language="en" fo:country="US" officeooo:rsid="00a589e4" style:font-name-asian="Times New Roman" style:font-size-asian="9pt" style:font-name-complex="Symbola" style:font-size-complex="9pt"/>
    </style:style>
    <style:style style:name="T255" style:family="text">
      <style:text-properties style:use-window-font-color="true" style:font-name="Symbola:onum" fo:font-size="9pt" fo:language="en" fo:country="US" officeooo:rsid="0079c048" style:font-name-asian="Times New Roman" style:font-size-asian="9pt" style:language-asian="el" style:country-asian="GR" style:font-name-complex="Times New Roman" style:font-size-complex="9pt"/>
    </style:style>
    <style:style style:name="T256" style:family="text">
      <style:text-properties style:use-window-font-color="true" style:font-name="Symbola:onum" fo:font-size="9pt" fo:language="el" fo:country="GR" officeooo:rsid="00155d6f" style:font-name-asian="Times New Roman" style:font-size-asian="9pt" style:language-asian="el" style:country-asian="GR" style:font-name-complex="Times New Roman" style:font-size-complex="9pt"/>
    </style:style>
    <style:style style:name="T257" style:family="text">
      <style:text-properties style:use-window-font-color="true" style:font-name="Symbola:aalt" fo:font-size="9pt" fo:language="en" fo:country="US" officeooo:rsid="00b9e67d" style:font-name-asian="Symbola" style:font-size-asian="9pt" style:language-asian="el" style:country-asian="GR" style:font-name-complex="Symbola:aalt" style:font-size-complex="9pt"/>
    </style:style>
    <style:style style:name="T258" style:family="text">
      <style:text-properties style:use-window-font-color="true" style:font-name="Symbola:aalt" fo:font-size="12pt" fo:language="en" fo:country="US" officeooo:rsid="0017c1eb" style:font-name-asian="Symbola:aalt" style:font-size-asian="12pt" style:language-asian="zxx" style:country-asian="none" style:font-size-complex="12pt" style:language-complex="zxx" style:country-complex="none"/>
    </style:style>
    <style:style style:name="T259" style:family="text">
      <style:text-properties style:use-window-font-color="true" style:font-name="Symbola:aalt" fo:font-size="12pt" fo:language="en" fo:country="US" officeooo:rsid="0017c1eb" style:font-name-asian="Symbola:aalt" style:font-size-asian="12pt" style:language-asian="zxx" style:country-asian="none" style:font-name-complex="Symbola:aalt" style:font-size-complex="12pt" style:language-complex="zxx" style:country-complex="none"/>
    </style:style>
    <style:style style:name="T260" style:family="text">
      <style:text-properties style:use-window-font-color="true" style:font-name="Symbola:aalt" fo:font-size="12pt" fo:language="en" fo:country="US" officeooo:rsid="0017c1eb" style:font-size-asian="12pt" style:language-asian="zxx" style:country-asian="none" style:font-name-complex="Symbola:aalt" style:font-size-complex="12pt" style:language-complex="zxx" style:country-complex="none"/>
    </style:style>
    <style:style style:name="T261" style:family="text">
      <style:text-properties style:use-window-font-color="true" style:font-name="Symbola:aalt" fo:font-size="12pt" fo:language="en" fo:country="US" officeooo:rsid="0131a00c" style:font-size-asian="12pt" style:language-asian="zxx" style:country-asian="none" style:font-size-complex="12pt" style:language-complex="zxx" style:country-complex="none"/>
    </style:style>
    <style:style style:name="T262" style:family="text">
      <style:text-properties style:use-window-font-color="true" style:font-name="Symbola:aalt" fo:font-size="12pt" fo:language="en" fo:country="US" officeooo:rsid="0131a00c" style:font-size-asian="12pt" style:language-asian="zxx" style:country-asian="none" style:font-name-complex="Symbola:aalt" style:font-size-complex="12pt" style:language-complex="zxx" style:country-complex="none"/>
    </style:style>
    <style:style style:name="T263" style:family="text">
      <style:text-properties style:use-window-font-color="true" style:font-name="Symbola:aalt" fo:font-size="12pt" fo:language="en" fo:country="US" officeooo:rsid="00b9e67d" style:font-size-asian="12pt" style:font-name-complex="Symbola:aalt" style:font-size-complex="12pt"/>
    </style:style>
    <style:style style:name="T264" style:family="text">
      <style:text-properties style:use-window-font-color="true" style:font-name="Symbola:aalt" fo:font-size="12pt" fo:language="en" fo:country="US" officeooo:rsid="01096112" style:font-size-asian="12pt" style:font-name-complex="Symbola:aalt" style:font-size-complex="12pt"/>
    </style:style>
    <style:style style:name="T265" style:family="text">
      <style:text-properties style:use-window-font-color="true" style:font-name="Symbola:aalt" fo:font-size="12pt" fo:language="en" fo:country="US" officeooo:rsid="0017c1eb" style:font-size-asian="12pt" style:font-name-complex="Symbola:aalt" style:font-size-complex="12pt"/>
    </style:style>
    <style:style style:name="T266" style:family="text">
      <style:text-properties style:use-window-font-color="true" style:font-name="Symbola:aalt" fo:font-size="12pt" fo:language="en" fo:country="US" officeooo:rsid="01127db3" style:font-size-asian="12pt" style:font-name-complex="Symbola:aalt" style:font-size-complex="12pt"/>
    </style:style>
    <style:style style:name="T267" style:family="text">
      <style:text-properties style:use-window-font-color="true" style:font-name="Symbola:cv01" fo:font-size="9pt" fo:language="en" fo:country="US" officeooo:rsid="00a589e4" style:font-name-asian="Times New Roman" style:font-size-asian="9pt" style:language-asian="zxx" style:country-asian="none" style:font-name-complex="Symbola" style:font-size-complex="9pt" style:language-complex="zxx" style:country-complex="none"/>
    </style:style>
    <style:style style:name="T268" style:family="text">
      <style:text-properties style:use-window-font-color="true" style:font-name="Symbola:cv01" fo:font-size="9pt" fo:language="zxx" fo:country="none" officeooo:rsid="00a589e4" style:font-name-asian="Symbola" style:font-size-asian="9pt" style:language-asian="zxx" style:country-asian="none" style:font-name-complex="Symbola" style:font-size-complex="9pt" style:language-complex="zxx" style:country-complex="none"/>
    </style:style>
    <style:style style:name="T269" style:family="text">
      <style:text-properties style:use-window-font-color="true" style:font-name="Symbola:cv01" fo:font-size="12pt" fo:language="en" fo:country="US" officeooo:rsid="001abe38" style:font-name-asian="Symbola" style:font-size-asian="12pt" style:language-asian="zxx" style:country-asian="none" style:font-size-complex="12pt" style:language-complex="zxx" style:country-complex="none"/>
    </style:style>
    <style:style style:name="T270" style:family="text">
      <style:text-properties style:use-window-font-color="true" style:font-name="Symbola:sups" fo:font-size="9pt" fo:language="en" fo:country="US" officeooo:rsid="00a589e4" style:font-name-asian="Times New Roman" style:font-size-asian="9pt" style:font-name-complex="Symbola" style:font-size-complex="9pt"/>
    </style:style>
    <style:style style:name="T271" style:family="text">
      <style:text-properties style:use-window-font-color="true" style:font-name="Symbola:subs" fo:font-size="9pt" fo:language="en" fo:country="US" officeooo:rsid="00a589e4" style:font-name-asian="Times New Roman" style:font-size-asian="9pt" style:font-name-complex="Symbola" style:font-size-complex="9pt"/>
    </style:style>
    <style:style style:name="T272" style:family="text">
      <style:text-properties style:use-window-font-color="true" style:font-name="Symbola:sups&amp;cv01" fo:font-size="9pt" fo:language="en" fo:country="US" officeooo:rsid="00a589e4" style:font-name-asian="Times New Roman" style:font-size-asian="9pt" style:language-asian="zxx" style:country-asian="none" style:font-name-complex="Symbola" style:font-size-complex="9pt" style:language-complex="zxx" style:country-complex="none"/>
    </style:style>
    <style:style style:name="T273" style:family="text">
      <style:text-properties style:use-window-font-color="true" style:font-name="Symbola:subs&amp;cv01" fo:font-size="9pt" fo:language="en" fo:country="US" officeooo:rsid="00a589e4" style:font-name-asian="Times New Roman" style:font-size-asian="9pt" style:language-asian="zxx" style:country-asian="none" style:font-name-complex="Symbola" style:font-size-complex="9pt" style:language-complex="zxx" style:country-complex="none"/>
    </style:style>
    <style:style style:name="T274" style:family="text">
      <style:text-properties style:use-window-font-color="true" style:font-name="Symbola:onum&amp;ital" fo:font-size="9pt" fo:language="en" fo:country="US" officeooo:rsid="00a589e4" style:font-name-asian="Times New Roman" style:font-size-asian="9pt" style:font-name-complex="Symbola" style:font-size-complex="9pt"/>
    </style:style>
    <style:style style:name="T275" style:family="text">
      <style:text-properties style:use-window-font-color="true" style:font-name="Symbola:onum&amp;ital" fo:font-size="9pt" fo:language="en" fo:country="US" officeooo:rsid="002363a8" style:font-name-asian="Times New Roman" style:font-size-asian="9pt" style:language-asian="el" style:country-asian="GR" style:font-name-complex="Courier New" style:font-size-complex="9pt"/>
    </style:style>
    <style:style style:name="T276" style:family="text">
      <style:text-properties style:use-window-font-color="true" style:font-name="Symbola:onum&amp;ital" fo:font-size="9pt" fo:language="el" fo:country="GR" officeooo:rsid="00155d6f" style:font-name-asian="Times New Roman" style:font-size-asian="9pt" style:language-asian="el" style:country-asian="GR" style:font-name-complex="Courier New" style:font-size-complex="9pt"/>
    </style:style>
    <style:style style:name="T277" style:family="text">
      <style:text-properties style:use-window-font-color="true" style:font-name="Symbola:onum&amp;cv01" fo:font-size="9pt" fo:language="en" fo:country="US" officeooo:rsid="00a589e4" style:font-name-asian="Times New Roman" style:font-size-asian="9pt" style:language-asian="zxx" style:country-asian="none" style:font-name-complex="Symbola" style:font-size-complex="9pt" style:language-complex="zxx" style:country-complex="none"/>
    </style:style>
    <style:style style:name="T278" style:family="text">
      <style:text-properties style:use-window-font-color="true" style:font-name="Symbola:ital&amp;cv01" fo:font-size="9pt" fo:language="en" fo:country="US" officeooo:rsid="00a589e4" style:font-name-asian="Times New Roman" style:font-size-asian="9pt" style:language-asian="zxx" style:country-asian="none" style:font-name-complex="Symbola" style:font-size-complex="9pt" style:language-complex="zxx" style:country-complex="none"/>
    </style:style>
    <style:style style:name="T279" style:family="text">
      <style:text-properties style:use-window-font-color="true" style:font-name="Symbola:onum&amp;ital&amp;cv01" fo:font-size="9pt" fo:language="en" fo:country="US" officeooo:rsid="00a589e4" style:font-name-asian="Times New Roman" style:font-size-asian="9pt" style:language-asian="zxx" style:country-asian="none" style:font-name-complex="Symbola" style:font-size-complex="9pt" style:language-complex="zxx" style:country-complex="none"/>
    </style:style>
    <style:style style:name="T280" style:family="text">
      <style:text-properties style:use-window-font-color="true" style:font-name="Symbola2" fo:font-size="12pt" fo:language="en" fo:country="US" style:font-name-asian="Symbola3" style:font-size-asian="12pt" style:font-name-complex="Symbola3" style:font-size-complex="12pt"/>
    </style:style>
    <style:style style:name="T281" style:family="text">
      <style:text-properties style:use-window-font-color="true" style:font-name="Symbola1" fo:font-size="12pt" fo:language="en" fo:country="US" officeooo:rsid="001abe38" style:font-name-asian="Symbola1" style:font-size-asian="12pt" style:language-asian="zxx" style:country-asian="none" style:font-name-complex="Symbola1" style:font-size-complex="12pt" style:language-complex="zxx" style:country-complex="none"/>
    </style:style>
    <style:style style:name="T282" style:family="text">
      <style:text-properties style:use-window-font-color="true" style:font-name="Symbola:numr&amp;cv01" fo:font-size="12pt" fo:language="zxx" fo:country="none" officeooo:rsid="00a589e4" style:font-name-asian="Symbola" style:font-size-asian="12pt" style:language-asian="zxx" style:country-asian="none" style:font-size-complex="12pt" style:language-complex="zxx" style:country-complex="none"/>
    </style:style>
    <style:style style:name="T283" style:family="text">
      <style:text-properties style:use-window-font-color="true" style:font-name="Symbola:numr&amp;cv01" fo:font-size="12pt" fo:language="zxx" fo:country="none" officeooo:rsid="001aadfa" style:font-name-asian="Symbola" style:font-size-asian="12pt" style:language-asian="zxx" style:country-asian="none" style:font-size-complex="12pt" style:language-complex="zxx" style:country-complex="none"/>
    </style:style>
    <style:style style:name="T284" style:family="text">
      <style:text-properties style:use-window-font-color="true" style:font-name="Symbola:numr&amp;cv01" fo:font-size="12pt" fo:language="en" fo:country="US" officeooo:rsid="0007a2b2" style:font-name-asian="Symbola" style:font-size-asian="12pt" style:language-asian="zxx" style:country-asian="none" style:font-size-complex="12pt" style:language-complex="zxx" style:country-complex="none"/>
    </style:style>
    <style:style style:name="T285" style:family="text">
      <style:text-properties style:use-window-font-color="true" style:font-name="Symbola:dnom&amp;cv01" fo:font-size="12pt" fo:language="zxx" fo:country="none" officeooo:rsid="00a589e4" style:font-name-asian="Symbola" style:font-size-asian="12pt" style:language-asian="zxx" style:country-asian="none" style:font-size-complex="12pt" style:language-complex="zxx" style:country-complex="none"/>
    </style:style>
    <style:style style:name="T286" style:family="text">
      <style:text-properties style:use-window-font-color="true" style:font-name="Symbola:dnom&amp;cv01" fo:font-size="12pt" fo:language="zxx" fo:country="none" officeooo:rsid="001aadfa" style:font-name-asian="Symbola" style:font-size-asian="12pt" style:language-asian="zxx" style:country-asian="none" style:font-size-complex="12pt" style:language-complex="zxx" style:country-complex="none"/>
    </style:style>
    <style:style style:name="T287" style:family="text">
      <style:text-properties style:use-window-font-color="true" style:font-name="Symbola:dnom&amp;cv01" fo:font-size="12pt" fo:language="en" fo:country="US" officeooo:rsid="0007a2b2" style:font-name-asian="Symbola" style:font-size-asian="12pt" style:language-asian="zxx" style:country-asian="none" style:font-size-complex="12pt" style:language-complex="zxx" style:country-complex="none"/>
    </style:style>
    <style:style style:name="T288" style:family="text">
      <style:text-properties style:use-window-font-color="true" style:font-name="Symbola:cv01&amp;ital" fo:font-size="12pt" fo:language="en" fo:country="US" officeooo:rsid="001abe38" style:font-name-asian="Symbola" style:font-size-asian="12pt" style:language-asian="zxx" style:country-asian="none" style:font-size-complex="12pt" style:language-complex="zxx" style:country-complex="none"/>
    </style:style>
    <style:style style:name="T289" style:family="text">
      <style:text-properties style:use-window-font-color="true" style:font-name="Symbola:onum&amp;cv01&amp;ital" fo:font-size="12pt" fo:language="en" fo:country="US" officeooo:rsid="001abe38" style:font-name-asian="Symbola" style:font-size-asian="12pt" style:language-asian="zxx" style:country-asian="none" style:font-size-complex="12pt" style:language-complex="zxx" style:country-complex="none"/>
    </style:style>
    <style:style style:name="T290" style:family="text">
      <style:text-properties style:use-window-font-color="true" style:font-name="Symbola:dtls" fo:font-size="12pt" fo:language="en" fo:country="US" officeooo:rsid="00b9e67d" style:font-name-asian="Symbola" style:font-size-asian="12pt" style:font-size-complex="12pt"/>
    </style:style>
    <style:style style:name="T291" style:family="text">
      <style:text-properties style:use-window-font-color="true" style:font-name="Symbola:aalt=2" fo:font-size="12pt" fo:language="en" fo:country="US" officeooo:rsid="0017c1eb" style:font-name-asian="Symbola:aalt" style:font-size-asian="12pt" style:language-asian="zxx" style:country-asian="none" style:font-size-complex="12pt" style:language-complex="zxx" style:country-complex="none"/>
    </style:style>
    <style:style style:name="T292" style:family="text">
      <style:text-properties style:use-window-font-color="true" style:font-name="Symbola:aalt=2" fo:font-size="12pt" fo:language="en" fo:country="US" officeooo:rsid="0017c1eb" style:font-name-asian="Symbola:aalt=2" style:font-size-asian="12pt" style:language-asian="zxx" style:country-asian="none" style:font-name-complex="Symbola:aalt" style:font-size-complex="12pt" style:language-complex="zxx" style:country-complex="none"/>
    </style:style>
    <style:style style:name="T293" style:family="text">
      <style:text-properties style:use-window-font-color="true" style:font-name="Symbola:aalt=3" fo:font-size="12pt" fo:language="en" fo:country="US" officeooo:rsid="0017c1eb" style:font-name-asian="Symbola:aalt" style:font-size-asian="12pt" style:language-asian="zxx" style:country-asian="none" style:font-size-complex="12pt" style:language-complex="zxx" style:country-complex="none"/>
    </style:style>
    <style:style style:name="T294" style:family="text">
      <style:text-properties style:use-window-font-color="true" style:font-name="Symbola:aalt=4" fo:font-size="12pt" fo:language="en" fo:country="US" officeooo:rsid="0017c1eb" style:font-name-asian="Symbola:aalt" style:font-size-asian="12pt" style:language-asian="zxx" style:country-asian="none" style:font-size-complex="12pt" style:language-complex="zxx" style:country-complex="none"/>
    </style:style>
    <style:style style:name="T295" style:family="text">
      <style:text-properties style:use-window-font-color="true" style:font-name="Symbola:smcp" fo:font-size="9pt" fo:language="en" fo:country="US" fo:font-weight="normal" officeooo:rsid="00557358" style:letter-kerning="true" style:font-size-asian="9pt" style:font-weight-asian="normal" style:font-size-complex="9pt" style:font-weight-complex="normal"/>
    </style:style>
    <style:style style:name="T296" style:family="text">
      <style:text-properties style:font-name="Symbola:smcp" fo:font-size="12pt" style:font-name-asian="Symbola" style:font-size-asian="12pt" style:font-size-complex="12pt"/>
    </style:style>
    <style:style style:name="T297" style:family="text">
      <style:text-properties style:font-name="Symbola:smcp" fo:font-size="12pt" fo:language="en" fo:country="US" fo:font-weight="normal" style:letter-kerning="true" style:font-size-asian="12pt" style:font-weight-asian="normal" style:font-size-complex="12pt" style:font-weight-complex="normal"/>
    </style:style>
    <style:style style:name="T298" style:family="text">
      <style:text-properties style:font-name="Symbola:smcp" fo:font-size="12pt" fo:language="en" fo:country="US" fo:font-weight="normal" officeooo:rsid="012bc25c" style:letter-kerning="true" style:font-size-asian="12pt" style:font-weight-asian="normal" style:font-size-complex="12pt" style:font-weight-complex="normal"/>
    </style:style>
    <style:style style:name="T299" style:family="text">
      <style:text-properties style:font-name="Symbola:smcp" fo:font-size="12pt" fo:language="en" fo:country="US" fo:font-weight="normal" officeooo:rsid="0102ee0a" style:letter-kerning="true" style:font-size-asian="12pt" style:font-weight-asian="normal" style:font-size-complex="12pt" style:font-weight-complex="normal"/>
    </style:style>
    <style:style style:name="T300" style:family="text">
      <style:text-properties style:font-name="Symbola:onum" fo:font-size="12pt" fo:language="en" fo:country="US" style:font-name-asian="Symbola" style:font-size-asian="12pt" style:font-size-complex="12pt"/>
    </style:style>
    <style:style style:name="T301" style:family="text">
      <style:text-properties style:font-name="Symbola:onum" fo:font-size="12pt" fo:language="en" fo:country="US" fo:font-weight="normal" style:letter-kerning="true" style:font-size-asian="12pt" style:font-weight-asian="normal" style:font-size-complex="12pt" style:font-weight-complex="normal"/>
    </style:style>
    <style:style style:name="T302" style:family="text">
      <style:text-properties style:font-name="Symbola:onum" fo:font-size="12pt" fo:language="en" fo:country="US" fo:font-weight="normal" officeooo:rsid="0102ee0a" style:letter-kerning="true" style:font-size-asian="12pt" style:font-weight-asian="normal" style:font-size-complex="12pt" style:font-weight-complex="normal"/>
    </style:style>
    <style:style style:name="T303" style:family="text">
      <style:text-properties style:font-name="Symbola:onum" fo:font-size="12pt" fo:language="en" fo:country="US" fo:font-weight="normal" officeooo:rsid="01068d98" style:letter-kerning="true" style:font-size-asian="12pt" style:font-weight-asian="normal" style:font-size-complex="12pt" style:font-weight-complex="normal"/>
    </style:style>
    <style:style style:name="T304" style:family="text">
      <style:text-properties style:font-name="Symbola:onum" fo:font-size="12pt" fo:language="en" fo:country="US" fo:font-weight="normal" officeooo:rsid="002d6133" style:letter-kerning="true" style:font-size-asian="12pt" style:font-weight-asian="normal" style:font-size-complex="12pt" style:font-weight-complex="normal"/>
    </style:style>
    <style:style style:name="T305" style:family="text">
      <style:text-properties style:font-name="Symbola:onum" fo:font-size="12pt" style:font-name-asian="Symbola" style:font-size-asian="12pt" style:font-size-complex="12pt"/>
    </style:style>
    <style:style style:name="T306" style:family="text">
      <style:text-properties style:font-name="Symbola:ital" fo:font-size="12pt" style:font-size-asian="12pt" style:font-size-complex="12pt"/>
    </style:style>
    <style:style style:name="T307" style:family="text">
      <style:text-properties style:font-name="Symbola:ital" fo:font-size="12pt" fo:language="en" fo:country="US" style:font-size-asian="12pt" style:font-size-complex="12pt"/>
    </style:style>
    <style:style style:name="T308" style:family="text">
      <style:text-properties style:font-name="Symbola:ital" fo:font-size="12pt" fo:language="en" fo:country="US" officeooo:rsid="0012a57d" style:font-size-asian="12pt" style:font-size-complex="12pt"/>
    </style:style>
    <style:style style:name="T309" style:family="text">
      <style:text-properties style:font-name="Symbola1" officeooo:rsid="00af1e93" style:font-name-asian="Symbola1" style:font-name-complex="Symbola1"/>
    </style:style>
    <style:style style:name="T310" style:family="text">
      <style:text-properties style:font-name="Symbola1" officeooo:rsid="00b148dd" style:font-name-asian="Symbola1" style:font-name-complex="Symbola1"/>
    </style:style>
    <style:style style:name="T311" style:family="text">
      <style:text-properties style:font-name="Symbola1" fo:font-size="12pt" fo:language="en" fo:country="US" officeooo:rsid="000724e8" style:font-name-asian="Symbola1" style:font-size-asian="12pt" style:font-name-complex="Symbola1" style:font-size-complex="12pt"/>
    </style:style>
    <style:style style:name="T312" style:family="text">
      <style:text-properties style:font-name="Symbola1" fo:font-size="12pt" fo:language="en" fo:country="US" officeooo:rsid="001abe38" style:font-name-asian="Symbola1" style:font-size-asian="12pt" style:font-name-complex="Symbola1" style:font-size-complex="12pt"/>
    </style:style>
    <style:style style:name="T313" style:family="text">
      <style:text-properties fo:color="#808080" style:font-name="Symbola:smcp" fo:font-size="9pt" fo:language="en" fo:country="US" officeooo:rsid="00382ce6" style:font-name-asian="Times New Roman" style:font-size-asian="9pt" style:language-asian="el" style:country-asian="GR" style:font-name-complex="Times New Roman" style:font-size-complex="9pt"/>
    </style:style>
    <style:style style:name="T314" style:family="text">
      <style:text-properties fo:color="#808080" style:font-name="Symbola" fo:font-size="9pt" fo:language="en" fo:country="US" officeooo:rsid="00382ce6" style:font-name-asian="Times New Roman" style:font-size-asian="9pt" style:language-asian="el" style:country-asian="GR" style:font-name-complex="Times New Roman" style:font-size-complex="9pt"/>
    </style:style>
    <style:style style:name="T315" style:family="text">
      <style:text-properties fo:color="#808080" style:font-name="Symbola" fo:font-size="9pt" fo:language="en" fo:country="US" officeooo:rsid="0064a796" style:font-name-asian="Times New Roman" style:font-size-asian="9pt" style:language-asian="el" style:country-asian="GR" style:font-name-complex="Times New Roman" style:font-size-complex="9pt"/>
    </style:style>
    <style:style style:name="T316" style:family="text">
      <style:text-properties fo:color="#808080" style:font-name="Symbola" fo:font-size="9pt" fo:language="en" fo:country="US" officeooo:rsid="00155d6f" style:font-name-asian="Times New Roman" style:font-size-asian="9pt" style:language-asian="el" style:country-asian="GR" style:font-name-complex="Times New Roman" style:font-size-complex="9pt"/>
    </style:style>
    <style:style style:name="T317" style:family="text">
      <style:text-properties fo:color="#808080" style:font-name="Symbola" fo:font-size="9pt" fo:language="en" fo:country="US" officeooo:rsid="0041bac5" style:font-name-asian="Times New Roman" style:font-size-asian="9pt" style:language-asian="el" style:country-asian="GR" style:font-name-complex="Times New Roman" style:font-size-complex="9pt"/>
    </style:style>
    <style:style style:name="T318" style:family="text">
      <style:text-properties fo:color="#808080" style:font-name="Symbola" fo:font-size="9pt" fo:language="en" fo:country="US" officeooo:rsid="001e0527" style:font-name-asian="Times New Roman" style:font-size-asian="9pt" style:language-asian="el" style:country-asian="GR" style:font-name-complex="Times New Roman" style:font-size-complex="9pt"/>
    </style:style>
    <style:style style:name="T319" style:family="text">
      <style:text-properties fo:color="#808080" style:font-name="Symbola" fo:font-size="9pt" fo:language="en" fo:country="US" officeooo:rsid="00b79010" style:font-name-asian="Times New Roman" style:font-size-asian="9pt" style:language-asian="el" style:country-asian="GR" style:font-name-complex="Times New Roman" style:font-size-complex="9pt"/>
    </style:style>
    <style:style style:name="T320" style:family="text">
      <style:text-properties fo:color="#808080" style:font-name="Symbola" fo:font-size="9pt" fo:language="en" fo:country="US" officeooo:rsid="00b82008" style:font-name-asian="Times New Roman" style:font-size-asian="9pt" style:language-asian="el" style:country-asian="GR" style:font-name-complex="Times New Roman" style:font-size-complex="9pt"/>
    </style:style>
    <style:style style:name="T321" style:family="text">
      <style:text-properties fo:color="#808080" style:font-name="Symbola" fo:font-size="9pt" fo:language="en" fo:country="US" officeooo:rsid="00bb5a77" style:font-name-asian="Times New Roman" style:font-size-asian="9pt" style:language-asian="el" style:country-asian="GR" style:font-name-complex="Symbola" style:font-size-complex="9pt"/>
    </style:style>
    <style:style style:name="T322" style:family="text">
      <style:text-properties fo:color="#808080" style:font-name="Symbola" fo:font-size="9pt" fo:language="en" fo:country="US" officeooo:rsid="001e0527" style:font-name-asian="Times New Roman" style:font-size-asian="9pt" style:language-asian="el" style:country-asian="GR" style:font-name-complex="Symbola" style:font-size-complex="9pt"/>
    </style:style>
    <style:style style:name="T323" style:family="text">
      <style:text-properties fo:color="#808080" style:font-name="Symbola" fo:font-size="9pt" fo:language="en" fo:country="US" officeooo:rsid="00eab8ce" style:font-name-asian="Times New Roman" style:font-size-asian="9pt" style:language-asian="el" style:country-asian="GR" style:font-name-complex="Symbola" style:font-size-complex="9pt"/>
    </style:style>
    <style:style style:name="T324" style:family="text">
      <style:text-properties fo:color="#808080" style:font-name="Symbola" fo:font-size="9pt" fo:language="en" fo:country="US" officeooo:rsid="010daa12" style:font-name-asian="Times New Roman" style:font-size-asian="9pt" style:language-asian="el" style:country-asian="GR" style:font-name-complex="Symbola" style:font-size-complex="9pt"/>
    </style:style>
    <style:style style:name="T325" style:family="text">
      <style:text-properties fo:color="#808080" style:font-name="Symbola" fo:font-size="9pt" fo:language="en" fo:country="US" officeooo:rsid="002363a8" style:font-name-asian="Times New Roman" style:font-size-asian="9pt" style:language-asian="el" style:country-asian="GR" style:font-name-complex="Courier New" style:font-size-complex="9pt"/>
    </style:style>
    <style:style style:name="T326" style:family="text">
      <style:text-properties fo:color="#808080" style:font-name="Symbola" fo:font-size="9pt" fo:language="en" fo:country="US" officeooo:rsid="00155d6f" style:font-name-asian="Times New Roman" style:font-size-asian="9pt" style:language-asian="el" style:country-asian="GR" style:font-name-complex="Courier New" style:font-size-complex="9pt"/>
    </style:style>
    <style:style style:name="T327" style:family="text">
      <style:text-properties fo:color="#808080" style:font-name="Symbola" fo:font-size="9pt" fo:language="en" fo:country="US" officeooo:rsid="00b82008" style:font-name-asian="Times New Roman" style:font-size-asian="9pt" style:language-asian="el" style:country-asian="GR" style:font-name-complex="Courier New" style:font-size-complex="9pt"/>
    </style:style>
    <style:style style:name="T328" style:family="text">
      <style:text-properties fo:color="#808080" style:font-name="Symbola" fo:font-size="9pt" fo:language="en" fo:country="US" officeooo:rsid="00b79010" style:font-name-asian="Times New Roman" style:font-size-asian="9pt" style:language-asian="el" style:country-asian="GR" style:font-name-complex="Courier New" style:font-size-complex="9pt"/>
    </style:style>
    <style:style style:name="T329" style:family="text">
      <style:text-properties fo:color="#808080" style:font-name="Symbola" fo:font-size="9pt" fo:language="en" fo:country="US" style:text-underline-style="none" officeooo:rsid="00155d6f" style:font-name-asian="Times New Roman" style:font-size-asian="9pt" style:language-asian="el" style:country-asian="GR" style:font-name-complex="Times New Roman" style:font-size-complex="9pt"/>
    </style:style>
    <style:style style:name="T330" style:family="text">
      <style:text-properties fo:color="#808080" style:font-name="Symbola" fo:font-size="9pt" fo:language="el" fo:country="GR" officeooo:rsid="00b82008" style:font-name-asian="Times New Roman" style:font-size-asian="9pt" style:language-asian="el" style:country-asian="GR" style:font-name-complex="Courier New" style:font-size-complex="9pt"/>
    </style:style>
    <style:style style:name="T331" style:family="text">
      <style:text-properties fo:color="#808080" style:font-name="Symbola1" fo:font-size="9pt" fo:language="en" fo:country="US" officeooo:rsid="002d02fc" style:font-name-asian="Symbola1" style:font-size-asian="9pt" style:language-asian="el" style:country-asian="GR" style:font-name-complex="Symbola1" style:font-size-complex="9pt"/>
    </style:style>
    <style:style style:name="T332" style:family="text">
      <style:text-properties fo:color="#808080" style:font-name="Symbola:ss08" fo:font-size="9pt" fo:language="en" fo:country="US" officeooo:rsid="00b82008" style:font-name-asian="Times New Roman" style:font-size-asian="9pt" style:language-asian="el" style:country-asian="GR" style:font-name-complex="Times New Roman" style:font-size-complex="9pt"/>
    </style:style>
    <style:style style:name="T333" style:family="text">
      <style:text-properties fo:color="#808080" style:font-name="Symbola:ss08" fo:font-size="9pt" fo:language="en" fo:country="US" officeooo:rsid="002363a8" style:font-name-asian="Times New Roman" style:font-size-asian="9pt" style:language-asian="el" style:country-asian="GR" style:font-name-complex="Courier New" style:font-size-complex="9pt"/>
    </style:style>
    <style:style style:name="T334" style:family="text">
      <style:text-properties fo:color="#808080" style:font-name="Symbola:ss08" fo:font-size="9pt" fo:language="en" fo:country="US" officeooo:rsid="00155d6f" style:font-name-asian="Times New Roman" style:font-size-asian="9pt" style:language-asian="el" style:country-asian="GR" style:font-name-complex="Courier New" style:font-size-complex="9pt"/>
    </style:style>
    <style:style style:name="T335" style:family="text">
      <style:text-properties fo:color="#808080" style:font-name="Symbola:ss08" fo:font-size="9pt" fo:language="en" fo:country="US" officeooo:rsid="00b82008" style:font-name-asian="Times New Roman" style:font-size-asian="9pt" style:language-asian="el" style:country-asian="GR" style:font-name-complex="Courier New" style:font-size-complex="9pt"/>
    </style:style>
    <style:style style:name="T336" style:family="text">
      <style:text-properties fo:color="#808080" style:font-name="Symbola:ss08" fo:font-size="9pt" fo:language="en" fo:country="US" officeooo:rsid="00b79010" style:font-name-asian="Times New Roman" style:font-size-asian="9pt" style:language-asian="el" style:country-asian="GR" style:font-name-complex="Courier New" style:font-size-complex="9pt"/>
    </style:style>
    <style:style style:name="T337" style:family="text">
      <style:text-properties fo:color="#808080" style:font-name="Symbola:ss08" fo:font-size="9pt" fo:language="el" fo:country="GR" officeooo:rsid="00b82008" style:font-name-asian="Times New Roman" style:font-size-asian="9pt" style:language-asian="el" style:country-asian="GR" style:font-name-complex="Courier New" style:font-size-complex="9pt"/>
    </style:style>
    <style:style style:name="T338" style:family="text">
      <style:text-properties fo:color="#808080" style:font-name="Symbola:ss09" fo:font-size="9pt" fo:language="en" fo:country="US" officeooo:rsid="00b82008" style:font-name-asian="Times New Roman" style:font-size-asian="9pt" style:language-asian="el" style:country-asian="GR" style:font-name-complex="Times New Roman" style:font-size-complex="9pt"/>
    </style:style>
    <style:style style:name="T339" style:family="text">
      <style:text-properties fo:color="#808080" style:font-name="Symbola:ss09" fo:font-size="9pt" fo:language="en" fo:country="US" officeooo:rsid="002363a8" style:font-name-asian="Times New Roman" style:font-size-asian="9pt" style:language-asian="el" style:country-asian="GR" style:font-name-complex="Courier New" style:font-size-complex="9pt"/>
    </style:style>
    <style:style style:name="T340" style:family="text">
      <style:text-properties fo:color="#808080" style:font-name="Symbola:ss09" fo:font-size="9pt" fo:language="el" fo:country="GR" officeooo:rsid="00b82008" style:font-name-asian="Times New Roman" style:font-size-asian="9pt" style:language-asian="el" style:country-asian="GR" style:font-name-complex="Courier New" style:font-size-complex="9pt"/>
    </style:style>
    <style:style style:name="T341" style:family="text">
      <style:text-properties fo:color="#00000a" fo:language="en" fo:country="US" officeooo:rsid="0018c59f"/>
    </style:style>
    <style:style style:name="T342" style:family="text">
      <style:text-properties fo:color="#00000a" fo:language="en" fo:country="US" officeooo:rsid="00b054cd" style:font-name-asian="Symbola1" style:font-name-complex="Symbola1"/>
    </style:style>
    <style:style style:name="T343" style:family="text">
      <style:text-properties fo:color="#00000a" style:font-name="Symbola" fo:font-size="9pt" fo:language="en" fo:country="US" officeooo:rsid="0044df36" style:font-name-asian="Times New Roman" style:font-size-asian="9pt" style:language-asian="el" style:country-asian="GR" style:font-name-complex="Times New Roman" style:font-size-complex="9pt"/>
    </style:style>
    <style:style style:name="T344" style:family="text">
      <style:text-properties fo:color="#00000a" style:font-name="Symbola" fo:font-size="9pt" fo:language="en" fo:country="US" officeooo:rsid="0038e460" style:font-name-asian="Times New Roman" style:font-size-asian="9pt" style:language-asian="el" style:country-asian="GR" style:font-name-complex="Times New Roman" style:font-size-complex="9pt"/>
    </style:style>
    <style:style style:name="T345" style:family="text">
      <style:text-properties fo:color="#00000a" style:font-name="Symbola" fo:font-size="9pt" fo:language="en" fo:country="US" officeooo:rsid="00c55a4a" style:font-name-asian="Times New Roman" style:font-size-asian="9pt" style:language-asian="el" style:country-asian="GR" style:font-name-complex="Times New Roman" style:font-size-complex="9pt"/>
    </style:style>
    <style:style style:name="T346" style:family="text">
      <style:text-properties fo:color="#00000a" style:font-name="Symbola:aalt" fo:font-size="9pt" fo:language="en" fo:country="US" officeooo:rsid="0038e460" style:font-name-asian="Times New Roman" style:font-size-asian="9pt" style:language-asian="el" style:country-asian="GR" style:font-name-complex="Times New Roman" style:font-size-complex="9pt"/>
    </style:style>
    <style:style style:name="T347" style:family="text">
      <style:text-properties fo:color="#00000a" style:font-name="Symbola:aalt" fo:font-size="9pt" fo:language="en" fo:country="US" officeooo:rsid="00c55a4a" style:font-name-asian="Times New Roman" style:font-size-asian="9pt" style:language-asian="el" style:country-asian="GR" style:font-name-complex="Times New Roman" style:font-size-complex="9pt"/>
    </style:style>
    <style:style style:name="T348" style:family="text">
      <style:text-properties fo:color="#00000a" style:font-name="Symbola:aalt" fo:font-size="9pt" fo:language="en" fo:country="US" officeooo:rsid="0044df36" style:font-name-asian="Times New Roman" style:font-size-asian="9pt" style:language-asian="el" style:country-asian="GR" style:font-name-complex="Times New Roman" style:font-size-complex="9pt"/>
    </style:style>
    <style:style style:name="T349" style:family="text">
      <style:text-properties fo:color="#00000a" style:font-name="Symbola:aalt" fo:font-size="9pt" fo:language="en" fo:country="US" officeooo:rsid="012bc25c" style:font-name-asian="Times New Roman" style:font-size-asian="9pt" style:language-asian="el" style:country-asian="GR" style:font-name-complex="Times New Roman" style:font-size-complex="9pt"/>
    </style:style>
    <style:style style:name="T350" style:family="text">
      <style:text-properties fo:color="#00000a" style:font-name="Symbola2" fo:language="en" fo:country="US" officeooo:rsid="0018c59f"/>
    </style:style>
    <style:style style:name="T351" style:family="text">
      <style:text-properties fo:color="#00000a" style:font-name="Symbola1" fo:language="en" fo:country="US" officeooo:rsid="00b054cd" style:font-name-asian="Symbola1" style:font-name-complex="Symbola1"/>
    </style:style>
    <style:style style:name="T352" style:family="text">
      <style:text-properties fo:color="#00000a" style:font-name="Symbola1" fo:language="en" fo:country="US" officeooo:rsid="00b148dd" style:font-name-asian="Symbola1" style:font-name-complex="Symbola1"/>
    </style:style>
    <style:style style:name="T353" style:family="text">
      <style:text-properties fo:color="#00000a" style:font-name="Symbola:aalt=2" fo:font-size="9pt" fo:language="en" fo:country="US" officeooo:rsid="00c55a4a" style:font-name-asian="Times New Roman" style:font-size-asian="9pt" style:language-asian="el" style:country-asian="GR" style:font-name-complex="Times New Roman" style:font-size-complex="9pt"/>
    </style:style>
    <style:style style:name="T354" style:family="text">
      <style:text-properties fo:color="#00000a" style:font-name="Symbola:aalt=3" fo:font-size="9pt" fo:language="en" fo:country="US" officeooo:rsid="00c55a4a" style:font-name-asian="Times New Roman" style:font-size-asian="9pt" style:language-asian="el" style:country-asian="GR" style:font-name-complex="Times New Roman" style:font-size-complex="9pt"/>
    </style:style>
    <style:style style:name="T355" style:family="text">
      <style:text-properties fo:color="#00000a" style:font-name="Symbola:aalt=4" fo:font-size="9pt" fo:language="en" fo:country="US" officeooo:rsid="00c55a4a" style:font-name-asian="Times New Roman" style:font-size-asian="9pt" style:language-asian="el" style:country-asian="GR" style:font-name-complex="Times New Roman" style:font-size-complex="9pt"/>
    </style:style>
    <style:style style:name="T356" style:family="text">
      <style:text-properties fo:language="en" fo:country="US" officeooo:rsid="0018c59f"/>
    </style:style>
    <style:style style:name="T357" style:family="text">
      <style:text-properties fo:language="en" fo:country="US" officeooo:rsid="0113ecd7"/>
    </style:style>
    <style:style style:name="T358" style:family="text">
      <style:text-properties style:font-name="Symbola:aalt" style:font-name-asian="Symbola"/>
    </style:style>
    <style:style style:name="T359" style:family="text">
      <style:text-properties style:font-name="Symbola2" fo:font-size="12pt" fo:language="en" fo:country="US" style:font-name-asian="Symbola3" style:font-size-asian="12pt" style:font-name-complex="Symbola3" style:font-size-complex="12pt"/>
    </style:style>
    <style:style style:name="T360" style:family="text">
      <style:text-properties fo:color="#a9a9a9" style:font-name="Symbola" fo:font-size="12pt" fo:language="en" fo:country="US" style:font-size-asian="12pt" style:font-size-complex="12pt"/>
    </style:style>
    <style:style style:name="T361" style:family="text">
      <style:text-properties fo:font-size="10pt" fo:language="en" fo:country="US" style:font-size-asian="10pt" style:font-size-complex="10pt"/>
    </style:style>
    <style:style style:name="T362" style:family="text">
      <style:text-properties fo:font-size="10pt" fo:language="en" fo:country="US" officeooo:rsid="00091b8d" style:font-size-asian="10pt" style:font-size-complex="10pt"/>
    </style:style>
    <style:style style:name="T363" style:family="text">
      <style:text-properties officeooo:rsid="001ba061"/>
    </style:style>
    <style:style style:name="T364" style:family="text">
      <style:text-properties style:font-name-asian="Symbola"/>
    </style:style>
    <style:style style:name="T365" style:family="text">
      <style:text-properties style:font-name="Symbola:aalt=2" style:font-name-asian="Symbola"/>
    </style:style>
    <style:style style:name="T366" style:family="text">
      <style:text-properties style:font-name="Symbola:cv01" fo:font-size="12pt" fo:language="en" fo:country="US" officeooo:rsid="00177050" style:font-name-asian="Symbola" style:font-size-asian="12pt" style:font-size-complex="12pt"/>
    </style:style>
    <style:style style:name="T367" style:family="text">
      <style:text-properties style:font-name="Symbola:cv01" fo:font-size="12pt" fo:language="en" fo:country="US" officeooo:rsid="001aadfa" style:font-name-asian="Symbola" style:font-size-asian="12pt" style:font-size-complex="12pt"/>
    </style:style>
    <style:style style:name="T368" style:family="text">
      <style:text-properties style:font-name="Symbola:cv01" fo:font-size="12pt" style:font-name-asian="Symbola" style:font-size-asian="12pt" style:font-size-complex="12pt"/>
    </style:style>
    <style:style style:name="T369" style:family="text">
      <style:text-properties style:font-name="Symbola:onum&amp;cv01" fo:font-size="12pt" style:font-name-asian="Symbola" style:font-size-asian="12pt" style:font-size-complex="12pt"/>
    </style:style>
    <style:style style:name="T370" style:family="text">
      <style:text-properties style:font-name="Symbola:onum&amp;ital" fo:font-size="12pt" fo:language="en" fo:country="US" officeooo:rsid="001490c4" style:font-name-asian="Symbola" style:font-size-asian="12pt" style:font-size-complex="12pt"/>
    </style:style>
    <style:style style:name="T371" style:family="text">
      <style:text-properties style:font-name="Symbola:c2sc" fo:font-size="12pt" style:font-name-asian="Symbola" style:font-size-asian="12pt" style:font-size-complex="12pt"/>
    </style:style>
    <style:style style:name="T372" style:family="text">
      <style:text-properties style:font-name="Symbola:dlig" fo:font-size="12pt" style:font-name-asian="Symbola" style:font-size-asian="12pt" style:font-size-complex="12pt"/>
    </style:style>
    <style:style style:name="T373" style:family="text">
      <style:text-properties style:font-name="Symbola:c2sc&amp;dlig" fo:font-size="12pt" style:font-name-asian="Symbola" style:font-size-asian="12pt" style:font-size-complex="12pt"/>
    </style:style>
    <style:style style:name="T374" style:family="text">
      <style:text-properties style:font-name="Symbola:ordn" fo:font-size="12pt" style:font-name-asian="Symbola" style:font-size-asian="12pt" style:font-size-complex="12pt"/>
    </style:style>
    <style:style style:name="T375" style:family="text">
      <style:text-properties style:font-name="Symbola:sups" fo:font-size="12pt" style:font-name-asian="Symbola" style:font-size-asian="12pt" style:font-size-complex="12pt"/>
    </style:style>
    <style:style style:name="T376" style:family="text">
      <style:text-properties style:font-name="Symbola:subs" fo:font-size="12pt" style:font-name-asian="Symbola" style:font-size-asian="12pt" style:font-size-complex="12pt"/>
    </style:style>
    <style:style style:name="T377" style:family="text">
      <style:text-properties officeooo:rsid="00af1e93" style:font-name-asian="Symbola1" style:font-name-complex="Symbola1"/>
    </style:style>
    <style:style style:name="T378" style:family="text">
      <style:text-properties officeooo:rsid="00b054cd" style:font-name-asian="Symbola1" style:font-name-complex="Symbola1"/>
    </style:style>
    <style:style style:name="T379" style:family="text">
      <style:text-properties officeooo:rsid="0125c860"/>
    </style:style>
    <style:style style:name="T380" style:family="text">
      <style:text-properties officeooo:rsid="01292c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/>
      <text:p text:style-name="P3"/>
      <text:p text:style-name="P9">Sy<text:span text:style-name="T380">m</text:span>bola</text:p>
      <text:p text:style-name="P2"/>
      <text:p text:style-name="P2"/>
      <text:p text:style-name="P2"/>
      <text:p text:style-name="P7">Multilingual support a<text:span text:style-name="T379">n</text:span>d Symbol blocks of The Unicode Standard</text:p>
      <text:p text:style-name="P4"/>
      <text:p text:style-name="P4"/>
      <text:p text:style-name="P4"/>
      <text:p text:style-name="P15"/>
      <table:table table:name="Πίνακας1" table:style-name="Πίνακας1">
        <table:table-column table:style-name="Πίνακας1.A"/>
        <table:table-row>
          <table:table-cell table:style-name="Πίνακας1.A1" office:value-type="string">
            <text:p text:style-name="P10"><text:span text:style-name="T1">🩁</text:span>🩇<text:span text:style-name="T1">🨘</text:span>🨥<text:span text:style-name="T1">🨕</text:span>🨘<text:span text:style-name="T1">🩇</text:span>🩁</text:p>
            <text:p text:style-name="P10">🨾<text:span text:style-name="T309">🨔</text:span>🨾<text:span text:style-name="T309">🨩</text:span>🨾<text:span text:style-name="T1">🨾</text:span><text:span text:style-name="T377">🨩</text:span><text:span text:style-name="T1">🨾</text:span></text:p>
            <text:p text:style-name="P10">⬜⬛⬜⬛⬜⬛⬜⬛</text:p>
            <text:p text:style-name="P10">⬛<text:span text:style-name="T25">🩎</text:span><text:span text:style-name="T341">🩈</text:span><text:span text:style-name="T25">🩐</text:span><text:span text:style-name="T341">🩋</text:span><text:span text:style-name="T351">🨚</text:span><text:span text:style-name="T342">🩄</text:span><text:span text:style-name="T352">🨓</text:span></text:p>
            <text:p text:style-name="P10"><text:span text:style-name="T310">🩅</text:span><text:span text:style-name="T378">🨅</text:span><text:span text:style-name="T350">🩉</text:span><text:span text:style-name="T356">🩒</text:span><text:span text:style-name="T350">🩍</text:span><text:span text:style-name="T356">🩑</text:span><text:span text:style-name="T352">🨯</text:span>⬛</text:p>
            <text:p text:style-name="P10">⬛⬜⬛⬜⬛⬜⬛⬜</text:p>
            <text:p text:style-name="P10"><text:span text:style-name="T1">🨣</text:span>🨣<text:span text:style-name="T309">🨸</text:span>🨣<text:span text:style-name="T1">🨣</text:span><text:span text:style-name="T377">🨸</text:span><text:span text:style-name="T309">🨎</text:span><text:span text:style-name="T377">🨎</text:span></text:p>
            <text:p text:style-name="P11">🨠<text:span text:style-name="T1">🨰</text:span>🨭<text:span text:style-name="T1">🨁</text:span>🨳<text:span text:style-name="T1">🨭</text:span>🨰<text:span text:style-name="T1">🨠</text:span></text:p>
          </table:table-cell>
        </table:table-row>
      </table:table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pan text:style-name="Προεπιλεγμένη_20_γραμματοσειρά"><text:span text:style-name="T40">Symbol</text:span></text:span><text:span text:style-name="Προεπιλεγμένη_20_γραμματοσειρά"><text:span text:style-name="T41">a</text:span></text:span><text:span text:style-name="Προεπιλεγμένη_20_γραμματοσειρά"><text:span text:style-name="T39">, </text:span></text:span><text:span text:style-name="Προεπιλεγμένη_20_γραμματοσειρά"><text:span text:style-name="T297">version</text:span></text:span><text:span text:style-name="Προεπιλεγμένη_20_γραμματοσειρά"><text:span text:style-name="T39"> </text:span></text:span><text:span text:style-name="Προεπιλεγμένη_20_γραμματοσειρά"><text:span text:style-name="T302">13</text:span></text:span><text:span text:style-name="Προεπιλεγμένη_20_γραμματοσειρά"><text:span text:style-name="T303">.</text:span></text:span><text:span text:style-name="Προεπιλεγμένη_20_γραμματοσειρά"><text:span text:style-name="T302">0</text:span></text:span><text:span text:style-name="Προεπιλεγμένη_20_γραμματοσειρά"><text:span text:style-name="T303">0</text:span></text:span><text:span text:style-name="Προεπιλεγμένη_20_γραμματοσειρά"><text:span text:style-name="T39">, </text:span></text:span><text:span text:style-name="Προεπιλεγμένη_20_γραμματοσειρά"><text:span text:style-name="T298">m</text:span></text:span><text:span text:style-name="Προεπιλεγμένη_20_γραμματοσειρά"><text:span text:style-name="T299">arch</text:span></text:span><text:span text:style-name="Προεπιλεγμένη_20_γραμματοσειρά"><text:span text:style-name="T42"> </text:span></text:span><text:span text:style-name="Προεπιλεγμένη_20_γραμματοσειρά"><text:span text:style-name="T301">20</text:span></text:span><text:span text:style-name="Προεπιλεγμένη_20_γραμματοσειρά"><text:span text:style-name="T304">20</text:span></text:span><text:span text:style-name="Προεπιλεγμένη_20_γραμματοσειρά"><text:span text:style-name="T39"><text:line-break/></text:span></text:span><text:span text:style-name="Προεπιλεγμένη_20_γραμματοσειρά"><text:span text:style-name="T224">free strictly</text:span></text:span><text:span text:style-name="Προεπιλεγμένη_20_γραμματοσειρά"><text:span text:style-name="T225"> </text:span></text:span><text:span text:style-name="Προεπιλεγμένη_20_γραμματοσειρά"><text:span text:style-name="T224">for </text:span></text:span><text:span text:style-name="Προεπιλεγμένη_20_γραμματοσειρά"><text:span text:style-name="T225">personal, non-commercial use<text:line-break/></text:span></text:span><text:span text:style-name="Προεπιλεγμένη_20_γραμματοσειρά"><text:span text:style-name="T226">available under the</text:span></text:span><text:span text:style-name="Προεπιλεγμένη_20_γραμματοσειρά"><text:span text:style-name="T227"> </text:span></text:span><text:span text:style-name="Προεπιλεγμένη_20_γραμματοσειρά"><text:span text:style-name="T226">general </text:span></text:span><text:span text:style-name="Προεπιλεγμένη_20_γραμματοσειρά"><text:span text:style-name="T295">ufas</text:span></text:span><text:span text:style-name="Προεπιλεγμένη_20_γραμματοσειρά"><text:span text:style-name="T226"> </text:span></text:span><text:span text:style-name="Υπερ-σύνδεση"><text:span text:style-name="T235">licence<text:line-break/></text:span></text:span><text:span text:style-name="Υπερ-σύνδεση"><text:span text:style-name="T245">Unicode Fonts for Ancient Scripts</text:span></text:span><text:span text:style-name="Προεπιλεγμένη_20_γραμματοσειρά"><text:span text:style-name="T245"><text:line-break/></text:span></text:span><text:span text:style-name="Υπερ-σύνδεση"><text:span text:style-name="T245">George Douros</text:span></text:span></text:p>
      <text:p text:style-name="P14"/>
      <text:p text:style-name="P50"/>
      <text:p text:style-name="P27"><text:soft-page-break/>OpenType features</text:p>
      <text:p text:style-name="P19"><text:span text:style-name="Προεπιλεγμένη_20_γραμματοσειρά"><text:span text:style-name="T24">✓</text:span></text:span><text:span text:style-name="Προεπιλεγμένη_20_γραμματοσειρά"><text:span text:style-name="T2"><text:tab/>Small Caps, Small Capital</text:span></text:span><text:span text:style-name="Προεπιλεγμένη_20_γραμματοσειρά"><text:span text:style-name="T7">s</text:span></text:span><text:span text:style-name="Προεπιλεγμένη_20_γραμματοσειρά"><text:span text:style-name="T2"> From Capitals, </text:span></text:span><text:span text:style-name="Προεπιλεγμένη_20_γραμματοσειρά"><text:span text:style-name="T8">Ordinals, </text:span></text:span><text:span text:style-name="Προεπιλεγμένη_20_γραμματοσειρά"><text:span text:style-name="T2">Superscripts and Subscripts;<text:line-break/></text:span></text:span><text:span text:style-name="Προεπιλεγμένη_20_γραμματοσειρά"><text:span text:style-name="T206">smcp</text:span></text:span><text:span text:style-name="Προεπιλεγμένη_20_γραμματοσειρά"><text:span text:style-name="T46"><text:tab/>Small Capitals: </text:span></text:span><text:span text:style-name="Προεπιλεγμένη_20_γραμματοσειρά"><text:span text:style-name="T47">a</text:span></text:span><text:span text:style-name="Προεπιλεγμένη_20_γραμματοσειρά"><text:span text:style-name="T55">bcdefghijk</text:span></text:span><text:span text:style-name="Προεπιλεγμένη_20_γραμματοσειρά"><text:span text:style-name="T128">αβγδεζηθικ</text:span></text:span><text:span text:style-name="Προεπιλεγμένη_20_γραμματοσειρά"><text:span text:style-name="T80">ϐϑϕϖϝϰϱ</text:span></text:span><text:span text:style-name="Προεπιλεγμένη_20_γραμματοσειρά"><text:span text:style-name="T78"> </text:span></text:span><text:span text:style-name="Προεπιλεγμένη_20_γραμματοσειρά"><text:span text:style-name="T49">→ </text:span></text:span><text:span text:style-name="Προεπιλεγμένη_20_γραμματοσειρά"><text:span text:style-name="T135">abcdefghijk</text:span></text:span><text:span text:style-name="Προεπιλεγμένη_20_γραμματοσειρά"><text:span text:style-name="T137">αβγδεζηθικ</text:span></text:span><text:span text:style-name="Προεπιλεγμένη_20_γραμματοσειρά"><text:span text:style-name="T134">ϐϑϕϖϝϰϱ</text:span></text:span><text:span text:style-name="Προεπιλεγμένη_20_γραμματοσειρά"><text:span text:style-name="T49"><text:line-break/></text:span></text:span><text:span text:style-name="Προεπιλεγμένη_20_γραμματοσειρά"><text:span text:style-name="T206">c2sc</text:span></text:span><text:span text:style-name="Προεπιλεγμένη_20_γραμματοσειρά"><text:span text:style-name="T46"><text:tab/>Small Capitals From Capitals: </text:span></text:span><text:span text:style-name="Προεπιλεγμένη_20_γραμματοσειρά"><text:span text:style-name="T128">A</text:span></text:span><text:span text:style-name="Προεπιλεγμένη_20_γραμματοσειρά"><text:span text:style-name="T55">BCDEFGHIJK</text:span></text:span><text:span text:style-name="Προεπιλεγμένη_20_γραμματοσειρά"><text:span text:style-name="T128">ΑΒΓΔΕΖΗΘΙΚ</text:span></text:span><text:span text:style-name="Προεπιλεγμένη_20_γραμματοσειρά"><text:span text:style-name="T169">Ϝ</text:span></text:span><text:span text:style-name="Προεπιλεγμένη_20_γραμματοσειρά"><text:span text:style-name="T49">→ </text:span></text:span><text:span text:style-name="Προεπιλεγμένη_20_γραμματοσειρά"><text:span text:style-name="T146">A</text:span></text:span><text:span text:style-name="Προεπιλεγμένη_20_γραμματοσειρά"><text:span text:style-name="T141">BCDEFGHIJK</text:span></text:span><text:span text:style-name="Προεπιλεγμένη_20_γραμματοσειρά"><text:span text:style-name="T146">ΑΒΓΔΕΖΗΘΙΚ</text:span></text:span><text:span text:style-name="Προεπιλεγμένη_20_γραμματοσειρά"><text:span text:style-name="T147">Ϝ<text:line-break/></text:span></text:span><text:span text:style-name="Προεπιλεγμένη_20_γραμματοσειρά"><text:span text:style-name="T208">ordn</text:span></text:span><text:span text:style-name="Προεπιλεγμένη_20_γραμματοσειρά"><text:span text:style-name="T129"><text:tab/></text:span></text:span><text:span text:style-name="Προεπιλεγμένη_20_γραμματοσειρά"><text:span text:style-name="T76">Ordinals</text:span></text:span><text:span text:style-name="Προεπιλεγμένη_20_γραμματοσειρά"><text:span text:style-name="T129">: </text:span></text:span><text:span text:style-name="Προεπιλεγμένη_20_γραμματοσειρά"><text:span text:style-name="T128">a</text:span></text:span><text:span text:style-name="Προεπιλεγμένη_20_γραμματοσειρά"><text:span text:style-name="T55">bcdefghijk</text:span></text:span><text:span text:style-name="Προεπιλεγμένη_20_γραμματοσειρά"><text:span text:style-name="T128">αβγδεζηθικ</text:span></text:span><text:span text:style-name="Προεπιλεγμένη_20_γραμματοσειρά"><text:span text:style-name="T130">λω</text:span></text:span><text:span text:style-name="Προεπιλεγμένη_20_γραμματοσειρά"><text:span text:style-name="T84"> </text:span></text:span><text:span text:style-name="Προεπιλεγμένη_20_γραμματοσειρά"><text:span text:style-name="T63">→</text:span></text:span><text:span text:style-name="Προεπιλεγμένη_20_γραμματοσειρά"><text:span text:style-name="T144"> </text:span></text:span><text:span text:style-name="Προεπιλεγμένη_20_γραμματοσειρά"><text:span text:style-name="T193">a</text:span></text:span><text:span text:style-name="Προεπιλεγμένη_20_γραμματοσειρά"><text:span text:style-name="T195">bcdefghijk</text:span></text:span><text:span text:style-name="Προεπιλεγμένη_20_γραμματοσειρά"><text:span text:style-name="T193">αβγδεζηθικ</text:span></text:span><text:span text:style-name="Προεπιλεγμένη_20_γραμματοσειρά"><text:span text:style-name="T194">λω</text:span></text:span><text:span text:style-name="Προεπιλεγμένη_20_γραμματοσειρά"><text:span text:style-name="T147"><text:line-break/></text:span></text:span><text:span text:style-name="Προεπιλεγμένη_20_γραμματοσειρά"><text:span text:style-name="T207">sups</text:span></text:span><text:span text:style-name="Προεπιλεγμένη_20_γραμματοσειρά"><text:span text:style-name="T129"><text:tab/>Superscript: </text:span></text:span><text:span text:style-name="Προεπιλεγμένη_20_γραμματοσειρά"><text:span text:style-name="T55">234567</text:span></text:span><text:span text:style-name="Προεπιλεγμένη_20_γραμματοσειρά"><text:span text:style-name="T128">a</text:span></text:span><text:span text:style-name="Προεπιλεγμένη_20_γραμματοσειρά"><text:span text:style-name="T55">bcdefghijk</text:span></text:span><text:span text:style-name="Προεπιλεγμένη_20_γραμματοσειρά"><text:span text:style-name="T128">αβγδεζηθικ</text:span></text:span><text:span text:style-name="Προεπιλεγμένη_20_γραμματοσειρά"><text:span text:style-name="T80">ϐϑϕϖϝϰϱ</text:span></text:span><text:span text:style-name="Προεπιλεγμένη_20_γραμματοσειρά"><text:span text:style-name="T84"> </text:span></text:span><text:span text:style-name="Προεπιλεγμένη_20_γραμματοσειρά"><text:span text:style-name="T63">→</text:span></text:span><text:span text:style-name="Προεπιλεγμένη_20_γραμματοσειρά"><text:span text:style-name="T152"> </text:span></text:span><text:span text:style-name="Προεπιλεγμένη_20_γραμματοσειρά"><text:span text:style-name="T153">234567abcdefghijk</text:span></text:span><text:span text:style-name="Προεπιλεγμένη_20_γραμματοσειρά"><text:span text:style-name="T154">αβγδεζηθικ</text:span></text:span><text:span text:style-name="Προεπιλεγμένη_20_γραμματοσειρά"><text:span text:style-name="T151">ϐϑϕϖϝϰϱ</text:span></text:span><text:span text:style-name="Προεπιλεγμένη_20_γραμματοσειρά"><text:span text:style-name="T49"><text:line-break/></text:span></text:span><text:span text:style-name="Προεπιλεγμένη_20_γραμματοσειρά"><text:span text:style-name="T206">subs</text:span></text:span><text:span text:style-name="Προεπιλεγμένη_20_γραμματοσειρά"><text:span text:style-name="T46"><text:tab/>Subscript: </text:span></text:span><text:span text:style-name="Προεπιλεγμένη_20_γραμματοσειρά"><text:span text:style-name="T55">234567</text:span></text:span><text:span text:style-name="Προεπιλεγμένη_20_γραμματοσειρά"><text:span text:style-name="T47">a</text:span></text:span><text:span text:style-name="Προεπιλεγμένη_20_γραμματοσειρά"><text:span text:style-name="T55">bcdefghijk</text:span></text:span><text:span text:style-name="Προεπιλεγμένη_20_γραμματοσειρά"><text:span text:style-name="T128">αβγδεζηθικ</text:span></text:span><text:span text:style-name="Προεπιλεγμένη_20_γραμματοσειρά"><text:span text:style-name="T80">ϐϑϕϖϝϰϱ</text:span></text:span><text:span text:style-name="Προεπιλεγμένη_20_γραμματοσειρά"><text:span text:style-name="T78"> </text:span></text:span><text:span text:style-name="Προεπιλεγμένη_20_γραμματοσειρά"><text:span text:style-name="T49">→</text:span></text:span><text:span text:style-name="Προεπιλεγμένη_20_γραμματοσειρά"><text:span text:style-name="T139"> </text:span></text:span><text:span text:style-name="Προεπιλεγμένη_20_γραμματοσειρά"><text:span text:style-name="T149">234567abcdefghijk</text:span></text:span><text:span text:style-name="Προεπιλεγμένη_20_γραμματοσειρά"><text:span text:style-name="T150">αβγδεζηθικ</text:span></text:span><text:span text:style-name="Προεπιλεγμένη_20_γραμματοσειρά"><text:span text:style-name="T148">ϐϑϕϖϝϰϱ</text:span></text:span></text:p>
      <text:p text:style-name="P16"><text:span text:style-name="Προεπιλεγμένη_20_γραμματοσειρά"><text:span text:style-name="T24">✓</text:span></text:span><text:span text:style-name="Προεπιλεγμένη_20_γραμματοσειρά"><text:span text:style-name="T2"><text:tab/>Old Style Figures, Numerators, Denominators and Fractions;<text:line-break/></text:span></text:span><text:span text:style-name="Προεπιλεγμένη_20_γραμματοσειρά"><text:span text:style-name="T206">onum</text:span></text:span><text:span text:style-name="Προεπιλεγμένη_20_γραμματοσειρά"><text:span text:style-name="T46"><text:tab/>Oldstyle Figures: </text:span></text:span><text:span text:style-name="Προεπιλεγμένη_20_γραμματοσειρά"><text:span text:style-name="T50">0123456789 →</text:span></text:span><text:span text:style-name="Προεπιλεγμένη_20_γραμματοσειρά"><text:span text:style-name="T140"> </text:span></text:span><text:span text:style-name="Προεπιλεγμένη_20_γραμματοσειρά"><text:span text:style-name="T156">0123456789</text:span></text:span><text:span text:style-name="Προεπιλεγμένη_20_γραμματοσειρά"><text:span text:style-name="T49"><text:line-break/></text:span></text:span><text:span text:style-name="Προεπιλεγμένη_20_γραμματοσειρά"><text:span text:style-name="T206">numr</text:span></text:span><text:span text:style-name="Προεπιλεγμένη_20_γραμματοσειρά"><text:span text:style-name="T46"><text:tab/>Numerators: </text:span></text:span><text:span text:style-name="Προεπιλεγμένη_20_γραμματοσειρά"><text:span text:style-name="T50">0123456789 →</text:span></text:span><text:span text:style-name="Προεπιλεγμένη_20_γραμματοσειρά"><text:span text:style-name="T140"> </text:span></text:span><text:span text:style-name="Προεπιλεγμένη_20_γραμματοσειρά"><text:span text:style-name="T158">0123456789</text:span></text:span><text:span text:style-name="Προεπιλεγμένη_20_γραμματοσειρά"><text:span text:style-name="T159"><text:tab/></text:span></text:span><text:span text:style-name="Προεπιλεγμένη_20_γραμματοσειρά"><text:span text:style-name="T206">dnom</text:span></text:span><text:span text:style-name="Προεπιλεγμένη_20_γραμματοσειρά"><text:span text:style-name="T46"><text:tab/>Denominators: </text:span></text:span><text:span text:style-name="Προεπιλεγμένη_20_γραμματοσειρά"><text:span text:style-name="T50">0123456789 →</text:span></text:span><text:span text:style-name="Προεπιλεγμένη_20_γραμματοσειρά"><text:span text:style-name="T140"> </text:span></text:span><text:span text:style-name="Προεπιλεγμένη_20_γραμματοσειρά"><text:span text:style-name="T157">0123456789</text:span></text:span><text:span text:style-name="Προεπιλεγμένη_20_γραμματοσειρά"><text:span text:style-name="T49"><text:line-break/></text:span></text:span><text:span text:style-name="Προεπιλεγμένη_20_γραμματοσειρά"><text:span text:style-name="T206">frac</text:span></text:span><text:span text:style-name="Προεπιλεγμένη_20_γραμματοσειρά"><text:span text:style-name="T46"><text:tab/></text:span></text:span><text:span text:style-name="Προεπιλεγμένη_20_γραμματοσειρά"><text:span text:style-name="T177">Fractions:</text:span></text:span><text:span text:style-name="Προεπιλεγμένη_20_γραμματοσειρά"><text:span text:style-name="T46"> </text:span></text:span><text:span text:style-name="Προεπιλεγμένη_20_γραμματοσειρά"><text:span text:style-name="T58">1</text:span></text:span><text:span text:style-name="Προεπιλεγμένη_20_γραμματοσειρά"><text:span text:style-name="T57">3</text:span></text:span><text:span text:style-name="Προεπιλεγμένη_20_γραμματοσειρά"><text:span text:style-name="T58">7</text:span></text:span><text:span text:style-name="Προεπιλεγμένη_20_γραμματοσειρά"><text:span text:style-name="T57">/</text:span></text:span><text:span text:style-name="Προεπιλεγμένη_20_γραμματοσειρά"><text:span text:style-name="T58">29</text:span></text:span><text:span text:style-name="Προεπιλεγμένη_20_γραμματοσειρά"><text:span text:style-name="T50"> </text:span></text:span><text:span text:style-name="Προεπιλεγμένη_20_γραμματοσειρά"><text:span text:style-name="T64">+ </text:span></text:span><text:span text:style-name="Προεπιλεγμένη_20_γραμματοσειρά"><text:span text:style-name="T58">5/8</text:span></text:span><text:span text:style-name="Προεπιλεγμένη_20_γραμματοσειρά"><text:span text:style-name="T64"> = 1241/232</text:span></text:span><text:span text:style-name="Προεπιλεγμένη_20_γραμματοσειρά"><text:span text:style-name="T50"> → </text:span></text:span><text:span text:style-name="Προεπιλεγμένη_20_γραμματοσειρά"><text:span text:style-name="T180">1</text:span></text:span><text:span text:style-name="Προεπιλεγμένη_20_γραμματοσειρά"><text:span text:style-name="T178">3</text:span></text:span><text:span text:style-name="Προεπιλεγμένη_20_γραμματοσειρά"><text:span text:style-name="T180">7</text:span></text:span><text:span text:style-name="Προεπιλεγμένη_20_γραμματοσειρά"><text:span text:style-name="T178">/</text:span></text:span><text:span text:style-name="Προεπιλεγμένη_20_γραμματοσειρά"><text:span text:style-name="T180">29</text:span></text:span><text:span text:style-name="Προεπιλεγμένη_20_γραμματοσειρά"><text:span text:style-name="T179"> </text:span></text:span><text:span text:style-name="Προεπιλεγμένη_20_γραμματοσειρά"><text:span text:style-name="T181">+ </text:span></text:span><text:span text:style-name="Προεπιλεγμένη_20_γραμματοσειρά"><text:span text:style-name="T180">5/8</text:span></text:span><text:span text:style-name="Προεπιλεγμένη_20_γραμματοσειρά"><text:span text:style-name="T181"> = 1241/232</text:span></text:span></text:p>
      <text:p text:style-name="P18"><text:span text:style-name="Προεπιλεγμένη_20_γραμματοσειρά"><text:span text:style-name="T24">✓</text:span></text:span><text:span text:style-name="Προεπιλεγμένη_20_γραμματοσειρά"><text:span text:style-name="T2"><text:tab/>Mathematical V</text:span></text:span><text:span text:style-name="Προεπιλεγμένη_20_γραμματοσειρά"><text:span text:style-name="T4">a</text:span></text:span><text:span text:style-name="Προεπιλεγμένη_20_γραμματοσειρά"><text:span text:style-name="T2">riants;<text:line-break/></text:span></text:span><text:span text:style-name="Προεπιλεγμένη_20_γραμματοσειρά"><text:span text:style-name="T199">ccmp</text:span></text:span><text:span text:style-name="Προεπιλεγμένη_20_γραμματοσειρά"><text:span text:style-name="T49"><text:tab/>Standardized Variants:<text:line-break/></text:span></text:span><text:span text:style-name="Προεπιλεγμένη_20_γραμματοσειρά"><text:span text:style-name="T77"><text:tab/></text:span></text:span><text:span text:style-name="Προεπιλεγμένη_20_γραμματοσειρά"><text:span text:style-name="T49"><text:tab/></text:span></text:span><text:span text:style-name="Προεπιλεγμένη_20_γραμματοσειρά"><text:span text:style-name="T97">0∅∩∪≨≩≲≳≸≹⊊⊋⊓⊔⊕⊗⊜⋚⋛⨼⨽⪝⪞⪬⪭⫋⫌ → 0</text:span></text:span><text:span text:style-name="Προεπιλεγμένη_20_γραμματοσειρά"><text:span text:style-name="T98">︀</text:span></text:span><text:span text:style-name="Προεπιλεγμένη_20_γραμματοσειρά"><text:span text:style-name="T97">∅︀∩︀∪︀≨︀≩︀≲︀≳︀≸︀≹︀⊊︀⊋︀⊓︀⊔︀⊕︀⊗︀⊜︀⋚︀⋛︀⨼︀⨽︀⪝︀⪞︀⪬︀⪭︀⫋︀⫌︀</text:span></text:span><text:span text:style-name="Προεπιλεγμένη_20_γραμματοσειρά"><text:span text:style-name="T49"><text:line-break/></text:span></text:span><text:span text:style-name="Προεπιλεγμένη_20_γραμματοσειρά"><text:span text:style-name="T206">dtls</text:span></text:span><text:span text:style-name="Προεπιλεγμένη_20_γραμματοσειρά"><text:span text:style-name="T46"><text:tab/>Dotless Forms: </text:span></text:span><text:span text:style-name="Προεπιλεγμένη_20_γραμματοσειρά"><text:span text:style-name="T54">ⅈⅉ 𝐢𝐣𝑖𝑗𝒊𝒋 𝒾 𝒿𝓲 𝓳 𝔦𝔧𝕚𝕛𝖎𝖏𝗂𝗃𝗶𝗷𝘪𝘫𝙞𝙟𝚒𝚓</text:span></text:span><text:span text:style-name="Προεπιλεγμένη_20_γραμματοσειρά"><text:span text:style-name="T127"> →</text:span></text:span><text:span text:style-name="Προεπιλεγμένη_20_γραμματοσειρά"><text:span text:style-name="T126"> </text:span></text:span><text:span text:style-name="Προεπιλεγμένη_20_γραμματοσειρά"><text:span text:style-name="T176">ⅈⅉ 𝐢𝐣𝑖𝑗𝒊𝒋 𝒾 𝒿𝓲 𝓳 𝔦𝔧𝕚𝕛𝖎𝖏𝗂𝗃𝗶𝗷𝘪𝘫𝙞𝙟𝚒𝚓</text:span></text:span><text:span text:style-name="Προεπιλεγμένη_20_γραμματοσειρά"><text:span text:style-name="T49"><text:line-break/></text:span></text:span><text:span text:style-name="Προεπιλεγμένη_20_γραμματοσειρά"><text:span text:style-name="T200">cv01</text:span></text:span><text:span text:style-name="Προεπιλεγμένη_20_γραμματοσειρά"><text:span text:style-name="T49"><text:tab/></text:span></text:span><text:span text:style-name="Προεπιλεγμένη_20_γραμματοσειρά"><text:span text:style-name="T60">Character Variants</text:span></text:span><text:span text:style-name="Προεπιλεγμένη_20_γραμματοσειρά"><text:span text:style-name="T48">: </text:span></text:span><text:span text:style-name="Προεπιλεγμένη_20_γραμματοσειρά"><text:span text:style-name="T131">ℳ ℴ 𝓸 → </text:span></text:span><text:span text:style-name="Προεπιλεγμένη_20_γραμματοσειρά"><text:span text:style-name="T184">ℳ ℴ 𝓸<text:line-break/></text:span></text:span><text:span text:style-name="Προεπιλεγμένη_20_γραμματοσειρά"><text:span text:style-name="T185"><text:tab/></text:span></text:span><text:span text:style-name="Προεπιλεγμένη_20_γραμματοσειρά"><text:span text:style-name="T111"><text:tab/>slash zero &amp; open four: </text:span></text:span><text:span text:style-name="Προεπιλεγμένη_20_γραμματοσειρά"><text:span text:style-name="T213">04 </text:span></text:span><text:span text:style-name="Προεπιλεγμένη_20_γραμματοσειρά"><text:span text:style-name="T270">04</text:span></text:span><text:span text:style-name="Προεπιλεγμένη_20_γραμματοσειρά"><text:span text:style-name="T213"> </text:span></text:span><text:span text:style-name="Προεπιλεγμένη_20_γραμματοσειρά"><text:span text:style-name="T271">04</text:span></text:span><text:span text:style-name="Προεπιλεγμένη_20_γραμματοσειρά"><text:span text:style-name="T213"> </text:span></text:span><text:span text:style-name="Προεπιλεγμένη_20_γραμματοσειρά"><text:span text:style-name="T249">04</text:span></text:span><text:span text:style-name="Προεπιλεγμένη_20_γραμματοσειρά"><text:span text:style-name="T213"> </text:span></text:span><text:span text:style-name="Προεπιλεγμένη_20_γραμματοσειρά"><text:span text:style-name="T254">04</text:span></text:span><text:span text:style-name="Προεπιλεγμένη_20_γραμματοσειρά"><text:span text:style-name="T213"> </text:span></text:span><text:span text:style-name="Προεπιλεγμένη_20_γραμματοσειρά"><text:span text:style-name="T274">04</text:span></text:span><text:span text:style-name="Προεπιλεγμένη_20_γραμματοσειρά"><text:span text:style-name="T213"> </text:span></text:span><text:span text:style-name="Προεπιλεγμένη_20_γραμματοσειρά"><text:span text:style-name="T230">𝟎𝟒 𝟘𝟜 𝟢𝟦 𝟬𝟰 𝟶𝟺</text:span></text:span><text:span text:style-name="Προεπιλεγμένη_20_γραμματοσειρά"><text:span text:style-name="T110"> → </text:span></text:span><text:span text:style-name="Προεπιλεγμένη_20_γραμματοσειρά"><text:span text:style-name="T267">04</text:span></text:span><text:span text:style-name="Προεπιλεγμένη_20_γραμματοσειρά"><text:span text:style-name="T214"> </text:span></text:span><text:span text:style-name="Προεπιλεγμένη_20_γραμματοσειρά"><text:span text:style-name="T272">04</text:span></text:span><text:span text:style-name="Προεπιλεγμένη_20_γραμματοσειρά"><text:span text:style-name="T214"> </text:span></text:span><text:span text:style-name="Προεπιλεγμένη_20_γραμματοσειρά"><text:span text:style-name="T273">04</text:span></text:span><text:span text:style-name="Προεπιλεγμένη_20_γραμματοσειρά"><text:span text:style-name="T214"> </text:span></text:span><text:span text:style-name="Προεπιλεγμένη_20_γραμματοσειρά"><text:span text:style-name="T278">04</text:span></text:span><text:span text:style-name="Προεπιλεγμένη_20_γραμματοσειρά"><text:span text:style-name="T214"> </text:span></text:span><text:span text:style-name="Προεπιλεγμένη_20_γραμματοσειρά"><text:span text:style-name="T277">04</text:span></text:span><text:span text:style-name="Προεπιλεγμένη_20_γραμματοσειρά"><text:span text:style-name="T214"> </text:span></text:span><text:span text:style-name="Προεπιλεγμένη_20_γραμματοσειρά"><text:span text:style-name="T279">04</text:span></text:span><text:span text:style-name="Προεπιλεγμένη_20_γραμματοσειρά"><text:span text:style-name="T214"> </text:span></text:span><text:span text:style-name="Προεπιλεγμένη_20_γραμματοσειρά"><text:span text:style-name="T268">𝟎𝟒 𝟘𝟜 𝟢𝟦 𝟬𝟰 𝟶𝟺</text:span></text:span></text:p>
      <text:p text:style-name="P17"><text:span text:style-name="Προεπιλεγμένη_20_γραμματοσειρά"><text:span text:style-name="T24">✓</text:span></text:span><text:span text:style-name="Προεπιλεγμένη_20_γραμματοσειρά"><text:span text:style-name="T2"><text:tab/>Latin Ligatures;<text:line-break/></text:span></text:span><text:span text:style-name="Προεπιλεγμένη_20_γραμματοσειρά"><text:span text:style-name="T206">dlig</text:span></text:span><text:span text:style-name="Προεπιλεγμένη_20_γραμματοσειρά"><text:span text:style-name="T46"><text:tab/>Discretionary Ligatures: </text:span></text:span><text:span text:style-name="Προεπιλεγμένη_20_γραμματοσειρά"><text:span text:style-name="T52">st </text:span></text:span><text:span text:style-name="Προεπιλεγμένη_20_γραμματοσειρά"><text:span text:style-name="T59">a/c a/s c/o c/u A/S</text:span></text:span><text:span text:style-name="Προεπιλεγμένη_20_γραμματοσειρά"><text:span text:style-name="T52"> </text:span></text:span><text:span text:style-name="Προεπιλεγμένη_20_γραμματοσειρά"><text:span text:style-name="T160">→ </text:span></text:span><text:span text:style-name="Προεπιλεγμένη_20_γραμματοσειρά"><text:span text:style-name="T171">st </text:span></text:span><text:span text:style-name="Προεπιλεγμένη_20_γραμματοσειρά"><text:span text:style-name="T172">a/c a/s c/o c/u A/S</text:span></text:span><text:span text:style-name="Προεπιλεγμένη_20_γραμματοσειρά"><text:span text:style-name="T173">,<text:tab/></text:span></text:span><text:span text:style-name="Προεπιλεγμένη_20_γραμματοσειρά"><text:span text:style-name="T86">א</text:span></text:span><text:span text:style-name="Προεπιλεγμένη_20_γραμματοσειρά"><text:span text:style-name="T101">ל</text:span></text:span><text:span text:style-name="Προεπιλεγμένη_20_γραμματοσειρά"><text:span text:style-name="T68"> </text:span></text:span><text:span text:style-name="Προεπιλεγμένη_20_γραμματοσειρά"><text:span text:style-name="T163">←</text:span></text:span><text:span text:style-name="Προεπιλεγμένη_20_γραμματοσειρά"><text:span text:style-name="T66"> </text:span></text:span><text:span text:style-name="Προεπιλεγμένη_20_γραμματοσειρά"><text:span text:style-name="T100">אל</text:span></text:span><text:span text:style-name="Προεπιλεγμένη_20_γραμματοσειρά"><text:span text:style-name="T49"><text:line-break/></text:span></text:span><text:span text:style-name="Προεπιλεγμένη_20_γραμματοσειρά"><text:span text:style-name="T206">hlig</text:span></text:span><text:span text:style-name="Προεπιλεγμένη_20_γραμματοσειρά"><text:span text:style-name="T46"><text:tab/>Historical Ligatures: </text:span></text:span><text:span text:style-name="Προεπιλεγμένη_20_γραμματοσειρά"><text:span text:style-name="T167">ſ</text:span></text:span><text:span text:style-name="Προεπιλεγμένη_20_γραμματοσειρά"><text:span text:style-name="T53">t </text:span></text:span><text:span text:style-name="Προεπιλεγμένη_20_γραμματοσειρά"><text:span text:style-name="T160">→ </text:span></text:span><text:span text:style-name="Προεπιλεγμένη_20_γραμματοσειρά"><text:span text:style-name="T175">ſt</text:span></text:span><text:span text:style-name="Προεπιλεγμένη_20_γραμματοσειρά"><text:span text:style-name="T49"><text:line-break/></text:span></text:span><text:span text:style-name="Προεπιλεγμένη_20_γραμματοσειρά"><text:span text:style-name="T206">liga</text:span></text:span><text:span text:style-name="Προεπιλεγμένη_20_γραμματοσειρά"><text:span text:style-name="T46"><text:tab/>Standard Ligatures: </text:span></text:span><text:span text:style-name="Προεπιλεγμένη_20_γραμματοσειρά"><text:span text:style-name="T182">ffi, ffl, ff, fi, fl</text:span></text:span><text:span text:style-name="Προεπιλεγμένη_20_γραμματοσειρά"><text:span text:style-name="T183">, ffj, fj, tti, tf</text:span></text:span><text:span text:style-name="Προεπιλεγμένη_20_γραμματοσειρά"><text:span text:style-name="T51"> → ffi, ffl, ff, fi, fl</text:span></text:span><text:span text:style-name="Προεπιλεγμένη_20_γραμματοσειρά"><text:span text:style-name="T65">, ffj, fj, tti, tf</text:span></text:span></text:p>
      <text:p text:style-name="P21"><text:span text:style-name="Προεπιλεγμένη_20_γραμματοσειρά"><text:span text:style-name="T81">✓<text:tab/></text:span></text:span><text:span text:style-name="Προεπιλεγμένη_20_γραμματοσειρά"><text:span text:style-name="T85">Hebrew </text:span></text:span><text:span text:style-name="Προεπιλεγμένη_20_γραμματοσειρά"><text:span text:style-name="T87">F</text:span></text:span><text:span text:style-name="Προεπιλεγμένη_20_γραμματοσειρά"><text:span text:style-name="T115">eatures</text:span></text:span><text:span text:style-name="Προεπιλεγμένη_20_γραμματοσειρά"><text:span text:style-name="T81">;<text:line-break/></text:span></text:span><text:span text:style-name="Προεπιλεγμένη_20_γραμματοσειρά"><text:span text:style-name="T201">dlig</text:span></text:span><text:span text:style-name="Προεπιλεγμένη_20_γραμματοσειρά"><text:span text:style-name="T61"><text:tab/>Discretionary Ligatures:</text:span></text:span><text:span text:style-name="Προεπιλεγμένη_20_γραμματοσειρά"><text:span text:style-name="T67"> </text:span></text:span><text:span text:style-name="Προεπιλεγμένη_20_γραμματοσειρά"><text:span text:style-name="T86">א</text:span></text:span><text:span text:style-name="Προεπιλεγμένη_20_γραμματοσειρά"><text:span text:style-name="T101">ל</text:span></text:span><text:span text:style-name="Προεπιλεγμένη_20_γραμματοσειρά"><text:span text:style-name="T68"> </text:span></text:span><text:span text:style-name="Προεπιλεγμένη_20_γραμματοσειρά"><text:span text:style-name="T163">←</text:span></text:span><text:span text:style-name="Προεπιλεγμένη_20_γραμματοσειρά"><text:span text:style-name="T66"> </text:span></text:span><text:span text:style-name="Προεπιλεγμένη_20_γραμματοσειρά"><text:span text:style-name="T100">אל</text:span></text:span><text:span text:style-name="Προεπιλεγμένη_20_γραμματοσειρά"><text:span text:style-name="T103"><text:tab/></text:span></text:span><text:span text:style-name="Προεπιλεγμένη_20_γραμματοσειρά"><text:span text:style-name="T202">aalt</text:span></text:span><text:span text:style-name="Προεπιλεγμένη_20_γραμματοσειρά"><text:span text:style-name="T114"><text:tab/></text:span></text:span><text:span text:style-name="Προεπιλεγμένη_20_γραμματοσειρά"><text:span text:style-name="T112">Access All</text:span></text:span><text:span text:style-name="Προεπιλεγμένη_20_γραμματοσειρά"><text:span text:style-name="T113"> Alternate</text:span></text:span><text:span text:style-name="Προεπιλεγμένη_20_γραμματοσειρά"><text:span text:style-name="T114">s</text:span></text:span><text:span text:style-name="Προεπιλεγμένη_20_γραμματοσειρά"><text:span text:style-name="T66">:</text:span></text:span><text:span text:style-name="Προεπιλεγμένη_20_γραμματοσειρά"><text:span text:style-name="T102"> אל </text:span></text:span><text:span text:style-name="Προεπιλεγμένη_20_γραμματοσειρά"><text:span text:style-name="T164">←</text:span></text:span><text:span text:style-name="Προεπιλεγμένη_20_γραμματοσειρά"><text:span text:style-name="T102"> </text:span></text:span><text:span text:style-name="Προεπιλεγμένη_20_γραμματοσειρά"><text:span text:style-name="T104">ﭏ<text:line-break/></text:span></text:span><text:span text:style-name="Προεπιλεγμένη_20_γραμματοσειρά"><text:span text:style-name="T205">ccmp</text:span></text:span><text:span text:style-name="Προεπιλεγμένη_20_γραμματοσειρά"><text:span text:style-name="T93"><text:tab/></text:span></text:span><text:span text:style-name="Προεπιλεγμένη_20_γραμματοσειρά"><text:span text:style-name="T116">Cantil</text:span></text:span><text:span text:style-name="Προεπιλεγμένη_20_γραμματοσειρά"><text:span text:style-name="T117">l</text:span></text:span><text:span text:style-name="Προεπιλεγμένη_20_γραμματοσειρά"><text:span text:style-name="T116">ation</text:span></text:span><text:span text:style-name="Προεπιλεγμένη_20_γραμματοσειρά"><text:span text:style-name="T94"> Marks and Points</text:span></text:span><text:span text:style-name="Προεπιλεγμένη_20_γραμματοσειρά"><text:span text:style-name="T93">:</text:span></text:span><text:span text:style-name="Προεπιλεγμένη_20_γραμματοσειρά"><text:span text:style-name="T87"> </text:span></text:span><text:span text:style-name="Προεπιλεγμένη_20_γραμματοσειρά"><text:span text:style-name="T88">וׂ</text:span></text:span><text:span text:style-name="Προεπιλεγμένη_20_γραμματοσειρά"><text:span text:style-name="T89"> </text:span></text:span><text:span text:style-name="Προεπιλεγμένη_20_γραμματοσειρά"><text:span text:style-name="T90">ךְ</text:span></text:span><text:span text:style-name="Προεπιλεγμένη_20_γραμματοσειρά"><text:span text:style-name="T89"> </text:span></text:span><text:span text:style-name="Προεπιλεγμένη_20_γραμματοσειρά"><text:span text:style-name="T88">ךָ</text:span></text:span><text:span text:style-name="Προεπιλεγμένη_20_γραμματοσειρά"><text:span text:style-name="T89"> </text:span></text:span><text:span text:style-name="Προεπιλεγμένη_20_γραμματοσειρά"><text:span text:style-name="T88">לֹ</text:span></text:span><text:span text:style-name="Προεπιλεγμένη_20_γραμματοσειρά"><text:span text:style-name="T89"> </text:span></text:span><text:span text:style-name="Προεπιλεγμένη_20_γραμματοσειρά"><text:span text:style-name="T88">לֹּ</text:span></text:span><text:span text:style-name="Προεπιλεγμένη_20_γραμματοσειρά"><text:span text:style-name="T91"> ב֜ ב֢ ב֑ ב֝ ב֞ ב֭ ב֧ ב֕ ב֔ ב֮ ב֖ ב֪ ב֚ ב֤ ב֣ ב֥ ב֦ ב֒ ב֫ ב֬ ב֡ ב֙ ב֘ ב֨ ב֟ ב֗ ב֓ ב֛ ב֠ ב֩</text:span></text:span></text:p>
      <text:p text:style-name="P22"><text:span text:style-name="Προεπιλεγμένη_20_γραμματοσειρά"><text:span text:style-name="T24">✓</text:span></text:span><text:span text:style-name="Προεπιλεγμένη_20_γραμματοσειρά"><text:span text:style-name="T2"><text:tab/></text:span></text:span><text:span text:style-name="Προεπιλεγμένη_20_γραμματοσειρά"><text:span text:style-name="T5">Gothic</text:span></text:span><text:span text:style-name="Προεπιλεγμένη_20_γραμματοσειρά"><text:span text:style-name="T2"> </text:span></text:span><text:span text:style-name="Προεπιλεγμένη_20_γραμματοσειρά"><text:span text:style-name="T87">F</text:span></text:span><text:span text:style-name="Προεπιλεγμένη_20_γραμματοσειρά"><text:span text:style-name="T115">eatures</text:span></text:span><text:span text:style-name="Προεπιλεγμένη_20_γραμματοσειρά"><text:span text:style-name="T2">;<text:line-break/></text:span></text:span><text:span text:style-name="Προεπιλεγμένη_20_γραμματοσειρά"><text:span text:style-name="T199">c2sc</text:span></text:span><text:span text:style-name="Προεπιλεγμένη_20_γραμματοσειρά"><text:span text:style-name="T46"><text:tab/></text:span></text:span><text:span text:style-name="Προεπιλεγμένη_20_γραμματοσειρά"><text:span text:style-name="T69">lowercase: </text:span></text:span><text:span text:style-name="Προεπιλεγμένη_20_γραμματοσειρά"><text:span text:style-name="T165">𐌰𐌱𐌲𐌳𐌴𐌵𐌶𐌷𐌸𐌹𐌺𐌻𐌼𐌽𐌾𐌿𐍀𐍁𐍂𐍃𐍄𐍅𐍆𐍇𐍈𐍉𐍊 </text:span></text:span><text:span text:style-name="Προεπιλεγμένη_20_γραμματοσειρά"><text:span text:style-name="T69">→ </text:span></text:span><text:span text:style-name="Προεπιλεγμένη_20_γραμματοσειρά"><text:span text:style-name="T142">𐌰𐌱𐌲𐌳𐌴𐌵𐌶𐌷𐌸𐌹𐌺𐌻𐌼𐌽𐌾𐌿𐍀𐍁𐍂𐍃𐍄𐍅𐍆𐍇𐍈𐍉𐍊 </text:span></text:span><text:span text:style-name="Προεπιλεγμένη_20_γραμματοσειρά"><text:span text:style-name="T49"><text:line-break/></text:span></text:span><text:span text:style-name="Προεπιλεγμένη_20_γραμματοσειρά"><text:span text:style-name="T203">ccmp</text:span></text:span><text:span text:style-name="Προεπιλεγμένη_20_γραμματοσειρά"><text:span text:style-name="T53"><text:tab/></text:span></text:span><text:span text:style-name="Προεπιλεγμένη_20_γραμματοσειρά"><text:span text:style-name="T69">marks: </text:span></text:span><text:span text:style-name="Προεπιλεγμένη_20_γραμματοσειρά"><text:span text:style-name="T70">𐌹̈</text:span></text:span><text:span text:style-name="Προεπιλεγμένη_20_γραμματοσειρά"><text:span text:style-name="T69"> </text:span></text:span><text:span text:style-name="Προεπιλεγμένη_20_γραμματοσειρά"><text:span text:style-name="T70">𐌰̄</text:span></text:span><text:span text:style-name="Προεπιλεγμένη_20_γραμματοσειρά"><text:span text:style-name="T69"> </text:span></text:span><text:span text:style-name="Προεπιλεγμένη_20_γραμματοσειρά"><text:span text:style-name="T70">𐌴̄</text:span></text:span><text:span text:style-name="Προεπιλεγμένη_20_γραμματοσειρά"><text:span text:style-name="T69"> </text:span></text:span><text:span text:style-name="Προεπιλεγμένη_20_γραμματοσειρά"><text:span text:style-name="T70">𐌹̄</text:span></text:span><text:span text:style-name="Προεπιλεγμένη_20_γραμματοσειρά"><text:span text:style-name="T69"> </text:span></text:span><text:span text:style-name="Προεπιλεγμένη_20_γραμματοσειρά"><text:span text:style-name="T70">𐌿̄</text:span></text:span><text:span text:style-name="Προεπιλεγμένη_20_γραμματοσειρά"><text:span text:style-name="T69"> </text:span></text:span><text:span text:style-name="Προεπιλεγμένη_20_γραμματοσειρά"><text:span text:style-name="T70">𐍉̄, </text:span></text:span><text:span text:style-name="Προεπιλεγμένη_20_γραμματοσειρά"><text:span text:style-name="T143">𐌹̈</text:span></text:span><text:span text:style-name="Προεπιλεγμένη_20_γραμματοσειρά"><text:span text:style-name="T142"> </text:span></text:span><text:span text:style-name="Προεπιλεγμένη_20_γραμματοσειρά"><text:span text:style-name="T143">𐌰̄</text:span></text:span><text:span text:style-name="Προεπιλεγμένη_20_γραμματοσειρά"><text:span text:style-name="T142"> </text:span></text:span><text:span text:style-name="Προεπιλεγμένη_20_γραμματοσειρά"><text:span text:style-name="T143">𐌴̄</text:span></text:span><text:span text:style-name="Προεπιλεγμένη_20_γραμματοσειρά"><text:span text:style-name="T142"> </text:span></text:span><text:span text:style-name="Προεπιλεγμένη_20_γραμματοσειρά"><text:span text:style-name="T143">𐌹̄</text:span></text:span><text:span text:style-name="Προεπιλεγμένη_20_γραμματοσειρά"><text:span text:style-name="T142"> </text:span></text:span><text:span text:style-name="Προεπιλεγμένη_20_γραμματοσειρά"><text:span text:style-name="T143">𐌿̄</text:span></text:span><text:span text:style-name="Προεπιλεγμένη_20_γραμματοσειρά"><text:span text:style-name="T142"> </text:span></text:span><text:span text:style-name="Προεπιλεγμένη_20_γραμματοσειρά"><text:span text:style-name="T143">𐍉̄</text:span></text:span><text:span text:style-name="Προεπιλεγμένη_20_γραμματοσειρά"><text:span text:style-name="T145"><text:tab/></text:span></text:span><text:span text:style-name="Προεπιλεγμένη_20_γραμματοσειρά"><text:span text:style-name="T201">dlig</text:span></text:span><text:span text:style-name="Προεπιλεγμένη_20_γραμματοσειρά"><text:span text:style-name="T46"><text:tab/></text:span></text:span><text:span text:style-name="Προεπιλεγμένη_20_γραμματοσειρά"><text:span text:style-name="T70">l</text:span></text:span><text:span text:style-name="Προεπιλεγμένη_20_γραμματοσειρά"><text:span text:style-name="T46">igatures: </text:span></text:span><text:span text:style-name="Προεπιλεγμένη_20_γραμματοσειρά"><text:span text:style-name="T166">𐍄𐍄 𐌻𐌻 </text:span></text:span><text:span text:style-name="Προεπιλεγμένη_20_γραμματοσειρά"><text:span text:style-name="T143">𐍄𐍄 𐌻𐌻</text:span></text:span><text:span text:style-name="Προεπιλεγμένη_20_γραμματοσειρά"><text:span text:style-name="T61"> </text:span></text:span><text:span text:style-name="Προεπιλεγμένη_20_γραμματοσειρά"><text:span text:style-name="T97">→ </text:span></text:span><text:span text:style-name="Προεπιλεγμένη_20_γραμματοσειρά"><text:span text:style-name="T174">𐍄𐍄 𐌻𐌻 </text:span></text:span><text:span text:style-name="Προεπιλεγμένη_20_γραμματοσειρά"><text:span text:style-name="T192">𐍄𐍄 𐌻𐌻</text:span></text:span></text:p>
      <text:p text:style-name="P20"><text:span text:style-name="Προεπιλεγμένη_20_γραμματοσειρά"><text:span text:style-name="T81">✓<text:tab/></text:span></text:span><text:span text:style-name="Προεπιλεγμένη_20_γραμματοσειρά"><text:span text:style-name="T92">Latin s</text:span></text:span><text:span text:style-name="Προεπιλεγμένη_20_γραμματοσειρά"><text:span text:style-name="T83">wash</text:span></text:span><text:span text:style-name="Προεπιλεγμένη_20_γραμματοσειρά"><text:span text:style-name="T92"> letters</text:span></text:span><text:span text:style-name="Προεπιλεγμένη_20_γραμματοσειρά"><text:span text:style-name="T81">;<text:line-break/></text:span></text:span><text:span text:style-name="Προεπιλεγμένη_20_γραμματοσειρά"><text:span text:style-name="T201">swsh</text:span></text:span><text:span text:style-name="Προεπιλεγμένη_20_γραμματοσειρά"><text:span text:style-name="T51"><text:tab/></text:span></text:span><text:span text:style-name="Προεπιλεγμένη_20_γραμματοσειρά"><text:span text:style-name="T61">Swash: ABCDE</text:span></text:span><text:span text:style-name="Προεπιλεγμένη_20_γραμματοσειρά"><text:span text:style-name="T62">GHI</text:span></text:span><text:span text:style-name="Προεπιλεγμένη_20_γραμματοσειρά"><text:span text:style-name="T72">JKLMnopqrstuvwxyz</text:span></text:span><text:span text:style-name="Προεπιλεγμένη_20_γραμματοσειρά"><text:span text:style-name="T61"> </text:span></text:span><text:span text:style-name="Προεπιλεγμένη_20_γραμματοσειρά"><text:span text:style-name="T97">→ </text:span></text:span><text:span text:style-name="Προεπιλεγμένη_20_γραμματοσειρά"><text:span text:style-name="T188"><text:s/></text:span></text:span><text:span text:style-name="Προεπιλεγμένη_20_γραμματοσειρά"><text:span text:style-name="T186">ABCDE</text:span></text:span><text:span text:style-name="Προεπιλεγμένη_20_γραμματοσειρά"><text:span text:style-name="T187">GHI</text:span></text:span><text:span text:style-name="Προεπιλεγμένη_20_γραμματοσειρά"><text:span text:style-name="T188">JKLMnopqrstuvwxyz</text:span></text:span></text:p>
      <text:p text:style-name="P24"><text:span text:style-name="Προεπιλεγμένη_20_γραμματοσειρά"><text:span text:style-name="T81">✓<text:tab/></text:span></text:span><text:span text:style-name="Προεπιλεγμένη_20_γραμματοσειρά"><text:span text:style-name="T112">Access All</text:span></text:span><text:span text:style-name="Προεπιλεγμένη_20_γραμματοσειρά"><text:span text:style-name="T113"> Alternate</text:span></text:span><text:span text:style-name="Προεπιλεγμένη_20_γραμματοσειρά"><text:span text:style-name="T114">s</text:span></text:span><text:span text:style-name="Προεπιλεγμένη_20_γραμματοσειρά"><text:span text:style-name="T81">;<text:line-break/></text:span></text:span><text:span text:style-name="Προεπιλεγμένη_20_γραμματοσειρά"><text:span text:style-name="T202">aalt</text:span></text:span><text:span text:style-name="Προεπιλεγμένη_20_γραμματοσειρά"><text:span text:style-name="T114"><text:tab/></text:span></text:span><text:span text:style-name="Προεπιλεγμένη_20_γραμματοσειρά"><text:span text:style-name="T215">C</text:span></text:span><text:span text:style-name="Προεπιλεγμένη_20_γραμματοσειρά"><text:span text:style-name="T216">hess</text:span></text:span><text:span text:style-name="Προεπιλεγμένη_20_γραμματοσειρά"><text:span text:style-name="T215"> and </text:span></text:span><text:span text:style-name="Προεπιλεγμένη_20_γραμματοσειρά"><text:span text:style-name="T216">draughts</text:span></text:span><text:span text:style-name="Προεπιλεγμένη_20_γραμματοσειρά"><text:span text:style-name="T217"> pieces on black squares</text:span></text:span><text:span text:style-name="Προεπιλεγμένη_20_γραμματοσειρά"><text:span text:style-name="T61">: </text:span></text:span><text:span text:style-name="Προεπιλεγμένη_20_γραμματοσειρά"><text:span text:style-name="T343">♝</text:span></text:span><text:span text:style-name="Προεπιλεγμένη_20_γραμματοσειρά"><text:span text:style-name="T218">⬜</text:span></text:span><text:span text:style-name="Προεπιλεγμένη_20_γραμματοσειρά"><text:span text:style-name="T344">🨳</text:span></text:span><text:span text:style-name="Προεπιλεγμένη_20_γραμματοσειρά"><text:span text:style-name="T218">⬜</text:span></text:span><text:span text:style-name="Προεπιλεγμένη_20_γραμματοσειρά"><text:span text:style-name="T344">⛁</text:span></text:span><text:span text:style-name="Προεπιλεγμένη_20_γραμματοσειρά"><text:span text:style-name="T218">⬜⬛</text:span></text:span><text:span text:style-name="Προεπιλεγμένη_20_γραμματοσειρά"><text:span text:style-name="T344"> </text:span></text:span><text:span text:style-name="Προεπιλεγμένη_20_γραμματοσειρά"><text:span text:style-name="T97">→</text:span></text:span><text:span text:style-name="Προεπιλεγμένη_20_γραμματοσειρά"><text:span text:style-name="T99"> </text:span></text:span><text:span text:style-name="Προεπιλεγμένη_20_γραμματοσειρά"><text:span text:style-name="T97"><text:s/></text:span></text:span><text:span text:style-name="Προεπιλεγμένη_20_γραμματοσειρά"><text:span text:style-name="T348">♝</text:span></text:span><text:span text:style-name="Προεπιλεγμένη_20_γραμματοσειρά"><text:span text:style-name="T257">⬜</text:span></text:span><text:span text:style-name="Προεπιλεγμένη_20_γραμματοσειρά"><text:span text:style-name="T346">🨳</text:span></text:span><text:span text:style-name="Προεπιλεγμένη_20_γραμματοσειρά"><text:span text:style-name="T257">⬜</text:span></text:span><text:span text:style-name="Προεπιλεγμένη_20_γραμματοσειρά"><text:span text:style-name="T346">⛁</text:span></text:span><text:span text:style-name="Προεπιλεγμένη_20_γραμματοσειρά"><text:span text:style-name="T257">⬜⬛</text:span></text:span><text:span text:style-name="Προεπιλεγμένη_20_γραμματοσειρά"><text:span text:style-name="T346"><text:line-break/></text:span></text:span><text:span text:style-name="Προεπιλεγμένη_20_γραμματοσειρά"><text:span text:style-name="T349"><text:tab/></text:span></text:span><text:span text:style-name="Προεπιλεγμένη_20_γραμματοσειρά"><text:span text:style-name="T345"><text:tab/>symbol for marks chapter: 🕅</text:span></text:span><text:span text:style-name="Προεπιλεγμένη_20_γραμματοσειρά"><text:span text:style-name="T61"> </text:span></text:span><text:span text:style-name="Προεπιλεγμένη_20_γραμματοσειρά"><text:span text:style-name="T97">→ </text:span></text:span><text:span text:style-name="Προεπιλεγμένη_20_γραμματοσειρά"><text:span text:style-name="T347">🕅 </text:span></text:span><text:span text:style-name="Προεπιλεγμένη_20_γραμματοσειρά"><text:span text:style-name="T353">🕅</text:span></text:span><text:span text:style-name="Προεπιλεγμένη_20_γραμματοσειρά"><text:span text:style-name="T347"> </text:span></text:span><text:span text:style-name="Προεπιλεγμένη_20_γραμματοσειρά"><text:span text:style-name="T354">🕅</text:span></text:span><text:span text:style-name="Προεπιλεγμένη_20_γραμματοσειρά"><text:span text:style-name="T347"> </text:span></text:span><text:span text:style-name="Προεπιλεγμένη_20_γραμματοσειρά"><text:span text:style-name="T355">🕅</text:span></text:span></text:p>
      <text:p text:style-name="P20"><text:span text:style-name="Προεπιλεγμένη_20_γραμματοσειρά"><text:span text:style-name="T24">✓</text:span></text:span><text:span text:style-name="Προεπιλεγμένη_20_γραμματοσειρά"><text:span text:style-name="T2"><text:tab/></text:span></text:span><text:span text:style-name="Προεπιλεγμένη_20_γραμματοσειρά"><text:span text:style-name="T3">H</text:span></text:span><text:span text:style-name="Προεπιλεγμένη_20_γραμματοσειρά"><text:span text:style-name="T2">istorical Cyrillic </text:span></text:span><text:span text:style-name="Προεπιλεγμένη_20_γραμματοσειρά"><text:span text:style-name="T6">numerals;</text:span></text:span><text:span text:style-name="Προεπιλεγμένη_20_γραμματοσειρά"><text:span text:style-name="T2"><text:line-break/></text:span></text:span><text:span text:style-name="Προεπιλεγμένη_20_γραμματοσειρά"><text:span text:style-name="T206">ccmp</text:span></text:span><text:span text:style-name="Προεπιλεγμένη_20_γραμματοσειρά"><text:span text:style-name="T46"><text:tab/></text:span></text:span><text:span text:style-name="Προεπιλεγμένη_20_γραμματοσειρά"><text:span text:style-name="T75">m</text:span></text:span><text:span text:style-name="Προεπιλεγμένη_20_γραμματοσειρά"><text:span text:style-name="T49">yriads:</text:span></text:span><text:span text:style-name="Προεπιλεγμένη_20_γραμματοσειρά"><text:span text:style-name="T124"> </text:span></text:span><text:span text:style-name="Προεπιλεγμένη_20_γραμματοσειρά"><text:span text:style-name="T78">а</text:span></text:span><text:span text:style-name="Προεπιλεγμένη_20_γραμματοσειρά"><text:span text:style-name="T79">+</text:span></text:span><text:span text:style-name="Προεπιλεγμένη_20_γραμματοσειρά"><text:span text:style-name="T78"> </text:span></text:span><text:span text:style-name="Προεπιλεγμένη_20_γραμματοσειρά"><text:span text:style-name="T196">◌</text:span></text:span><text:span text:style-name="Προεπιλεγμένη_20_γραμματοσειρά"><text:span text:style-name="T78">‍⃝ </text:span></text:span><text:span text:style-name="Προεπιλεγμένη_20_γραμματοσειρά"><text:span text:style-name="T197"><text:s/></text:span></text:span><text:span text:style-name="Προεπιλεγμένη_20_γραμματοσειρά"><text:span text:style-name="T209">е</text:span></text:span><text:span text:style-name="Προεπιλεγμένη_20_γραμματοσειρά"><text:span text:style-name="T210">+</text:span></text:span><text:span text:style-name="Προεπιλεγμένη_20_γραμματοσειρά"><text:span text:style-name="T197"> </text:span></text:span><text:span text:style-name="Προεπιλεγμένη_20_γραμματοσειρά"><text:span text:style-name="T196">◌</text:span></text:span><text:span text:style-name="Προεπιλεγμένη_20_γραμματοσειρά"><text:span text:style-name="T209">‍҉ </text:span></text:span><text:span text:style-name="Προεπιλεγμένη_20_γραμματοσειρά"><text:span text:style-name="T197"> </text:span></text:span><text:span text:style-name="Προεπιλεγμένη_20_γραμματοσειρά"><text:span text:style-name="T209">ꙁ</text:span></text:span><text:span text:style-name="Προεπιλεγμένη_20_γραμματοσειρά"><text:span text:style-name="T210">+</text:span></text:span><text:span text:style-name="Προεπιλεγμένη_20_γραμματοσειρά"><text:span text:style-name="T197"> </text:span></text:span><text:span text:style-name="Προεπιλεγμένη_20_γραμματοσειρά"><text:span text:style-name="T196">◌</text:span></text:span><text:span text:style-name="Προεπιλεγμένη_20_γραμματοσειρά"><text:span text:style-name="T209">‍꙲</text:span></text:span><text:span text:style-name="Προεπιλεγμένη_20_γραμματοσειρά"><text:span text:style-name="T197"> </text:span></text:span><text:span text:style-name="Προεπιλεγμένη_20_γραμματοσειρά"><text:span text:style-name="T127"><text:s/>→ </text:span></text:span><text:span text:style-name="Προεπιλεγμένη_20_γραμματοσειρά"><text:span text:style-name="T168">а⃝</text:span></text:span><text:span text:style-name="Προεπιλεγμένη_20_γραμματοσειρά"><text:span text:style-name="T198"> </text:span></text:span><text:span text:style-name="Προεπιλεγμένη_20_γραμματοσειρά"><text:span text:style-name="T168">е҉</text:span></text:span><text:span text:style-name="Προεπιλεγμένη_20_γραμματοσειρά"><text:span text:style-name="T198"> </text:span></text:span><text:span text:style-name="Προεπιλεγμένη_20_γραμματοσειρά"><text:span text:style-name="T105">ꙁ</text:span></text:span><text:span text:style-name="Προεπιλεγμένη_20_γραμματοσειρά"><text:span text:style-name="T106">꙲<text:line-break/></text:span></text:span><text:span text:style-name="Προεπιλεγμένη_20_γραμματοσειρά"><text:span text:style-name="T109"><text:tab/></text:span></text:span><text:span text:style-name="Προεπιλεγμένη_20_γραμματοσειρά"><text:span text:style-name="T107"><text:tab/></text:span></text:span><text:span text:style-name="Προεπιλεγμένη_20_γραμματοσειρά"><text:span text:style-name="T108">n</text:span></text:span><text:span text:style-name="Προεπιλεγμένη_20_γραμματοσειρά"><text:span text:style-name="T74">umbers:</text:span></text:span><text:span text:style-name="Προεπιλεγμένη_20_γραμματοσειρά"><text:span text:style-name="T125"> а҃ в҃ г҃ д҃ є҃ ѕ҃ з҃ и҃ ѳ҃ і҃ к҃ л҃ м҃ н҃ ѯ҃ о҃ п҃ ч҃ р҃ с҃ т҃ у҃ ф҃ х҃ ѱ҃ ѡ҃ ц҃</text:span></text:span></text:p>
      <text:p text:style-name="P20"><text:span text:style-name="Προεπιλεγμένη_20_γραμματοσειρά"><text:span text:style-name="T95">✓<text:tab/>Localized Forms;<text:line-break/></text:span></text:span><text:span text:style-name="Προεπιλεγμένη_20_γραμματοσειρά"><text:span text:style-name="T204">locl</text:span></text:span><text:span text:style-name="Προεπιλεγμένη_20_γραμματοσειρά"><text:span text:style-name="T70"><text:tab/></text:span></text:span><text:span text:style-name="Προεπιλεγμένη_20_γραμματοσειρά"><text:span text:style-name="T136">Church Slavonic</text:span></text:span><text:span text:style-name="Προεπιλεγμένη_20_γραμματοσειρά"><text:span text:style-name="T56">: </text:span></text:span><text:span text:style-name="Προεπιλεγμένη_20_γραμματοσειρά"><text:span text:style-name="T70">ЄАЕЩЭєаещэ </text:span></text:span><text:span text:style-name="Προεπιλεγμένη_20_γραμματοσειρά"><text:span text:style-name="T162">↝</text:span></text:span><text:span text:style-name="Προεπιλεγμένη_20_γραμματοσειρά"><text:span text:style-name="T70"> </text:span></text:span><text:span text:style-name="Προεπιλεγμένη_20_γραμματοσειρά"><text:span text:style-name="T120">ЄАЕЩЭєаещэ,<text:line-break/><text:tab/></text:span></text:span><text:span text:style-name="Προεπιλεγμένη_20_γραμματοσειρά"><text:span text:style-name="T121"><text:tab/></text:span></text:span><text:span text:style-name="Προεπιλεγμένη_20_γραμματοσειρά"><text:span text:style-name="T138">Dutch, Danish</text:span></text:span><text:span text:style-name="Προεπιλεγμένη_20_γραμματοσειρά"><text:span text:style-name="T155">dlig</text:span></text:span><text:span text:style-name="Προεπιλεγμένη_20_γραμματοσειρά"><text:span text:style-name="T138">, French</text:span></text:span><text:span text:style-name="Προεπιλεγμένη_20_γραμματοσειρά"><text:span text:style-name="T56">: </text:span></text:span><text:span text:style-name="Προεπιλεγμένη_20_γραμματοσειρά"><text:span text:style-name="T70">IJ AE OE </text:span></text:span><text:span text:style-name="Προεπιλεγμένη_20_γραμματοσειρά"><text:span text:style-name="T161">↝</text:span></text:span><text:span text:style-name="Προεπιλεγμένη_20_γραμματοσειρά"><text:span text:style-name="T70"> </text:span></text:span><text:span text:style-name="Προεπιλεγμένη_20_γραμματοσειρά"><text:span text:style-name="T122">IJ</text:span></text:span><text:span text:style-name="Προεπιλεγμένη_20_γραμματοσειρά"><text:span text:style-name="T70"> </text:span></text:span><text:span text:style-name="Προεπιλεγμένη_20_γραμματοσειρά"><text:span text:style-name="T170">AE</text:span></text:span><text:span text:style-name="Προεπιλεγμένη_20_γραμματοσειρά"><text:span text:style-name="T70"> </text:span></text:span><text:span text:style-name="Προεπιλεγμένη_20_γραμματοσειρά"><text:span text:style-name="T123">OE</text:span></text:span><text:span text:style-name="Προεπιλεγμένη_20_γραμματοσειρά"><text:span text:style-name="T120"><text:line-break/><text:tab/></text:span></text:span><text:span text:style-name="Προεπιλεγμένη_20_γραμματοσειρά"><text:span text:style-name="T121"><text:tab/></text:span></text:span><text:span text:style-name="Προεπιλεγμένη_20_γραμματοσειρά"><text:span text:style-name="T138">Latin</text:span></text:span><text:span text:style-name="Προεπιλεγμένη_20_γραμματοσειρά"><text:span text:style-name="T119">: </text:span></text:span><text:span text:style-name="Προεπιλεγμένη_20_γραμματοσειρά"><text:span text:style-name="T118">universe</text:span></text:span><text:span text:style-name="Προεπιλεγμένη_20_γραμματοσειρά"><text:span text:style-name="T70"> </text:span></text:span><text:span text:style-name="Προεπιλεγμένη_20_γραμματοσειρά"><text:span text:style-name="T161">↝</text:span></text:span><text:span text:style-name="Προεπιλεγμένη_20_γραμματοσειρά"><text:span text:style-name="T132"> universe</text:span></text:span><text:span text:style-name="Προεπιλεγμένη_20_γραμματοσειρά"><text:span text:style-name="T133"><text:tab/></text:span></text:span><text:span text:style-name="Προεπιλεγμένη_20_γραμματοσειρά"><text:span text:style-name="T313">Anglo-Saxon</text:span></text:span><text:span text:style-name="Προεπιλεγμένη_20_γραμματοσειρά"><text:span text:style-name="T314">: G</text:span></text:span><text:span text:style-name="Προεπιλεγμένη_20_γραμματοσειρά"><text:span text:style-name="T315">ara</text:span></text:span><text:span text:style-name="Προεπιλεγμένη_20_γραμματοσειρά"><text:span text:style-name="T314">g</text:span></text:span><text:span text:style-name="Προεπιλεγμένη_20_γραμματοσειρά"><text:span text:style-name="T315">e</text:span></text:span><text:span text:style-name="Προεπιλεγμένη_20_γραμματοσειρά"><text:span text:style-name="T314"> </text:span></text:span><text:span text:style-name="Προεπιλεγμένη_20_γραμματοσειρά"><text:span text:style-name="T331">↝</text:span></text:span><text:span text:style-name="Προεπιλεγμένη_20_γραμματοσειρά"><text:span text:style-name="T314"> Ᵹ</text:span></text:span><text:span text:style-name="Προεπιλεγμένη_20_γραμματοσειρά"><text:span text:style-name="T315">ara</text:span></text:span><text:span text:style-name="Προεπιλεγμένη_20_γραμματοσειρά"><text:span text:style-name="T314">ᵹ</text:span></text:span><text:span text:style-name="Προεπιλεγμένη_20_γραμματοσειρά"><text:span text:style-name="T315">e</text:span></text:span></text:p>
      <text:p text:style-name="P23"><text:span text:style-name="Προεπιλεγμένη_20_γραμματοσειρά"><text:span text:style-name="T81">✓<text:tab/></text:span></text:span><text:span text:style-name="Προεπιλεγμένη_20_γραμματοσειρά"><text:span text:style-name="T82">Italics</text:span></text:span><text:span text:style-name="Προεπιλεγμένη_20_γραμματοσειρά"><text:span text:style-name="T92"> for Basic Latin, Greek and Cyrillic</text:span></text:span><text:span text:style-name="Προεπιλεγμένη_20_γραμματοσειρά"><text:span text:style-name="T81">;<text:line-break/></text:span></text:span><text:span text:style-name="Προεπιλεγμένη_20_γραμματοσειρά"><text:span text:style-name="T201">ital</text:span></text:span><text:span text:style-name="Προεπιλεγμένη_20_γραμματοσειρά"><text:span text:style-name="T51"><text:tab/></text:span></text:span><text:span text:style-name="Προεπιλεγμένη_20_γραμματοσειρά"><text:span text:style-name="T61">Italics:</text:span></text:span><text:span text:style-name="Προεπιλεγμένη_20_γραμματοσειρά"><text:span text:style-name="T71"><text:tab/></text:span></text:span><text:span text:style-name="Προεπιλεγμένη_20_γραμματοσειρά"><text:span text:style-name="T231">ABCdefΦΨΩ</text:span></text:span><text:span text:style-name="Προεπιλεγμένη_20_γραμματοσειρά"><text:span text:style-name="T232">λ</text:span></text:span><text:span text:style-name="Προεπιλεγμένη_20_γραμματοσειρά"><text:span text:style-name="T231">ΰψϑϖϝ</text:span></text:span><text:span text:style-name="Προεπιλεγμένη_20_γραμματοσειρά"><text:span text:style-name="T211">϶ДЭЯбгйыĽæħŋŧơǝȣʒ</text:span></text:span><text:span text:style-name="Προεπιλεγμένη_20_γραμματοσειρά"><text:span text:style-name="T61"> </text:span></text:span><text:span text:style-name="Προεπιλεγμένη_20_γραμματοσειρά"><text:span text:style-name="T97">→ </text:span></text:span><text:span text:style-name="Προεπιλεγμένη_20_γραμματοσειρά"><text:span text:style-name="T251">ABCdefΦΨΩ</text:span></text:span><text:span text:style-name="Προεπιλεγμένη_20_γραμματοσειρά"><text:span text:style-name="T252">λ</text:span></text:span><text:span text:style-name="Προεπιλεγμένη_20_γραμματοσειρά"><text:span text:style-name="T251">ΰψϑϖϝ</text:span></text:span><text:span text:style-name="Προεπιλεγμένη_20_γραμματοσειρά"><text:span text:style-name="T250">϶ДЭЯбгйыĽæħŋŧơǝȣʒ</text:span></text:span><text:span text:style-name="Προεπιλεγμένη_20_γραμματοσειρά"><text:span text:style-name="T189"><text:line-break/></text:span></text:span><text:span text:style-name="Προεπιλεγμένη_20_γραμματοσειρά"><text:span text:style-name="T191"><text:tab/><text:tab/></text:span></text:span><text:span text:style-name="Προεπιλεγμένη_20_γραμματοσειρά"><text:span text:style-name="T233">1234567890</text:span></text:span><text:span text:style-name="Προεπιλεγμένη_20_γραμματοσειρά"><text:span text:style-name="T234">ﬆ</text:span></text:span><text:span text:style-name="Προεπιλεγμένη_20_γραμματοσειρά"><text:span text:style-name="T212">∂ft∇ζ</text:span></text:span><text:span text:style-name="Προεπιλεγμένη_20_γραμματοσειρά"><text:span text:style-name="T255">123456789</text:span></text:span><text:span text:style-name="Προεπιλεγμένη_20_γραμματοσειρά"><text:span text:style-name="T256">0</text:span></text:span><text:span text:style-name="Προεπιλεγμένη_20_γραμματοσειρά"><text:span text:style-name="T73">Ϝϝ</text:span></text:span><text:span text:style-name="Προεπιλεγμένη_20_γραμματοσειρά"><text:span text:style-name="T61"> </text:span></text:span><text:span text:style-name="Προεπιλεγμένη_20_γραμματοσειρά"><text:span text:style-name="T97">→ </text:span></text:span><text:span text:style-name="Προεπιλεγμένη_20_γραμματοσειρά"><text:span text:style-name="T253">1234567890</text:span></text:span><text:span text:style-name="Προεπιλεγμένη_20_γραμματοσειρά"><text:span text:style-name="T251">ﬆ</text:span></text:span><text:span text:style-name="Προεπιλεγμένη_20_γραμματοσειρά"><text:span text:style-name="T250">∂ft∇ζ</text:span></text:span><text:span text:style-name="Προεπιλεγμένη_20_γραμματοσειρά"><text:span text:style-name="T275">123456789</text:span></text:span><text:span text:style-name="Προεπιλεγμένη_20_γραμματοσειρά"><text:span text:style-name="T276">0</text:span></text:span><text:span text:style-name="Προεπιλεγμένη_20_γραμματοσειρά"><text:span text:style-name="T190">Ϝϝ</text:span></text:span></text:p>
      <text:p text:style-name="P25"><text:span text:style-name="Προεπιλεγμένη_20_γραμματοσειρά"><text:span text:style-name="T322">✓<text:tab/></text:span></text:span><text:span text:style-name="Προεπιλεγμένη_20_γραμματοσειρά"><text:span text:style-name="T324">use </text:span></text:span><text:span text:style-name="Προεπιλεγμένη_20_γραμματοσειρά"><text:span text:style-name="T323">some </text:span></text:span><text:span text:style-name="Προεπιλεγμένη_20_γραμματοσειρά"><text:span text:style-name="T324">Mathematical Alphanumeric Symbols </text:span></text:span><text:span text:style-name="Προεπιλεγμένη_20_γραμματοσειρά"><text:span text:style-name="T321">for </text:span></text:span><text:span text:style-name="Προεπιλεγμένη_20_γραμματοσειρά"><text:span text:style-name="T324">bold or bold italic </text:span></text:span><text:span text:style-name="Προεπιλεγμένη_20_γραμματοσειρά"><text:span text:style-name="T321">Basic Latin and Greek</text:span></text:span><text:span text:style-name="Προεπιλεγμένη_20_γραμματοσειρά"><text:span text:style-name="T322">;<text:line-break/></text:span></text:span><text:span text:style-name="Προεπιλεγμένη_20_γραμματοσειρά"><text:span text:style-name="T329">ss08</text:span></text:span><text:span text:style-name="Προεπιλεγμένη_20_γραμματοσειρά"><text:span text:style-name="T318"><text:tab/></text:span></text:span><text:span text:style-name="Προεπιλεγμένη_20_γραμματοσειρά"><text:span text:style-name="T316">Bold</text:span></text:span><text:span text:style-name="Προεπιλεγμένη_20_γραμματοσειρά"><text:span text:style-name="T317">:</text:span></text:span><text:span text:style-name="Προεπιλεγμένη_20_γραμματοσειρά"><text:span text:style-name="T319"><text:tab/></text:span></text:span><text:span text:style-name="Προεπιλεγμένη_20_γραμματοσειρά"><text:span text:style-name="T320">ABCdef</text:span></text:span><text:span text:style-name="Προεπιλεγμένη_20_γραμματοσειρά"><text:span text:style-name="T330">ΦΨΩδψω</text:span></text:span><text:span text:style-name="Προεπιλεγμένη_20_γραμματοσειρά"><text:span text:style-name="T325">ϕϖϜϝϰϱϴϵ∂∇</text:span></text:span><text:span text:style-name="Προεπιλεγμένη_20_γραμματοσειρά"><text:span text:style-name="T317"> </text:span></text:span><text:span text:style-name="Προεπιλεγμένη_20_γραμματοσειρά"><text:span text:style-name="T325">→ </text:span></text:span><text:span text:style-name="Προεπιλεγμένη_20_γραμματοσειρά"><text:span text:style-name="T332">ABCdef</text:span></text:span><text:span text:style-name="Προεπιλεγμένη_20_γραμματοσειρά"><text:span text:style-name="T337">ΦΨΩδψω</text:span></text:span><text:span text:style-name="Προεπιλεγμένη_20_γραμματοσειρά"><text:span text:style-name="T333">ϕϖϜϝϰϱϴϵ∂∇</text:span></text:span><text:span text:style-name="Προεπιλεγμένη_20_γραμματοσειρά"><text:span text:style-name="T319"><text:tab/></text:span></text:span><text:span text:style-name="Προεπιλεγμένη_20_γραμματοσειρά"><text:span text:style-name="T320">0</text:span></text:span><text:span text:style-name="Προεπιλεγμένη_20_γραμματοσειρά"><text:span text:style-name="T326">123</text:span></text:span><text:span text:style-name="Προεπιλεγμένη_20_γραμματοσειρά"><text:span text:style-name="T327">...7</text:span></text:span><text:span text:style-name="Προεπιλεγμένη_20_γραμματοσειρά"><text:span text:style-name="T328">89</text:span></text:span><text:span text:style-name="Προεπιλεγμένη_20_γραμματοσειρά"><text:span text:style-name="T317"> </text:span></text:span><text:span text:style-name="Προεπιλεγμένη_20_γραμματοσειρά"><text:span text:style-name="T325">→ </text:span></text:span><text:span text:style-name="Προεπιλεγμένη_20_γραμματοσειρά"><text:span text:style-name="T332">0</text:span></text:span><text:span text:style-name="Προεπιλεγμένη_20_γραμματοσειρά"><text:span text:style-name="T334">123</text:span></text:span><text:span text:style-name="Προεπιλεγμένη_20_γραμματοσειρά"><text:span text:style-name="T335">...7</text:span></text:span><text:span text:style-name="Προεπιλεγμένη_20_γραμματοσειρά"><text:span text:style-name="T336">89<text:line-break/></text:span></text:span><text:span text:style-name="Προεπιλεγμένη_20_γραμματοσειρά"><text:span text:style-name="T329">ss09</text:span></text:span><text:span text:style-name="Προεπιλεγμένη_20_γραμματοσειρά"><text:span text:style-name="T318"><text:tab/></text:span></text:span><text:span text:style-name="Προεπιλεγμένη_20_γραμματοσειρά"><text:span text:style-name="T316">Bold Italic</text:span></text:span><text:span text:style-name="Προεπιλεγμένη_20_γραμματοσειρά"><text:span text:style-name="T317">:</text:span></text:span><text:span text:style-name="Προεπιλεγμένη_20_γραμματοσειρά"><text:span text:style-name="T319"><text:tab/></text:span></text:span><text:span text:style-name="Προεπιλεγμένη_20_γραμματοσειρά"><text:span text:style-name="T320">ABCdef</text:span></text:span><text:span text:style-name="Προεπιλεγμένη_20_γραμματοσειρά"><text:span text:style-name="T330">ΦΨΩδψω</text:span></text:span><text:span text:style-name="Προεπιλεγμένη_20_γραμματοσειρά"><text:span text:style-name="T325">ϕϖϜϝϰϱϴϵ∂∇</text:span></text:span><text:span text:style-name="Προεπιλεγμένη_20_γραμματοσειρά"><text:span text:style-name="T317"> </text:span></text:span><text:span text:style-name="Προεπιλεγμένη_20_γραμματοσειρά"><text:span text:style-name="T325">→ </text:span></text:span><text:span text:style-name="Προεπιλεγμένη_20_γραμματοσειρά"><text:span text:style-name="T338">ABCdef</text:span></text:span><text:span text:style-name="Προεπιλεγμένη_20_γραμματοσειρά"><text:span text:style-name="T340">ΦΨΩδψω</text:span></text:span><text:span text:style-name="Προεπιλεγμένη_20_γραμματοσειρά"><text:span text:style-name="T339">ϕϖϜϝϰϱϴϵ∂∇</text:span></text:span></text:p>
      <text:p text:style-name="P26"><text:span text:style-name="Προεπιλεγμένη_20_γραμματοσειρά"><text:span text:style-name="T24">✓</text:span></text:span><text:span text:style-name="Προεπιλεγμένη_20_γραμματοσειρά"><text:span text:style-name="T2"><text:tab/></text:span></text:span><text:span text:style-name="Προεπιλεγμένη_20_γραμματοσειρά"><text:span text:style-name="T96">Spaces and control characters may be graphically displayed by transposition to Plane-15. For example, the zero-width joiner U+𝟎200D can be displayed as U+𝐅200D = 󲀍, or the null notehead U+𝟏D159 as U+𝐅D159 = 󽅙.</text:span></text:span></text:p>
      <text:p text:style-name="P36"/>
      <text:p text:style-name="P12">Character Repertoire</text:p>
      <text:p text:style-name="P5"><text:span text:style-name="Προεπιλεγμένη_20_γραμματοσειρά"><text:span text:style-name="T236"/></text:span></text:p>
      <text:p text:style-name="P6"><text:span text:style-name="Προεπιλεγμένη_20_γραμματοσειρά"><text:span text:style-name="T236"/></text:span></text:p>
      <text:p text:style-name="P31"><text:span text:style-name="T13">0000..007F; Basic Latin</text:span><text:span text:style-name="T359"><text:line-break/></text:span><text:span text:style-name="T35">␠ ! " # $ % &amp; ' ( ) * + , - . / 0 1 2 3 4 5 6 7 8 9 : ; &lt;</text:span><text:span text:style-name="T37"> </text:span><text:span text:style-name="T35">= &gt; ? @ A B C D E F G H I J K L M N O P Q R S T U V W X Y Z [ \ ] ^ _ ` a b c d e f g h i j k l m n o p q r s t u v w x y z { | } ~</text:span></text:p>
      <text:p text:style-name="P33"/>
      <text:p text:style-name="P28"><text:span text:style-name="T9">0080..00FF; Latin-1 Supplement</text:span><text:span text:style-name="T359"><text:line-break/></text:span><text:span text:style-name="T27">󰂠 ¡ ¢ £ ¤ ¥ ¦ § ¨ © ª « ¬ 󰂭 ® ¯ ° ± ² ³ ´ µ ¶ • ¸ ¹ º » ¼ ½ ¾ ¿ À Á Â Ã Ä Å Æ Ç È É Ê Ë Ì Í Î Ï Ð Ñ Ò Ó Ô Õ Ö × Ø Ù Ú Û Ü Ý Þ ß à á â ã ä å æ ç è é ê ë ì í î ï ð ñ ò ó ô õ ö ÷ ø ù ú û ü ý þ ÿ</text:span></text:p>
      <text:p text:style-name="P33"/>
      <text:p text:style-name="P28"><text:span text:style-name="T9">0100..017F; Latin Extended-A</text:span><text:span text:style-name="T359"><text:line-break/></text:span><text:span text:style-name="T27">Ā ā Ă ă Ą ą Ć ć Ĉ ĉ Ċ ċ Č č Ď ď Đ đ Ē ē Ĕ ĕ Ė ė Ę ę Ě ě Ĝ ĝ Ğ ğ Ġ ġ Ģ ģ Ĥ ĥ Ħ ħ Ĩ ĩ Ī ī Ĭ ĭ Į į İ ı Ĳ ĳ Ĵ ĵ Ķ ķ ĸ Ĺ ĺ Ļ ļ Ľ ľ Ŀ ŀ Ł ł Ń ń Ņ ņ Ň ň ŉ Ŋ ŋ Ō ō Ŏ ŏ Ő ő Œ œ Ŕ ŕ Ŗ ŗ Ř ř Ś ś Ŝ ŝ Ş ş Š š Ţ ţ Ť ť Ŧ ŧ Ũ ũ Ū ū Ŭ ŭ Ů ů Ű ű Ų ų Ŵ ŵ Ŷ ŷ Ÿ Ź ź Ż ż Ž ž ſ</text:span></text:p>
      <text:p text:style-name="P33"/>
      <text:p text:style-name="P28"><text:span text:style-name="T9">0180..024F; Latin Extended-B</text:span><text:span text:style-name="T359"><text:line-break/></text:span><text:span text:style-name="T27">ƀ Ɓ Ƃ ƃ Ƅ ƅ Ɔ Ƈ ƈ Ɖ Ɗ Ƌ ƌ ƍ Ǝ Ə Ɛ Ƒ ƒ Ɠ Ɣ ƕ Ɩ Ɨ Ƙ ƙ ƚ ƛ Ɯ Ɲ ƞ Ɵ Ơ ơ Ƣ ƣ Ƥ ƥ Ʀ Ƨ ƨ Ʃ ƪ ƫ Ƭ ƭ Ʈ Ư ư Ʊ Ʋ Ƴ ƴ Ƶ ƶ Ʒ Ƹ ƹ ƺ ƻ Ƽ ƽ ƾ ƿ ǀ ǁ ǂ ǃ Ǆ ǅ ǆ Ǉ ǈ ǉ Ǌ ǋ ǌ Ǎ ǎ Ǐ ǐ Ǒ ǒ Ǔ ǔ Ǖ ǖ Ǘ ǘ Ǚ ǚ Ǜ ǜ ǝ Ǟ ǟ Ǡ ǡ Ǣ ǣ Ǥ ǥ Ǧ ǧ Ǩ ǩ Ǫ ǫ Ǭ ǭ Ǯ ǯ ǰ Ǳ ǲ ǳ Ǵ ǵ Ƕ Ƿ Ǹ ǹ Ǻ ǻ Ǽ ǽ Ǿ ǿ Ȁ ȁ Ȃ ȃ Ȅ ȅ Ȇ ȇ Ȉ ȉ Ȋ ȋ Ȍ ȍ Ȏ ȏ Ȑ ȑ Ȓ ȓ Ȕ ȕ Ȗ ȗ Ș ș Ț ț Ȝ ȝ Ȟ ȟ Ƞ ȡ Ȣ ȣ Ȥ ȥ Ȧ ȧ Ȩ ȩ Ȫ ȫ Ȭ ȭ Ȯ ȯ Ȱ ȱ Ȳ ȳ ȴ ȵ ȶ ȷ ȸ ȹ Ⱥ Ȼ ȼ Ƚ Ⱦ ȿ ɀ Ɂ ɂ Ƀ Ʉ Ʌ Ɇ ɇ Ɉ ɉ Ɋ ɋ Ɍ ɍ Ɏ ɏ</text:span></text:p>
      <text:p text:style-name="P33"/>
      <text:p text:style-name="P28"><text:span text:style-name="T9">0250..02AF; IPA Extensions</text:span><text:span text:style-name="T359"><text:line-break/></text:span><text:span text:style-name="T27">ɐ ɑ ɒ ɓ ɔ ɕ ɖ ɗ ɘ ə ɚ ɛ ɜ ɝ ɞ ɟ ɠ ɡ ɢ ɣ ɤ ɥ ɦ ɧ ɨ ɩ ɪ ɫ ɬ ɭ ɮ ɯ ɰ ɱ ɲ ɳ ɴ ɵ ɶ ɷ ɸ ɹ ɺ ɻ ɼ ɽ ɾ ɿ ʀ ʁ ʂ ʃ ʄ ʅ ʆ ʇ ʈ ʉ ʊ ʋ ʌ ʍ ʎ ʏ ʐ ʑ ʒ ʓ ʔ ʕ ʖ ʗ ʘ ʙ ʚ ʛ ʜ ʝ ʞ ʟ ʠ ʡ ʢ ʣ ʤ ʥ ʦ ʧ ʨ ʩ ʪ ʫ ʬ ʭ ʮ ʯ</text:span></text:p>
      <text:p text:style-name="P33"/>
      <text:p text:style-name="P28"><text:span text:style-name="T9">02B0..02FF; Spacing Modifier Letters</text:span><text:span text:style-name="T359"><text:line-break/></text:span><text:span text:style-name="T27">ʰ ʱ ʲ ʳ ʴ ʵ ʶ ʷ ʸ ʹ ʺ ʻ ʼ ʽ ʾ ʿ ˀ ˁ ˂ ˃ ˄ ˅ ˆ ˇ ˈ ˉ ˊ ˋ ˌ ˍ ˎ ˏ ː ˑ ˒ ˓ ˔ ˕ ˖ ˗ ˘ ˙ ˚ ˛ ˜ ˝ ˞ ˟ ˠ ˡ ˢ ˣ ˤ ˥ ˦ ˧ ˨ ˩ ˪ ˫ ˬ ˭ ˮ ˯ ˰ ˱ ˲ ˳ ˴ ˵ ˶ ˷ ˸ ˹ ˺ ˻ ˼ ˽ ˾ ˿</text:span></text:p>
      <text:p text:style-name="P33"/>
      <text:p text:style-name="P28"><text:span text:style-name="T9">0300..036F; Combining Diacritical Marks</text:span><text:span text:style-name="T359"><text:line-break/></text:span><text:span text:style-name="T360">◌</text:span><text:span text:style-name="T27">‌̀ </text:span><text:span text:style-name="T360">◌</text:span><text:span text:style-name="T27">‌́ </text:span><text:span text:style-name="T360">◌</text:span><text:span text:style-name="T27">‌̂ </text:span><text:span text:style-name="T360">◌</text:span><text:span text:style-name="T27">‌̃ </text:span><text:span text:style-name="T360">◌</text:span><text:span text:style-name="T27">‌̄ </text:span><text:span text:style-name="T360">◌</text:span><text:span text:style-name="T27">‌̅ </text:span><text:span text:style-name="T360">◌</text:span><text:span text:style-name="T27">‌̆ </text:span><text:span text:style-name="T360">◌</text:span><text:span text:style-name="T27">‌̇ </text:span><text:span text:style-name="T360">◌</text:span><text:span text:style-name="T27">‌̈ </text:span><text:span text:style-name="T360">◌</text:span><text:span text:style-name="T27">‌̉ </text:span><text:span text:style-name="T360">◌</text:span><text:span text:style-name="T27">‌̊ </text:span><text:span text:style-name="T360">◌</text:span><text:span text:style-name="T27">‌̋ </text:span><text:span text:style-name="T360">◌</text:span><text:span text:style-name="T27">‌̌ </text:span><text:span text:style-name="T360">◌</text:span><text:span text:style-name="T27">‌̍ </text:span><text:span text:style-name="T360">◌</text:span><text:span text:style-name="T27">‌̎ </text:span><text:span text:style-name="T360">◌</text:span><text:span text:style-name="T27">‌̏ </text:span><text:span text:style-name="T360">◌</text:span><text:span text:style-name="T27">‌̐ </text:span><text:span text:style-name="T360">◌</text:span><text:span text:style-name="T27">‌̑ </text:span><text:span text:style-name="T360">◌</text:span><text:span text:style-name="T27">‌̒ </text:span><text:span text:style-name="T360">◌</text:span><text:span text:style-name="T27">‌̓ </text:span><text:span text:style-name="T360">◌</text:span><text:span text:style-name="T27">‌̔ </text:span><text:span text:style-name="T360">◌</text:span><text:span text:style-name="T27">‌̕ </text:span><text:span text:style-name="T360">◌</text:span><text:span text:style-name="T27">‌̖ </text:span><text:span text:style-name="T360">◌</text:span><text:span text:style-name="T27">‌̗ </text:span><text:span text:style-name="T360">◌</text:span><text:span text:style-name="T27">‌̘ </text:span><text:span text:style-name="T360">◌</text:span><text:span text:style-name="T27">‌̙ </text:span><text:span text:style-name="T360">◌</text:span><text:span text:style-name="T27">‌̚ </text:span><text:span text:style-name="T360">◌</text:span><text:span text:style-name="T27">‌̛ </text:span><text:span text:style-name="T360">◌</text:span><text:span text:style-name="T27">‌̜ </text:span><text:span text:style-name="T360">◌</text:span><text:span text:style-name="T27">‌̝ </text:span><text:span text:style-name="T360">◌</text:span><text:span text:style-name="T27">‌̞ </text:span><text:span text:style-name="T360">◌</text:span><text:span text:style-name="T27">‌̟ </text:span><text:span text:style-name="T360">◌</text:span><text:span text:style-name="T27">‌̠ </text:span><text:span text:style-name="T360">◌</text:span><text:span text:style-name="T27">‌̡ </text:span><text:span text:style-name="T360">◌</text:span><text:span text:style-name="T27">‌̢ </text:span><text:span text:style-name="T360">◌</text:span><text:span text:style-name="T27">‌̣ </text:span><text:span text:style-name="T360">◌</text:span><text:span text:style-name="T27">‌̤ </text:span><text:span text:style-name="T360">◌</text:span><text:span text:style-name="T27">‌̥ </text:span><text:span text:style-name="T360">◌</text:span><text:span text:style-name="T27">‌̦ </text:span><text:span text:style-name="T360">◌</text:span><text:span text:style-name="T27">‌̧ </text:span><text:span text:style-name="T360">◌</text:span><text:span text:style-name="T27">‌̨ </text:span><text:span text:style-name="T360">◌</text:span><text:span text:style-name="T27">‌̩ </text:span><text:span text:style-name="T360">◌</text:span><text:span text:style-name="T27">‌̪ </text:span><text:span text:style-name="T360">◌</text:span><text:span text:style-name="T27">‌̫ </text:span><text:span text:style-name="T360">◌</text:span><text:span text:style-name="T27">‌̬ </text:span><text:span text:style-name="T360">◌</text:span><text:span text:style-name="T27">‌̭ </text:span><text:span text:style-name="T360">◌</text:span><text:span text:style-name="T27">‌̮ </text:span><text:span text:style-name="T360">◌</text:span><text:span text:style-name="T27">‌̯ </text:span><text:span text:style-name="T360">◌</text:span><text:span text:style-name="T27">‌̰ </text:span><text:span text:style-name="T360">◌</text:span><text:span text:style-name="T27">‌̱ </text:span><text:span text:style-name="T360">◌</text:span><text:span text:style-name="T27">‌̲ </text:span><text:span text:style-name="T360">◌</text:span><text:span text:style-name="T27">‌̳ </text:span><text:span text:style-name="T360">◌</text:span><text:span text:style-name="T27">‌̴ </text:span><text:span text:style-name="T360">◌</text:span><text:span text:style-name="T27">‌̵ </text:span><text:span text:style-name="T360">◌</text:span><text:span text:style-name="T27">‌̶ </text:span><text:span text:style-name="T360">◌</text:span><text:span text:style-name="T27">‌̷ </text:span><text:span text:style-name="T360">◌</text:span><text:span text:style-name="T27">‌̸ </text:span><text:span text:style-name="T360">◌</text:span><text:span text:style-name="T27">‌̹ </text:span><text:span text:style-name="T360">◌</text:span><text:span text:style-name="T27">‌̺ </text:span><text:span text:style-name="T360">◌</text:span><text:span text:style-name="T27">‌̻ </text:span><text:span text:style-name="T360">◌</text:span><text:span text:style-name="T27">‌̼ </text:span><text:span text:style-name="T360">◌</text:span><text:span text:style-name="T27">‌̽ </text:span><text:span text:style-name="T360">◌</text:span><text:span text:style-name="T27">‌̾ </text:span><text:span text:style-name="T360">◌</text:span><text:span text:style-name="T27">‌̿ </text:span><text:span text:style-name="T360">◌</text:span><text:span text:style-name="T27">‌̀ </text:span><text:span text:style-name="T360">◌</text:span><text:span text:style-name="T27">‌́ </text:span><text:span text:style-name="T360">◌</text:span><text:span text:style-name="T27">‌͂ </text:span><text:span text:style-name="T360">◌</text:span><text:span text:style-name="T27">‌̓ </text:span><text:span text:style-name="T360">◌</text:span><text:span text:style-name="T27">‌̈́ </text:span><text:span text:style-name="T360">◌</text:span><text:span text:style-name="T27">‌ͅ </text:span><text:span text:style-name="T360">◌</text:span><text:span text:style-name="T27">‌͆ </text:span><text:span text:style-name="T360">◌</text:span><text:span text:style-name="T27">‌͇ </text:span><text:span text:style-name="T360">◌</text:span><text:span text:style-name="T27">‌͈ </text:span><text:span text:style-name="T360">◌</text:span><text:span text:style-name="T27">‌͉ </text:span><text:span text:style-name="T360">◌</text:span><text:span text:style-name="T27">‌͊ </text:span><text:span text:style-name="T360">◌</text:span><text:span text:style-name="T27">‌͋ </text:span><text:span text:style-name="T360">◌</text:span><text:span text:style-name="T27">‌͌ </text:span><text:span text:style-name="T360">◌</text:span><text:span text:style-name="T27">‌͍ </text:span><text:span text:style-name="T360">◌</text:span><text:span text:style-name="T27">‌͎ 󰍏 </text:span><text:span text:style-name="T360">◌</text:span><text:span text:style-name="T27">‌͐ </text:span><text:span text:style-name="T360">◌</text:span><text:span text:style-name="T27">‌͑ </text:span><text:span text:style-name="T360">◌</text:span><text:span text:style-name="T27">‌͒ </text:span><text:span text:style-name="T360">◌</text:span><text:span text:style-name="T27">‌͓ </text:span><text:span text:style-name="T360">◌</text:span><text:span text:style-name="T27">‌͔ </text:span><text:span text:style-name="T360">◌</text:span><text:span text:style-name="T27">‌͕ </text:span><text:span text:style-name="T360">◌</text:span><text:span text:style-name="T27">‌͖ </text:span><text:span text:style-name="T360">◌</text:span><text:span text:style-name="T27">‌͗ </text:span><text:span text:style-name="T360">◌</text:span><text:span text:style-name="T27">‌͘ </text:span><text:span text:style-name="T360">◌</text:span><text:span text:style-name="T27">‌͙ </text:span><text:span text:style-name="T360">◌</text:span><text:span text:style-name="T27">‌͚ </text:span><text:span text:style-name="T360">◌</text:span><text:span text:style-name="T27">‌͛ </text:span><text:span text:style-name="T360">◌</text:span><text:span text:style-name="T27">‌͜</text:span><text:span text:style-name="T360">◌</text:span><text:span text:style-name="T27"> </text:span><text:span text:style-name="T360">◌</text:span><text:span text:style-name="T27">‌͝</text:span><text:span text:style-name="T360">◌</text:span><text:span text:style-name="T27"> </text:span><text:span text:style-name="T360">◌</text:span><text:span text:style-name="T27">‌͞</text:span><text:span text:style-name="T360">◌</text:span><text:span text:style-name="T27"> </text:span><text:span text:style-name="T360">◌</text:span><text:span text:style-name="T27">‌͟</text:span><text:span text:style-name="T360">◌</text:span><text:span text:style-name="T27"> </text:span><text:span text:style-name="T360">◌</text:span><text:span text:style-name="T27">‌͠</text:span><text:span text:style-name="T360">◌</text:span><text:span text:style-name="T27"> </text:span><text:span text:style-name="T360">◌</text:span><text:span text:style-name="T27">‌͡</text:span><text:span text:style-name="T360">◌</text:span><text:span text:style-name="T27"> </text:span><text:span text:style-name="T360">◌</text:span><text:span text:style-name="T27">‌͢</text:span><text:span text:style-name="T360">◌</text:span><text:span text:style-name="T27"> </text:span><text:span text:style-name="T360">◌</text:span><text:span text:style-name="T27">‌ͣ </text:span><text:span text:style-name="T360">◌</text:span><text:span text:style-name="T27">‌ͤ </text:span><text:span text:style-name="T360">◌</text:span><text:span text:style-name="T27">‌ͥ </text:span><text:span text:style-name="T360">◌</text:span><text:span text:style-name="T27">‌ͦ </text:span><text:span text:style-name="T360">◌</text:span><text:span text:style-name="T27">‌ͧ </text:span><text:span text:style-name="T360">◌</text:span><text:span text:style-name="T27">‌ͨ </text:span><text:span text:style-name="T360">◌</text:span><text:span text:style-name="T27">‌ͩ </text:span><text:span text:style-name="T360">◌</text:span><text:span text:style-name="T27">‌ͪ </text:span><text:span text:style-name="T360">◌</text:span><text:span text:style-name="T27">‌ͫ </text:span><text:span text:style-name="T360">◌</text:span><text:span text:style-name="T27">‌ͬ </text:span><text:span text:style-name="T360">◌</text:span><text:span text:style-name="T27">‌ͭ </text:span><text:span text:style-name="T360">◌</text:span><text:span text:style-name="T27">‌ͮ </text:span><text:span text:style-name="T360">◌</text:span><text:span text:style-name="T27">‌ͯ</text:span></text:p>
      <text:p text:style-name="P33"/>
      <text:p text:style-name="P28"><text:span text:style-name="T9">0370..03FF; Greek and Coptic</text:span><text:span text:style-name="T359"><text:line-break/></text:span><text:span text:style-name="T27">Ͱ ͱ Ͳ ͳ ʹ ͵ Ͷ ͷ ͺ ͻ ͼ ͽ ; Ϳ ΄ ΅ Ά · Έ Ή Ί Ό Ύ Ώ ΐ Α Β Γ Δ Ε Ζ Η Θ Ι Κ Λ Μ Ν Ξ Ο Π Ρ Σ Τ Υ Φ Χ Ψ Ω Ϊ Ϋ ά έ ή ί ΰ α β γ δ ε ζ η θ ι κ λ μ ν ξ ο π ρ ς σ τ υ φ χ ψ ω ϊ ϋ ό ύ ώ Ϗ ϐ ϑ ϒ ϓ ϔ ϕ ϖ ϗ Ϙ ϙ Ϛ ϛ Ϝ ϝ Ϟ ϟ Ϡ ϡ Ϣ ϣ Ϥ ϥ Ϧ ϧ Ϩ ϩ Ϫ ϫ Ϭ ϭ Ϯ ϯ ϰ ϱ ϲ ϳ ϴ ϵ ϶ Ϸ ϸ Ϲ Ϻ ϻ ϼ Ͻ Ͼ Ͽ</text:span></text:p>
      <text:p text:style-name="P33"/>
      <text:p text:style-name="P28"><text:span text:style-name="T9">0400..04FF; Cyrillic</text:span><text:span text:style-name="T359"><text:line-break/></text:span><text:span text:style-name="T27">Ѐ Ё Ђ Ѓ Є Ѕ І Ї Ј Љ Њ Ћ Ќ Ѝ Ў Џ А Б В Г Д Е Ж З И Й К Л М Н О П Р С Т У Ф Х Ц Ч Ш Щ Ъ Ы Ь Э Ю Я а б в г д е ж з и й к л м н о п р с т у ф х ц ч ш щ ъ ы ь э ю я ѐ ё ђ ѓ є ѕ і ї ј љ њ ћ ќ ѝ ў џ Ѡ ѡ Ѣ ѣ Ѥ ѥ Ѧ ѧ Ѩ ѩ Ѫ ѫ Ѭ ѭ Ѯ ѯ Ѱ ѱ Ѳ ѳ Ѵ ѵ Ѷ ѷ Ѹ ѹ Ѻ ѻ Ѽ ѽ Ѿ ѿ Ҁ ҁ ҂ </text:span><text:span text:style-name="T360">◌</text:span><text:span text:style-name="T27">‌҃ </text:span><text:span text:style-name="T360">◌</text:span><text:span text:style-name="T27">‌҄ </text:span><text:span text:style-name="T360">◌</text:span><text:span text:style-name="T27">‌҅ </text:span><text:span text:style-name="T360">◌</text:span><text:span text:style-name="T27">‌҆ </text:span><text:span text:style-name="T360">◌</text:span><text:span text:style-name="T27">‌҇  </text:span><text:span text:style-name="T360">◌</text:span><text:span text:style-name="T27">҈   </text:span><text:span text:style-name="T360">◌</text:span><text:span text:style-name="T27">҉  Ҋ ҋ Ҍ ҍ Ҏ ҏ Ґ ґ Ғ ғ Ҕ ҕ Җ җ Ҙ ҙ Қ қ Ҝ ҝ Ҟ ҟ Ҡ ҡ Ң ң Ҥ ҥ Ҧ ҧ Ҩ ҩ Ҫ ҫ Ҭ ҭ Ү ү Ұ ұ Ҳ ҳ Ҵ ҵ Ҷ ҷ Ҹ ҹ Һ һ Ҽ ҽ Ҿ </text:span><text:soft-page-break/><text:span text:style-name="T27">ҿ Ӏ Ӂ ӂ Ӄ ӄ Ӆ ӆ Ӈ ӈ Ӊ ӊ Ӌ ӌ Ӎ ӎ ӏ Ӑ ӑ Ӓ ӓ Ӕ ӕ Ӗ ӗ Ә ә Ӛ ӛ Ӝ ӝ Ӟ ӟ Ӡ ӡ Ӣ ӣ Ӥ ӥ Ӧ ӧ Ө ө Ӫ ӫ Ӭ ӭ Ӯ ӯ Ӱ ӱ Ӳ ӳ Ӵ ӵ Ӷ ӷ Ӹ ӹ Ӻ ӻ Ӽ ӽ Ӿ ӿ</text:span></text:p>
      <text:p text:style-name="P33"/>
      <text:p text:style-name="P28"><text:span text:style-name="T9">0500..052F; Cyrillic Supplement</text:span><text:span text:style-name="T359"><text:line-break/></text:span><text:span text:style-name="T27">Ԁ ԁ Ԃ ԃ Ԅ ԅ Ԇ ԇ Ԉ ԉ Ԋ ԋ Ԍ ԍ Ԏ ԏ Ԑ ԑ Ԓ ԓ Ԕ ԕ Ԗ ԗ Ԙ ԙ Ԛ ԛ Ԝ ԝ Ԟ ԟ Ԡ ԡ Ԣ ԣ Ԥ ԥ Ԧ ԧ Ԩ ԩ Ԫ ԫ Ԭ ԭ Ԯ ԯ</text:span></text:p>
      <text:p text:style-name="P33"/>
      <text:p text:style-name="P28"><text:span text:style-name="T20">0530..058F; Armenian</text:span><text:span text:style-name="T359"><text:line-break/></text:span><text:span text:style-name="T27">Ա Բ Գ Դ Ե Զ Է Ը Թ Ժ Ի Լ Խ Ծ Կ Հ Ձ Ղ Ճ Մ Յ Ն Շ Ո Չ Պ Ջ Ռ Ս Վ Տ Ր Ց Ւ Փ Ք Օ Ֆ ՙ ՚ ՛ ՜ ՝ ՞ ՟ ՠ ա բ գ դ ե զ է ը թ ժ ի լ խ ծ կ հ ձ ղ ճ մ յ ն շ ո չ պ ջ ռ ս վ տ ր ց ւ փ ք օ ֆ և ֈ ։ ֊ ֍ ֎ ֏</text:span></text:p>
      <text:p text:style-name="P33"/>
      <text:p text:style-name="P32">0590..05FF; Hebrew</text:p>
      <text:p text:style-name="P30"><text:span text:style-name="Προεπιλεγμένη_20_γραμματοσειρά"><text:span text:style-name="T34"><text:tab/></text:span></text:span><text:span text:style-name="Προεπιλεγμένη_20_γραμματοσειρά"><text:span text:style-name="T33">◌֑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֒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֓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֔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֕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֖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֗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֘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֙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֚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֛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֜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֝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֞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֟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֠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֡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֢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֣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֤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֥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֦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֧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֨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֩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֪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֫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֬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֭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֮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֯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ְ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ֱ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ֲ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ֳ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ִ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ֵ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ֶ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ַ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ָ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ֹ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ֺ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ֻ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ּ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ֽ◌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ֿ</text:span></text:span><text:span text:style-name="Προεπιλεγμένη_20_γραμματοσειρά"><text:span text:style-name="T31">◌</text:span></text:span><text:span text:style-name="Προεπιλεγμένη_20_γραμματοσειρά"><text:span text:style-name="T32"> </text:span></text:span><text:span text:style-name="Προεπιλεγμένη_20_γραμματοσειρά"><text:span text:style-name="T43">ׁ◌</text:span></text:span><text:span text:style-name="Προεπιλεγμένη_20_γραμματοσειρά"><text:span text:style-name="T32"> </text:span></text:span><text:span text:style-name="Προεπιλεγμένη_20_γραμματοσειρά"><text:span text:style-name="T43">ׄ◌</text:span></text:span><text:span text:style-name="Προεπιλεγμένη_20_γραμματοσειρά"><text:span text:style-name="T32"> ◌ׂ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ׇ◌</text:span></text:span><text:span text:style-name="Προεπιλεγμένη_20_γραμματοσειρά"><text:span text:style-name="T32"> </text:span></text:span><text:span text:style-name="Προεπιλεγμένη_20_γραμματοσειρά"><text:span text:style-name="T33">◌</text:span></text:span><text:span text:style-name="Προεπιλεγμένη_20_γραμματοσειρά"><text:span text:style-name="T32">ׅ</text:span></text:span><text:span text:style-name="Προεπιλεγμένη_20_γραμματοσειρά"><text:span text:style-name="T33"> </text:span></text:span><text:span text:style-name="Προεπιλεγμένη_20_γραμματοσειρά"><text:span text:style-name="T43">א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ב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ג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ד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ה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ו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ז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ח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ט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י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ך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כ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ל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ם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מ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ן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נ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ס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ע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ף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פ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ץ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צ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ק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ר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ש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ת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ׯ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װ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ױ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ײ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׳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״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׃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׆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־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43">׀</text:span></text:span></text:p>
      <text:p text:style-name="P33"/>
      <text:p text:style-name="P28"><text:span text:style-name="T9">0600..06FF; Arabic</text:span><text:span text:style-name="T12"> digits</text:span><text:span text:style-name="T359"><text:line-break/></text:span><text:span text:style-name="T28">۰</text:span><text:span text:style-name="T27"> </text:span><text:span text:style-name="T28">۱</text:span><text:span text:style-name="T27"> </text:span><text:span text:style-name="T28">۲</text:span><text:span text:style-name="T27"> </text:span><text:span text:style-name="T28">۳</text:span><text:span text:style-name="T27"> </text:span><text:span text:style-name="T28">۴</text:span><text:span text:style-name="T27"> </text:span><text:span text:style-name="T28">۵</text:span><text:span text:style-name="T27"> </text:span><text:span text:style-name="T28">۶</text:span><text:span text:style-name="T27"> </text:span><text:span text:style-name="T28">۷</text:span><text:span text:style-name="T27"> </text:span><text:span text:style-name="T28">۸</text:span><text:span text:style-name="T27"> </text:span><text:span text:style-name="T28">۹</text:span></text:p>
      <text:p text:style-name="P33"/>
      <text:p text:style-name="P28"><text:span text:style-name="T9">1AB0..1AFF; Combining Diacritical Marks Extended</text:span><text:span text:style-name="T359"><text:line-break/></text:span><text:span text:style-name="T360">◌</text:span><text:span text:style-name="T27">‌᪰ </text:span><text:span text:style-name="T360">◌</text:span><text:span text:style-name="T27">‌᪱ </text:span><text:span text:style-name="T360">◌</text:span><text:span text:style-name="T27">‌᪲ </text:span><text:span text:style-name="T360">◌</text:span><text:span text:style-name="T27">‌᪳ </text:span><text:span text:style-name="T360">◌</text:span><text:span text:style-name="T27">‌᪴ </text:span><text:span text:style-name="T360">◌</text:span><text:span text:style-name="T27">‌᪵ </text:span><text:span text:style-name="T360">◌</text:span><text:span text:style-name="T27">‌᪶ </text:span><text:span text:style-name="T360">◌</text:span><text:span text:style-name="T27">‌᪷ </text:span><text:span text:style-name="T360">◌</text:span><text:span text:style-name="T27">‌᪸ </text:span><text:span text:style-name="T360">◌</text:span><text:span text:style-name="T27">‌᪹ </text:span><text:span text:style-name="T360">◌</text:span><text:span text:style-name="T27">‌᪺ </text:span><text:span text:style-name="T360">◌</text:span><text:span text:style-name="T27">‌᪻  </text:span><text:span text:style-name="T360">◌</text:span><text:span text:style-name="T27">‌᪼  </text:span><text:span text:style-name="T360">◌</text:span><text:span text:style-name="T27">‌᪽  </text:span><text:span text:style-name="T360">◌</text:span><text:span text:style-name="T27">‌᪾  </text:span><text:span text:style-name="T360">◌</text:span><text:span text:style-name="T27">ᪿ </text:span><text:span text:style-name="T360">◌</text:span><text:span text:style-name="T27">ᫀ</text:span></text:p>
      <text:p text:style-name="P33"/>
      <text:p text:style-name="P28"><text:span text:style-name="T9">1C80..1C8F; Cyrillic Extended-C</text:span><text:span text:style-name="T359"><text:line-break/></text:span><text:span text:style-name="T27">ᲀ ᲁ ᲂ ᲃ ᲄ ᲅ ᲆ ᲇ ᲈ</text:span></text:p>
      <text:p text:style-name="P33"/>
      <text:p text:style-name="P28"><text:span text:style-name="T9">1D00..1D7F; Phonetic Extensions</text:span><text:span text:style-name="T359"><text:line-break/></text:span><text:span text:style-name="T27">ᴀ ᴁ ᴂ ᴃ ᴄ ᴅ ᴆ ᴇ ᴈ ᴉ ᴊ ᴋ ᴌ ᴍ ᴎ ᴏ ᴐ ᴑ ᴒ ᴓ ᴔ ᴕ ᴖ ᴗ ᴘ ᴙ ᴚ ᴛ ᴜ ᴝ ᴞ ᴟ ᴠ ᴡ ᴢ ᴣ ᴤ ᴥ ᴦ ᴧ ᴨ ᴩ ᴪ ᴫ ᴬ ᴭ ᴮ ᴯ ᴰ ᴱ ᴲ ᴳ ᴴ ᴵ ᴶ ᴷ ᴸ ᴹ ᴺ ᴻ ᴼ ᴽ ᴾ ᴿ ᵀ ᵁ ᵂ ᵃ ᵄ ᵅ ᵆ ᵇ ᵈ ᵉ ᵊ ᵋ ᵌ ᵍ ᵎ ᵏ ᵐ ᵑ ᵒ ᵓ ᵔ ᵕ ᵖ ᵗ ᵘ ᵙ ᵚ ᵛ ᵜ ᵝ ᵞ ᵟ ᵠ ᵡ ᵢ ᵣ ᵤ ᵥ ᵦ ᵧ ᵨ ᵩ ᵪ ᵫ ᵬ ᵭ ᵮ ᵯ ᵰ ᵱ ᵲ ᵳ ᵴ ᵵ ᵶ ᵷ ᵸ ᵹ ᵺ ᵻ ᵼ ᵽ ᵾ ᵿ</text:span></text:p>
      <text:p text:style-name="P33"/>
      <text:p text:style-name="P28"><text:span text:style-name="T9">1D80..1DBF; Phonetic Extensions Supplement</text:span><text:span text:style-name="T359"><text:line-break/></text:span><text:span text:style-name="T27">ᶀ ᶁ ᶂ ᶃ ᶄ ᶅ ᶆ ᶇ ᶈ ᶉ ᶊ ᶋ ᶌ ᶍ ᶎ ᶏ ᶐ ᶑ ᶒ ᶓ ᶔ ᶕ ᶖ ᶗ ᶘ ᶙ ᶚ ᶛ ᶜ ᶝ ᶞ ᶟ ᶠ ᶡ ᶢ ᶣ ᶤ ᶥ ᶦ ᶧ ᶨ ᶩ ᶪ ᶫ ᶬ ᶭ ᶮ ᶯ ᶰ ᶱ ᶲ ᶳ ᶴ ᶵ ᶶ ᶷ ᶸ ᶹ ᶺ ᶻ ᶼ ᶽ ᶾ ᶿ</text:span></text:p>
      <text:p text:style-name="P33"/>
      <text:p text:style-name="P28"><text:span text:style-name="T9">1DC0..1DFF; Combining Diacritical Marks Supplement</text:span><text:span text:style-name="T359"><text:line-break/></text:span><text:span text:style-name="T360">◌</text:span><text:span text:style-name="T27">‌᷀ </text:span><text:span text:style-name="T360">◌</text:span><text:span text:style-name="T27">‌᷁ </text:span><text:span text:style-name="T360">◌</text:span><text:span text:style-name="T27">‌᷂ </text:span><text:span text:style-name="T360">◌</text:span><text:span text:style-name="T27">‌᷃ </text:span><text:span text:style-name="T360">◌</text:span><text:span text:style-name="T27">᷄ </text:span><text:span text:style-name="T360">◌</text:span><text:span text:style-name="T27">᷅ </text:span><text:span text:style-name="T360">◌</text:span><text:span text:style-name="T27">᷆ </text:span><text:span text:style-name="T360">◌</text:span><text:span text:style-name="T27">᷇ </text:span><text:span text:style-name="T360">◌</text:span><text:span text:style-name="T27">᷈ </text:span><text:span text:style-name="T360">◌</text:span><text:span text:style-name="T27">᷉ </text:span><text:span text:style-name="T360">◌</text:span><text:span text:style-name="T27">᷊ </text:span><text:span text:style-name="T360">◌</text:span><text:span text:style-name="T27">᷋ </text:span><text:span text:style-name="T360">◌</text:span><text:span text:style-name="T27">᷌ </text:span><text:span text:style-name="T360">◌</text:span><text:span text:style-name="T27">᷍</text:span><text:span text:style-name="T360">◌</text:span><text:span text:style-name="T27"> </text:span><text:span text:style-name="T360">◌</text:span><text:span text:style-name="T27">᷎ </text:span><text:span text:style-name="T360">◌</text:span><text:span text:style-name="T27">᷏ </text:span><text:span text:style-name="T360">◌</text:span><text:span text:style-name="T27">‌᷐ </text:span><text:span text:style-name="T360">◌</text:span><text:span text:style-name="T27">‌᷑ </text:span><text:span text:style-name="T360">◌</text:span><text:span text:style-name="T27">‌᷒ </text:span><text:span text:style-name="T360">◌</text:span><text:span text:style-name="T27">‌ᷓ </text:span><text:span text:style-name="T360">◌</text:span><text:span text:style-name="T27">‌ᷔ </text:span><text:span text:style-name="T360">◌</text:span><text:span text:style-name="T27">‌ᷕ </text:span><text:span text:style-name="T360">◌</text:span><text:span text:style-name="T27">‌ᷖ </text:span><text:span text:style-name="T360">◌</text:span><text:span text:style-name="T27">‌ᷗ </text:span><text:span text:style-name="T360">◌</text:span><text:span text:style-name="T27">‌ᷘ </text:span><text:span text:style-name="T360">◌</text:span><text:span text:style-name="T27">‌ᷙ </text:span><text:span text:style-name="T360">◌</text:span><text:span text:style-name="T27">‌ᷚ </text:span><text:span text:style-name="T360">◌</text:span><text:span text:style-name="T27">‌ᷛ </text:span><text:span text:style-name="T360">◌</text:span><text:span text:style-name="T27">‌ᷜ </text:span><text:span text:style-name="T360">◌</text:span><text:span text:style-name="T27">‌ᷝ </text:span><text:span text:style-name="T360">◌</text:span><text:span text:style-name="T27">‌ᷞ </text:span><text:span text:style-name="T360">◌</text:span><text:span text:style-name="T27">‌ᷟ </text:span><text:span text:style-name="T360">◌</text:span><text:span text:style-name="T27">‌ᷠ </text:span><text:span text:style-name="T360">◌</text:span><text:span text:style-name="T27">‌ᷡ </text:span><text:span text:style-name="T360">◌</text:span><text:span text:style-name="T27">‌ᷢ </text:span><text:span text:style-name="T360">◌</text:span><text:span text:style-name="T27">‌ᷣ </text:span><text:span text:style-name="T360">◌</text:span><text:span text:style-name="T27">‌ᷤ </text:span><text:span text:style-name="T360">◌</text:span><text:span text:style-name="T27">‌ᷥ </text:span><text:span text:style-name="T360">◌</text:span><text:span text:style-name="T27">‌ᷦ </text:span><text:span text:style-name="T360">◌</text:span><text:span text:style-name="T27">‌ᷧ </text:span><text:span text:style-name="T360">◌</text:span><text:span text:style-name="T27">‌ᷨ </text:span><text:span text:style-name="T360">◌</text:span><text:span text:style-name="T27">‌ᷩ </text:span><text:span text:style-name="T360">◌</text:span><text:span text:style-name="T27">‌ᷪ </text:span><text:span text:style-name="T360">◌</text:span><text:span text:style-name="T27">‌ᷫ </text:span><text:span text:style-name="T360">◌</text:span><text:span text:style-name="T27">‌ᷬ </text:span><text:span text:style-name="T360">◌</text:span><text:span text:style-name="T27">‌ᷭ </text:span><text:span text:style-name="T360">◌</text:span><text:span text:style-name="T27">‌ᷮ </text:span><text:span text:style-name="T360">◌</text:span><text:span text:style-name="T27">‌ᷯ </text:span><text:span text:style-name="T360">◌</text:span><text:span text:style-name="T27">‌ᷰ </text:span><text:span text:style-name="T360">◌</text:span><text:span text:style-name="T27">‌ᷱ </text:span><text:span text:style-name="T360">◌</text:span><text:span text:style-name="T27">‌ᷲ </text:span><text:span text:style-name="T360">◌</text:span><text:span text:style-name="T27">‌ᷳ </text:span><text:span text:style-name="T360">◌</text:span><text:span text:style-name="T27">‌ᷴ </text:span><text:span text:style-name="T360">◌</text:span><text:span text:style-name="T27">‌᷵ </text:span><text:span text:style-name="T360">◌</text:span><text:span text:style-name="T27">‌᷶ </text:span><text:span text:style-name="T360">◌</text:span><text:span text:style-name="T27">‌᷷ </text:span><text:span text:style-name="T360">◌</text:span><text:span text:style-name="T27">‌᷸ </text:span><text:span text:style-name="T360">◌</text:span><text:span text:style-name="T27">‌᷹</text:span><text:span text:style-name="T360">◌</text:span><text:span text:style-name="T27"> </text:span><text:span text:style-name="T360">◌</text:span><text:span text:style-name="T27">‌᷻ </text:span><text:span text:style-name="T360">◌</text:span><text:span text:style-name="T27">‌᷼</text:span><text:span text:style-name="T360">◌</text:span><text:span text:style-name="T27"> </text:span><text:span text:style-name="T360">◌</text:span><text:span text:style-name="T27">‌᷽ </text:span><text:span text:style-name="T360">◌</text:span><text:span text:style-name="T27">‌᷾ </text:span><text:span text:style-name="T360">◌</text:span><text:span text:style-name="T27">‌᷿</text:span></text:p>
      <text:p text:style-name="P33"/>
      <text:p text:style-name="P28"><text:span text:style-name="T9">1E00..1EFF; Latin Extended Additional</text:span><text:span text:style-name="T359"><text:line-break/></text:span><text:span text:style-name="T27">Ḁ ḁ Ḃ ḃ Ḅ ḅ Ḇ ḇ Ḉ ḉ Ḋ ḋ Ḍ ḍ Ḏ ḏ Ḑ ḑ Ḓ ḓ Ḕ ḕ Ḗ ḗ Ḙ ḙ Ḛ ḛ Ḝ ḝ Ḟ ḟ Ḡ ḡ Ḣ ḣ Ḥ ḥ Ḧ ḧ Ḩ ḩ Ḫ ḫ Ḭ ḭ Ḯ ḯ Ḱ ḱ Ḳ ḳ Ḵ ḵ Ḷ ḷ Ḹ ḹ Ḻ ḻ Ḽ ḽ Ḿ ḿ Ṁ ṁ Ṃ ṃ Ṅ ṅ Ṇ ṇ Ṉ ṉ Ṋ ṋ Ṍ ṍ Ṏ ṏ Ṑ ṑ Ṓ ṓ Ṕ ṕ Ṗ ṗ Ṙ ṙ Ṛ ṛ Ṝ ṝ Ṟ ṟ Ṡ ṡ Ṣ ṣ Ṥ ṥ Ṧ ṧ Ṩ ṩ Ṫ ṫ Ṭ ṭ Ṯ ṯ Ṱ ṱ Ṳ ṳ Ṵ ṵ Ṷ ṷ Ṹ ṹ Ṻ ṻ Ṽ ṽ Ṿ ṿ Ẁ ẁ Ẃ ẃ Ẅ ẅ Ẇ ẇ Ẉ ẉ Ẋ ẋ Ẍ ẍ Ẏ ẏ Ẑ ẑ Ẓ ẓ Ẕ ẕ ẖ ẗ ẘ ẙ ẚ ẛ ẜ ẝ ẞ ẟ Ạ ạ Ả ả Ấ ấ Ầ ầ Ẩ ẩ Ẫ ẫ Ậ ậ Ắ ắ Ằ ằ Ẳ ẳ Ẵ ẵ Ặ ặ Ẹ ẹ Ẻ ẻ Ẽ ẽ Ế ế Ề ề Ể ể Ễ ễ Ệ ệ Ỉ ỉ Ị ị Ọ ọ Ỏ ỏ Ố ố Ồ ồ Ổ ổ Ỗ ỗ Ộ ộ Ớ ớ Ờ ờ Ở ở Ỡ ỡ Ợ ợ Ụ ụ Ủ ủ Ứ ứ Ừ ừ Ử ử Ữ ữ Ự ự Ỳ ỳ Ỵ ỵ Ỷ ỷ Ỹ ỹ Ỻ ỻ Ỽ ỽ Ỿ ỿ</text:span></text:p>
      <text:p text:style-name="P33"/>
      <text:p text:style-name="P28"><text:span text:style-name="T9">1F00..1FFF; Greek Extended</text:span><text:span text:style-name="T359"><text:line-break/></text:span><text:span text:style-name="T27">ἀ ἁ ἂ ἃ ἄ ἅ ἆ ἇ Ἀ Ἁ Ἂ Ἃ Ἄ Ἅ Ἆ Ἇ ἐ ἑ ἒ ἓ ἔ ἕ Ἐ Ἑ Ἒ Ἓ Ἔ Ἕ ἠ ἡ ἢ ἣ ἤ ἥ ἦ ἧ Ἠ Ἡ Ἢ Ἣ Ἤ Ἥ Ἦ Ἧ ἰ ἱ ἲ ἳ ἴ ἵ ἶ ἷ Ἰ Ἱ Ἲ Ἳ Ἴ Ἵ Ἶ Ἷ ὀ ὁ ὂ ὃ ὄ ὅ Ὀ Ὁ Ὂ Ὃ Ὄ Ὅ ὐ ὑ ὒ ὓ ὔ ὕ ὖ ὗ Ὑ Ὓ Ὕ Ὗ ὠ ὡ ὢ ὣ ὤ ὥ ὦ ὧ Ὠ Ὡ Ὢ Ὣ Ὤ Ὥ Ὦ Ὧ ὰ ά ὲ έ ὴ ή ὶ ί ὸ ό ὺ ύ ὼ ώ ᾀ ᾁ ᾂ ᾃ ᾄ ᾅ ᾆ ᾇ ᾈ ᾉ ᾊ ᾋ ᾌ ᾍ ᾎ ᾏ ᾐ ᾑ ᾒ ᾓ ᾔ ᾕ ᾖ ᾗ ᾘ ᾙ ᾚ ᾛ ᾜ ᾝ ᾞ ᾟ ᾠ ᾡ ᾢ ᾣ ᾤ ᾥ ᾦ ᾧ </text:span><text:soft-page-break/><text:span text:style-name="T27">ᾨ ᾩ ᾪ ᾫ ᾬ ᾭ ᾮ ᾯ ᾰ ᾱ ᾲ ᾳ ᾴ ᾶ ᾷ Ᾰ Ᾱ Ὰ Ά ᾼ ᾽ ι ᾿ ῀ ῁ ῂ ῃ ῄ ῆ ῇ Ὲ Έ Ὴ Ή ῌ ῍ ῎ ῏ ῐ ῑ ῒ ΐ ῖ ῗ Ῐ Ῑ Ὶ Ί ῝ ῞ ῟ ῠ ῡ ῢ ΰ ῤ ῥ ῦ ῧ Ῠ Ῡ Ὺ Ύ Ῥ ῭ ΅ ` ῲ ῳ ῴ ῶ ῷ Ὸ Ό Ὼ Ώ ῼ ´ ῾</text:span></text:p>
      <text:p text:style-name="P33"/>
      <text:p text:style-name="P28"><text:span text:style-name="T9">2000..206F; General Punctuation</text:span><text:span text:style-name="T359"><text:line-break/></text:span><text:span text:style-name="T27">󲀀 󲀁 󲀂 󲀃 󲀄 󲀅 󲀆 󲀇 󲀈 󲀉 󲀊 󲀋 󲀌 󲀍 󲀎 󲀏 ‐ 󲀑 ‒ – — ― ‖ ‗ ‘ ’ ‚ ‛ “ ” „ ‟ † ‡ • ‣ ․ ‥ … ‧ 󲀨 󲀩 󲀪 󲀫 󲀬 󲀭 󲀮 󲀯 ‰ ‱ ′ ″ ‴ ‵ ‶ ‷ ‸ ‹ › ※ ‼ ‽ ‾ ‿ ⁀ ⁁ ⁂ ⁃ ⁹⁄₈ ⁅ ⁆ ⁇ ⁈ ⁉ ⁊ ⁋ ⁌ ⁍ ⁎ ⁏ ⁐ ⁑ ⁒ ⁓ ⁔ ⁕ ⁖ ⁗ ⁘ ⁙ ⁚ ⁛ ⁜ ⁝ ⁞ 󲁟 󲁠 󲁡 󲁢 󲁣 󲁤 󲁦 󲁧 󲁨 󲁩 󲁪 󲁫 󲁬 󲁭 󲁮 󲁯</text:span></text:p>
      <text:p text:style-name="P33"/>
      <text:p text:style-name="P28"><text:span text:style-name="T9">2070..209F; Superscripts and Subscripts</text:span><text:span text:style-name="T359"><text:line-break/></text:span><text:span text:style-name="T27">⁰ ⁱ ⁴ ⁵ ⁶ ⁷ ⁸ ⁹ ⁺ ⁻ ⁼ ⁽ ⁾ ⁿ ₀ ₁ ₂ ₃ ₄ ₅ ₆ ₇ ₈ ₉ ₊ ₋ ₌ ₍ ₎ ₐ ₑ ₒ ₓ ₔ ₕ ₖ ₗ ₘ ₙ ₚ ₛ ₜ</text:span></text:p>
      <text:p text:style-name="P33"/>
      <text:p text:style-name="P28"><text:span text:style-name="T9">20A0..20CF; Currency Symbols</text:span><text:span text:style-name="T359"><text:line-break/></text:span><text:span text:style-name="T27">₠ ₡ ₢ ₣ ₤ ₥ ₦ ₧ ₨ ₩ ₪ ₫ € ₭ ₮ ₯ ₰ ₱ ₲ ₳ ₴ ₵ ₶ ₷ ₸ ₹ ₺ ₻ ₼ ₽ ₾ ₿</text:span></text:p>
      <text:p text:style-name="P33"/>
      <text:p text:style-name="P28"><text:span text:style-name="T9">20D0..20FF; Combining Diacritical Marks for Symbols</text:span><text:span text:style-name="T359"><text:line-break/></text:span><text:span text:style-name="T360">◌</text:span><text:span text:style-name="T27">‌⃐ </text:span><text:span text:style-name="T360">◌</text:span><text:span text:style-name="T27">‌⃑ </text:span><text:span text:style-name="T360">◌</text:span><text:span text:style-name="T27">‌⃓ </text:span><text:span text:style-name="T360">◌</text:span><text:span text:style-name="T27">‌⃓ </text:span><text:span text:style-name="T360">◌</text:span><text:span text:style-name="T27">‌⃔ </text:span><text:span text:style-name="T360">◌</text:span><text:span text:style-name="T27">‌⃕ </text:span><text:span text:style-name="T360">◌</text:span><text:span text:style-name="T27">‌⃖ </text:span><text:span text:style-name="T360">◌</text:span><text:span text:style-name="T27">‌⃗ </text:span><text:span text:style-name="T360">∫</text:span><text:span text:style-name="T27">‌⃘ </text:span><text:span text:style-name="T360">∫</text:span><text:span text:style-name="T27">‌⃙ </text:span><text:span text:style-name="T360">∫</text:span><text:span text:style-name="T27">‌⃚ </text:span><text:span text:style-name="T360">◌</text:span><text:span text:style-name="T27">‌⃛ </text:span><text:span text:style-name="T360">◌</text:span><text:span text:style-name="T27">‌⃜  </text:span><text:span text:style-name="T360">◌</text:span><text:span text:style-name="T27">⃝   </text:span><text:span text:style-name="T360">◌</text:span><text:span text:style-name="T27">⃞   </text:span><text:span text:style-name="T360">◌</text:span><text:span text:style-name="T27">⃟   </text:span><text:span text:style-name="T360">◌</text:span><text:span text:style-name="T27">⃠  </text:span><text:span text:style-name="T360">◌</text:span><text:span text:style-name="T27">‌⃡  </text:span><text:span text:style-name="T360">◌</text:span><text:span text:style-name="T27">⃢   </text:span><text:span text:style-name="T360">◌</text:span><text:span text:style-name="T27">⃣   </text:span><text:span text:style-name="T360">◌</text:span><text:span text:style-name="T27">⃤  </text:span><text:span text:style-name="T360">◌</text:span><text:span text:style-name="T27">‌⃥ </text:span><text:span text:style-name="T360">◌</text:span><text:span text:style-name="T27">‌⃦ </text:span><text:span text:style-name="T360">◌</text:span><text:span text:style-name="T27">‌⃧ </text:span><text:span text:style-name="T360">◌</text:span><text:span text:style-name="T27">‌⃨ </text:span><text:span text:style-name="T360">◌</text:span><text:span text:style-name="T27">‌⃩  </text:span><text:span text:style-name="T360">◌</text:span><text:span text:style-name="T27">‌⃪  </text:span><text:span text:style-name="T360">◌</text:span><text:span text:style-name="T27">‌⃫ </text:span><text:span text:style-name="T360">◌</text:span><text:span text:style-name="T27">⃬ </text:span><text:span text:style-name="T360">◌</text:span><text:span text:style-name="T27">⃭ </text:span><text:span text:style-name="T360">◌</text:span><text:span text:style-name="T27">⃮ </text:span><text:span text:style-name="T360">◌</text:span><text:span text:style-name="T27">⃯ </text:span><text:span text:style-name="T360">◌</text:span><text:span text:style-name="T27">⃰</text:span></text:p>
      <text:p text:style-name="P33"/>
      <text:p text:style-name="P28"><text:span text:style-name="T9">2100..214F; Letterlike Symbols</text:span><text:span text:style-name="T359"><text:line-break/></text:span><text:span text:style-name="T27">℀ ℁ ℂ ℃ ℄ ℅ ℆ ℇ ℈ ℉ ℊ ℋ ℌ ℍ ℎ ℏ ℐ ℑ ℒ ℓ ℔ ℕ № ℗ ℘ ℙ ℚ ℛ ℜ ℝ ℞ ℟ ℠ ℡ ™ ℣ ℤ ℥ Ω ℧ ℨ ℩ K Å ℬ ℭ ℮ ℯ ℰ ℱ Ⅎ ℳ ℴ ℵ ℶ ℷ ℸ ℹ ℺ ℻ ℼ ℽ ℾ ℿ ⅀ ⅁ ⅂ ⅃ ⅄ ⅅ ⅆ ⅇ ⅈ ⅉ ⅊ ⅋ ⅌ ⅍ ⅎ ⅏</text:span></text:p>
      <text:p text:style-name="P33"/>
      <text:p text:style-name="P28"><text:span text:style-name="T9">2150..218F; Number Forms</text:span><text:span text:style-name="T359"><text:line-break/></text:span><text:span text:style-name="T27">⅐ ⅑ ⅒ ⅓ ⅔ ⅕ ⅖ ⅗ ⅘ ⅙ ⅚ ⅛ ⅜ ⅝ ⅞ ⅟ Ⅰ Ⅱ Ⅲ Ⅳ Ⅴ Ⅵ Ⅶ Ⅷ Ⅸ Ⅹ Ⅺ Ⅻ Ⅼ Ⅽ Ⅾ Ⅿ ⅰ ⅱ ⅲ ⅳ ⅴ ⅵ ⅶ ⅷ ⅸ ⅹ ⅺ ⅻ ⅼ ⅽ ⅾ ⅿ ↀ ↁ ↂ Ↄ ↄ ↅ ↆ ↇ ↈ ↉ ↊ ↋</text:span></text:p>
      <text:p text:style-name="P33"/>
      <text:p text:style-name="P28"><text:span text:style-name="T9">2190..21FF; Arrows</text:span><text:span text:style-name="T359"><text:line-break/></text:span><text:span text:style-name="T27">← ↑ → ↓ ↔ ↕ ↖ ↗ ↘ ↙ ↚ ↛ ↜ ↝ ↞ ↟ ↠ ↡ ↢ ↣ ↤ ↥ ↦ ↧ ↨ ↩ ↪ ↫ ↬ ↭ ↮ ↯ ↰ ↱ ↲ ↳ ↴ ↵ ↶ ↷ ↸ ↹ ↺ ↻ ↼ ↽ ↾ ↿ ⇀ ⇁ ⇂ ⇃ ⇄ ⇅ ⇆ ⇇ ⇈ ⇉ ⇊ ⇋ ⇌ ⇍ ⇎ ⇏ ⇐ ⇑ ⇒ ⇓ ⇔ ⇕ ⇖ ⇗ ⇘ ⇙ ⇚ ⇛ ⇜ ⇝ ⇞ ⇟ ⇠ ⇡ ⇢ ⇣ ⇤ ⇥ ⇦ ⇧ ⇨ ⇩ ⇪ ⇫ ⇬ ⇭ ⇮ ⇯ ⇰ ⇱ ⇲ ⇳ ⇴ ⇵ ⇶ ⇷ ⇸ ⇹ ⇺ ⇻ ⇼ ⇽ ⇾ ⇿</text:span></text:p>
      <text:p text:style-name="P33"/>
      <text:p text:style-name="P28"><text:span text:style-name="T20">2200..22FF; Mathematical Operators</text:span><text:span text:style-name="T359"><text:line-break/></text:span><text:span text:style-name="T27">∀ ∁ ∂ ∃ ∄ ∅ ∆ ∇ ∈ ∉ ∊ ∋ ∌ ∍ ∎ ∏ ∐ ∑ − ∓ ∔ ∕ ∖ ∗ ∘ ∙ √ ∛ ∜ ∝ ∞ ∟ ∠ ∡ ∢ ∣ ∤ ∥ ∦ ∧ ∨ ∩ </text:span><text:span text:style-name="T237">∪ ∫ ∬</text:span><text:span text:style-name="T27"> ∭ ∮ ∯ ∰ ∱ ∲ ∳ ∴ ∵ ∶ ∷ ∸ ∹ ∺ ∻ ∼ ∽ ∾ ∿ ≀ ≁ ≂ ≃ ≄ ≅ ≆ ≇ ≈ ≉ ≊ ≋ ≌ ≍ ≎ ≏ ≐ ≑ ≒ ≓ ≔ ≕ ≖ ≗ ≘ ≙ ≚ ≛ ≜ ≝ ≞ ≟ ≠ ≡ ≢ ≣ ≤ ≥ ≦ ≧ ≨ ≩ ≪ ≫ ≬ ≭ ≮ ≯ ≰ ≱ ≲ ≳ ≴ ≵ ≶ ≷ ≸ ≹ ≺ ≻ ≼ ≽ ≾ ≿ ⊀ ⊁ ⊂ ⊃ ⊄ ⊅ ⊆ ⊇ ⊈ ⊉ ⊊ ⊋ ⊌ ⊍ ⊎ ⊏ ⊐ ⊑ ⊒ ⊓ ⊔ ⊕ ⊖ ⊗ ⊘ ⊙ ⊚ ⊛ ⊜ ⊝ ⊞ ⊟ ⊠ ⊡ ⊢ ⊣ ⊤ ⊥ ⊦ ⊧ ⊨ ⊩ ⊪ ⊫ ⊬ ⊭ ⊮ ⊯ ⊰ ⊱ ⊲ ⊳ ⊴ ⊵ ⊶ ⊷ ⊸ ⊹ ⊺ ⊻ ⊼ ⊽ ⊾ ⊿ ⋀ ⋁ ⋂ ⋃ ⋄ ⋅ ⋆ ⋇ ⋈ ⋉ ⋊ ⋋ ⋌ ⋍ ⋎ ⋏ ⋐ ⋑ ⋒ ⋓ ⋔ ⋕ ⋖ ⋗ ⋘ ⋙ ⋚ ⋛ ⋜ ⋝ ⋞ ⋟ ⋠ ⋡ ⋢ ⋣ ⋤ ⋥ ⋦ ⋧ ⋨ ⋩ ⋪ ⋫ ⋬ ⋭ ⋮ ⋯ ⋰ ⋱ ⋲ ⋳ ⋴ ⋵ ⋶ ⋷ ⋸ ⋹ ⋺ ⋻ ⋼ ⋽ ⋾ ⋿</text:span></text:p>
      <text:p text:style-name="P33"/>
      <text:p text:style-name="P28"><text:span text:style-name="T9">2300..23FF; Miscellaneous Technical</text:span><text:span text:style-name="T359"><text:line-break/></text:span><text:span text:style-name="T27">⌀ ⌁ ⌂ ⌃ ⌄ ⌅ ⌆ ⌇ ⌈ ⌉ ⌊ ⌋ ⌌ ⌍ ⌎ ⌏ ⌐ ⌑ ⌒ ⌓ ⌔ ⌕ ⌖ ⌗ ⌘ ⌙ ⌚ ⌛ ⌜ ⌝ ⌞ ⌟ ⌠ ⌡ ⌢ ⌣ ⌤ ⌥ ⌦ ⌧ ⌨ 〈 〉 ⌫ ⌬ ⌭ ⌮ ⌯ ⌰ ⌱ ⌲ ⌳ ⌴ ⌵ ⌶ ⌷ ⌸ ⌹ ⌺ ⌻ ⌼ ⌽ ⌾ ⌿ ⍀ ⍁ ⍂ ⍃ ⍄ ⍅ ⍆ ⍇ ⍈ ⍉ ⍊ ⍋ ⍌ ⍍ ⍎ ⍏ ⍐ ⍑ ⍒ ⍓ ⍔ ⍕ ⍖ ⍗ ⍘ ⍙ ⍚ ⍛ ⍜ ⍝ ⍞ ⍟ ⍠ ⍡ ⍢ ⍣ ⍤ ⍥ ⍦ ⍧ ⍨ ⍩ ⍪ ⍫ ⍬ ⍭ ⍮ ⍯ ⍰ ⍱ ⍲ ⍳ ⍴ ⍵ ⍶ ⍷ ⍸ ⍹ ⍺ ⍻ ⍼ ⍽ ⍾ ⍿ ⎀ ⎁ ⎂ ⎃ ⎄ ⎅ ⎆ ⎇ ⎈ ⎉ ⎊ ⎋ ⎌ ⎍ ⎎ ⎏ ⎐ ⎑ ⎒ ⎓ ⎔ ⎕ ⎖ ⎗ ⎘ ⎙ ⎚ ⎛ ⎜ ⎝ ⎞ ⎟ ⎠ ⎡ ⎢ ⎣ ⎤ ⎥ ⎦ ⎧ ⎨ ⎩ ⎪ ⎫ ⎬ ⎭ ⎮ ⎯ ⎰ ⎱ ⎲ ⎳ ⎴ ⎵ ⎶ ⎷ ⎸ ⎹ ⎺ ⎻ ⎼ ⎽ ⎾ ⎿ ⏀ ⏁ ⏂ ⏃ ⏄ ⏅ ⏆ ⏇ ⏈ ⏉ ⏊ ⏋ ⏌ ⏍ ⏎ ⏏ ⏐ ⏑ ⏒ ⏓ ⏔ ⏕ ⏖ ⏗ ⏘ ⏙ ⏚ ⏛ ⏜ ⏝ ⏞ ⏟ ⏠ ⏡ ⏢ ⏣ ⏤ ⏥ ⏦ ⏧ ⏨ ⏩ ⏪ ⏫ ⏬ ⏭ ⏮ ⏯ ⏰ ⏱ ⏲ ⏳ ⏴ ⏵ ⏶ ⏷ ⏸ ⏹ ⏺ ⏻ ⏼ ⏽ ⏾ ⏿</text:span></text:p>
      <text:p text:style-name="P33"/>
      <text:p text:style-name="P28"><text:soft-page-break/><text:span text:style-name="T9">2400..243F; Control Pictures</text:span><text:span text:style-name="T359"><text:line-break/></text:span><text:span text:style-name="T27">␀ ␁ ␂ ␃ ␄ ␅ ␆ ␇ ␈ ␉ ␊ ␋ ␌ ␍ ␎ ␏ ␐ ␑ ␒ ␓ ␔ ␕ ␖ ␗ ␘ ␙ ␚ ␛ ␜ ␝ ␞ ␟ ␠ ␡ ␢ ␣ ␤ ␥ ␦</text:span></text:p>
      <text:p text:style-name="P33"/>
      <text:p text:style-name="P28"><text:span text:style-name="T9">2440..245F; Optical Character Recognition</text:span><text:span text:style-name="T359"><text:line-break/></text:span><text:span text:style-name="T27">⑀ ⑁ ⑂ ⑃ ⑄ ⑅ ⑆ ⑇ ⑈ ⑉ ⑊</text:span></text:p>
      <text:p text:style-name="P33"/>
      <text:p text:style-name="P28"><text:span text:style-name="T20">2460..24FF; Enclosed Alphanumerics</text:span><text:span text:style-name="T359"><text:line-break/></text:span><text:span text:style-name="T27">① ② ③ ④ ⑤ ⑥ ⑦ ⑧ ⑨ ⑩ ⑪ ⑫ ⑬ ⑭ ⑮ ⑯ ⑰ ⑱ ⑲ ⑳ ⑴ ⑵ ⑶ ⑷ ⑸ ⑹ ⑺ ⑻ ⑼ ⑽ ⑾ ⑿ ⒀ ⒁ ⒂ ⒃ ⒄ ⒅ ⒆ ⒇ ⒈ ⒉ ⒊ ⒋ ⒌ ⒍ ⒎ ⒏ ⒐ ⒑ ⒒ ⒓ ⒔ ⒕ ⒖ ⒗ ⒘ ⒙ ⒚ ⒛ ⒜ ⒝ ⒞ ⒟ ⒠ ⒡ ⒢ ⒣ ⒤ ⒥ ⒦ ⒧ ⒨ ⒩ ⒪ ⒫ ⒬ ⒭ ⒮ ⒯ ⒰ ⒱ ⒲ ⒳ ⒴ ⒵ Ⓐ Ⓑ Ⓒ Ⓓ Ⓔ Ⓕ Ⓖ Ⓗ Ⓘ Ⓙ Ⓚ Ⓛ Ⓜ Ⓝ Ⓞ Ⓟ Ⓠ Ⓡ Ⓢ Ⓣ Ⓤ Ⓥ Ⓦ Ⓧ Ⓨ Ⓩ ⓐ ⓑ ⓒ ⓓ ⓔ ⓕ ⓖ ⓗ ⓘ ⓙ ⓚ ⓛ ⓜ ⓝ ⓞ ⓟ ⓠ ⓡ ⓢ ⓣ ⓤ ⓥ ⓦ ⓧ ⓨ ⓩ ⓪ ⓫ ⓬ ⓭ ⓮ ⓯ ⓰ ⓱ ⓲ ⓳ ⓴ ⓵ ⓶ ⓷ ⓸ ⓹ ⓺ ⓻ ⓼ ⓽ ⓾ ⓿</text:span></text:p>
      <text:p text:style-name="P33"/>
      <text:p text:style-name="P28"><text:span text:style-name="T20">2500..257F; Box Drawing</text:span><text:span text:style-name="T359"><text:line-break/></text:span><text:span text:style-name="T27">─ ━ │ ┃ ┄ ┅ ┆ ┇ ┈ ┉ ┊ ┋ ┌ ┍ ┎ ┏ ┐ ┑ ┒ ┓ └ ┕ ┖ ┗ ┘ ┙ ┚ ┛ ├ ┝ ┞ ┟ ┠ ┡ ┢ ┣ ┤ ┥ ┦ ┧ ┨ ┩ ┪ ┫ ┬ ┭ ┮ ┯ ┰ ┱ ┲ ┳ ┴ ┵ ┶ ┷ ┸ ┹ ┺ ┻ ┼ ┽ ┾ ┿ ╀ ╁ ╂ ╃ ╄ ╅ ╆ ╇ ╈ ╉ ╊ ╋ ╌ ╍ ╎ ╏ ═ ║ ╒ ╓ ╔ ╕ ╖ ╗ ╘ ╙ ╚ ╛ ╜ ╝ ╞ ╟ ╠ ╡ ╢ ╣ ╤ ╥ ╦ ╧ ╨ ╩ ╪ ╫ ╬ ╭ ╮ ╯ ╰ ╱ ╲ ╳ ╴ ╵ ╶ ╷ ╸ ╹ ╺ ╻ ╼ ╽ ╾ ╿</text:span></text:p>
      <text:p text:style-name="P33"/>
      <text:p text:style-name="P28"><text:span text:style-name="T20">2580..259F; Block Elements</text:span><text:span text:style-name="T359"><text:line-break/></text:span><text:span text:style-name="T27">▀ ▁ ▂ ▃ ▄ ▅ ▆ ▇ █ ▉ ▊ ▋ ▌ ▍ ▎ ▏ ▐ ░ ▒ ▓ ▔ ▕ ▖ ▗ ▘ ▙ ▚ ▛ ▜ ▝ ▞ ▟</text:span></text:p>
      <text:p text:style-name="P33"/>
      <text:p text:style-name="P28"><text:span text:style-name="T20">25A0..25FF; Geometric Shapes</text:span><text:span text:style-name="T359"><text:line-break/></text:span><text:span text:style-name="T27">■ □ ▢ ▣ ▤ ▥ ▦ ▧ ▨ ▩ ▪ ▫ ▬ ▭ ▮ ▯ ▰ ▱ ▲ △ ▴ ▵ ▶ ▷ ▸ ▹ ► ▻ ▼ ▽ ▾ ▿ ◀ ◁ ◂ ◃ ◄ ◅ ◆ ◇ ◈ ◉ ◊ </text:span><text:span text:style-name="T237">○ ◌ ◍ </text:span><text:span text:style-name="T27">◎ ● ◐ ◑ ◒ ◓ ◔ ◕ ◖ ◗ ◘ ◙ ◚ ◛ ◜ ◝ ◞ ◟ ◠ ◡ ◢ ◣ ◤ ◥ ◦ ◧ ◨ ◩ ◪ ◫ ◬ ◭ ◮ ◯ ◰ ◱ ◲ ◳ ◴ ◵ ◶ ◷ ◸ ◹ ◺ ◻ ◼ ◽ ◾ ◿</text:span></text:p>
      <text:p text:style-name="P33"/>
      <text:p text:style-name="P28"><text:span text:style-name="T20">2600..26FF; Miscellaneous Symbols</text:span><text:span text:style-name="T359"><text:line-break/></text:span><text:span text:style-name="T27">☀ ☁ ☂ ☃ ☄ ★ ☆ ☇ ☈ ☉ ☊ ☋ ☌ ☍ ☎ ☏ ☐ ☑ ☒ ☓ ☔ ☕ ☖ ☗ ☘ ☙ ☚ ☛ ☜ ☝ ☞ ☟ ☠ ☡ ☢ ☣ ☤ ☥ ☦ ☧ ☨ ☩ ☪ ☫ ☬ ☭ ☮ ☯ ☰ ☱ ☲ ☳ ☴ ☵ ☶ ☷ ☸ ☹ ☺ ☻ ☼ ☽ ☾ ☿ ♀ ♁ ♂ ♃ ♄ ♅ ♆ ♇ ♈ ♉ ♊ ♋ ♌ ♍ ♎ ♏ ♐ ♑ ♒ ♓ ♔ ♕ ♖ ♗ ♘ ♙ ♚ ♛ ♜ ♝ ♞ ♟ ♠ ♡ ♢ ♣ ♤ ♥ ♦ ♧ ♨ ♩ ♪ ♫ ♬ ♭ ♮ ♯ ♰ ♱ ♲ ♳ ♴ ♵ ♶ ♷ ♸ ♹ ♺ ♻ ♼ ♽ ♾ ♿ ⚀ ⚁ ⚂ ⚃ ⚄ ⚅ ⚆ ⚇ ⚈ ⚉ ⚊ ⚋ ⚌ ⚍ ⚎ ⚏ ⚐ ⚑ ⚒ ⚓ ⚔ ⚕ ⚖ ⚗ ⚘ ⚙ ⚚ ⚛ ⚜ ⚝ ⚞ ⚟ ⚠ ⚡ ⚢ ⚣ ⚤ ⚥ ⚦ ⚧ ⚨ ⚩ ⚪ ⚫ ⚬ ⚭ ⚮ ⚯ ⚰ ⚱ ⚲ ⚳ ⚴ ⚵ ⚶ ⚷ ⚸ ⚹ ⚺ ⚻ ⚼ ⚽ ⚾ ⚿ ⛀ ⛁ ⛂ ⛃ ⛄ ⛅ ⛆ ⛇ ⛈ ⛉ ⛊ ⛋ ⛌ ⛍ ⛎ ⛏ ⛐ ⛑ ⛒ ⛓ ⛔ ⛕ ⛖ ⛗ ⛘ ⛙ ⛚ ⛛ ⛜ ⛝ ⛞ ⛟ ⛠ ⛡ ⛢ ⛣ ⛤ ⛥ ⛦ ⛧ ⛨ ⛩ ⛪ ⛫ ⛬ ⛭ ⛮ ⛯ ⛰ ⛱ ⛲ ⛳ ⛴ ⛵ ⛶ ⛷ ⛸ ⛹ ⛺ ⛻ ⛼ ⛽ ⛾ ⛿</text:span></text:p>
      <text:p text:style-name="P33"/>
      <text:p text:style-name="P28"><text:span text:style-name="T20">2700..27BF; Dingbats</text:span><text:span text:style-name="T359"><text:line-break/></text:span><text:span text:style-name="T27">✀ ✁ ✂ ✃ ✄ ✅ ✆ ✇ ✈ ✉ ✊ ✋ ✌ ✍ ✎ ✏ ✐ ✑ ✒ ✓ ✔ ✕ ✖ ✗ ✘ ✙ ✚ ✛ ✜ ✝ ✞ ✟ ✠ ✡ ✢ ✣ ✤ ✥ ✦ ✧ ✨ ✩ ✪ ✫ ✬ ✭ ✮ ✯ ✰ ✱ ✲ ✳ ✴ ✵ ✶ ✷ ✸ ✹ ✺ ✻ ✼ ✽ ✾ ✿ ❀ ❁ ❂ ❃ ❄ ❅ ❆ ❇ ❈ ❉ ❊ ❋ ❌ ❍ ❎ ❏ ❐ ❑ ❒ ❓ ❔ ❕ ❖ ❗ ❘ ❙ ❚ ❛ ❜ ❝ ❞ ❟ ❠ ❡ ❢ ❣ ❤ ❥ ❦ ❧ ❨ ❩ ❪ ❫ ❬ ❭ ❮ ❯ ❰ ❱ ❲ ❳ ❴ ❵ ❶ ❷ ❸ ❹ ❺ ❻ ❼ ❽ ❾ ❿ ➀ ➁ ➂ ➃ ➄ ➅ ➆ ➇ ➈ ➉ ➊ ➋ ➌ ➍ ➎ ➏ ➐ ➑ ➒ ➓ ➔ ➕ ➖ ➗ ➘ ➙ ➚ ➛ ➜ ➝ ➞ ➟ ➠ ➡ ➢ ➣ ➤ ➥ ➦ ➧ ➨ ➩ ➪ ➫ ➬ ➭ ➮ ➯ ➰ ➱ ➲ ➳ ➴ ➵ ➶ ➷ ➸ ➹ ➺ ➻ ➼ ➽ ➾ ➿</text:span></text:p>
      <text:p text:style-name="P33"/>
      <text:p text:style-name="P28"><text:soft-page-break/><text:span text:style-name="T20">27C0..27EF; Miscellaneous Mathematical Symbols-A</text:span><text:span text:style-name="T359"><text:line-break/></text:span><text:span text:style-name="T27">⟀ ⟁ ⟂ ⟃ ⟄ ⟅ ⟆ ⟇ ⟈ ⟉ ⟊ ⟋ ⟌ ⟍ ⟎ ⟏ ⟐ ⟑ ⟒ ⟓ ⟔ ⟕ ⟖ ⟗ ⟘ ⟙ ⟚ ⟛ ⟜ ⟝ ⟞ ⟟ ⟠ ⟡ ⟢ ⟣ ⟤ ⟥ ⟦ ⟧ ⟨ ⟩ ⟪ ⟫ ⟬ ⟭ ⟮ ⟯</text:span></text:p>
      <text:p text:style-name="P33"/>
      <text:p text:style-name="P28"><text:span text:style-name="T20">27F0..27FF; Supplemental Arrows-A</text:span><text:span text:style-name="T359"><text:line-break/></text:span><text:span text:style-name="T27">⟰ ⟱ ⟲ ⟳ ⟴ ⟵ ⟶ ⟷ ⟸ ⟹ ⟺ ⟻ ⟼ ⟽ ⟾ ⟿</text:span></text:p>
      <text:p text:style-name="P33"/>
      <text:p text:style-name="P29"><text:span text:style-name="T22">2800..28FF; Braille Patterns</text:span><text:span text:style-name="T359"><text:line-break/></text:span><text:span text:style-name="T27">⠀ ⠁ ⠂ ⠃ ⠄ ⠅ ⠆ ⠇ ⠈ ⠉ ⠊ ⠋ ⠌ ⠍ ⠎ ⠏ ⠐ ⠑ ⠒ ⠓ ⠔ ⠕ ⠖ ⠗ ⠘ ⠙ ⠚ ⠛ ⠜ ⠝ ⠞ ⠟ ⠠ ⠡ ⠢ ⠣ ⠤ ⠥ ⠦ ⠧ ⠨ ⠩ ⠪ ⠫ ⠬ ⠭ ⠮ ⠯ ⠰ ⠱ ⠲ ⠳ ⠴ ⠵ ⠶ ⠷ ⠸ ⠹ ⠺ ⠻ ⠼ ⠽ ⠾ ⠿ ⡀ ⡁ ⡂ ⡃ ⡄ ⡅ ⡆ ⡇ ⡈ ⡉ ⡊ ⡋ ⡌ ⡍ ⡎ ⡏ ⡐ ⡑ ⡒ ⡓ ⡔ ⡕ ⡖ ⡗ ⡘ ⡙ ⡚ ⡛ ⡜ ⡝ ⡞ ⡟ ⡠ ⡡ ⡢ ⡣ ⡤ ⡥ ⡦ ⡧ ⡨ ⡩ ⡪ ⡫ ⡬ ⡭ ⡮ ⡯ ⡰ ⡱ ⡲ ⡳ ⡴ ⡵ ⡶ ⡷ ⡸ ⡹ ⡺ ⡻ ⡼ ⡽ ⡾ ⡿ ⢀ ⢁ ⢂ ⢃ ⢄ ⢅ ⢆ ⢇ ⢈ ⢉ ⢊ ⢋ ⢌ ⢍ ⢎ ⢏ ⢐ ⢑ ⢒ ⢓ ⢔ ⢕ ⢖ ⢗ ⢘ ⢙ ⢚ ⢛ ⢜ ⢝ ⢞ ⢟ ⢠ ⢡ ⢢ ⢣ ⢤ ⢥ ⢦ ⢧ ⢨ ⢩ ⢪ ⢫ ⢬ ⢭ ⢮ ⢯ ⢰ ⢱ ⢲ ⢳ ⢴ ⢵ ⢶ ⢷ ⢸ ⢹ ⢺ ⢻ ⢼ ⢽ ⢾ ⢿ ⣀ ⣁ ⣂ ⣃ ⣄ ⣅ ⣆ ⣇ ⣈ ⣉ ⣊ ⣋ ⣌ ⣍ ⣎ ⣏ ⣐ ⣑ ⣒ ⣓ ⣔ ⣕ ⣖ ⣗ ⣘ ⣙ ⣚ ⣛ ⣜ ⣝ ⣞ ⣟ ⣠ ⣡ ⣢ ⣣ ⣤ ⣥ ⣦ ⣧ ⣨ ⣩ ⣪ ⣫ ⣬ ⣭ ⣮ ⣯ ⣰ ⣱ ⣲ ⣳ ⣴ ⣵ ⣶ ⣷ ⣸ ⣹ ⣺ ⣻ ⣼ ⣽ ⣾ ⣿</text:span></text:p>
      <text:p text:style-name="P34"/>
      <text:p text:style-name="P29"><text:span text:style-name="T20">2900..297F; Supplemental Arrows-B</text:span><text:span text:style-name="T359"><text:line-break/></text:span><text:span text:style-name="T27">⤀ ⤁ ⤂ ⤃ ⤄ ⤅ ⤆ ⤇ ⤈ ⤉ ⤊ ⤋ ⤌ ⤍ ⤎ ⤏ ⤐ ⤑ ⤒ ⤓ ⤔ ⤕ ⤖ ⤗ ⤘ ⤙ ⤚ ⤛ ⤜ ⤝ ⤞ ⤟ ⤠ ⤡ ⤢ ⤣ ⤤ ⤥ ⤦ ⤧ ⤨ ⤩ ⤪ ⤫ ⤬ ⤭ ⤮ ⤯ ⤰ ⤱ ⤲ ⤳ ⤴ ⤵ ⤶ ⤷ ⤸ ⤹ ⤺ ⤻ ⤼ ⤽ ⤾ ⤿ ⥀ ⥁ ⥂ ⥃ ⥄ ⥅ ⥆ ⥇ ⥈ ⥉ ⥊ ⥋ ⥌ ⥍ ⥎ ⥏ ⥐ ⥑ ⥒ ⥓ ⥔ ⥕ ⥖ ⥗ ⥘ ⥙ ⥚ ⥛ ⥜ ⥝ ⥞ ⥟ ⥠ ⥡ ⥢ ⥣ ⥤ ⥥ ⥦ ⥧ ⥨ ⥩ ⥪ ⥫ ⥬ ⥭ ⥮ ⥯ ⥰ ⥱ ⥲ ⥳ ⥴ ⥵ ⥶ ⥷ ⥸ ⥹ ⥺ ⥻ ⥼ ⥽ ⥾ ⥿</text:span></text:p>
      <text:p text:style-name="P33"/>
      <text:p text:style-name="P28"><text:span text:style-name="T20">2980..29FF; Miscellaneous Mathematical Symbols-B</text:span><text:span text:style-name="T359"><text:line-break/></text:span><text:span text:style-name="T27">⦀ ⦁ ⦂ ⦃ ⦄ ⦅ ⦆ ⦇ ⦈ ⦉ ⦊ ⦋ ⦌ ⦍ ⦎ ⦏ ⦐ ⦑ ⦒ ⦓ ⦔ ⦕ ⦖ ⦗ ⦘ ⦙ ⦚ ⦛ ⦜ ⦝ ⦞ ⦟ ⦠ ⦡ ⦢ ⦣ ⦤ ⦥ ⦦ ⦧ ⦨ ⦩ ⦪ ⦫ ⦬ ⦭ ⦮ ⦯ ⦰ ⦱ ⦲ ⦳ ⦴ ⦵ ⦶ ⦷ ⦸ ⦹ ⦺ ⦻ ⦼ ⦽ ⦾ ⦿ ⧀ ⧁ ⧂ ⧃ ⧄ ⧅ ⧆ ⧇ ⧈ ⧉ ⧊ ⧋ ⧌ ⧍ ⧎ ⧏ ⧐ ⧑ ⧒ ⧓ ⧔ ⧕ ⧖ ⧗ ⧘ ⧙ ⧚ ⧛ ⧜ ⧝ ⧞ ⧟ ⧠ ⧡ ⧢ ⧣ ⧤ ⧥ ⧦ ⧧ ⧨ ⧩ ⧪ ⧫ ⧬ ⧭ ⧮ ⧯ ⧰ ⧱ ⧲ ⧳ ⧴ ⧵ ⧶ ⧷ ⧸ ⧹ ⧺ ⧻ ⧼ ⧽ ⧾ ⧿</text:span></text:p>
      <text:p text:style-name="P33"/>
      <text:p text:style-name="P28"><text:span text:style-name="T20">2A00..2AFF; Supplemental Mathematical Operators</text:span><text:span text:style-name="T359"><text:line-break/></text:span><text:span text:style-name="T27">⨀ ⨁ ⨂ ⨃ ⨄ ⨅ ⨆ ⨇ ⨈ ⨉ ⨊ ⨋ ⨌ ⨍ ⨎ ⨏ ⨐ ⨑ ⨒ ⨓ ⨔ ⨕ ⨖ ⨗ ⨘ ⨙ ⨚ ⨛ ⨜ ⨝ ⨞ ⨟ ⨠ ⨡ ⨢ ⨣ ⨤ ⨥ ⨦ ⨧ ⨨ ⨩ ⨪ ⨫ ⨬ ⨭ ⨮ ⨯ ⨰ ⨱ ⨲ ⨳ ⨴ ⨵ ⨶ ⨷ ⨸ ⨹ ⨺ ⨻ ⨼ ⨽ ⨾ ⨿ ⩀ ⩁ ⩂ ⩃ ⩄ ⩅ ⩆ ⩇ ⩈ ⩉ ⩊ ⩋ ⩌ ⩍ ⩎ ⩏ ⩐ ⩑ ⩒ ⩓ ⩔ ⩕ ⩖ ⩗ ⩘ ⩙ ⩚ ⩛ ⩜ ⩝ ⩞ ⩟ ⩠ ⩡ ⩢ ⩣ ⩤ ⩥ ⩦ ⩧ ⩨ ⩩ ⩪ ⩫ ⩬ ⩭ ⩮ ⩯ ⩰ ⩱ ⩲ ⩳ ⩴ ⩵ ⩶ ⩷ ⩸ ⩹ ⩺ ⩻ ⩼ ⩽ ⩾ ⩿ ⪀ ⪁ ⪂ ⪃ ⪄ ⪅ ⪆ ⪇ ⪈ ⪉ ⪊ ⪋ ⪌ ⪍ ⪎ ⪏ ⪐ ⪑ ⪒ ⪓ ⪔ ⪕ ⪖ ⪗ ⪘ ⪙ ⪚ ⪛ ⪜ ⪝ ⪞ ⪟ ⪠ ⪡ ⪢ ⪣ ⪤ ⪥ ⪦ ⪧ ⪨ ⪩ ⪪ ⪫ ⪬ ⪭ ⪮ ⪯ ⪰ ⪱ ⪲ ⪳ ⪴ ⪵ ⪶ ⪷ ⪸ ⪹ ⪺ ⪻ ⪼ ⪽ ⪾ ⪿ ⫀ ⫁ ⫂ ⫃ ⫄ ⫅ ⫆ ⫇ ⫈ ⫉ ⫊ ⫋ ⫌ ⫍ ⫎ ⫏ ⫐ ⫑ ⫒ ⫓ ⫔ ⫕ ⫖ ⫗ ⫘ ⫙ ⫚ ⫛ ⫝̸ ⫝ ⫞ ⫟ ⫠ ⫡ ⫢ ⫣ ⫤ ⫥ ⫦ ⫧ ⫨ ⫩ ⫪ ⫫ ⫬ ⫭ ⫮ ⫯ ⫰ ⫱ ⫲ ⫳ ⫴ ⫵ ⫶ ⫷ ⫸ ⫹ ⫺ ⫻ ⫼ ⫽ ⫾ ⫿</text:span></text:p>
      <text:p text:style-name="P33"/>
      <text:p text:style-name="P28"><text:span text:style-name="T20">2B00..2BFF; Miscellaneous Symbols and Arrows</text:span><text:span text:style-name="T359"><text:line-break/></text:span><text:span text:style-name="T27">⬀ ⬁ ⬂ ⬃ ⬄ ⬅ ⬆ ⬇ ⬈ ⬉ ⬊ ⬋ ⬌ ⬍ ⬎ ⬏ ⬐ ⬑ ⬒ ⬓ ⬔ ⬕ ⬖ ⬗ ⬘ ⬙ ⬚ ⬛ ⬜ ⬝ ⬞ ⬟ ⬠ ⬡ ⬢ ⬣ ⬤ ⬥ ⬦ ⬧ ⬨ ⬩ ⬪ ⬫ ⬬ ⬭ ⬮ ⬯ ⬰ ⬱ ⬲ ⬳ ⬴ ⬵ ⬶ ⬷ ⬸ ⬹ ⬺ ⬻ ⬼ ⬽ ⬾ ⬿ ⭀ ⭁ ⭂ ⭃ ⭄ ⭅ ⭆ ⭇ ⭈ ⭉ ⭊ ⭋ ⭌ ⭍ ⭎ ⭏ ⭐ ⭑ ⭒ ⭓ ⭔ ⭕ ⭖ ⭗ ⭘ ⭙ ⭚ ⭛ ⭜ ⭝ ⭞ ⭟ ⭠ ⭡ ⭢ ⭣ ⭤ ⭥ ⭦ ⭧ ⭨ ⭩ ⭪ ⭫ ⭬ ⭭ ⭮ ⭯ ⭰ ⭱ ⭲ ⭳ ⭶ ⭷ ⭸ ⭹ ⭺ ⭻ ⭼ ⭽ ⭾ ⭿ ⮀ ⮁ ⮂ ⮃ ⮄ ⮅ ⮆ ⮇ ⮈ ⮉ ⮊ ⮋ ⮌ ⮍ ⮎ ⮏ ⮐ ⮑ ⮒ ⮓ ⮔ ⮕ ⮗ ⮘ ⮙ ⮚ ⮛ ⮜ ⮝ ⮞ ⮟ ⮠ ⮡ ⮢ ⮣ ⮤ ⮥ ⮦ ⮧ ⮨ ⮩ ⮪ ⮫ ⮬ ⮭ ⮮ ⮯ ⮰ ⮱ ⮲ ⮳ ⮴ ⮵ ⮶ ⮷ ⮸ ⮹ ⮺ ⮻ ⮼ ⮽ ⮾ ⮿ ⯀ ⯁ ⯂ ⯃ ⯄ ⯅ ⯆ ⯇ ⯈ ⯉ ⯊ ⯋ ⯌ ⯍ ⯎ ⯏ ⯐ ⯑ ⯒ ⯓ ⯔ ⯕ ⯖ ⯗ ⯘ ⯙ ⯚ ⯛ ⯜ ⯝ ⯞ ⯟ ⯠ ⯡ ⯢ ⯣ ⯤ ⯥ ⯦ ⯧ ⯨ ⯩ ⯪ ⯫ ⯬ ⯭ ⯮ ⯯ ⯰ ⯱ ⯲ ⯳ ⯴ ⯵ ⯶ ⯷ ⯸ ⯹ ⯺ ⯻ ⯼ ⯽ ⯾ ⯿</text:span></text:p>
      <text:p text:style-name="P33"/>
      <text:p text:style-name="P28"><text:span text:style-name="T20">2C60..2C7F; Latin Extended-C</text:span><text:span text:style-name="T359"><text:line-break/></text:span><text:span text:style-name="T27">Ⱡ ⱡ Ɫ Ᵽ Ɽ ⱥ ⱦ Ⱨ ⱨ Ⱪ ⱪ Ⱬ ⱬ Ɑ Ɱ Ɐ Ɒ ⱱ Ⱳ ⱳ ⱴ Ⱶ ⱶ ⱷ ⱸ ⱹ ⱺ ⱻ ⱼ ⱽ Ȿ Ɀ</text:span></text:p>
      <text:p text:style-name="P33"><text:soft-page-break/></text:p>
      <text:p text:style-name="P28"><text:span text:style-name="T20">2C80..2CFF; Coptic</text:span><text:span text:style-name="T359"><text:line-break/></text:span><text:span text:style-name="T27">Ⲁ ⲁ Ⲃ ⲃ Ⲅ ⲅ Ⲇ ⲇ Ⲉ ⲉ Ⲋ ⲋ Ⲍ ⲍ Ⲏ ⲏ Ⲑ ⲑ Ⲓ ⲓ Ⲕ ⲕ Ⲗ ⲗ Ⲙ ⲙ Ⲛ ⲛ Ⲝ ⲝ Ⲟ ⲟ Ⲡ ⲡ Ⲣ ⲣ Ⲥ ⲥ Ⲧ ⲧ Ⲩ ⲩ Ⲫ ⲫ Ⲭ ⲭ Ⲯ ⲯ Ⲱ ⲱ Ⲳ ⲳ Ⲵ ⲵ Ⲷ ⲷ Ⲹ ⲹ Ⲻ ⲻ Ⲽ ⲽ Ⲿ ⲿ Ⳁ ⳁ Ⳃ ⳃ Ⳅ ⳅ Ⳇ ⳇ Ⳉ ⳉ Ⳋ ⳋ Ⳍ ⳍ Ⳏ ⳏ Ⳑ ⳑ Ⳓ ⳓ Ⳕ ⳕ Ⳗ ⳗ Ⳙ ⳙ Ⳛ ⳛ Ⳝ ⳝ Ⳟ ⳟ Ⳡ ⳡ Ⳣ ⳣ ⳤ ⳥ ⳦ ⳧ ⳨ ⳩ ⳪ Ⳬ ⳬ Ⳮ ⳮ </text:span><text:span text:style-name="T360">◌</text:span><text:span text:style-name="T27">⳯ </text:span><text:span text:style-name="T360">◌</text:span><text:span text:style-name="T27">⳰ </text:span><text:span text:style-name="T360">◌</text:span><text:span text:style-name="T27">⳱ Ⳳ ⳳ ⳹ ⳺ ⳻ ⳼ ⳽ ⳾ ⳿</text:span></text:p>
      <text:p text:style-name="P33"/>
      <text:p text:style-name="P28"><text:span text:style-name="T20">2DE0..2DFF; Cyrillic Extended-A</text:span><text:span text:style-name="T359"><text:line-break/></text:span><text:span text:style-name="T360">◌</text:span><text:span text:style-name="T27">‌ⷠ </text:span><text:span text:style-name="T360">◌</text:span><text:span text:style-name="T27">‌ⷡ </text:span><text:span text:style-name="T360">◌</text:span><text:span text:style-name="T27">‌ⷢ </text:span><text:span text:style-name="T360">◌</text:span><text:span text:style-name="T27">‌ⷣ </text:span><text:span text:style-name="T360">◌</text:span><text:span text:style-name="T27">‌ⷤ </text:span><text:span text:style-name="T360">◌</text:span><text:span text:style-name="T27">‌ⷥ </text:span><text:span text:style-name="T360">◌</text:span><text:span text:style-name="T27">‌ⷦ </text:span><text:span text:style-name="T360">◌</text:span><text:span text:style-name="T27">‌ⷧ </text:span><text:span text:style-name="T360">◌</text:span><text:span text:style-name="T27">‌ⷨ </text:span><text:span text:style-name="T360">◌</text:span><text:span text:style-name="T27">‌ⷩ </text:span><text:span text:style-name="T360">◌</text:span><text:span text:style-name="T27">‌ⷪ </text:span><text:span text:style-name="T360">◌</text:span><text:span text:style-name="T27">‌ⷫ </text:span><text:span text:style-name="T360">◌</text:span><text:span text:style-name="T27">‌ⷬ </text:span><text:span text:style-name="T360">◌</text:span><text:span text:style-name="T27">‌ⷭ </text:span><text:span text:style-name="T360">◌</text:span><text:span text:style-name="T27">‌ⷮ </text:span><text:span text:style-name="T360">◌</text:span><text:span text:style-name="T27">‌ⷯ </text:span><text:span text:style-name="T360">◌</text:span><text:span text:style-name="T27">‌ⷰ </text:span><text:span text:style-name="T360">◌</text:span><text:span text:style-name="T27">‌ⷱ </text:span><text:span text:style-name="T360">◌</text:span><text:span text:style-name="T27">‌ⷲ </text:span><text:span text:style-name="T360">◌</text:span><text:span text:style-name="T27">‌ⷳ </text:span><text:span text:style-name="T360">◌</text:span><text:span text:style-name="T27">‌ⷴ </text:span><text:span text:style-name="T360">◌</text:span><text:span text:style-name="T27">‌ⷵ </text:span><text:span text:style-name="T360">◌</text:span><text:span text:style-name="T27">‌ⷶ </text:span><text:span text:style-name="T360">◌</text:span><text:span text:style-name="T27">‌ⷷ </text:span><text:span text:style-name="T360">◌</text:span><text:span text:style-name="T27">‌ⷸ </text:span><text:span text:style-name="T360">◌</text:span><text:span text:style-name="T27">‌ⷹ </text:span><text:span text:style-name="T360">◌</text:span><text:span text:style-name="T27">‌ⷺ </text:span><text:span text:style-name="T360">◌</text:span><text:span text:style-name="T27">‌ⷻ </text:span><text:span text:style-name="T360">◌</text:span><text:span text:style-name="T27">‌ⷼ </text:span><text:span text:style-name="T360">◌</text:span><text:span text:style-name="T27">‌ⷽ </text:span><text:span text:style-name="T360">◌</text:span><text:span text:style-name="T27">‌ⷾ </text:span><text:span text:style-name="T360">◌</text:span><text:span text:style-name="T27">‌ⷿ</text:span></text:p>
      <text:p text:style-name="P33"/>
      <text:p text:style-name="P28"><text:span text:style-name="T20">2E00..2E7F; Supplemental Punctuation</text:span><text:span text:style-name="T359"><text:line-break/></text:span><text:span text:style-name="T27">⸀ ⸁ ⸂ ⸃ ⸄ ⸅ ⸆ ⸇ ⸈ ⸉ ⸊ ⸋ ⸌ ⸍ ⸎ </text:span><text:span text:style-name="T360">◌</text:span><text:span text:style-name="T27">⸏</text:span><text:span text:style-name="T360">◌</text:span><text:span text:style-name="T27"> </text:span><text:span text:style-name="T360">◌</text:span><text:span text:style-name="T27">⸐</text:span><text:span text:style-name="T360">◌</text:span><text:span text:style-name="T27"> </text:span><text:span text:style-name="T360">◌</text:span><text:span text:style-name="T27">⸑</text:span><text:span text:style-name="T360">◌</text:span><text:span text:style-name="T27"> ⸒ ⸓ ⸔ ⸕ ⸖ ⸗ ⸘ ⸙ ⸚ ⸛ ⸜ ⸝ ⸞ ⸟ ⸠ ⸡ ⸢ ⸣ ⸤ ⸥ ⸦ ⸧ ⸨ ⸩ ⸪ ⸫ ⸬ ⸭ ⸮ ⸯ ⸰ ⸱ ⸲ ⸳ ⸴ ⸵ ⸶ ⸷ ⸸ ⸹ ⸺ ⸻ ⸼ ⸽ ⸾ ⸿ ⹀ ⹁ ⹂ ⹃ ⹄ ⹅ ⹆ ⹇ ⹈ ⹉ ⹊ ⹋ ⹌ ⹍ ⹎ ⹏ ⹐ ⹑ ⹒</text:span></text:p>
      <text:p text:style-name="P33"/>
      <text:p text:style-name="P28"><text:span text:style-name="T20">2FF0..2FFF; Ideographic Description Characters</text:span><text:span text:style-name="T359"><text:line-break/></text:span><text:span text:style-name="T27">⿰ ⿱ ⿲ ⿳ ⿴ ⿵ ⿶ ⿷ ⿸ ⿹ ⿺ ⿻</text:span></text:p>
      <text:p text:style-name="P33"/>
      <text:p text:style-name="P28"><text:span text:style-name="T228">3000..303F; CJK Symbols and Punctuation</text:span><text:span text:style-name="T280"><text:line-break/></text:span><text:span text:style-name="T27">　 、 。 〃 〄 々 〆 〇 〈 〉 《 》 「 」 『 』 【 】 〒 〓 〔 〕 〖 〗 〘 〙 〚 〛 〜 〝 〞 〟 〠 〡 〢 〣 〤 〥 〦 〧 〨 〩 〪 〫 〬 〭 〮 〯 〰 〱 〲 〳 〴 〵 〶 〷 〸 〹 〺 〻 〼 〽 〾 〿</text:span></text:p>
      <text:p text:style-name="P33"/>
      <text:p text:style-name="P28"><text:span text:style-name="T20">3040..309F; Hiragana</text:span><text:span text:style-name="T359"><text:line-break/></text:span><text:span text:style-name="T27">ぁ あ ぃ い ぅ う ぇ え ぉ お か が き ぎ く ぐ け げ こ ご さ ざ し じ す ず せ ぜ そ ぞ た だ ち ぢ っ つ づ て で と ど な に ぬ ね の は ば ぱ ひ び ぴ ふ ぶ ぷ へ べ ぺ ほ ぼ ぽ ま み む め も ゃ や ゅ ゆ ょ よ ら り る れ ろ ゎ わ ゐ ゑ を ん ゔ ゕ ゖ</text:span><text:span text:style-name="T29">  ゙</text:span><text:span text:style-name="T311">  ゚ </text:span><text:span text:style-name="T27">゛ ゜ ゝ ゞ ゟ</text:span></text:p>
      <text:p text:style-name="P33"/>
      <text:p text:style-name="P28"><text:span text:style-name="T20">30A0..30FF; Katakana</text:span><text:span text:style-name="T359"><text:line-break/></text:span><text:span text:style-name="T27">゠ ァ ア ィ イ ゥ ウ ェ エ ォ オ カ ガ キ ギ ク グ ケ ゲ コ ゴ サ ザ シ ジ ス ズ セ ゼ ソ ゾ タ ダ チ ヂ ッ ツ ヅ テ デ ト ド ナ ニ ヌ ネ ノ ハ バ パ ヒ ビ ピ フ ブ プ ヘ ベ ペ ホ ボ ポ マ ミ ム メ モ ャ ヤ ュ ユ ョ ヨ ラ リ ル レ ロ ヮ ワ ヰ ヱ ヲ ン ヴ ヵ ヶ ヷ ヸ ヹ ヺ ・ ー ヽ ヾ ヿ</text:span></text:p>
      <text:p text:style-name="P33"/>
      <text:p text:style-name="P28"><text:span text:style-name="T20">3100..312F; Bopomofo</text:span><text:span text:style-name="T359"><text:line-break/></text:span><text:span text:style-name="T27">ㄅ ㄆ ㄇ ㄈ ㄉ ㄊ ㄋ ㄌ ㄍ ㄎ ㄏ ㄐ ㄑ ㄒ ㄓ ㄔ ㄕ ㄖ ㄗ ㄘ ㄙ ㄚ ㄛ ㄜ ㄝ ㄞ ㄟ ㄠ ㄡ ㄢ ㄣ ㄤ ㄥ ㄦ ㄧ ㄨ ㄩ ㄪ ㄫ ㄬ ㄭ ㄮ ㄯ</text:span></text:p>
      <text:p text:style-name="P33"/>
      <text:p text:style-name="P28"><text:span text:style-name="T20">3130..318F; Hangul Compatibility Jamo</text:span><text:span text:style-name="T361"><text:line-break/></text:span><text:span text:style-name="T27">ㄱ ㄲ ㄳ ㄴ ㄵ ㄶ ㄷ ㄸ ㄹ ㄺ ㄻ ㄼ ㄽ ㄾ ㄿ ㅀ ㅁ ㅂ ㅃ ㅄ ㅅ ㅆ ㅇ ㅈ ㅉ ㅊ ㅋ ㅌ ㅍ ㅎ ㅏ ㅐ ㅑ ㅒ ㅓ ㅔ ㅕ ㅖ ㅗ ㅘ ㅙ ㅚ ㅛ ㅜ ㅝ ㅞ ㅟ ㅠ ㅡ ㅢ ㅣ ㅤ ㅥ ㅦ ㅧ ㅨ ㅩ ㅪ ㅫ ㅬ ㅭ ㅮ ㅯ ㅰ ㅱ ㅲ ㅳ ㅴ ㅵ ㅶ ㅷ ㅸ ㅹ ㅺ ㅻ ㅼ ㅽ ㅾ ㅿ ㆀ ㆁ ㆂ ㆃ ㆄ ㆅ ㆆ ㆇ ㆈ ㆉ ㆊ ㆋ ㆌ ㆍ ㆎ</text:span></text:p>
      <text:p text:style-name="P33"/>
      <text:p text:style-name="P28"><text:span text:style-name="T21">3190..319F; Kanbun</text:span><text:span text:style-name="T362"><text:line-break/></text:span><text:span text:style-name="T27">㆐ ㆑ ㆒ ㆓ ㆔ ㆕ ㆖ ㆗ ㆘ ㆙ ㆚ ㆛ ㆜ ㆝ ㆞ ㆟</text:span></text:p>
      <text:p text:style-name="P33"/>
      <text:p text:style-name="P28"><text:span text:style-name="T20">31A0..31BF; Bopomofo Extended</text:span><text:span text:style-name="T359"><text:line-break/></text:span><text:span text:style-name="T27">ㆠ ㆡ ㆢ ㆣ ㆤ ㆥ ㆦ ㆧ ㆨ ㆩ ㆪ ㆫ ㆬ ㆭ ㆮ ㆯ ㆰ ㆱ ㆲ ㆳ ㆴ ㆵ ㆶ ㆷ ㆸ ㆹ ㆺ ㆻ ㆼ ㆽ ㆾ ㆿ</text:span></text:p>
      <text:p text:style-name="P33"/>
      <text:p text:style-name="P28"><text:span text:style-name="T20">31C0..31EF; CJK Strokes</text:span><text:span text:style-name="T359"><text:line-break/></text:span><text:span text:style-name="T27">㇀ ㇁ ㇂ ㇃ ㇄ ㇅ ㇆ ㇇ ㇈ ㇉ ㇊ ㇋ ㇌ ㇍ ㇎ ㇏ ㇐ ㇑ ㇒ ㇓ ㇔ ㇕ ㇖ ㇗ ㇘ ㇙ ㇚ ㇛ ㇜ ㇝ ㇞ ㇟ ㇠ ㇡ ㇢ ㇣</text:span></text:p>
      <text:p text:style-name="P33"/>
      <text:p text:style-name="P28"><text:soft-page-break/><text:span text:style-name="T20">31F0..31FF; Katakana Phonetic Extensions</text:span><text:span text:style-name="T359"><text:line-break/></text:span><text:span text:style-name="T27">ㇰ ㇱ ㇲ ㇳ ㇴ ㇵ ㇶ ㇷ ㇸ ㇹ ㇺ ㇻ ㇼ ㇽ ㇾ ㇿ</text:span></text:p>
      <text:p text:style-name="P33"/>
      <text:p text:style-name="P28"><text:span text:style-name="T20">3200..32FF; Enclosed CJK Letters and Months</text:span><text:span text:style-name="T359"><text:line-break/></text:span><text:span text:style-name="T27">㈀ ㈁ ㈂ ㈃ ㈄ ㈅ ㈆ ㈇ ㈈ ㈉ ㈊ ㈋ ㈌ ㈍ ㈎ ㈏ ㈐ ㈑ ㈒ ㈓ ㈔ ㈕ ㈖ ㈗ ㈘ ㈙ ㈚ ㈛ ㈜ ㈝ ㈞ ㈠ ㈡ ㈢ ㈣ ㈤ ㈥ ㈦ ㈧ ㈨ ㈩ ㈪ ㈫ ㈬ ㈭ ㈮ ㈯ ㈰ ㈱ ㈲ ㈳ ㈴ ㈵ ㈶ ㈷ ㈸ ㈹ ㈺ ㈻ ㈼ ㈽ ㈾ ㈿ ㉀ ㉁ ㉂ ㉃ ㉄ ㉅ ㉆ ㉇ ㉈ ㉉ ㉊ ㉋ ㉌ ㉍ ㉎ ㉏ ㉐ ㉑ ㉒ ㉓ ㉔ ㉕ ㉖ ㉗ ㉘ ㉙ ㉚ ㉛ ㉜ ㉝ ㉞ ㉟ ㉠ ㉡ ㉢ ㉣ ㉤ ㉥ ㉦ ㉧ ㉨ ㉩ ㉪ ㉫ ㉬ ㉭ ㉮ ㉯ ㉰ ㉱ ㉲ ㉳ ㉴ ㉵ ㉶ ㉷ ㉸ ㉹ ㉺ ㉻ ㉼ ㉽ ㉾ ㉿ ㊀ ㊁ ㊂ ㊃ ㊄ ㊅ ㊆ ㊇ ㊈ ㊉ ㊊ ㊋ ㊌ ㊍ ㊎ ㊏ ㊐ ㊑ ㊒ ㊓ ㊔ ㊕ ㊖ ㊗ ㊘ ㊙ ㊚ ㊛ ㊜ ㊝ ㊞ ㊟ ㊠ ㊡ ㊢ ㊣ ㊤ ㊥ ㊦ ㊧ ㊨ ㊩ ㊪ ㊫ ㊬ ㊭ ㊮ ㊯ ㊰ ㊱ ㊲ ㊳ ㊴ ㊵ ㊶ ㊷ ㊸ ㊹ ㊺ ㊻ ㊼ ㊽ ㊾ ㊿ ㋀ ㋁ ㋂ ㋃ ㋄ ㋅ ㋆ ㋇ ㋈ ㋉ ㋊ ㋋ ㋌ ㋍ ㋎ ㋏ ㋐ ㋑ ㋒ ㋓ ㋔ ㋕ ㋖ ㋗ ㋘ ㋙ ㋚ ㋛ ㋜ ㋝ ㋞ ㋟ ㋠ ㋡ ㋢ ㋣ ㋤ ㋥ ㋦ ㋧ ㋨ ㋩ ㋪ ㋫ ㋬ ㋭ ㋮ ㋯ ㋰ ㋱ ㋲ ㋳ ㋴ ㋵ ㋶ ㋷ ㋸ ㋹ ㋺ ㋻ ㋼ ㋽ ㋾ ㋿</text:span></text:p>
      <text:p text:style-name="P33"/>
      <text:p text:style-name="P28"><text:span text:style-name="T20">3300..33FF; CJK Compatibility</text:span><text:span text:style-name="T359"><text:line-break/></text:span><text:span text:style-name="T27">㌀ ㌁ ㌂ ㌃ ㌄ ㌅ ㌆ ㌇ ㌈ ㌉ ㌊ ㌋ ㌌ ㌍ ㌎ ㌏ ㌐ ㌑ ㌒ ㌓ ㌔ ㌕ ㌖ ㌗ ㌘ ㌙ ㌚ ㌛ ㌜ ㌝ ㌞ ㌟ ㌠ ㌡ ㌢ ㌣ ㌤ ㌥ ㌦ ㌧ ㌨ ㌩ ㌪ ㌫ ㌬ ㌭ ㌮ ㌯ ㌰ ㌱ ㌲ ㌳ ㌴ ㌵ ㌶ ㌷ ㌸ ㌹ ㌺ ㌻ ㌼ ㌽ ㌾ ㌿ ㍀ ㍁ ㍂ ㍃ ㍄ ㍅ ㍆ ㍇ ㍈ ㍉ ㍊ ㍋ ㍌ ㍍ ㍎ ㍏ ㍐ ㍑ ㍒ ㍓ ㍔ ㍕ ㍖ ㍗ ㍘ ㍙ ㍚ ㍛ ㍜ ㍝ ㍞ ㍟ ㍠ ㍡ ㍢ ㍣ ㍤ ㍥ ㍦ ㍧ ㍨ ㍩ ㍪ ㍫ ㍬ ㍭ ㍮ ㍯ ㍰ ㍱ ㍲ ㍳ ㍴ ㍵ ㍶ ㍷ ㍸ ㍹ ㍺ ㍻ ㍼ ㍽ ㍾ ㍿ ㎀ ㎁ ㎂ ㎃ ㎄ ㎅ ㎆ ㎇ ㎈ ㎉ ㎊ ㎋ ㎌ ㎍ ㎎ ㎏ ㎐ ㎑ ㎒ ㎓ ㎔ ㎕ ㎖ ㎗ ㎘ ㎙ ㎚ ㎛ ㎜ ㎝ ㎞ ㎟ ㎠ ㎡ ㎢ ㎣ ㎤ ㎥ ㎦ ㎧ ㎨ ㎩ ㎪ ㎫ ㎬ ㎭ ㎮ ㎯ ㎰ ㎱ ㎲ ㎳ ㎴ ㎵ ㎶ ㎷ ㎸ ㎹ ㎺ ㎻ ㎼ ㎽ ㎾ ㎿ ㏀ ㏁ ㏂ ㏃ ㏄ ㏅ ㏆ ㏇ ㏈ ㏉ ㏊ ㏋ ㏌ ㏍ ㏎ ㏏ ㏐ ㏑ ㏒ ㏓ ㏔ ㏕ ㏖ ㏗ ㏘ ㏙ ㏚ ㏛ ㏜ ㏝ ㏞ ㏟ ㏠ ㏡ ㏢ ㏣ ㏤ ㏥ ㏦ ㏧ ㏨ ㏩ ㏪ ㏫ ㏬ ㏭ ㏮ ㏯ ㏰ ㏱ ㏲ ㏳ ㏴ ㏵ ㏶ ㏷ ㏸ ㏹ ㏺ ㏻ ㏼ ㏽ ㏾ ㏿</text:span></text:p>
      <text:p text:style-name="P33"/>
      <text:p text:style-name="P28"><text:span text:style-name="T20">4DC0..4DFF; Yijing Hexagram Symbols</text:span><text:span text:style-name="T359"><text:line-break/></text:span><text:span text:style-name="T27">䷀ ䷁ ䷂ ䷃ ䷄ ䷅ ䷆ ䷇ ䷈ ䷉ ䷊ ䷋ ䷌ ䷍ ䷎ ䷏ ䷐ ䷑ ䷒ ䷓ ䷔ ䷕ ䷖ ䷗ ䷘ ䷙ ䷚ ䷛ ䷜ ䷝ ䷞ ䷟ ䷠ ䷡ ䷢ ䷣ ䷤ ䷥ ䷦ ䷧ ䷨ ䷩ ䷪ ䷫ ䷬ ䷭ ䷮ ䷯ ䷰ ䷱ ䷲ ䷳ ䷴ ䷵ ䷶ ䷷ ䷸ ䷹ ䷺ ䷻ ䷼ ䷽ ䷾ ䷿</text:span></text:p>
      <text:p text:style-name="P33"/>
      <text:p text:style-name="P37"><text:span text:style-name="T14">4</text:span><text:span text:style-name="T15">E2D</text:span><text:span text:style-name="T14">; </text:span><text:span text:style-name="T16">a </text:span><text:span text:style-name="T17">CJK Unified </text:span><text:span text:style-name="T10">i</text:span><text:span text:style-name="T11">deograph</text:span><text:span text:style-name="T15"><text:tab/></text:span><text:span text:style-name="T38">中</text:span></text:p>
      <text:p text:style-name="P33"/>
      <text:p text:style-name="P28"><text:span text:style-name="T20">A640..A69F; Cyrillic Extended-B</text:span><text:span text:style-name="T359"><text:line-break/></text:span><text:span text:style-name="T27">Ꙁ ꙁ Ꙃ ꙃ Ꙅ ꙅ Ꙇ ꙇ Ꙉ ꙉ Ꙋ ꙋ Ꙍ ꙍ Ꙏ ꙏ Ꙑ ꙑ Ꙓ ꙓ Ꙕ ꙕ Ꙗ ꙗ Ꙙ ꙙ Ꙛ ꙛ Ꙝ ꙝ Ꙟ ꙟ Ꙡ ꙡ Ꙣ ꙣ Ꙥ ꙥ Ꙧ ꙧ Ꙩ ꙩ Ꙫ ꙫ Ꙭ ꙭ ꙮ </text:span><text:span text:style-name="T360">◌</text:span><text:span text:style-name="T27">‌꙯  </text:span><text:span text:style-name="T360">◌</text:span><text:span text:style-name="T27">‌꙰   </text:span><text:span text:style-name="T360">◌</text:span><text:span text:style-name="T27">‌꙱   </text:span><text:span text:style-name="T360">◌</text:span><text:span text:style-name="T27">‌꙲  ꙳ </text:span><text:span text:style-name="T360">◌</text:span><text:span text:style-name="T27">‌ꙴ </text:span><text:span text:style-name="T360">◌</text:span><text:span text:style-name="T27">‌ꙵ </text:span><text:span text:style-name="T360">◌</text:span><text:span text:style-name="T27">‌ꙶ </text:span><text:span text:style-name="T360">◌</text:span><text:span text:style-name="T27">‌ꙷ </text:span><text:span text:style-name="T360">◌</text:span><text:span text:style-name="T27">‌ꙸ </text:span><text:span text:style-name="T360">◌</text:span><text:span text:style-name="T27">‌ꙹ </text:span><text:span text:style-name="T360">◌</text:span><text:span text:style-name="T27">‌ꙺ </text:span><text:span text:style-name="T360">◌</text:span><text:span text:style-name="T27">‌ꙻ </text:span><text:span text:style-name="T360">◌</text:span><text:span text:style-name="T27">‌꙼ </text:span><text:span text:style-name="T360">◌</text:span><text:span text:style-name="T27">‌꙽ ꙾ ꙿ Ꚁ ꚁ Ꚃ ꚃ Ꚅ ꚅ Ꚇ ꚇ Ꚉ ꚉ Ꚋ ꚋ Ꚍ ꚍ Ꚏ ꚏ Ꚑ ꚑ Ꚓ ꚓ Ꚕ ꚕ Ꚗ ꚗ Ꚙ ꚙ Ꚛ ꚛ ꚜ ꚝ </text:span><text:span text:style-name="T360">◌</text:span><text:span text:style-name="T27">‌ꚞ </text:span><text:span text:style-name="T360">◌</text:span><text:span text:style-name="T27">‌ꚟ</text:span></text:p>
      <text:p text:style-name="P33"/>
      <text:p text:style-name="P28"><text:span text:style-name="T20">A720..A7FF; Latin Extended-D</text:span><text:span text:style-name="T359"><text:line-break/></text:span><text:span text:style-name="T27">꜠ ꜡ Ꜣ ꜣ Ꜥ ꜥ Ꜧ ꜧ Ꜩ ꜩ Ꜫ ꜫ Ꜭ ꜭ Ꜯ ꜯ ꜰ ꜱ Ꜳ ꜳ Ꜵ ꜵ Ꜷ ꜷ Ꜹ ꜹ Ꜻ ꜻ Ꜽ ꜽ Ꜿ ꜿ Ꝁ ꝁ Ꝃ ꝃ Ꝅ ꝅ Ꝇ ꝇ Ꝉ ꝉ Ꝋ ꝋ Ꝍ ꝍ Ꝏ ꝏ Ꝑ ꝑ Ꝓ ꝓ Ꝕ ꝕ Ꝗ ꝗ Ꝙ ꝙ Ꝛ ꝛ Ꝝ ꝝ Ꝟ ꝟ Ꝡ ꝡ Ꝣ ꝣ Ꝥ ꝥ Ꝧ ꝧ Ꝩ ꝩ Ꝫ ꝫ Ꝭ ꝭ Ꝯ ꝯ ꝰ ꝱ ꝲ ꝳ ꝴ ꝵ ꝶ ꝷ ꝸ Ꝺ ꝺ Ꝼ ꝼ Ᵹ Ꝿ ꝿ Ꞁ ꞁ Ꞃ ꞃ Ꞅ ꞅ Ꞇ ꞇ ꞈ ꞉ ꞊ Ꞌ ꞌ Ɥ ꞎ ꞏ Ꞑ ꞑ Ꞓ ꞓ ꞔ ꞕ Ꞗ ꞗ Ꞙ ꞙ Ꞛ ꞛ Ꞝ ꞝ Ꞟ ꞟ Ꞡ ꞡ Ꞣ ꞣ Ꞥ ꞥ Ꞧ ꞧ Ꞩ ꞩ Ɦ Ɜ Ɡ Ɬ Ɪ ꞯ Ʞ Ʇ Ʝ Ꭓ Ꞵ ꞵ Ꞷ ꞷ Ꞹ ꞹ Ꞻ ꞻ Ꞽ ꞽ Ꞿ ꞿ Ꟃ ꟃ Ꞔ Ʂ Ᶎ Ꟈ ꟈ Ꟊ ꟊ Ꟶ ꟶ ꟷ ꟸ ꟹ ꟺ ꟻ ꟼ ꟽ ꟾ ꟿ</text:span></text:p>
      <text:p text:style-name="P33"/>
      <text:p text:style-name="P28"><text:span text:style-name="T20">AB30..AB6F; Latin Extended-E</text:span><text:span text:style-name="T359"><text:line-break/></text:span><text:span text:style-name="T27">ꬰ ꬱ ꬲ ꬳ ꬴ ꬵ ꬶ ꬷ ꬸ ꬹ ꬺ ꬻ ꬼ ꬽ ꬾ ꬿ ꭀ ꭁ ꭂ ꭃ ꭄ ꭅ ꭆ ꭇ ꭈ ꭉ ꭊ ꭋ ꭌ ꭍ ꭎ ꭏ ꭐ ꭑ ꭒ ꭓ ꭔ ꭕ ꭖ ꭗ ꭘ ꭙ ꭚ ꭛ ꭜ ꭝ ꭞ ꭟ ꭠ ꭡ ꭢ ꭣ ꭤ ꭥ ꭦ ꭧ ꭨ ꭩ ꭪ ꭫</text:span></text:p>
      <text:p text:style-name="P33"/>
      <text:p text:style-name="P28"><text:soft-page-break/><text:span text:style-name="T20">FB00..FB4F; Alphabetic Presentation Forms</text:span><text:span text:style-name="T359"><text:line-break/></text:span><text:span text:style-name="T27">ﬀ ﬁ ﬂ ﬃ ﬄ ﬅ ﬆ ﬓ ﬔ ﬕ ﬖ ﬗ יִ ﬞ ײַ ﬠ ﬡ ﬢ ﬣ ﬤ ﬥ ﬦ ﬧ ﬨ ﬩ שׁ שׂ שּׁ שּׂ אַ אָ אּ בּ גּ דּ הּ וּ זּ טּ יּ ךּ כּ לּ מּ נּ סּ ףּ פּ צּ קּ רּ שּ תּ וֹ בֿ כֿ פֿ ﭏ</text:span></text:p>
      <text:p text:style-name="P33"/>
      <text:p text:style-name="P28"><text:span text:style-name="T20">FE00..FE0F; Variation Selectors</text:span><text:span text:style-name="T359"><text:line-break/></text:span><text:span text:style-name="T27">󿸀 󿸁 󿸂 󿸃 󿸄 󿸅 󿸆 󿸇 󿸈 󿸉 󿸊 󿸋 󿸌 󿸍 󿸎 󿸏</text:span></text:p>
      <text:p text:style-name="P33"/>
      <text:p text:style-name="P28"><text:span text:style-name="T20">FE10..FE1F; Vertical Forms</text:span><text:span text:style-name="T359"><text:line-break/></text:span><text:span text:style-name="T27">︐ ︑ ︒ ︓ ︔ ︕ ︖ ︗ ︘ ︙</text:span></text:p>
      <text:p text:style-name="P33"/>
      <text:p text:style-name="P28"><text:span text:style-name="T20">FE20..FE2F; Combining Half Marks</text:span><text:span text:style-name="T359"><text:line-break/></text:span><text:span text:style-name="T360">◌</text:span><text:span text:style-name="T27">‌︠ </text:span><text:span text:style-name="T360">◌</text:span><text:span text:style-name="T27">‌︡ </text:span><text:span text:style-name="T360">◌</text:span><text:span text:style-name="T27">‌︢ </text:span><text:span text:style-name="T360">◌</text:span><text:span text:style-name="T27">‌︣ </text:span><text:span text:style-name="T360">◌</text:span><text:span text:style-name="T27">‌︤ </text:span><text:span text:style-name="T360">◌</text:span><text:span text:style-name="T27">‌︥ </text:span><text:span text:style-name="T360">◌</text:span><text:span text:style-name="T27">‌︦ </text:span><text:span text:style-name="T360">◌</text:span><text:span text:style-name="T27">‌︧ </text:span><text:span text:style-name="T360">◌</text:span><text:span text:style-name="T27">‌︨ </text:span><text:span text:style-name="T360">◌</text:span><text:span text:style-name="T27">‌︩ </text:span><text:span text:style-name="T360">◌</text:span><text:span text:style-name="T27">‌︪ </text:span><text:span text:style-name="T360">◌</text:span><text:span text:style-name="T27">‌︫ </text:span><text:span text:style-name="T360">◌</text:span><text:span text:style-name="T27">‌︬ </text:span><text:span text:style-name="T360">◌</text:span><text:span text:style-name="T27">‌︭ </text:span><text:span text:style-name="T360">◌</text:span><text:span text:style-name="T27">‌︮ </text:span><text:span text:style-name="T360">◌</text:span><text:span text:style-name="T27">‌︯</text:span></text:p>
      <text:p text:style-name="P33"/>
      <text:p text:style-name="P28"><text:span text:style-name="T20">FE30..FE4F; CJK Compatibility Forms</text:span><text:span text:style-name="T359"><text:line-break/></text:span><text:span text:style-name="T27">︰ ︱ ︲ ︳ ︴ ︵ ︶ ︷ ︸ ︹ ︺ ︻ ︼ ︽ ︾ ︿ ﹀ ﹁ ﹂ ﹃ ﹄ ﹅ ﹆ ﹇ ﹈ ﹉ ﹊ ﹋ ﹌ ﹍ ﹎ ﹏</text:span></text:p>
      <text:p text:style-name="P33"/>
      <text:p text:style-name="P28"><text:span text:style-name="T20">FE50..FE6F; Small Form Variants</text:span><text:span text:style-name="T359"><text:line-break/></text:span><text:span text:style-name="T27">﹐ ﹑ ﹒ ﹔ ﹕ ﹖ ﹗ ﹘ ﹙ ﹚ ﹛ ﹜ ﹝ ﹞ ﹟ ﹠ ﹡ ﹢ ﹣ ﹤ ﹥ ﹦ ﹨ ﹩ ﹪ ﹫</text:span></text:p>
      <text:p text:style-name="P33"/>
      <text:p text:style-name="P28"><text:span text:style-name="T20">FF00..FFEF; Halfwidth and Fullwidth Forms</text:span><text:span text:style-name="T359"><text:line-break/></text:span><text:span text:style-name="T27">！ ＂ ＃ ＄ ％ ＆ ＇ （ ） ＊ ＋ ， － ． ／ ０ １ ２ ３ ４ ５ ６ ７ ８ ９ ： ； ＜ ＝ ＞ ？ ＠ Ａ Ｂ Ｃ Ｄ Ｅ Ｆ Ｇ Ｈ Ｉ Ｊ Ｋ Ｌ Ｍ Ｎ Ｏ Ｐ Ｑ Ｒ Ｓ Ｔ Ｕ Ｖ Ｗ Ｘ Ｙ Ｚ ［ ＼ ］ ＾ ＿ ｀ ａ ｂ ｃ ｄ ｅ ｆ ｇ ｈ ｉ ｊ ｋ ｌ ｍ ｎ ｏ ｐ ｑ ｒ ｓ ｔ ｕ ｖ ｗ ｘ ｙ ｚ ｛ ｜ ｝ ～ ｟ ｠ ｡ ｢ ｣ ､ ･ ｦ ｧ ｨ ｩ ｪ ｫ ｬ ｭ ｮ ｯ ｰ ｱ ｲ ｳ ｴ ｵ ｶ ｷ ｸ ｹ ｺ ｻ ｼ ｽ ｾ ｿ ﾀ ﾁ ﾂ ﾃ ﾄ ﾅ ﾆ ﾇ ﾈ ﾉ ﾊ ﾋ ﾌ ﾍ ﾎ ﾏ ﾐ ﾑ ﾒ ﾓ ﾔ ﾕ ﾖ ﾗ ﾘ ﾙ ﾚ ﾛ ﾜ ﾝ ﾞ ﾟ ﾠ ﾡ ﾢ ﾣ ﾤ ﾥ ﾦ ﾧ ﾨ ﾩ ﾪ ﾫ ﾬ ﾭ ﾮ ﾯ ﾰ ﾱ ﾲ ﾳ ﾴ ﾵ ﾶ ﾷ ﾸ ﾹ ﾺ ﾻ ﾼ ﾽ ﾾ ￂ ￃ ￄ ￅ ￆ ￇ ￊ ￋ ￌ ￍ ￎ ￏ ￒ ￓ ￔ ￕ ￖ ￗ ￚ ￛ ￜ ￠ ￡ ￢ ￣ ￤ ￥ ￦ ￨ ￩ ￪ ￫ ￬ ￭ ￮</text:span></text:p>
      <text:p text:style-name="P33"/>
      <text:p text:style-name="P28"><text:span text:style-name="T20">FFF0..FFFF; Specials</text:span><text:span text:style-name="T359"><text:line-break/></text:span><text:span text:style-name="T27">󿿹 󿿺 󿿻 ￼ �</text:span></text:p>
      <text:p text:style-name="P33"/>
      <text:p text:style-name="P28"><text:span text:style-name="T20">10100..1013F; Aegean Numbers</text:span><text:span text:style-name="T359"><text:line-break/></text:span><text:span text:style-name="T27">𐄀 𐄁 𐄂 𐄇 𐄈 𐄉 𐄊 𐄋 𐄌 𐄍 𐄎 𐄏 𐄐 𐄑 𐄒 𐄓 𐄔 𐄕 𐄖 𐄗 𐄘 𐄙 𐄚 𐄛 𐄜 𐄝 𐄞 𐄟 𐄠 𐄡 𐄢 𐄣 𐄤 𐄥 𐄦 𐄧 𐄨 𐄩 𐄪 𐄫 𐄬 𐄭 𐄮 𐄯 𐄰 𐄱 𐄲 𐄳 𐄷 𐄸 𐄹 𐄺 𐄻 𐄼 𐄽 𐄾 𐄿</text:span></text:p>
      <text:p text:style-name="P33"/>
      <text:p text:style-name="P28"><text:span text:style-name="T20">10140..1018F; Ancient Greek Numbers</text:span><text:span text:style-name="T359"><text:line-break/></text:span><text:span text:style-name="T27">𐅀 𐅁 𐅂 𐅃 𐅄 𐅅 𐅆 𐅇 𐅈 𐅉 𐅊 𐅋 𐅌 𐅍 𐅎 𐅏 𐅐 𐅑 𐅒 𐅓 𐅔 𐅕 𐅖 𐅗 𐅘 𐅙 𐅚 𐅛 𐅜 𐅝 𐅞 𐅟 𐅠 𐅡 𐅢 𐅣 𐅤 𐅥 𐅦 𐅧 𐅨 𐅩 𐅪 𐅫 𐅬 𐅭 𐅮 𐅯 𐅰 𐅱 𐅲 𐅳 𐅴 𐅵 𐅶 𐅷 𐅸 𐅹 𐅺 𐅻 𐅼 𐅽 𐅾 𐅿 𐆀 𐆁 𐆂 𐆃 𐆄 𐆅 𐆆 𐆇 𐆈 𐆉 𐆊 𐆋 𐆌 𐆍 𐆎</text:span></text:p>
      <text:p text:style-name="P33"/>
      <text:p text:style-name="P28"><text:span text:style-name="T20">10190..101CF; Ancient Symbols</text:span><text:span text:style-name="T359"><text:line-break/></text:span><text:span text:style-name="T27">𐆐 𐆑 𐆒 𐆓 𐆔 𐆕 𐆖 𐆗 𐆘 𐆙 𐆚 𐆛 𐆜 𐆠</text:span></text:p>
      <text:p text:style-name="P33"/>
      <text:p text:style-name="P28"><text:span text:style-name="T20">101D0..101FF; Phaistos Disc</text:span><text:span text:style-name="T359"><text:line-break/></text:span><text:span text:style-name="T27">𐇐 𐇑 𐇒 𐇓 𐇔 𐇕 𐇖 𐇗 𐇘 𐇙 𐇚 𐇛 𐇜 𐇝 𐇞 𐇟 𐇠 𐇡 𐇢 𐇣 𐇤 𐇥 𐇦 𐇧 𐇨 𐇩 𐇪 𐇫 𐇬 𐇭 𐇮 𐇯 𐇰 𐇱 𐇲 𐇳 𐇴 𐇵 𐇶 𐇷 𐇸 𐇹 𐇺 𐇻 𐇼 𐇽</text:span></text:p>
      <text:p text:style-name="P33"/>
      <text:p text:style-name="P28"><text:span text:style-name="T20">102E0..102FF; Coptic Epact Numbers</text:span><text:span text:style-name="T359"><text:line-break/></text:span><text:span text:style-name="T360">◌</text:span><text:span text:style-name="T27">𐋠 𐋡 𐋢 𐋣 𐋤 𐋥 𐋦 𐋧 𐋨 𐋩 𐋪 𐋫 𐋬 𐋭 𐋮 𐋯 𐋰 𐋱 𐋲 𐋳 𐋴 𐋵 𐋶 𐋷 𐋸 𐋹 𐋺 𐋻</text:span></text:p>
      <text:p text:style-name="P33"/>
      <text:p text:style-name="P28"><text:span text:style-name="T20">10330..1034F; Gothic</text:span><text:span text:style-name="T359"><text:line-break/></text:span><text:span text:style-name="T27">𐌰 𐌱 𐌲 𐌳 𐌴 𐌵 𐌶 𐌷 𐌸 𐌹 𐌺 𐌻 𐌼 𐌽 𐌾 𐌿 𐍀 𐍁 𐍂 𐍃 𐍄 𐍅 𐍆 𐍇 𐍈 𐍉 𐍊</text:span></text:p>
      <text:p text:style-name="P33"/>
      <text:p text:style-name="P28"><text:soft-page-break/><text:span text:style-name="T20">10400..1044F; Deseret</text:span><text:span text:style-name="T359"><text:line-break/></text:span><text:span text:style-name="T27">𐐀 𐐁 𐐂 𐐃 𐐄 𐐅 𐐆 𐐇 𐐈 𐐉 𐐊 𐐋 𐐌 𐐍 𐐎 𐐏 𐐐 𐐑 𐐒 𐐓 𐐔 𐐕 𐐖 𐐗 𐐘 𐐙 𐐚 𐐛 𐐜 𐐝 𐐞 𐐟 𐐠 𐐡 𐐢 𐐣 𐐤 𐐥 𐐦 𐐧 𐐨 𐐩 𐐪 𐐫 𐐬 𐐭 𐐮 𐐯 𐐰 𐐱 𐐲 𐐳 𐐴 𐐵 𐐶 𐐷 𐐸 𐐹 𐐺 𐐻 𐐼 𐐽 𐐾 𐐿 𐑀 𐑁 𐑂 𐑃 𐑄 𐑅 𐑆 𐑇 𐑈 𐑉 𐑊 𐑋 𐑌 𐑍 𐑎 𐑏</text:span></text:p>
      <text:p text:style-name="P33"/>
      <text:p text:style-name="P28"><text:span text:style-name="T20">13430..1343F; Egyptian Hieroglyph Format Controls</text:span><text:span text:style-name="T359"><text:line-break/></text:span><text:span text:style-name="T27">󳐰 󳐱 󳐲 󳐳 󳐴 󳐵 󳐶 󳐷 󳐸</text:span></text:p>
      <text:p text:style-name="P33"/>
      <text:p text:style-name="P28"><text:span text:style-name="T20">1D000..1D0FF; Byzantine Musical Symbols</text:span><text:span text:style-name="T359"><text:line-break/></text:span><text:span text:style-name="T27">𝀀 𝀁 𝀂 𝀃 𝀄 𝀅 𝀆 𝀇 𝀈 𝀉 𝀊 𝀋 𝀌 𝀍 𝀎 𝀏 𝀐 𝀑 𝀒 𝀓 𝀔 𝀕 𝀖 𝀗 𝀘 𝀙 𝀚 𝀛 𝀜 𝀝 𝀞 𝀟 𝀠 𝀡 𝀢 𝀣 𝀤 𝀥 𝀦 𝀧 𝀨 𝀩 𝀪 𝀫 𝀬 𝀭 𝀮 𝀯 𝀰 𝀱 𝀲 𝀳 𝀴 𝀵 𝀶 𝀷 𝀸 𝀹 𝀺 𝀻 𝀼 𝀽 𝀾 𝀿 𝁀 𝁁 𝁂 𝁃 𝁄 𝁅 𝁆 𝁇 𝁈 𝁉 𝁊 𝁋 𝁌 𝁍 𝁎 𝁏 𝁐 𝁑 𝁒 𝁓 𝁔 𝁕 𝁖 𝁗 𝁘 𝁙 𝁚 𝁛 𝁜 𝁝 𝁞 𝁟 𝁠 𝁡 𝁢 𝁣 𝁤 𝁥 𝁦 𝁧 𝁨 𝁩 𝁪 𝁫 𝁬 𝁭 𝁮 𝁯 𝁰 𝁱 𝁲 𝁳 𝁴 𝁵 𝁶 𝁷 𝁸 𝁹 𝁺 𝁻 𝁼 𝁽 𝁾 𝁿 𝂀 𝂁 𝂂 𝂃 𝂄 𝂅 𝂆 𝂇 𝂈 𝂉 𝂊 𝂋 𝂌 𝂍 𝂎 𝂏 𝂐 𝂑 𝂒 𝂓 𝂔 𝂕 𝂖 𝂗 𝂘 𝂙 𝂚 𝂛 𝂜 𝂝 𝂞 𝂟 𝂠 𝂡 𝂢 𝂣 𝂤 𝂥 𝂦 𝂧 𝂨 𝂩 𝂪 𝂫 𝂬 𝂭 𝂮 𝂯 𝂰 𝂱 𝂲 𝂳 𝂴 𝂵 𝂶 𝂷 𝂸 𝂹 𝂺 𝂻 𝂼 𝂽 𝂾 𝂿 𝃀 𝃁 𝃂 𝃃 𝃄 𝃅 𝃆 𝃇 𝃈 𝃉 𝃊 𝃋 𝃌 𝃍 𝃎 𝃏 𝃐 𝃑 𝃒 𝃓 𝃔 𝃕 𝃖 𝃗 𝃘 𝃙 𝃚 𝃛 𝃜 𝃝 𝃞 𝃟 𝃠 𝃡 𝃢 𝃣 𝃤 𝃥 𝃦 𝃧 𝃨 𝃩 𝃪 𝃫 𝃬 𝃭 𝃮 𝃯 𝃰 𝃱 𝃲 𝃳 𝃴 𝃵</text:span></text:p>
      <text:p text:style-name="P33"/>
      <text:p text:style-name="P28"><text:span text:style-name="T20">1D100..1D1FF; Musical Symbols</text:span><text:span text:style-name="T359"><text:line-break/></text:span><text:span text:style-name="T27">𝄀 𝄁 𝄂 𝄃 𝄄 𝄅 𝄆   𝄇 𝄈 𝄉 𝄊 𝄋 𝄌 𝄍 𝄎 𝄏 𝄐 𝄑 𝄒 𝄓 𝄔 𝄕 </text:span><text:span text:style-name="T237">𝄖 𝄗 𝄘 𝄙 𝄚 𝄛 𝄜</text:span><text:span text:style-name="T27"> 𝄝 </text:span><text:span text:style-name="T360">𝄚</text:span><text:span text:style-name="T27">𝄞 </text:span><text:span text:style-name="T360">𝄚</text:span><text:span text:style-name="T27">𝄟 </text:span><text:span text:style-name="T360">𝄚</text:span><text:span text:style-name="T27">𝄠 </text:span><text:span text:style-name="T360">𝄚</text:span><text:span text:style-name="T27">𝄡 </text:span><text:span text:style-name="T360">𝄚</text:span><text:span text:style-name="T27">𝄢 </text:span><text:span text:style-name="T360">𝄚</text:span><text:span text:style-name="T27">𝄣 </text:span><text:span text:style-name="T360">𝄚</text:span><text:span text:style-name="T27">𝄤 </text:span><text:span text:style-name="T360">𝄚</text:span><text:span text:style-name="T27">𝄥 </text:span><text:span text:style-name="T360">𝄚</text:span><text:span text:style-name="T27">𝄦 𝄩 𝄪 𝄫 𝄬 𝄭 𝄮 𝄯 𝄰 𝄱 𝄲 𝄳 𝄴 𝄵 𝄶 𝄷 𝄸 𝄹 𝄺 𝄻 𝄼 𝄽 𝄾 𝄿 𝅀 𝅁 𝅂 𝅃 𝅄 𝅅 𝅆 𝅇 𝅈 𝅉 𝅊 𝅋 𝅌 𝅍 𝅎 𝅏 𝅐 𝅑 𝅒 𝅓 𝅔 𝅕 𝅖 𝅗</text:span><text:span text:style-name="T237"> 𝅘 </text:span><text:span text:style-name="T27">󽅙 𝅚 𝅛 𝅜 𝅝 𝅗𝅥</text:span><text:span text:style-name="T237"> 𝅘𝅥 </text:span><text:span text:style-name="T27">𝅘𝅥𝅮 𝅘𝅥𝅯 𝅘𝅥𝅰 𝅘𝅥𝅱 𝅘𝅥𝅲 </text:span><text:span text:style-name="T360">𝅘</text:span><text:span text:style-name="T27">𝅥 </text:span><text:span text:style-name="T360">𝅘</text:span><text:span text:style-name="T27">𝅦 </text:span><text:span text:style-name="T360">𝅘𝅥</text:span><text:span text:style-name="T27">𝅧 </text:span><text:span text:style-name="T360">𝅘𝅥</text:span><text:span text:style-name="T27">𝅨 </text:span><text:span text:style-name="T360">𝅘𝅥</text:span><text:span text:style-name="T27">𝅩 𝅪 𝅫 𝅬 𝅭 </text:span><text:span text:style-name="T360">𝅘</text:span><text:span text:style-name="T27">𝅮 </text:span><text:span text:style-name="T360">𝅘</text:span><text:span text:style-name="T27">𝅯 </text:span><text:span text:style-name="T360">𝅘</text:span><text:span text:style-name="T27">𝅰 </text:span><text:span text:style-name="T360">𝅘</text:span><text:span text:style-name="T27">𝅱 </text:span><text:span text:style-name="T360">𝅘</text:span><text:span text:style-name="T27">𝅲 󽅳 󽅴 󽅵 󽅶 󽅷 󽅸 󽅹 󽅺 </text:span><text:span text:style-name="T360">𝅘𝅥</text:span><text:span text:style-name="T27">𝅻 </text:span><text:span text:style-name="T360">𝅘𝅥</text:span><text:span text:style-name="T27">𝅼 </text:span><text:span text:style-name="T360">𝅘𝅥</text:span><text:span text:style-name="T27">𝅽 </text:span><text:span text:style-name="T360">𝅘𝅥</text:span><text:span text:style-name="T27">𝅾 </text:span><text:span text:style-name="T360">𝅘𝅥</text:span><text:span text:style-name="T27">𝅿 </text:span><text:span text:style-name="T360">𝅘𝅥</text:span><text:span text:style-name="T27">𝆀 </text:span><text:span text:style-name="T360">𝅘𝅥</text:span><text:span text:style-name="T27">𝆁 </text:span><text:span text:style-name="T360">𝅘𝅥</text:span><text:span text:style-name="T27">𝆂 𝆃 𝆄 </text:span><text:span text:style-name="T360">𝅘</text:span><text:span text:style-name="T27">𝆅 </text:span><text:span text:style-name="T360">𝅘</text:span><text:span text:style-name="T27">𝆆 </text:span><text:span text:style-name="T360">𝅘</text:span><text:span text:style-name="T27">𝆇 </text:span><text:span text:style-name="T360">𝅘</text:span><text:span text:style-name="T27">𝆈 </text:span><text:span text:style-name="T360">𝅘</text:span><text:span text:style-name="T27">𝆉 </text:span><text:span text:style-name="T360">𝅘𝅥</text:span><text:span text:style-name="T27">𝆊 </text:span><text:span text:style-name="T360">𝅘𝅥</text:span><text:span text:style-name="T27">𝆋 𝆌 𝆍 𝆎 𝆏 𝆐 𝆑 𝆒 𝆓 𝆔 𝆕 𝆖 𝆗 𝆘 𝆙 𝆚 𝆛 𝆜 𝆝 𝆞 𝆟 𝆠 𝆡 𝆢 𝆣 𝆤 𝆥 𝆦 𝆧 𝆨 𝆩 </text:span><text:span text:style-name="T360">𝅘</text:span><text:span text:style-name="T27">𝆪 </text:span><text:span text:style-name="T360">𝅘</text:span><text:span text:style-name="T27">𝆫 </text:span><text:span text:style-name="T360">𝅘</text:span><text:span text:style-name="T27">𝆬 </text:span><text:span text:style-name="T360">𝅘</text:span><text:span text:style-name="T27">𝆭 𝆮 𝆯 𝆰 𝆱 𝆲 𝆳 𝆴 𝆵 𝆶 𝆷 𝆸 𝆹 𝆺 𝆹𝅥 𝆺𝅥 𝆹𝅥𝅮 𝆺𝅥𝅮 𝆹𝅥𝅯 𝆺𝅥𝅯 𝇁 𝇂 𝇃 𝇄 𝇅 𝇆 𝇇 𝇈 𝇉 𝇊 𝇋 𝇌 𝇍 𝇎 𝇏 𝇐 𝇑 𝇒 𝇓 𝇔 𝇕 𝇖 𝇗 𝇘 𝇙 𝇚 𝇛 𝇜 𝇝 𝇞 𝇟 𝇠 𝇡 𝇢 𝇣 𝇤 𝇥 𝇦 𝇧 𝇨</text:span></text:p>
      <text:p text:style-name="P33"/>
      <text:p text:style-name="P28"><text:span text:style-name="T20">1D200..1D24F; Ancient Greek Musical Notation</text:span><text:span text:style-name="T359"><text:line-break/></text:span><text:span text:style-name="T27">𝈀 𝈁 𝈂 𝈃 𝈄 𝈅 𝈆 𝈇 𝈈 𝈉 𝈊 𝈋 𝈌 𝈍 𝈎 𝈏 𝈐 𝈑 𝈒 𝈓 𝈔 𝈕 𝈖 𝈗 𝈘 𝈙 𝈚 𝈛 𝈜 𝈝 𝈞 𝈟 𝈠 𝈡 𝈢 𝈣 𝈤 𝈥 𝈦 𝈧 𝈨 𝈩 𝈪 𝈫 𝈬 𝈭 𝈮 𝈯 𝈰 𝈱 𝈲 𝈳 𝈴 𝈵 𝈶 𝈷 𝈸 𝈹 𝈺 𝈻 𝈼 𝈽 𝈾 𝈿 𝉀 𝉁 </text:span><text:span text:style-name="T360">◌</text:span><text:span text:style-name="T27">𝉂 </text:span><text:span text:style-name="T360">◌</text:span><text:span text:style-name="T27">𝉃 </text:span><text:span text:style-name="T360">◌</text:span><text:span text:style-name="T27">𝉄 𝉅</text:span></text:p>
      <text:p text:style-name="P33"/>
      <text:p text:style-name="P28"><text:span text:style-name="T20">1D2E0..1D2FF; Mayan Numerals</text:span><text:span text:style-name="T359"><text:line-break/></text:span><text:span text:style-name="T27">𝋠 𝋡 𝋢 𝋣 𝋤 𝋥 𝋦 𝋧 𝋨 𝋩 𝋪 𝋫 𝋬 𝋭 𝋮 𝋯 𝋰 𝋱 𝋲 𝋳</text:span></text:p>
      <text:p text:style-name="P33"/>
      <text:p text:style-name="P28"><text:span text:style-name="T20">1D300..1D35F; Tai Xuan Jing Symbols</text:span><text:span text:style-name="T359"><text:line-break/></text:span><text:span text:style-name="T27">𝌀 𝌁 𝌂 𝌃 𝌄 𝌅 𝌆 𝌇 𝌈 𝌉 𝌊 𝌋 𝌌 𝌍 𝌎 𝌏 𝌐 𝌑 𝌒 𝌓 𝌔 𝌕 𝌖 𝌗 𝌘 𝌙 𝌚 𝌛 𝌜 𝌝 𝌞 𝌟 𝌠 𝌡 𝌢 𝌣 𝌤 𝌥 𝌦 𝌧 𝌨 𝌩 𝌪 𝌫 𝌬 𝌭 𝌮 𝌯 𝌰 𝌱 𝌲 𝌳 𝌴 𝌵 𝌶 𝌷 𝌸 𝌹 𝌺 𝌻 𝌼 𝌽 𝌾 𝌿 𝍀 𝍁 𝍂 𝍃 𝍄 𝍅 𝍆 𝍇 𝍈 𝍉 𝍊 𝍋 𝍌 𝍍 𝍎 𝍏 𝍐 𝍑 𝍒 𝍓 𝍔 𝍕 𝍖</text:span></text:p>
      <text:p text:style-name="P33"/>
      <text:p text:style-name="P28"><text:span text:style-name="T20">1D360..1D37F; Counting Rod Numerals</text:span><text:span text:style-name="T359"><text:line-break/></text:span><text:span text:style-name="T27">𝍠 𝍡 𝍢 𝍣 𝍤 𝍥 𝍦 𝍧 𝍨 𝍩 𝍪 𝍫 𝍬 𝍭 𝍮 𝍯 𝍰 𝍱 𝍲 𝍳 𝍴 𝍵 𝍶 𝍷 𝍸</text:span></text:p>
      <text:p text:style-name="P33"/>
      <text:p text:style-name="P28"><text:span text:style-name="T20">1D400..1D7FF; Mathematical Alphanumeric Symbols</text:span><text:span text:style-name="T359"><text:line-break/></text:span><text:span text:style-name="T27">𝐀 𝐁 𝐂 𝐃 𝐄 𝐅 𝐆 𝐇 𝐈 𝐉 𝐊 𝐋 𝐌 𝐍 𝐎 𝐏 𝐐 𝐑 𝐒 𝐓 𝐔 𝐕 𝐖 𝐗 𝐘 𝐙 𝐚 𝐛 𝐜 𝐝 𝐞 𝐟 𝐠 𝐡 𝐢 𝐣 𝐤 𝐥 𝐦 𝐧 𝐨 𝐩 𝐪 𝐫 𝐬 𝐭 𝐮 𝐯 𝐰 𝐱 𝐲 𝐳 𝐴 𝐵 𝐶 𝐷 𝐸 𝐹 𝐺 𝐻 𝐼 𝐽 𝐾 𝐿 𝑀 𝑁 𝑂 𝑃 𝑄 𝑅 𝑆 𝑇 𝑈 𝑉 𝑊 𝑋 𝑌 𝑍 𝑎 𝑏 𝑐 𝑑 𝑒 𝑓 𝑔 𝑖 𝑗 𝑘 𝑙 𝑚 𝑛 𝑜 𝑝 𝑞 𝑟 𝑠 𝑡 𝑢 𝑣 𝑤 𝑥 𝑦 𝑧 𝑨 𝑩 𝑪 𝑫 𝑬 𝑭 𝑮 𝑯 𝑰 𝑱 𝑲 𝑳 𝑴 𝑵 𝑶 𝑷 𝑸 𝑹 𝑺 𝑻 𝑼 𝑽 𝑾 𝑿 𝒀 𝒁 𝒂 𝒃 𝒄 𝒅 𝒆 𝒇 𝒈 𝒉 𝒊 𝒋 𝒌 𝒍 𝒎 𝒏 𝒐 𝒑 𝒒 𝒓 𝒔 𝒕 𝒖 𝒗 𝒘 𝒙 𝒚 𝒛 𝒜 𝒞 𝒟 𝒢 𝒥 𝒦 𝒩 𝒪 𝒫 𝒬 𝒮 𝒯 𝒰 𝒱 𝒲 𝒳 𝒴 𝒵 𝒶 𝒷 𝒸 𝒹 𝒻 𝒽 𝒾 𝒿 𝓀 𝓁 𝓂 𝓃 𝓅 𝓆 𝓇 𝓈 𝓉 𝓊 𝓋 𝓌 𝓍 𝓎 𝓏 𝓐 𝓑 𝓒 𝓓 𝓔 𝓕 𝓖 𝓗 𝓘 𝓙 𝓚 𝓛 𝓜 𝓝 𝓞 𝓟 𝓠 𝓡 𝓢 𝓣 𝓤 𝓥 𝓦 𝓧 𝓨 𝓩 𝓪 𝓫 𝓬 𝓭 𝓮 𝓯 𝓰 𝓱 𝓲 𝓳 𝓴 𝓵 𝓶 𝓷 𝓸 𝓹 𝓺 𝓻 𝓼 𝓽 𝓾 𝓿 𝔀 𝔁 𝔂 𝔃 𝔄 𝔅 𝔇 𝔈 𝔉 𝔊 𝔍 𝔎 𝔏 𝔐 𝔑 𝔒 𝔓 𝔔 𝔖 𝔗 𝔘 𝔙 𝔚 𝔛 𝔜 𝔞 𝔟 𝔠 𝔡 𝔢 𝔣 𝔤 𝔥 𝔦 𝔧 𝔨 𝔩 𝔪 𝔫 𝔬 𝔭 𝔮 𝔯 𝔰 𝔱 𝔲 𝔳 𝔴 𝔵 𝔶 𝔷 𝔸 𝔹 𝔻 𝔼 𝔽 𝔾 𝕀 𝕁 𝕂 𝕃 𝕄 𝕆 𝕊 𝕋 𝕌 𝕍 𝕎 𝕏 𝕐 𝕒 𝕓 𝕔 𝕕 𝕖 𝕗 𝕘 𝕙 𝕚 𝕛 𝕜 𝕝 𝕞 𝕟 𝕠 𝕡 𝕢 𝕣 𝕤 𝕥 𝕦 𝕧 𝕨 𝕩 𝕪 𝕫 𝕬 𝕭 𝕮 𝕯 𝕰 𝕱 𝕲 𝕳 𝕴 𝕵 𝕶 𝕷 𝕸 𝕹 𝕺 𝕻 𝕼 𝕽 𝕾 𝕿 𝖀 𝖁 𝖂 𝖃 𝖄 𝖅 𝖆 𝖇 𝖈 𝖉 𝖊 𝖋 𝖌 𝖍 𝖎 𝖏 𝖐 𝖑 𝖒 𝖓 𝖔 𝖕 𝖖 𝖗 𝖘 𝖙 𝖚 𝖛 𝖜 𝖝 𝖞 𝖟 𝖠 𝖡 𝖢 𝖣 𝖤 𝖥 𝖦 𝖧 𝖨 𝖩 𝖪 𝖫 𝖬 𝖭 𝖮 𝖯 𝖰 𝖱 𝖲 𝖳 𝖴 𝖵 𝖶 𝖷 𝖸 𝖹 𝖺 𝖻 𝖼 𝖽 𝖾 𝖿 𝗀 𝗁 𝗂 𝗃 𝗄 𝗅 𝗆 𝗇 𝗈 𝗉 𝗊 𝗋 𝗌 𝗍 𝗎 𝗏 𝗐 𝗑 𝗒 𝗓 𝗔 𝗕 𝗖 𝗗 𝗘 𝗙 𝗚 𝗛 𝗜 𝗝 𝗞 𝗟 𝗠 𝗡 𝗢 𝗣 𝗤 𝗥 𝗦 𝗧 𝗨 𝗩 𝗪 𝗫 𝗬 𝗭 𝗮 𝗯 𝗰 𝗱 𝗲 𝗳 𝗴 𝗵 𝗶 𝗷 𝗸 𝗹 𝗺 𝗻 𝗼 𝗽 𝗾 𝗿 𝘀 𝘁 𝘂 𝘃 𝘄 𝘅 𝘆 𝘇 𝘈 𝘉 𝘊 𝘋 </text:span><text:soft-page-break/><text:span text:style-name="T27">𝘌 𝘍 𝘎 𝘏 𝘐 𝘑 𝘒 𝘓 𝘔 𝘕 𝘖 𝘗 𝘘 𝘙 𝘚 𝘛 𝘜 𝘝 𝘞 𝘟 𝘠 𝘡 𝘢 𝘣 𝘤 𝘥 𝘦 𝘧 𝘨 𝘩 𝘪 𝘫 𝘬 𝘭 𝘮 𝘯 𝘰 𝘱 𝘲 𝘳 𝘴 𝘵 𝘶 𝘷 𝘸 𝘹 𝘺 𝘻 𝘼 𝘽 𝘾 𝘿 𝙀 𝙁 𝙂 𝙃 𝙄 𝙅 𝙆 𝙇 𝙈 𝙉 𝙊 𝙋 𝙌 𝙍 𝙎 𝙏 𝙐 𝙑 𝙒 𝙓 𝙔 𝙕 𝙖 𝙗 𝙘 𝙙 𝙚 𝙛 𝙜 𝙝 𝙞 𝙟 𝙠 𝙡 𝙢 𝙣 𝙤 𝙥 𝙦 𝙧 𝙨 𝙩 𝙪 𝙫 𝙬 𝙭 𝙮 𝙯 𝙰 𝙱 𝙲 𝙳 𝙴 𝙵 𝙶 𝙷 𝙸 𝙹 𝙺 𝙻 𝙼 𝙽 𝙾 𝙿 𝚀 𝚁 𝚂 𝚃 𝚄 𝚅 𝚆 𝚇 𝚈 𝚉 𝚊 𝚋 𝚌 𝚍 𝚎 𝚏 𝚐 𝚑 𝚒 𝚓 𝚔 𝚕 𝚖 𝚗 𝚘 𝚙 𝚚 𝚛 𝚜 𝚝 𝚞 𝚟 𝚠 𝚡 𝚢 𝚣 𝚤 𝚥 𝚨 𝚩 𝚪 𝚫 𝚬 𝚭 𝚮 𝚯 𝚰 𝚱 𝚲 𝚳 𝚴 𝚵 𝚶 𝚷 𝚸 𝚹 𝚺 𝚻 𝚼 𝚽 𝚾 𝚿 𝛀 𝛁 𝛂 𝛃 𝛄 𝛅 𝛆 𝛇 𝛈 𝛉 𝛊 𝛋 𝛌 𝛍 𝛎 𝛏 𝛐 𝛑 𝛒 𝛓 𝛔 𝛕 𝛖 𝛗 𝛘 𝛙 𝛚 𝛛 𝛜 𝛝 𝛞 𝛟 𝛠 𝛡 𝛢 𝛣 𝛤 𝛥 𝛦 𝛧 𝛨 𝛩 𝛪 𝛫 𝛬 𝛭 𝛮 𝛯 𝛰 𝛱 𝛲 𝛳 𝛴 𝛵 𝛶 𝛷 𝛸 𝛹 𝛺 𝛻 𝛼 𝛽 𝛾 𝛿 𝜀 𝜁 𝜂 𝜃 𝜄 𝜅 𝜆 𝜇 𝜈 𝜉 𝜊 𝜋 𝜌 𝜍 𝜎 𝜏 𝜐 𝜑 𝜒 𝜓 𝜔 𝜕 𝜖 𝜗 𝜘 𝜙 𝜚 𝜛 𝜜 𝜝 𝜞 𝜟 𝜠 𝜡 𝜢 𝜣 𝜤 𝜥 𝜦 𝜧 𝜨 𝜩 𝜪 𝜫 𝜬 𝜭 𝜮 𝜯 𝜰 𝜱 𝜲 𝜳 𝜴 𝜵 𝜶 𝜷 𝜸 𝜹 𝜺 𝜻 𝜼 𝜽 𝜾 𝜿 𝝀 𝝁 𝝂 𝝃 𝝄 𝝅 𝝆 𝝇 𝝈 𝝉 𝝊 𝝋 𝝌 𝝍 𝝎 𝝏 𝝐 𝝑 𝝒 𝝓 𝝔 𝝕 𝝖 𝝗 𝝘 𝝙 𝝚 𝝛 𝝜 𝝝 𝝞 𝝟 𝝠 𝝡 𝝢 𝝣 𝝤 𝝥 𝝦 𝝧 𝝨 𝝩 𝝪 𝝫 𝝬 𝝭 𝝮 𝝯 𝝰 𝝱 𝝲 𝝳 𝝴 𝝵 𝝶 𝝷 𝝸 𝝹 𝝺 𝝻 𝝼 𝝽 𝝾 𝝿 𝞀 𝞁 𝞂 𝞃 𝞄 𝞅 𝞆 𝞇 𝞈 𝞉 𝞊 𝞋 𝞌 𝞍 𝞎 𝞏 𝞐 𝞑 𝞒 𝞓 𝞔 𝞕 𝞖 𝞗 𝞘 𝞙 𝞚 𝞛 𝞜 𝞝 𝞞 𝞟 𝞠 𝞡 𝞢 𝞣 𝞤 𝞥 𝞦 𝞧 𝞨 𝞩 𝞪 𝞫 𝞬 𝞭 𝞮 𝞯 𝞰 𝞱 𝞲 𝞳 𝞴 𝞵 𝞶 𝞷 𝞸 𝞹 𝞺 𝞻 𝞼 𝞽 𝞾 𝞿 𝟀 𝟁 𝟂 𝟃 𝟄 𝟅 𝟆 𝟇 𝟈 𝟉 𝟊 𝟋 𝟎 𝟏 𝟐 𝟑 𝟒 𝟓 𝟔 𝟕 𝟖 𝟗 𝟘 𝟙 𝟚 𝟛 𝟜 𝟝 𝟞 𝟟 𝟠 𝟡 𝟢 𝟣 𝟤 𝟥 𝟦 𝟧 𝟨 𝟩 𝟪 𝟫 𝟬 𝟭 𝟮 𝟯 𝟰 𝟱 𝟲 𝟳 𝟴 𝟵 𝟶 𝟷 𝟸 𝟹 𝟺 𝟻 𝟼 𝟽 𝟾 𝟿</text:span></text:p>
      <text:p text:style-name="P33"/>
      <text:p text:style-name="P28"><text:span text:style-name="T20">1F000..1F02F; Mahjong Tiles</text:span><text:span text:style-name="T359"><text:line-break/></text:span><text:span text:style-name="T27">🀀 🀁 🀂 🀃 🀄 🀅 🀆 🀇 🀈 🀉 🀊 🀋 🀌 🀍 🀎 🀏 🀐 🀑 🀒 🀓 🀔 🀕 🀖 🀗 🀘 🀙 🀚 🀛 🀜 🀝 🀞 🀟 🀠 🀡 🀢 🀣 🀤 🀥 🀦 🀧 🀨 🀩 🀪 🀫</text:span></text:p>
      <text:p text:style-name="P33"/>
      <text:p text:style-name="P28"><text:span text:style-name="T20">1F030..1F09F; Domino Tiles</text:span><text:span text:style-name="T359"><text:line-break/></text:span><text:span text:style-name="T27">🀰 🀱 🀲 🀳 🀴 🀵 🀶 🀷 🀸 🀹 🀺 🀻 🀼 🀽 🀾 🀿 🁀 🁁 🁂 🁃 🁄 🁅 🁆 🁇 🁈 🁉 🁊 🁋 🁌 🁍 🁎 🁏 🁐 🁑 🁒 🁓 🁔 🁕 🁖 🁗 🁘 🁙 🁚 🁛 🁜 🁝 🁞 🁟 🁠 🁡 🁢 🁣 🁤 🁥 🁦 🁧 🁨 🁩 🁪 🁫 🁬 🁭 🁮 🁯 🁰 🁱 🁲 🁳 🁴 🁵 🁶 🁷 🁸 🁹 🁺 🁻 🁼 🁽 🁾 🁿 🂀 🂁 🂂 🂃 🂄 🂅 🂆 🂇 🂈 🂉 🂊 🂋 🂌 🂍 🂎 🂏 🂐 🂑 🂒 🂓</text:span></text:p>
      <text:p text:style-name="P33"/>
      <text:p text:style-name="P28"><text:span text:style-name="T20">1F0A0..1F0FF; Playing Cards</text:span><text:span text:style-name="T359"><text:line-break/></text:span><text:span text:style-name="T27">🂠 🂡 🂢 🂣 🂤 🂥 🂦 🂧 🂨 🂩 🂪 🂫 🂬 🂭 🂮 🂱 🂲 🂳 🂴 🂵 🂶 🂷 🂸 🂹 🂺 🂻 🂼 🂽 🂾 🂿 🃁 🃂 🃃 🃄 🃅 🃆 🃇 🃈 🃉 🃊 🃋 🃌 🃍 🃎 🃏 🃑 🃒 🃓 🃔 🃕 🃖 🃗 🃘 🃙 🃚 🃛 🃜 🃝 🃞 🃟 🃠 🃡 🃢 🃣 🃤 🃥 🃦 🃧 🃨 🃩 🃪 🃫 🃬 🃭 🃮 🃯 🃰 🃱 🃲 🃳 🃴 🃵</text:span></text:p>
      <text:p text:style-name="P33"/>
      <text:p text:style-name="P28"><text:span text:style-name="T20">1F100..1F1FF; Enclosed Alphanumeric Supplement</text:span><text:span text:style-name="T359"><text:line-break/></text:span><text:span text:style-name="T27">🄀 🄁 🄂 🄃 🄄 🄅 🄆 🄇 🄈 🄉 🄊 🄋 🄌 🄍 🄎 🄏 🄐 🄑 🄒 🄓 🄔 🄕 🄖 🄗 🄘 🄙 🄚 🄛 🄜 🄝 🄞 🄟 🄠 🄡 🄢 🄣 🄤 🄥 🄦 🄧 🄨 🄩 🄪 🄫 🄬 🄭 🄮 🄯 🄰 🄱 🄲 🄳 🄴 🄵 🄶 🄷 🄸 🄹 🄺 🄻 🄼 🄽 🄾 🄿 🅀 🅁 🅂 🅃 🅄 🅅 🅆 🅇 🅈 🅉 🅊 🅋 🅌 🅍 🅎 🅏 🅐 🅑 🅒 🅓 🅔 🅕 🅖 🅗 🅘 🅙 🅚 🅛 🅜 🅝 🅞 🅟 🅠 🅡 🅢 🅣 🅤 🅥 🅦 🅧 🅨 🅩 🅪 🅫 🅬 🅭 🅮 🅯 🅰 🅱 🅲 🅳 🅴 🅵 🅶 🅷 🅸 🅹 🅺 🅻 🅼 🅽 🅾 🅿 🆀 🆁 🆂 🆃 🆄 🆅 🆆 🆇 🆈 🆉 🆊 🆋 🆌 🆍 🆎 🆏 🆐 🆑 🆒 🆓 🆔 🆕 🆖 🆗 🆘 🆙 🆚 🆛 🆜 🆝 🆞 🆟 🆠 🆡 🆢 🆣 🆤 🆥 🆦 🆧 🆨 🆩 🆪 🆫 🆬 🆭 🇦 🇧 🇨 🇩 🇪 🇫 🇬 🇭 🇮 🇯 🇰 🇱 🇲 🇳 🇴 🇵 🇶 🇷 🇸 🇹 🇺 🇻 🇼 🇽 🇾 🇿</text:span></text:p>
      <text:p text:style-name="P33"/>
      <text:p text:style-name="P28"><text:span text:style-name="T20">1F200..1F2FF; Enclosed Ideographic Supplement</text:span><text:span text:style-name="T359"><text:line-break/></text:span><text:span text:style-name="T27">🈀 🈁 🈂 🈐 🈑 🈒 🈓 🈔 🈕 🈖 🈗 🈘 🈙 🈚 🈛 🈜 🈝 🈞 🈟 🈠 🈡 🈢 🈣 🈤 🈥 🈦 🈧 🈨 🈩 🈪 🈫 🈬 🈭 🈮 🈯 🈰 🈱 🈲 🈳 🈴 🈵 🈶 🈷 🈸 🈹 🈺 🈻 🉀 🉁 🉂 🉃 🉄 🉅 🉆 🉇 🉈 🉐 🉑 🉠 🉡 🉢 🉣 🉤 🉥</text:span></text:p>
      <text:p text:style-name="P33"/>
      <text:p text:style-name="P28"><text:span text:style-name="T20">1F300..1F5FF; Miscellaneous Symbols and Pictographs</text:span><text:span text:style-name="T359"><text:line-break/></text:span><text:span text:style-name="T27">🌀 🌁 🌂 🌃 🌄 🌅 🌆 🌇 🌈 🌉 🌊 🌋 🌌 🌍 🌎 🌏 🌐 🌑 🌒 🌓 🌔 🌕 🌖 🌗 🌘 🌙 🌚 🌛 🌜 🌝 🌞 🌟 🌠 🌡 🌢 🌣 🌤 🌥 🌦 🌧 🌨 🌩 🌪 🌫 🌬 🌭 🌮 🌯 🌰 🌱 🌲 🌳 🌴 🌵 🌶 🌷 🌸 🌹 🌺 🌻 🌼 🌽 🌾 🌿 🍀 🍁 🍂 🍃 🍄 🍅 🍆 🍇 🍈 🍉 🍊 🍋 🍌 🍍 🍎 🍏 🍐 🍑 🍒 🍓 🍔 🍕 🍖 🍗 🍘 🍙 🍚 🍛 🍜 🍝 🍞 🍟 🍠 🍡 🍢 🍣 🍤 🍥 🍦 🍧 🍨 🍩 🍪 🍫 🍬 🍭 🍮 🍯 🍰 🍱 🍲 🍳 🍴 🍵 🍶 🍷 🍸 🍹 🍺 🍻 🍼 🍽 🍾 🍿 🎀 🎁 🎂 🎃 🎄 🎅 🎆 🎇 🎈 🎉 🎊 🎋 🎌 🎍 🎎 🎏 🎐 🎑 🎒 🎓 🎔 🎕 🎖 🎗 🎘 🎙 🎚 🎛 🎜 🎝 🎞 🎟 🎠 🎡 🎢 🎣 🎤 🎥 🎦 🎧 🎨 🎩 🎪 🎫 </text:span><text:soft-page-break/><text:span text:style-name="T27">🎬 🎭 🎮 🎯 🎰 🎱 🎲 🎳 🎴 🎵 🎶 🎷 🎸 🎹 🎺 🎻 🎼 🎽 🎾 🎿 🏀 🏁 🏂 🏃 🏄 🏅 🏆 🏇 🏈 🏉 🏊 🏋 🏌 🏍 🏎 🏏 🏐 🏑 🏒 🏓 🏔 🏕 🏖 🏗 🏘 🏙 🏚 🏛 🏜 🏝 🏞 🏟 🏠 🏡 🏢 🏣 🏤 🏥 🏦 🏧 🏨 🏩 🏪 🏫 🏬 🏭 🏮 🏯 🏰 🏱 🏲 🏳 🏴 🏵 🏶 🏷 🏸 🏹 🏺 🏻 🏼 🏽 🏾 🏿 🐀 🐁 🐂 🐃 🐄 🐅 🐆 🐇 🐈 🐉 🐊 🐋 🐌 🐍 🐎 🐏 🐐 🐑 🐒 🐓 🐔 🐕 🐖 🐗 🐘 🐙 🐚 🐛 🐜 🐝 🐞 🐟 🐠 🐡 🐢 🐣 🐤 🐥 🐦 🐧 🐨 🐩 🐪 🐫 🐬 🐭 🐮 🐯 🐰 🐱 🐲 🐳 🐴 🐵 🐶 🐷 🐸 🐹 🐺 🐻 🐼 🐽 🐾 🐿 👀 👁 👂 👃 👄 👅 👆 👇 👈 👉 👊 👋 👌 👍 👎 👏 👐 👑 👒 👓 👔 👕 👖 👗 👘 👙 👚 👛 👜 👝 👞 👟 👠 👡 👢 👣 👤 👥 👦 👧 👨 👩 👪 👫 👬 👭 👮 👯 👰 👱 👲 👳 👴 👵 👶 👷 👸 👹 👺 👻 👼 👽 👾 👿 💀 💁 💂 💃 💄 💅 💆 💇 💈 💉 💊 💋 💌 💍 💎 💏 💐 💑 💒 💓 💔 💕 💖 💗 💘 💙 💚 💛 💜 💝 💞 💟 💠 💡 💢 💣 💤 💥 💦 💧 💨 💩 💪 💫 💬 💭 💮 💯 💰 💱 💲 💳 💴 💵 💶 💷 💸 💹 💺 💻 💼 💽 💾 💿 📀 📁 📂 📃 📄 📅 📆 📇 📈 📉 📊 📋 📌 📍 📎 📏 📐 📑 📒 📓 📔 📕 📖 📗 📘 📙 📚 📛 📜 📝 📞 📟 📠 📡 📢 📣 📤 📥 📦 📧 📨 📩 📪 📫 📬 📭 📮 📯 📰 📱 📲 📳 📴 📵 📶 📷 📸 📹 📺 📻 📼 📽 📾 📿 🔀 🔁 🔂 🔃 🔄 🔅 🔆 🔇 🔈 🔉 🔊 🔋 🔌 🔍 🔎 🔏 🔐 🔑 🔒 🔓 🔔 🔕 🔖 🔗 🔘 🔙 🔚 🔛 🔜 🔝 🔞 🔟 🔠 🔡 🔢 🔣 🔤 🔥 🔦 🔧 🔨 🔩 🔪 🔫 🔬 🔭 🔮 🔯 🔰 🔱 🔲 🔳 🔴 🔵 🔶 🔷 🔸 🔹 🔺 🔻 🔼 🔽 🔾 🔿 🕀 🕁 🕂 🕃 🕄 🕅 🕆 🕇 🕈 🕉 🕊 🕋 🕌 🕍 🕎 🕏 🕐 🕑 🕒 🕓 🕔 🕕 🕖 🕗 🕘 🕙 🕚 🕛 🕜 🕝 🕞 🕟 🕠 🕡 🕢 🕣 🕤 🕥 🕦 🕧 🕨 🕩 🕪 🕫 🕬 🕭 🕮 🕯 🕰 🕱 🕲 🕳 🕴 🕵 🕶 🕷 🕸 🕹 🕺 🕻 🕼 🕽 🕾 🕿 🖀 🖁 🖂 🖃 🖄 🖅 🖆 🖇 🖈 🖉 🖊 🖋 🖌 🖍 🖎 🖏 🖐 🖑 🖒 🖓 🖔 🖕 🖖 🖗 🖘 🖙 🖚 🖛 🖜 🖝 🖞 🖟 🖠 🖡 🖢 🖣 🖤 🖥 🖦 🖧 🖨 🖩 🖪 🖫 🖬 🖭 🖮 🖯 🖰 🖱 🖲 🖳 🖴 🖵 🖶 🖷 🖸 🖹 🖺 🖻 🖼 🖽 🖾 🖿 🗀 🗁 🗂 🗃 🗄 🗅 🗆 🗇 🗈 🗉 🗊 🗋 🗌 🗍 🗎 🗏 🗐 🗑 🗒 🗓 🗔 🗕 🗖 🗗 🗘 🗙 🗚 🗛 🗜 🗝 🗞 🗟 🗠 🗡 🗢 🗣 🗤 🗥 🗦 🗧 🗨 🗩 🗪 🗫 🗬 🗭 🗮 🗯 🗰 🗱 🗲 🗳 🗴 🗵 🗶 🗷 🗸 🗹 🗺 🗻 🗼 🗽 🗾 🗿</text:span></text:p>
      <text:p text:style-name="P33"/>
      <text:p text:style-name="P28"><text:span text:style-name="T20">1F600..1F64F; Emoticons</text:span><text:span text:style-name="T359"><text:line-break/></text:span><text:span text:style-name="T27">😀 😁 😂 😃 😄 😅 😆 😇 😈 😉 😊 😋 😌 😍 😎 😏 😐 😑 😒 😓 😔 😕 😖 😗 😘 😙 😚 😛 😜 😝 😞 😟 😠 😡 😢 😣 😤 😥 😦 😧 😨 😩 😪 😫 😬 😭 😮 😯 😰 😱 😲 😳 😴 😵 😶 😷 😸 😹 😺 😻 😼 😽 😾 😿 🙀 🙁 🙂 🙃 🙄 🙅 🙆 🙇 🙈 🙉 🙊 🙋 🙌 🙍 🙎 🙏</text:span></text:p>
      <text:p text:style-name="P33"/>
      <text:p text:style-name="P28"><text:span text:style-name="T20">1F650..1F67F; Ornamental Dingbats</text:span><text:span text:style-name="T359"><text:line-break/></text:span><text:span text:style-name="T27">🙐 🙑 🙒 🙓 🙔 🙕 🙖 🙗 🙘 🙙 🙚 🙛 🙜 🙝 🙞 🙟 🙠 🙡 🙢 🙣 🙤 🙥 🙦 🙧 🙨 🙩 🙪 🙫 🙬 🙭 🙮 🙯 🙰 🙱 🙲 🙳 🙴 🙵 🙶 🙷 🙸 🙹 🙺 🙻 🙼 🙽 🙾 🙿</text:span></text:p>
      <text:p text:style-name="P33"/>
      <text:p text:style-name="P28"><text:span text:style-name="T20">1F680..1F6FF; Transport and Map Symbols</text:span><text:span text:style-name="T359"><text:line-break/></text:span><text:span text:style-name="T27">🚀 🚁 🚂 🚃 🚄 🚅 🚆 🚇 🚈 🚉 🚊 🚋 🚌 🚍 🚎 🚏 🚐 🚑 🚒 🚓 🚔 🚕 🚖 🚗 🚘 🚙 🚚 🚛 🚜 🚝 🚞 🚟 🚠 🚡 🚢 🚣 🚤 🚥 🚦 🚧 🚨 🚩 🚪 🚫 🚬 🚭 🚮 🚯 🚰 🚱 🚲 🚳 🚴 🚵 🚶 🚷 🚸 🚹 🚺 🚻 🚼 🚽 🚾 🚿 🛀 🛁 🛂 🛃 🛄 🛅 🛆 🛇 🛈 🛉 🛊 🛋 🛌 🛍 🛎 🛏 🛐 🛑 🛒 🛓 🛔 🛕 🛖 🛗 🛠 🛡 🛢 🛣 🛤 🛥 🛦 🛧 🛨 🛩 🛪 🛫 🛬 🛰 🛱 🛲 🛳 🛴 🛵 🛶 🛷 🛸 🛹 🛺 🛻 🛼</text:span></text:p>
      <text:p text:style-name="P33"/>
      <text:p text:style-name="P28"><text:span text:style-name="T20">1F700..1F77F; Alchemical Symbols</text:span><text:span text:style-name="T359"><text:line-break/></text:span><text:span text:style-name="T27">🜀 🜁 🜂 🜃 🜄 🜅 🜆 🜇 🜈 🜉 🜊 🜋 🜌 🜍 🜎 🜏 🜐 🜑 🜒 🜓 🜔 🜕 🜖 🜗 🜘 🜙 🜚 🜛 🜜 🜝 🜞 🜟 🜠 🜡 🜢 🜣 🜤 🜥 🜦 🜧 🜨 🜩 🜪 🜫 🜬 🜭 🜮 🜯 🜰 🜱 🜲 🜳 🜴 🜵 🜶 🜷 🜸 🜹 🜺 🜻 🜼 🜽 🜾 🜿 🝀 🝁 🝂 🝃 🝄 🝅 🝆 🝇 🝈 🝉 🝊 🝋 🝌 🝍 🝎 🝏 🝐 🝑 🝒 🝓 🝔 🝕 🝖 🝗 🝘 🝙 🝚 🝛 🝜 🝝 🝞 🝟 🝠 🝡 🝢 🝣 🝤 🝥 🝦 🝧 🝨 🝩 🝪 🝫 🝬 🝭 🝮 🝯 🝰 🝱 🝲 🝳</text:span></text:p>
      <text:p text:style-name="P33"/>
      <text:p text:style-name="P28"><text:span text:style-name="T20">1F780..1F7FF; Geometric Shapes Extended</text:span><text:span text:style-name="T359"><text:line-break/></text:span><text:span text:style-name="T27">🞀 🞁 🞂 🞃 🞄 🞅 🞆 🞇 🞈 🞉 🞊 🞋 🞌 🞍 🞎 🞏 🞐 🞑 🞒 🞓 🞔 🞕 🞖 🞗 🞘 🞙 🞚 🞛 🞜 🞝 🞞 🞟 🞠 🞡 🞢 🞣 🞤 🞥 🞦 🞧 🞨 🞩 🞪 🞫 🞬 🞭 🞮 🞯 🞰 🞱 🞲 🞳 🞴 🞵 🞶 🞷 🞸 🞹 🞺 🞻 🞼 🞽 🞾 🞿 🟀 🟁 🟂 🟃 🟄 🟅 🟆 🟇 🟈 🟉 🟊 🟋 🟌 🟍 🟎 🟏 🟐 🟑 🟒 🟓 🟔 🟕 🟖 🟗 🟘 🟠 🟡 🟢 🟣 🟤 🟥 🟦 🟧 🟨 🟩 🟪 🟫</text:span></text:p>
      <text:p text:style-name="P33"/>
      <text:p text:style-name="P28"><text:soft-page-break/><text:span text:style-name="T20">1F800..1F8FF; Supplemental Arrows-C</text:span><text:span text:style-name="T359"><text:line-break/></text:span><text:span text:style-name="T27">🠀 🠁 🠂 🠃 🠄 🠅 🠆 🠇 🠈 🠉 🠊 🠋 🠐 🠑 🠒 🠓 🠔 🠕 🠖 🠗 🠘 🠙 🠚 🠛 🠜 🠝 🠞 🠟 🠠 🠡 🠢 🠣 🠤 🠥 🠦 🠧 🠨 🠩 🠪 🠫 🠬 🠭 🠮 🠯 🠰 🠱 🠲 🠳 🠴 🠵 🠶 🠷 🠸 🠹 🠺 🠻 🠼 🠽 🠾 🠿 🡀 🡁 🡂 🡃 🡄 🡅 🡆 🡇 🡐 🡑 🡒 🡓 🡔 🡕 🡖 🡗 🡘 🡙 🡠 🡡 🡢 🡣 🡤 🡥 🡦 🡧 🡨 🡩 🡪 🡫 🡬 🡭 🡮 🡯 🡰 🡱 🡲 🡳 🡴 🡵 🡶 🡷 🡸 🡹 🡺 🡻 🡼 🡽 🡾 🡿 🢀 🢁 🢂 🢃 🢄 🢅 🢆 🢇 🢐 🢑 🢒 🢓 🢔 🢕 🢖 🢗 🢘 🢙 🢚 🢛 🢜 🢝 🢞 🢟 🢠 🢡 🢢 🢣 🢤 🢥 🢦 🢧 🢨 🢩 🢪 🢫 🢬 🢭 🢰 🢱</text:span></text:p>
      <text:p text:style-name="P33"/>
      <text:p text:style-name="P28"><text:span text:style-name="T20">1F900..1F9FF; Supplemental Symbols and Pictographs</text:span><text:span text:style-name="T359"><text:line-break/></text:span><text:span text:style-name="T27">🤀 🤁 🤂 🤃 🤄 🤅 🤆 🤇 🤈 🤉 🤊 🤋 🤌 🤍 🤎 🤏 🤐 🤑 🤒 🤓 🤔 🤕 🤖 🤗 🤘 🤙 🤚 🤛 🤜 🤝 🤞 🤟 🤠 🤡 🤢 🤣 🤤 🤥 🤦 🤧 🤨 🤩 🤪 🤫 🤬 🤭 🤮 🤯 🤰 🤱 🤲 🤳 🤴 🤵 🤶 🤷 🤸 🤹 🤺 🤻 🤼 🤽 🤾 🤿 🥀 🥁 🥂 🥃 🥄 🥅 🥆 🥇 🥈 🥉 🥊 🥋 🥌 🥍 🥎 🥏 🥐 🥑 🥒 🥓 🥔 🥕 🥖 🥗 🥘 🥙 🥚 🥛 🥜 🥝 🥞 🥟 🥠 🥡 🥢 🥣 🥤 🥥 🥦 🥧 🥨 🥩 🥪 🥫 🥬 🥭 🥮 🥯 🥰 🥱 🥲 🥳 🥴 🥵 🥶 🥷 🥸 🥺 🥻 🥼 🥽 🥾 🥿 🦀 🦁 🦂 🦃 🦄 🦅 🦆 🦇 🦈 🦉 🦊 🦋 🦌 🦍 🦎 🦏 🦐 🦑 🦒 🦓 🦔 🦕 🦖 🦗 🦘 🦙 🦚 🦛 🦜 🦝 🦞 🦟 🦠 🦡 🦢 🦣 🦤 🦥 🦦 🦧 🦨 🦩 🦪 🦫 🦬 🦭 🦮 🦯 🦰 🦱 🦲 🦳 🦴 🦵 🦶 🦷 🦸 🦹 🦺 🦻 🦼 🦽 🦾 🦿 🧀 🧁 🧂 🧃 🧄 🧅 🧆 🧇 🧈 🧉 🧊 🧋 🧍 🧎 🧏 🧐 🧑 🧒 🧓 🧔 🧕 🧖 🧗 🧘 🧙 🧚 🧛 🧜 🧝 🧞 🧟 🧠 🧡 🧢 🧣 🧤 🧥 🧦 🧧 🧨 🧩 🧪 🧫 🧬 🧭 🧮 🧯 🧰 🧱 🧲 🧳 🧴 🧵 🧶 🧷 🧸 🧹 🧺 🧻 🧼 🧽 🧾 🧿</text:span></text:p>
      <text:p text:style-name="P33"/>
      <text:p text:style-name="P28"><text:span text:style-name="T20">1FA00..1FA6F; Chess Symbols</text:span><text:span text:style-name="T359"><text:line-break/></text:span><text:span text:style-name="T27">🨀 🨁 🨂 🨃 🨄 🨅 🨆 🨇 🨈 🨉 🨊 🨋 🨌 🨍 🨎 🨏 🨐 🨑 🨒 🨓 🨔 🨕 🨖 🨗 🨘 🨙 🨚 🨛 🨜 🨝 🨞 🨟 🨠 🨡 🨢 🨣 🨤 🨥 🨦 🨧 🨨 🨩 🨪 🨫 🨬 🨭 🨮 🨯 🨰 🨱 🨲 🨳 🨴 🨵 🨶 🨷 🨸 🨹 🨺 🨻 🨼 🨽 🨾 🨿 🩀 🩁 🩂 🩃 🩄 🩅 🩆 🩇 🩈 🩉 🩊 🩋 🩌 🩍 🩎 🩏 🩐 🩑 🩒 🩓 🩠 🩡 🩢 🩣 🩤 🩥 🩦 🩧 🩨 🩩 🩪 🩫 🩬 🩭</text:span></text:p>
      <text:p text:style-name="P33"/>
      <text:p text:style-name="P28"><text:span text:style-name="T20">1FA70..1FAFF; Symbols and Pictographs Extended-A</text:span><text:span text:style-name="T359"><text:line-break/></text:span><text:span text:style-name="T27">🩰 🩱 🩲 🩳 🩴 🩸 🩹 🩺 🪀 🪁 🪂 🪃 🪄 🪅 🪆 🪐 🪑 🪒 🪓 🪔 🪕 🪖 🪗 🪘 🪙 🪚 🪛 🪜 🪝 🪞 🪟 🪠 🪡 🪢 🪣 🪤 🪥 🪦 🪧 🪨 🪰 🪱 🪲 🪳 🪴 🪵 🪶 🫀 🫁 🫂 🫐 🫑 🫒 🫓 🫔 🫕 🫖</text:span></text:p>
      <text:p text:style-name="P33"/>
      <text:p text:style-name="P28"><text:span text:style-name="T20">1FB00..1FBFF; Symbols for Legacy Computing</text:span><text:span text:style-name="T359"><text:line-break/></text:span><text:span text:style-name="T27">🬀 🬁 🬂 🬃 🬄 🬅 🬆 🬇 🬈 🬉 🬊 🬋 🬌 🬍 🬎 🬏 🬐 🬑 🬒 🬓 🬔 🬕 🬖 🬗 🬘 🬙 🬚 🬛 🬜 🬝 🬞 🬟 🬠 🬡 🬢 🬣 🬤 🬥 🬦 🬧 🬨 🬩 🬪 🬫 🬬 🬭 🬮 🬯 🬰 🬱 🬲 🬳 🬴 🬵 🬶 🬷 🬸 🬹 🬺 🬻 🬼 🬽 🬾 🬿 🭀 🭁 🭂 🭃 🭄 🭅 🭆 🭇 🭈 🭉 🭊 🭋 🭌 🭍 🭎 🭏 🭐 🭑 🭒 🭓 🭔 🭕 🭖 🭗 🭘 🭙 🭚 🭛 🭜 🭝 🭞 🭟 🭠 🭡 🭢 🭣 🭤 🭥 🭦 🭧 🭨 🭩 🭪 🭫 🭬 🭭 🭮 🭯 🭰 🭱 🭲 🭳 🭴 🭵 🭶 🭷 🭸 🭹 🭺 🭻 🭼 🭽 🭾 🭿 🮀 🮁 🮂 🮃 🮄 🮅 🮆 🮇 🮈 🮉 🮊 🮋 🮌 🮍 🮎 🮏 🮐 🮑 🮒 🮔 🮕 🮖 🮗 🮘 🮙 🮚 🮛 🮜 🮝 🮞 🮟 🮠 🮡 🮢 🮣 🮤 🮥 🮦 🮧 🮨 🮩 🮪 🮫 🮬 🮭 🮮 🮯 🮰 🮱 🮲 🮳 🮴 🮵 🮶 🮷 🮸 🮹 🮺 🮻 🮼 🮽 🮾 🮿 🯀 🯁 🯂 🯃 🯄 🯅 🯆 🯇 🯈 🯉 🯊 🯰 🯱 🯲 🯳 🯴 🯵 🯶 🯷 🯸 🯹</text:span></text:p>
      <text:p text:style-name="P33"/>
      <text:p text:style-name="P35"><text:span text:style-name="T20">F0000..FFFFF; Supplementary Private Use Area-A</text:span><text:span text:style-name="T359"><text:line-break/></text:span><text:span text:style-name="T27">󰂀 </text:span><text:span text:style-name="T30">󰂁 </text:span><text:span text:style-name="T27">󰂂 󰂃 󰂄 󰂅 󰂆 󰂇 󰂈 󰂉 󰂊 󰂋 󰂌 󰂍 󰂎 󰂏 󰂐 󰂑 󰂒 󰂓 󰂔 󰂕 󰂖 󰂗 󰂘</text:span><text:span text:style-name="T30"> 󰂙</text:span><text:span text:style-name="T27"> 󰂚 󰂛 󰂜 󰂝 󰂞 󰂟 󰂠 󰂭 󰍏 󲀀 󲀁 󲀂 󲀃 󲀄 󲀅 󲀆 󲀇 󲀈 󲀉 󲀊 󲀋 󲀌 󲀍 󲀎 󲀏 󲀑 󲀨 󲀩 󲀪 󲀫 󲀬 󲀭 󲀮 󲀯 󲁟 󲁠 󲁡 󲁢 󲁣 󲁤 󲁦 󲁧 󲁨 󲁩 󲁪 󲁫 󲁬 󲁭 󲁮 󲁯 󳐰 󳐱 󳐲 󳐳 󳐴 󳐵 󳐶 󳐷 󳐸 󽅙 󽅳 󽅴 󽅵 󽅶 󽅷 󽅸 󽅹 󽅺 󿸀 󿸁 󿸂 󿸃 󿸄 󿸅 󿸆 󿸇 󿸈 󿸉 󿸊 󿸋 󿸌 󿸍 󿸎 󿸏 󿿹 󿿺 󿿻</text:span></text:p>
      <text:p text:style-name="P33"/>
      <text:p text:style-name="P33">0000.. 0000; <text:span text:style-name="T363">Unmapped; available with </text:span>OpenType <text:span text:style-name="T363">features</text:span></text:p>
      <text:p text:style-name="P38"><text:span text:style-name="Προεπιλεγμένη_20_γραμματοσειρά"><text:span text:style-name="T219">ccmp</text:span></text:span><text:span text:style-name="Προεπιλεγμένη_20_γραμματοσειρά"><text:span text:style-name="T220"><text:tab/></text:span></text:span><text:span text:style-name="T44">ffj fj ft tf ti tt tti</text:span><text:span text:style-name="T26"><text:tab/>а҃ в҃ г҃ д҃ є҃ ѕ҃ з҃ и҃ ѳ҃ і҃ к҃ л҃ м҃ н҃ ѯ҃ о҃ п҃ ч҃ р҃ с҃ т҃ у҃ ф҃ х҃ ѱ҃ ѡ҃ ц҃</text:span></text:p>
      <text:p text:style-name="P44">а⃝ в⃝ г⃝ д⃝ е⃝ ѕ⃝ ꙁ⃝ и⃝ ѳ⃝ а҈ в҈ г҈ д҈ е҈ ѕ҈ ꙁ҈ и҈ ѳ҈ а҉ в҉ г҉ д҉ е҉ ѕ҉ ꙁ҉ и҉ ѳ҉ а꙰ в꙰ г꙰ д꙰ е꙰ ѕ꙰ ꙁ꙰ и꙰ ѳ꙰ а꙱ в꙱ г꙱ д꙱ е꙱ ѕ꙱ ꙁ꙱ и꙱ ѳ꙱ а꙲ в꙲ г꙲ д꙲ е꙲ ѕ꙲ ꙁ꙲ и꙲ ѳ꙲<text:span text:style-name="T357"><text:tab/>𐌹̈ 𐌰̄ 𐌹̄ 𐌴̄ 𐌿̄ 𐍉̄ 𐌹̈ 𐌰̄ 𐌹̄ 𐌴̄ 𐌿̄ 𐍉̄</text:span></text:p>
      <text:p text:style-name="P47"><text:span text:style-name="Προεπιλεγμένη_20_γραμματοσειρά"><text:span text:style-name="T242">ֱֽ ◌ֲֽ ◌ֳֽ </text:span></text:span><text:span text:style-name="Προεπιλεγμένη_20_γραμματοσειρά"><text:span text:style-name="T243">וׂ</text:span></text:span><text:span text:style-name="Προεπιλεγμένη_20_γραμματοσειρά"><text:span text:style-name="T244"> ךְ ךָ לֹ לּ</text:span></text:span></text:p>
      <text:p text:style-name="P45"><text:span text:style-name="T364">𐋡𐋠 𐋢𐋠 𐋣𐋠 𐋤𐋠 𐋥𐋠 𐋦𐋠 𐋧𐋠 𐋨𐋠 𐋩𐋠 𐋪𐋠 𐋫𐋠 𐋬𐋠 𐋭𐋠 𐋮𐋠 𐋯𐋠 𐋰𐋠 𐋱𐋠 𐋲𐋠 𐋳𐋠 𐋴𐋠 𐋵𐋠 𐋶𐋠 𐋷𐋠 𐋸𐋠 𐋹𐋠 𐋺𐋠 𐋻𐋠 𐋫𐋠 𐋮𐋠 𐋹𐋠 </text:span><text:span text:style-name="T358">𐋻𐋠 </text:span><text:span text:style-name="T365">𐋻𐋠</text:span></text:p>
      <text:p text:style-name="P51"/>
      <text:p text:style-name="P39"><text:span text:style-name="T18">S</text:span><text:span text:style-name="T19">lavonic<text:tab/></text:span><text:span text:style-name="T45">Є А Е Щ Э а б е н щ э є Ѳ ѳ Ꙗ ꙗ</text:span></text:p>
      <text:p text:style-name="P43"/>
      <text:p text:style-name="P40"><text:span text:style-name="T23">cv01<text:tab/></text:span><text:span text:style-name="T366">ℳ ℴ 𝓸</text:span><text:span text:style-name="Προεπιλεγμένη_20_γραμματοσειρά"><text:span text:style-name="T239"> </text:span></text:span><text:span text:style-name="Προεπιλεγμένη_20_γραμματοσειρά"><text:span text:style-name="T281">—</text:span></text:span><text:span text:style-name="Προεπιλεγμένη_20_γραμματοσειρά"><text:span text:style-name="T239"> </text:span></text:span><text:span text:style-name="T368">0 4 </text:span><text:span text:style-name="T369">0 4</text:span><text:span text:style-name="T368"> 𝟎 𝟒 𝟘 𝟜 𝟢 𝟦 𝟬 𝟰 𝟶 𝟺 0 4</text:span><text:span text:style-name="T367"> </text:span><text:span text:style-name="Προεπιλεγμένη_20_γραμματοσειρά"><text:span text:style-name="T282">0</text:span></text:span><text:span text:style-name="Προεπιλεγμένη_20_γραμματοσειρά"><text:span text:style-name="T283"> </text:span></text:span><text:span text:style-name="Προεπιλεγμένη_20_γραμματοσειρά"><text:span text:style-name="T284">4 </text:span></text:span><text:span text:style-name="Προεπιλεγμένη_20_γραμματοσειρά"><text:span text:style-name="T285">0</text:span></text:span><text:span text:style-name="Προεπιλεγμένη_20_γραμματοσειρά"><text:span text:style-name="T286"> </text:span></text:span><text:span text:style-name="Προεπιλεγμένη_20_γραμματοσειρά"><text:span text:style-name="T287">4</text:span></text:span><text:span text:style-name="Προεπιλεγμένη_20_γραμματοσειρά"><text:span text:style-name="T239"> </text:span></text:span><text:span text:style-name="Προεπιλεγμένη_20_γραμματοσειρά"><text:span text:style-name="T281">—</text:span></text:span><text:span text:style-name="Προεπιλεγμένη_20_γραμματοσειρά"><text:span text:style-name="T239"> </text:span></text:span><text:span text:style-name="Προεπιλεγμένη_20_γραμματοσειρά"><text:span text:style-name="T288">0 4</text:span></text:span><text:span text:style-name="Προεπιλεγμένη_20_γραμματοσειρά"><text:span text:style-name="T269"> </text:span></text:span><text:span text:style-name="Προεπιλεγμένη_20_γραμματοσειρά"><text:span text:style-name="T289">0 4</text:span></text:span></text:p>
      <text:p text:style-name="P43"/>
      <text:p text:style-name="P40"><text:span text:style-name="Προεπιλεγμένη_20_γραμματοσειρά"><text:span text:style-name="T221">onum</text:span></text:span><text:span text:style-name="Προεπιλεγμένη_20_γραμματοσειρά"><text:span text:style-name="T222"><text:tab/></text:span></text:span><text:span text:style-name="T305">0 1 2 3 4 5 6 7 8 </text:span><text:span text:style-name="T300">9</text:span><text:span text:style-name="T36"> </text:span><text:span text:style-name="T312">—</text:span><text:span text:style-name="T36"> </text:span><text:span text:style-name="T370">0 1 2 3 4 5 6 7 8 9</text:span></text:p>
      <text:p text:style-name="P40"><text:span text:style-name="Προεπιλεγμένη_20_γραμματοσειρά"><text:span text:style-name="T246"/></text:span></text:p>
      <text:p text:style-name="P40"><text:span text:style-name="Προεπιλεγμένη_20_γραμματοσειρά"><text:span text:style-name="T222">c2sc<text:tab/></text:span></text:span><text:span text:style-name="T371">𐌰 𐌱 𐌲 𐌳 𐌴 𐌵 𐌶 𐌷 𐌸 𐌹 𐌺 𐌻 𐌼 𐌽 𐌾 𐌿 𐍀 𐍁 𐍂 𐍃 𐍄 𐍅 𐍆 𐍇 𐍈 𐍉 𐍊</text:span></text:p>
      <text:p text:style-name="P40"><text:span text:style-name="Προεπιλεγμένη_20_γραμματοσειρά"><text:span text:style-name="T248"/></text:span></text:p>
      <text:p text:style-name="P40"><text:span text:style-name="Προεπιλεγμένη_20_γραμματοσειρά"><text:span text:style-name="T222">dtls<text:tab/></text:span></text:span><text:span text:style-name="Προεπιλεγμένη_20_γραμματοσειρά"><text:span text:style-name="T290">ⅈ ⅉ 𝐢 𝐣 𝒊 𝒋 𝓲 𝓳 𝒾 𝒿 𝔦 𝔧 𝕚 𝕛 𝖎 𝖏 𝗂 𝗃 𝗶 𝗷 𝘪 𝘫 𝙞 𝙟 𝚒 𝚓</text:span></text:span></text:p>
      <text:p text:style-name="P40"><text:span text:style-name="Προεπιλεγμένη_20_γραμματοσειρά"><text:span text:style-name="T248"/></text:span></text:p>
      <text:p text:style-name="P40"><text:span text:style-name="Προεπιλεγμένη_20_γραμματοσειρά"><text:span text:style-name="T222">v</text:span></text:span><text:span text:style-name="Προεπιλεγμένη_20_γραμματοσειρά"><text:span text:style-name="T223">s</text:span></text:span><text:span text:style-name="Προεπιλεγμένη_20_γραμματοσειρά"><text:span text:style-name="T222">1<text:tab/></text:span></text:span><text:span text:style-name="T240">0︀ ∅︀</text:span><text:span text:style-name="T241"> ∩︀ ∪︀ ≨︀ ≩︀ ≲︀ ≳︀ ≸︀ ≹︀ ⊊︀ ⊋︀ ⊓︀ ⊔︀ ⊕︀ ⊗︀ ⊜︀ ⋚︀ ⋛︀ ⨼︀ ⨽︀ ⪝︀ ⪞︀ ⪬︀ ⪭︀ ⫋︀ ⫌︀ </text:span></text:p>
      <text:p text:style-name="P40"><text:span text:style-name="Προεπιλεγμένη_20_γραμματοσειρά"><text:span text:style-name="T248"/></text:span></text:p>
      <text:p text:style-name="P40"><text:span text:style-name="Προεπιλεγμένη_20_γραμματοσειρά"><text:span text:style-name="T221">dli</text:span></text:span><text:span text:style-name="Προεπιλεγμένη_20_γραμματοσειρά"><text:span text:style-name="T222">g<text:tab/></text:span></text:span><text:span text:style-name="T372">𐍄𐍄 𐌻𐌻</text:span><text:span text:style-name="Προεπιλεγμένη_20_γραμματοσειρά"><text:span text:style-name="T239"> </text:span></text:span><text:span text:style-name="Προεπιλεγμένη_20_γραμματοσειρά"><text:span text:style-name="T281">—</text:span></text:span><text:span text:style-name="Προεπιλεγμένη_20_γραμματοσειρά"><text:span text:style-name="T239"> </text:span></text:span><text:span text:style-name="T373">𐍄𐍄 𐌻𐌻</text:span></text:p>
      <text:p text:style-name="P40"><text:span text:style-name="Προεπιλεγμένη_20_γραμματοσειρά"><text:span text:style-name="T247"/></text:span></text:p>
      <text:p text:style-name="P40"><text:span text:style-name="Προεπιλεγμένη_20_γραμματοσειρά"><text:span text:style-name="T222">smcp<text:tab/></text:span></text:span><text:span text:style-name="T296">x δ θ ξ σ υ φ ϝ</text:span></text:p>
      <text:p text:style-name="P40"><text:span text:style-name="Προεπιλεγμένη_20_γραμματοσειρά"><text:span text:style-name="T246"/></text:span></text:p>
      <text:p text:style-name="P40"><text:span text:style-name="Προεπιλεγμένη_20_γραμματοσειρά"><text:span text:style-name="T222">ordn<text:tab/></text:span></text:span><text:span text:style-name="T374">a b c d e f g h i j k l m n o p q r s t u v w x y z α β γ δ ε ζ η θ ι κ λ μ ν ξ ο π ρ ς σ τ υ φ χ ψ ω</text:span></text:p>
      <text:p text:style-name="P40"><text:span text:style-name="Προεπιλεγμένη_20_γραμματοσειρά"><text:span text:style-name="T246"/></text:span></text:p>
      <text:p text:style-name="P40"><text:span text:style-name="Προεπιλεγμένη_20_γραμματοσειρά"><text:span text:style-name="T222">sups<text:tab/></text:span></text:span><text:span text:style-name="T375">C F Q R S X Y Z q Γ Δ Θ Λ Ξ Π Σ Υ Φ Ψ Ω α ε ζ η ι κ λ μ ν ξ ο π ρ ς σ τ υ ψ β ϐ ϑ ϕ ϖ ϝ ϰ ϱ</text:span></text:p>
      <text:p text:style-name="P40"><text:span text:style-name="Προεπιλεγμένη_20_γραμματοσειρά"><text:span text:style-name="T246"/></text:span></text:p>
      <text:p text:style-name="P40"><text:span text:style-name="Προεπιλεγμένη_20_γραμματοσειρά"><text:span text:style-name="T222">subs<text:tab/></text:span></text:span><text:span text:style-name="T376">A B C D E F G H I J K L M N O P Q R S T U V W X Y Z b c d f g q w y z Γ Δ Θ Λ Ξ Π Σ Υ Φ Ψ Ω α δ ε ζ η θ ι ο λ μ ν ξ ο π ς σ τ υ ψ β ϐ ϑ ϕ ϖ ϝ ϰ ϱ</text:span></text:p>
      <text:p text:style-name="P40"><text:span text:style-name="Προεπιλεγμένη_20_γραμματοσειρά"><text:span text:style-name="T246"/></text:span></text:p>
      <text:p text:style-name="P41"><text:span text:style-name="Προεπιλεγμένη_20_γραμματοσειρά"><text:span text:style-name="T229">ital<text:tab/></text:span></text:span><text:span text:style-name="T306">0 1 2 3 4 5 6 7 8 </text:span><text:span text:style-name="T307">9</text:span><text:span text:style-name="T308"> </text:span><text:span text:style-name="T307">Æ</text:span><text:span text:style-name="T306"> æ Ĳ ĳ Œ œ ſ Ϝ ϝ Ϝ ϝ ﬀ ﬁ ﬂ ﬃ ﬄ ﬅ ﬆ ffj fj ft tf ti tt tti</text:span><text:span text:style-name="T308"> </text:span><text:span text:style-name="T306">Ð Ø Þ ß ð ø þ đ Ħ ħ Ľ ľ Ł ł Ŋ ŋ Ŧ ŧ Ǝ Ə Ɛ Ơ ơ Ư ư Ʒ ǝ Ȣ ȣ ʒ Ά Έ Ή Ί Ό Ύ Ώ ΐ Ϊ Ϋ ά έ ή ί ΰ ϊ ϋ ό ύ ώ ϐ ϶ Б Д Ж З И Й К Л У Ц Ч Ш Щ Ъ Ы Ь Э Ю Я б в г д ж з й к л м н ф ц ч ш щ ъ ы ь э ю я</text:span></text:p>
      <text:p text:style-name="P40"><text:span text:style-name="Προεπιλεγμένη_20_γραμματοσειρά"><text:span text:style-name="T246"/></text:span></text:p>
      <text:p text:style-name="P42"><text:span text:style-name="Προεπιλεγμένη_20_γραμματοσειρά"><text:span text:style-name="T229">aalt<text:tab/></text:span></text:span><text:span text:style-name="Προεπιλεγμένη_20_γραμματοσειρά"><text:span text:style-name="T258">🕅 </text:span></text:span><text:span text:style-name="Προεπιλεγμένη_20_γραμματοσειρά"><text:span text:style-name="T291">🕅</text:span></text:span><text:span text:style-name="Προεπιλεγμένη_20_γραμματοσειρά"><text:span text:style-name="T258"> </text:span></text:span><text:span text:style-name="Προεπιλεγμένη_20_γραμματοσειρά"><text:span text:style-name="T293">🕅</text:span></text:span><text:span text:style-name="Προεπιλεγμένη_20_γραμματοσειρά"><text:span text:style-name="T258"> </text:span></text:span><text:span text:style-name="Προεπιλεγμένη_20_γραμματοσειρά"><text:span text:style-name="T294">🕅</text:span></text:span><text:span text:style-name="Προεπιλεγμένη_20_γραμματοσειρά"><text:span text:style-name="T238"> </text:span></text:span><text:span text:style-name="Προεπιλεγμένη_20_γραμματοσειρά"><text:span text:style-name="T281">—</text:span></text:span><text:span text:style-name="Προεπιλεγμένη_20_γραμματοσειρά"><text:span text:style-name="T238"> </text:span></text:span><text:span text:style-name="Προεπιλεγμένη_20_γραμματοσειρά"><text:span text:style-name="T258">㋿</text:span></text:span><text:span text:style-name="Προεπιλεγμένη_20_γραμματοσειρά"><text:span text:style-name="T238"> </text:span></text:span><text:span text:style-name="Προεπιλεγμένη_20_γραμματοσειρά"><text:span text:style-name="T281">—</text:span></text:span><text:span text:style-name="Προεπιλεγμένη_20_γραμματοσειρά"><text:span text:style-name="T238"> </text:span></text:span><text:span text:style-name="Προεπιλεγμένη_20_γραμματοσειρά"><text:span text:style-name="T259">𐋫 𐋮 𐋹 𐋻 </text:span></text:span><text:span text:style-name="Προεπιλεγμένη_20_γραμματοσειρά"><text:span text:style-name="T292">𐋻</text:span></text:span><text:span text:style-name="Προεπιλεγμένη_20_γραμματοσειρά"><text:span text:style-name="T238"> </text:span></text:span><text:span text:style-name="Προεπιλεγμένη_20_γραμματοσειρά"><text:span text:style-name="T281">—</text:span></text:span><text:span text:style-name="Προεπιλεγμένη_20_γραμματοσειρά"><text:span text:style-name="T238"> </text:span></text:span><text:span text:style-name="Προεπιλεγμένη_20_γραμματοσειρά"><text:span text:style-name="T260">ﭏ</text:span></text:span><text:span text:style-name="Προεπιλεγμένη_20_γραμματοσειρά"><text:span text:style-name="T238"> </text:span></text:span><text:span text:style-name="Προεπιλεγμένη_20_γραμματοσειρά"><text:span text:style-name="T281">—</text:span></text:span><text:span text:style-name="Προεπιλεγμένη_20_γραμματοσειρά"><text:span text:style-name="T238"> </text:span></text:span><text:span text:style-name="Προεπιλεγμένη_20_γραμματοσειρά"><text:span text:style-name="T262">󰂀 󰂁 󰂙</text:span></text:span></text:p>
      <text:p text:style-name="P46"/>
      <text:p text:style-name="P48"><text:span text:style-name="Προεπιλεγμένη_20_γραμματοσειρά"><text:span text:style-name="T263">♔ ♕ ♖ ♗ ♘ ♙ ♚ ♛ ♜ ♝ ♞ ♟</text:span></text:span><text:span text:style-name="Προεπιλεγμένη_20_γραμματοσειρά"><text:span text:style-name="T264"> </text:span></text:span><text:span text:style-name="Προεπιλεγμένη_20_γραμματοσειρά"><text:span text:style-name="T263">🨀 🨁 🨂 🨃 🨄 🨅 🨆 🨇</text:span></text:span></text:p>
      <text:p text:style-name="P49"><text:span text:style-name="Προεπιλεγμένη_20_γραμματοσειρά"><text:span text:style-name="T263">🨈 🨉 🨊 🨋 🨌</text:span></text:span><text:span text:style-name="Προεπιλεγμένη_20_γραμματοσειρά"><text:span text:style-name="T265"> </text:span></text:span><text:span text:style-name="Προεπιλεγμένη_20_γραμματοσειρά"><text:span text:style-name="T263">🨍 🨎 🨏 🨐 🨑 🨒 🨓 🨔 🨕 🨖 🨗 🨘 🨙 🨚 🨛</text:span></text:span></text:p>
      <text:p text:style-name="P49"><text:span text:style-name="Προεπιλεγμένη_20_γραμματοσειρά"><text:span text:style-name="T263">🨜 🨝 🨞 🨟 🨠 🨡 🨢 🨣 🨤 🨥</text:span></text:span><text:span text:style-name="Προεπιλεγμένη_20_γραμματοσειρά"><text:span text:style-name="T265"> </text:span></text:span><text:span text:style-name="Προεπιλεγμένη_20_γραμματοσειρά"><text:span text:style-name="T263">🨦 🨧 🨨 🨩 🨪 🨫 🨬 🨭 🨮 🨯</text:span></text:span></text:p>
      <text:p text:style-name="P49"><text:span text:style-name="Προεπιλεγμένη_20_γραμματοσειρά"><text:span text:style-name="T263">🨰 🨱 🨲 🨳 🨴 🨵 🨶 🨷 🨸 🨹 🨺 🨻 🨼 🨽 🨾</text:span></text:span><text:span text:style-name="Προεπιλεγμένη_20_γραμματοσειρά"><text:span text:style-name="T265"> </text:span></text:span><text:span text:style-name="Προεπιλεγμένη_20_γραμματοσειρά"><text:span text:style-name="T263">🨿 🩀 🩁 🩂 🩃</text:span></text:span></text:p>
      <text:p text:style-name="P49"><text:span text:style-name="Προεπιλεγμένη_20_γραμματοσειρά"><text:span text:style-name="T263">🩄 🩅 🩆 🩇 🩈 🩉 🩊 🩋 🩌 🩍 🩎 🩏 🩐 🩑 🩒 🩓</text:span></text:span><text:span text:style-name="Προεπιλεγμένη_20_γραμματοσειρά"><text:span text:style-name="T264"> </text:span></text:span><text:span text:style-name="Προεπιλεγμένη_20_γραμματοσειρά"><text:span text:style-name="T263">⛀ ⛁ ⛂ ⛃</text:span></text:span><text:span text:style-name="Προεπιλεγμένη_20_γραμματοσειρά"><text:span text:style-name="T266"> </text:span></text:span><text:span text:style-name="Προεπιλεγμένη_20_γραμματοσειρά"><text:span text:style-name="T263">⬜⬛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charset="x-symbol"/>
    <style:font-face style:name="Wingdings" svg:font-family="Wingdings" style:font-family-generic="system" style:font-pitch="variable" style:font-charset="x-symbol"/>
    <style:font-face style:name="Symbola1" svg:font-family="Symbola"/>
    <style:font-face style:name="Symbola2" svg:font-family="Symbola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Symbola" svg:font-family="Symbola" style:font-family-generic="roman" style:font-pitch="variable"/>
    <style:font-face style:name="Symbola:aalt" svg:font-family="Symbola:aalt" style:font-family-generic="roman" style:font-pitch="variable"/>
    <style:font-face style:name="Symbola:aalt=2" svg:font-family="Symbola:aalt=2" style:font-family-generic="roman" style:font-pitch="variable"/>
    <style:font-face style:name="Symbola:aalt=3" svg:font-family="Symbola:aalt=3" style:font-family-generic="roman" style:font-pitch="variable"/>
    <style:font-face style:name="Symbola:aalt=4" svg:font-family="Symbola:aalt=4" style:font-family-generic="roman" style:font-pitch="variable"/>
    <style:font-face style:name="Symbola:c2sc" svg:font-family="Symbola:c2sc" style:font-family-generic="roman" style:font-pitch="variable"/>
    <style:font-face style:name="Symbola:c2sc&amp;dlig" svg:font-family="Symbola:c2sc&amp;dlig" style:font-family-generic="roman" style:font-pitch="variable"/>
    <style:font-face style:name="Symbola:cv01" svg:font-family="Symbola:cv01" style:font-family-generic="roman" style:font-pitch="variable"/>
    <style:font-face style:name="Symbola:cv01&amp;ital" svg:font-family="Symbola:cv01&amp;ital" style:font-family-generic="roman" style:font-pitch="variable"/>
    <style:font-face style:name="Symbola:dlig" svg:font-family="Symbola:dlig" style:font-family-generic="roman" style:font-pitch="variable"/>
    <style:font-face style:name="Symbola:dlig&amp;c2sc" svg:font-family="Symbola:dlig&amp;c2sc" style:font-family-generic="roman" style:font-pitch="variable"/>
    <style:font-face style:name="Symbola:dnom" svg:font-family="Symbola:dnom" style:font-family-generic="roman" style:font-pitch="variable"/>
    <style:font-face style:name="Symbola:dnom&amp;cv01" svg:font-family="Symbola:dnom&amp;cv01" style:font-family-generic="roman" style:font-pitch="variable"/>
    <style:font-face style:name="Symbola:dtls" svg:font-family="Symbola:dtls" style:font-family-generic="roman" style:font-pitch="variable"/>
    <style:font-face style:name="Symbola:frac" svg:font-family="Symbola:frac" style:font-family-generic="roman" style:font-pitch="variable"/>
    <style:font-face style:name="Symbola:frac=0" svg:font-family="Symbola:frac=0" style:font-family-generic="roman" style:font-pitch="variable"/>
    <style:font-face style:name="Symbola:hlig" svg:font-family="Symbola:hlig" style:font-family-generic="roman" style:font-pitch="variable"/>
    <style:font-face style:name="Symbola:ital" svg:font-family="Symbola:ital" style:font-family-generic="roman" style:font-pitch="variable"/>
    <style:font-face style:name="Symbola:ital&amp;cv01" svg:font-family="Symbola:ital&amp;cv01" style:font-family-generic="roman" style:font-pitch="variable"/>
    <style:font-face style:name="Symbola:liga=0" svg:font-family="Symbola:liga=0" style:font-family-generic="roman" style:font-pitch="variable"/>
    <style:font-face style:name="Symbola:numr" svg:font-family="Symbola:numr" style:font-family-generic="roman" style:font-pitch="variable"/>
    <style:font-face style:name="Symbola:numr&amp;cv01" svg:font-family="Symbola:numr&amp;cv01" style:font-family-generic="roman" style:font-pitch="variable"/>
    <style:font-face style:name="Symbola:onum" svg:font-family="Symbola:onum" style:font-family-generic="roman" style:font-pitch="variable"/>
    <style:font-face style:name="Symbola:onum&amp;cv01" svg:font-family="Symbola:onum&amp;cv01" style:font-family-generic="roman" style:font-pitch="variable"/>
    <style:font-face style:name="Symbola:onum&amp;cv01&amp;ital" svg:font-family="Symbola:onum&amp;cv01&amp;ital" style:font-family-generic="roman" style:font-pitch="variable"/>
    <style:font-face style:name="Symbola:onum&amp;ital" svg:font-family="Symbola:onum&amp;ital" style:font-family-generic="roman" style:font-pitch="variable"/>
    <style:font-face style:name="Symbola:onum&amp;ital&amp;cv01" svg:font-family="Symbola:onum&amp;ital&amp;cv01" style:font-family-generic="roman" style:font-pitch="variable"/>
    <style:font-face style:name="Symbola:ordn" svg:font-family="Symbola:ordn" style:font-family-generic="roman" style:font-pitch="variable"/>
    <style:font-face style:name="Symbola:smcp" svg:font-family="Symbola:smcp" style:font-family-generic="roman" style:font-pitch="variable"/>
    <style:font-face style:name="Symbola:ss08" svg:font-family="Symbola:ss08" style:font-family-generic="roman" style:font-pitch="variable"/>
    <style:font-face style:name="Symbola:ss09" svg:font-family="Symbola:ss09" style:font-family-generic="roman" style:font-pitch="variable"/>
    <style:font-face style:name="Symbola:subs" svg:font-family="Symbola:subs" style:font-family-generic="roman" style:font-pitch="variable"/>
    <style:font-face style:name="Symbola:subs&amp;cv01" svg:font-family="Symbola:subs&amp;cv01" style:font-family-generic="roman" style:font-pitch="variable"/>
    <style:font-face style:name="Symbola:sups" svg:font-family="Symbola:sups" style:font-family-generic="roman" style:font-pitch="variable"/>
    <style:font-face style:name="Symbola:sups&amp;cv01" svg:font-family="Symbola:sups&amp;cv01" style:font-family-generic="roman" style:font-pitch="variable"/>
    <style:font-face style:name="Symbola:swsh" svg:font-family="Symbola:swsh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:onum" svg:font-family="Calibri:onum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Symbola3" svg:font-family="Symbola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l" fo:country="GR" fo:font-style="normal" fo:text-shadow="none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l" fo:country="GR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2" style:display-name="Heading 2" style:family="paragraph" style:parent-style-name="Βασικό" style:next-style-name="Βασικό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Βασικό" style:next-style-name="Βασικό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Βασικό" style:next-style-name="Βασικό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Βασικό" style:family="paragraph">
      <style:paragraph-properties fo:hyphenation-ladder-count="no-limit"/>
      <style:text-properties fo:hyphenate="false"/>
    </style:style>
    <style:style style:name="Title" style:family="paragraph" style:parent-style-name="Βασικό" style:next-style-name="Βασικό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Χωρίς_20_διάστιχο" style:display-name="Χωρίς διάστιχο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Απλό_20_κείμενο" style:display-name="Απλό κείμενο" style:family="paragraph" style:parent-style-name="Βασικό">
      <style:paragraph-properties fo:margin-top="0cm" fo:margin-bottom="0cm" loext:contextual-spacing="false" fo:line-height="100%" fo:hyphenation-ladder-count="no-limit"/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el" style:country-asian="GR" style:font-name-complex="Courier New" style:font-family-complex="'Courier New'" style:font-family-generic-complex="modern" style:font-pitch-complex="fixed" style:font-size-complex="10pt" fo:hyphenate="false"/>
    </style:style>
    <style:style style:name="Κείμενο_20_πλαισίου" style:display-name="Κείμενο πλαισίου" style:family="paragraph" style:parent-style-name="Βασικό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Παράγραφος_20_λίστας" style:display-name="Παράγραφος λίστας" style:family="paragraph" style:parent-style-name="Βασικό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Κανονικό_20__28_Web_29_" style:display-name="Κανονικό (Web)" style:family="paragraph" style:parent-style-name="Βασικό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l" style:country-asian="GR" style:font-name-complex="Times New Roman" style:font-family-complex="'Times New Roman'" style:font-family-generic-complex="roman" style:font-pitch-complex="variable" style:font-size-complex="12pt" style:language-complex="he" style:country-complex="IL" fo:hyphenate="false"/>
    </style:style>
    <style:style style:name="font5" style:family="paragraph" style:parent-style-name="Βασικό">
      <style:paragraph-properties fo:margin-top="0.176cm" fo:margin-bottom="0.176cm" loext:contextual-spacing="false" fo:line-height="100%" fo:hyphenation-ladder-count="no-limit"/>
      <style:text-properties fo:color="#000000" style:font-name="Symbola" fo:font-family="Symbola" style:font-family-generic="roman" style:font-pitch="variable" fo:font-size="16pt" style:font-name-asian="Times New Roman" style:font-family-asian="'Times New Roman'" style:font-family-generic-asian="roman" style:font-pitch-asian="variable" style:font-size-asian="16pt" style:language-asian="el" style:country-asian="GR" style:font-name-complex="Symbola" style:font-family-complex="Symbola" style:font-family-generic-complex="roman" style:font-pitch-complex="variable" style:font-size-complex="16pt" style:language-complex="he" style:country-complex="IL" fo:hyphenate="false"/>
    </style:style>
    <style:style style:name="font6" style:family="paragraph" style:parent-style-name="Βασικό">
      <style:paragraph-properties fo:margin-top="0.176cm" fo:margin-bottom="0.176cm" loext:contextual-spacing="false" fo:line-height="100%" fo:hyphenation-ladder-count="no-limit"/>
      <style:text-properties fo:color="#d99594" style:font-name="Symbola" fo:font-family="Symbola" style:font-family-generic="roman" style:font-pitch="variable" fo:font-size="16pt" style:font-name-asian="Times New Roman" style:font-family-asian="'Times New Roman'" style:font-family-generic-asian="roman" style:font-pitch-asian="variable" style:font-size-asian="16pt" style:language-asian="el" style:country-asian="GR" style:font-name-complex="Symbola" style:font-family-complex="Symbola" style:font-family-generic-complex="roman" style:font-pitch-complex="variable" style:font-size-complex="16pt" style:language-complex="he" style:country-complex="IL" fo:hyphenate="false"/>
    </style:style>
    <style:style style:name="xl63" style:family="paragraph" style:parent-style-name="Βασικό">
      <style:paragraph-properties fo:margin-top="0.176cm" fo:margin-bottom="0.176cm" loext:contextual-spacing="false" fo:line-height="100%" fo:text-align="center" style:justify-single-word="false" fo:hyphenation-ladder-count="no-limit"/>
      <style:text-properties style:font-name="Symbola" fo:font-family="Symbola" style:font-family-generic="roman" style:font-pitch="variable" fo:font-size="16pt" style:font-name-asian="Times New Roman" style:font-family-asian="'Times New Roman'" style:font-family-generic-asian="roman" style:font-pitch-asian="variable" style:font-size-asian="16pt" style:language-asian="el" style:country-asian="GR" style:font-name-complex="Symbola" style:font-family-complex="Symbola" style:font-family-generic-complex="roman" style:font-pitch-complex="variable" style:font-size-complex="16pt" style:language-complex="he" style:country-complex="IL" fo:hyphenate="false"/>
    </style:style>
    <style:style style:name="xl64" style:family="paragraph" style:parent-style-name="Βασικό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l" style:country-asian="GR" style:font-name-complex="Times New Roman" style:font-family-complex="'Times New Roman'" style:font-family-generic-complex="roman" style:font-pitch-complex="variable" style:font-size-complex="12pt" style:language-complex="he" style:country-complex="IL" fo:hyphenate="false"/>
    </style:style>
    <style:style style:name="xl65" style:family="paragraph" style:parent-style-name="Βασικό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l" style:country-asian="GR" style:font-name-complex="Times New Roman" style:font-family-complex="'Times New Roman'" style:font-family-generic-complex="roman" style:font-pitch-complex="variable" style:font-size-complex="12pt" style:language-complex="he" style:country-complex="IL" fo:hyphenate="false"/>
    </style:style>
    <style:style style:name="xl67" style:family="paragraph" style:parent-style-name="Βασικό">
      <style:paragraph-properties fo:margin-top="0.176cm" fo:margin-bottom="0.176cm" loext:contextual-spacing="false" fo:line-height="100%" fo:text-align="center" style:justify-single-word="false" fo:hyphenation-ladder-count="no-limit"/>
      <style:text-properties fo:color="#d99594" style:font-name="Symbola" fo:font-family="Symbola" style:font-family-generic="roman" style:font-pitch="variable" fo:font-size="16pt" style:font-name-asian="Times New Roman" style:font-family-asian="'Times New Roman'" style:font-family-generic-asian="roman" style:font-pitch-asian="variable" style:font-size-asian="16pt" style:language-asian="el" style:country-asian="GR" style:font-name-complex="Symbola" style:font-family-complex="Symbola" style:font-family-generic-complex="roman" style:font-pitch-complex="variable" style:font-size-complex="16pt" style:language-complex="he" style:country-complex="IL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Προεπιλεγμένη_20_γραμματοσειρά" style:display-name="Προεπιλεγμένη γραμματοσειρά" style:family="text"/>
    <style:style style:name="Επικεφαλίδα_20_2_20_Char" style:display-name="Επικεφαλίδα 2 Char" style:family="text" style:parent-style-name="Προεπιλεγμένη_20_γραμματοσειρά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Επικεφαλίδα_20_3_20_Char" style:display-name="Επικεφαλίδα 3 Char" style:family="text" style:parent-style-name="Προεπιλεγμένη_20_γραμματοσειρά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Επικεφαλίδα_20_4_20_Char" style:display-name="Επικεφαλίδα 4 Char" style:family="text" style:parent-style-name="Προεπιλεγμένη_20_γραμματοσειρά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Τίτλος_20_Char" style:display-name="Τίτλος Char" style:family="text" style:parent-style-name="Προεπιλεγμένη_20_γραμματοσειρά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Απλό_20_κείμενο_20_Char" style:display-name="Απλό κείμενο Char" style:family="text" style:parent-style-name="Προεπιλεγμένη_20_γραμματοσειρά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el" style:country-asian="GR" style:font-name-complex="Courier New" style:font-family-complex="'Courier New'" style:font-family-generic-complex="modern" style:font-pitch-complex="fixed" style:font-size-complex="10pt"/>
    </style:style>
    <style:style style:name="Απλό_20_κείμενο_20_Char1" style:display-name="Απλό κείμενο Char1" style:family="text" style:parent-style-name="Προεπιλεγμένη_20_γραμματοσειρά">
      <style:text-properties style:font-name="Consolas" fo:font-family="Consolas" style:font-family-generic="modern" style:font-pitch="fixed" fo:font-size="10.5pt" style:font-size-asian="10.5pt" style:font-size-complex="10.5pt"/>
    </style:style>
    <style:style style:name="Κείμενο_20_πλαισίου_20_Char" style:display-name="Κείμενο πλαισίου Char" style:family="text" style:parent-style-name="Προεπιλεγμένη_20_γραμματοσειρά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Υπερ-σύνδεση" style:family="text" style:parent-style-name="Προεπιλεγμένη_20_γραμματοσειρά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le-converted-space" style:family="text" style:parent-style-name="Προεπιλεγμένη_20_γραμματοσειρά"/>
    <style:style style:name="Υπερ-σύνδεση_20_που_20_ακολουθήθηκε" style:display-name="Υπερ-σύνδεση που ακολουθήθηκε" style:family="text" style:parent-style-name="Προεπιλεγμένη_20_γραμματοσειρά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Calibri" fo:font-family="Calibri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Calibri" fo:font-family="Calibri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Calibri" fo:font-family="Calibri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Calibri" fo:font-family="Calibri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 LibreOffice_project/22b09f6418e8c2d508a9eaf86b2399209b0990f4</meta:generator>
    <dc:title>Unicode Fonts for Ancient Scripts</dc:title>
    <meta:initial-creator>George Douros</meta:initial-creator>
    <meta:creation-date>2017-10-30T21:20:00Z</meta:creation-date>
    <dc:date>2020-03-18T09:22:43.450000000</dc:date>
    <meta:editing-cycles>198</meta:editing-cycles>
    <meta:editing-duration>PT15H11M22S</meta:editing-duration>
    <dc:subject>UFAS documentation</dc:subject>
    <dc:description>Strictly limited to personal use.</dc:description>
    <meta:document-statistic meta:table-count="1" meta:image-count="0" meta:object-count="0" meta:page-count="15" meta:paragraph-count="155" meta:word-count="13592" meta:character-count="32088" meta:non-whitespace-character-count="18701"/>
    <meta:template xlink:type="simple" xlink:actuate="onRequest" xlink:title="" xlink:href="Normal.dotm"/>
  </office:meta>
</office:document-meta>
</file>